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Kalın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7.151cm"/>
    </style:style>
    <style:style style:name="co2" style:family="table-column">
      <style:table-column-properties fo:break-before="auto" style:column-width="3.817cm"/>
    </style:style>
    <style:style style:name="co3" style:family="table-column">
      <style:table-column-properties fo:break-before="auto" style:column-width="3.41cm"/>
    </style:style>
    <style:style style:name="co4" style:family="table-column">
      <style:table-column-properties fo:break-before="auto" style:column-width="1.374cm"/>
    </style:style>
    <style:style style:name="co5" style:family="table-column">
      <style:table-column-properties fo:break-before="auto" style:column-width="9.594cm"/>
    </style:style>
    <style:style style:name="co6" style:family="table-column">
      <style:table-column-properties fo:break-before="auto" style:column-width="4.226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8.253cm"/>
    </style:style>
    <style:style style:name="co9" style:family="table-column">
      <style:table-column-properties fo:break-before="auto" style:column-width="10.373cm"/>
    </style:style>
    <style:style style:name="co10" style:family="table-column">
      <style:table-column-properties fo:break-before="auto" style:column-width="9.793cm"/>
    </style:style>
    <style:style style:name="co11" style:family="table-column">
      <style:table-column-properties fo:break-before="auto" style:column-width="3.725cm"/>
    </style:style>
    <style:style style:name="co12" style:family="table-column">
      <style:table-column-properties fo:break-before="auto" style:column-width="1.856cm"/>
    </style:style>
    <style:style style:name="co13" style:family="table-column">
      <style:table-column-properties fo:break-before="auto" style:column-width="3.103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136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7.634cm"/>
    </style:style>
    <style:style style:name="co19" style:family="table-column">
      <style:table-column-properties fo:break-before="auto" style:column-width="9.645cm"/>
    </style:style>
    <style:style style:name="co20" style:family="table-column">
      <style:table-column-properties fo:break-before="auto" style:column-width="9.237cm"/>
    </style:style>
    <style:style style:name="co21" style:family="table-column">
      <style:table-column-properties fo:break-before="auto" style:column-width="0.787cm"/>
    </style:style>
    <style:style style:name="co22" style:family="table-column">
      <style:table-column-properties fo:break-before="auto" style:column-width="0.942cm"/>
    </style:style>
    <style:style style:name="co23" style:family="table-column">
      <style:table-column-properties fo:break-before="auto" style:column-width="1.782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PageStyle_5f_T.Ş._20_Değerleri">
      <style:table-properties table:display="true" style:writing-mode="lr-tb" table:tab-color="#34b3fb"/>
    </style:style>
    <style:style style:name="ta2" style:family="table" style:master-page-name="PageStyle_5f_Sonuc_5f_Oto_5f_Kıyas">
      <style:table-properties table:display="true" style:writing-mode="lr-tb"/>
    </style:style>
    <style:style style:name="ta3" style:family="table" style:master-page-name="PageStyle_5f_Sonuc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text-style style:name="N100">
      <number:text-content/>
    </number:text-style>
    <style:style style:name="ce1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c6500" style:text-outline="false" style:text-line-through-style="none" style:text-line-through-type="none" style:font-name="Noto Sans" fo:font-size="9pt" fo:font-style="normal" fo:text-shadow="none" style:text-underline-style="none" fo:font-weight="bold" style:font-size-asian="9pt" style:font-style-asian="normal" style:font-weight-asian="bold" style:font-name-complex="Noto Sans" style:font-size-complex="9pt" style:font-style-complex="normal" style:font-weight-complex="bold"/>
    </style:style>
    <style:style style:name="ce2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Noto Sans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Noto Sans" style:font-size-complex="9pt" style:font-style-complex="normal" style:font-weight-complex="normal"/>
    </style:style>
    <style:style style:name="ce5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00000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Noto Sans" style:font-size-complex="9pt" style:font-style-complex="normal" style:font-weight-complex="normal"/>
    </style:style>
    <style:style style:name="ce6" style:family="table-cell" style:parent-style-name="Default" style:data-style-name="N33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Noto Sans" style:font-size-complex="9pt" style:font-style-complex="normal" style:font-weight-complex="normal"/>
    </style:style>
    <style:style style:name="ce7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9pt" fo:font-style="normal" fo:text-shadow="none" style:text-underline-style="none" fo:font-weight="bold" style:font-size-asian="9pt" style:font-style-asian="normal" style:font-weight-asian="bold" style:font-name-complex="Noto Sans" style:font-size-complex="9pt" style:font-style-complex="normal" style:font-weight-complex="bold"/>
    </style:style>
    <style:style style:name="ce8" style:family="table-cell" style:parent-style-name="Default" style:data-style-name="N10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Noto Sans" style:font-size-complex="9pt" style:font-style-complex="normal" style:font-weight-complex="normal"/>
    </style:style>
    <style:style style:name="ce9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24" style:family="table-cell" style:parent-style-name="Excel_20_Built-in_20_Neutral" style:data-style-name="N154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c6500" style:text-outline="false" style:text-line-through-style="none" style:text-line-through-type="none" style:font-name="Noto Sans" fo:font-size="9pt" fo:font-style="normal" fo:text-shadow="none" style:text-underline-style="none" fo:font-weight="bold" style:font-size-asian="9pt" style:font-style-asian="normal" style:font-weight-asian="bold" style:font-name-complex="Noto Sans" style:font-size-complex="9pt" style:font-style-complex="normal" style:font-weight-complex="bold"/>
    </style:style>
    <style:style style:name="ce54" style:family="table-cell" style:parent-style-name="Default" style:data-style-name="N154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Noto Sans" style:font-size-complex="9pt" style:font-style-complex="normal" style:font-weight-complex="normal"/>
    </style:style>
    <style:style style:name="ce12" style:family="table-cell" style:parent-style-name="Default" style:data-style-name="N3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Noto Sans" style:font-size-complex="9pt" style:font-style-complex="normal" style:font-weight-complex="normal"/>
    </style:style>
    <style:style style:name="ce13" style:family="table-cell" style:parent-style-name="Default" style:data-style-name="N3">
      <style:table-cell-properties fo:background-color="#dcedc8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Noto Sans" style:font-size-complex="9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10pt" fo:font-style="normal" fo:text-shadow="none" style:text-underline-style="none" fo:font-weight="bold" style:font-size-asian="10pt" style:font-style-asian="normal" style:font-weight-asian="bold" style:font-name-complex="Noto Sans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start" css3t:text-justify="auto" fo:margin-left="0.353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6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end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69" style:family="table-cell" style:parent-style-name="Default" style:data-style-name="N0">
      <style:table-cell-properties fo:background-color="#c4febb"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6500"/>
        </loext:border-bottom-complex-color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5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d5afe" style:text-outline="false" style:text-line-through-style="none" style:text-line-through-type="none" style:font-name="Noto Sans1" fo:font-size="10pt" fo:font-style="normal" fo:text-shadow="none" style:text-underline-style="none" fo:font-weight="bold" style:font-size-asian="10pt" style:font-style-asian="normal" style:font-weight-asian="bold" style:font-name-complex="Noto Sans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d5afe" style:text-outline="false" style:text-line-through-style="none" style:text-line-through-type="none" style:font-name="Noto Sans1" fo:font-size="8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ce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10pt" fo:font-style="normal" fo:text-shadow="none" style:text-underline-style="none" fo:font-weight="bold" style:font-size-asian="10pt" style:font-style-asian="normal" style:font-weight-asian="bold" style:font-name-complex="Noto Sans" style:font-size-complex="10pt" style:font-style-complex="normal" style:font-weight-complex="bold"/>
    </style:style>
    <style:style style:name="ce7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78" style:family="table-cell" style:parent-style-name="Default" style:data-style-name="N0">
      <style:table-cell-properties fo:background-color="#fff9c4"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7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ce29" style:family="table-cell" style:parent-style-name="Default" style:data-style-name="N0">
      <style:table-cell-properties fo:background-color="#fff1c1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fo:background-color="#c4feb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1" style:family="table-cell" style:parent-style-name="Default" style:data-style-name="N0">
      <style:table-cell-properties fo:background-color="#fed4b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fo:background-color="#cccc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3" style:family="table-cell" style:parent-style-name="Default" style:data-style-name="N0">
      <style:table-cell-properties fo:background-color="#ccec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ackground-color="#fff1c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fo:background-color="#c4fe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6" style:family="table-cell" style:parent-style-name="Default" style:data-style-name="N0">
      <style:table-cell-properties fo:background-color="#fed4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fo:background-color="#ccc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8" style:family="table-cell" style:parent-style-name="Default" style:data-style-name="N0">
      <style:table-cell-properties fo:background-color="#cce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9" style:family="table-cell" style:parent-style-name="Default" style:data-style-name="N0">
      <style:table-cell-properties fo:background-color="#fff1c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40" style:family="table-cell" style:parent-style-name="Default" style:data-style-name="N0">
      <style:table-cell-properties fo:background-color="#c4fe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41" style:family="table-cell" style:parent-style-name="Default" style:data-style-name="N0">
      <style:table-cell-properties fo:background-color="#fed4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42" style:family="table-cell" style:parent-style-name="Default" style:data-style-name="N0">
      <style:table-cell-properties fo:background-color="#ccc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43" style:family="table-cell" style:parent-style-name="Default" style:data-style-name="N0">
      <style:table-cell-properties fo:background-color="#cce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44" style:family="table-cell" style:parent-style-name="Default" style:data-style-name="N0">
      <style:table-cell-properties fo:background-color="#00b0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ce45" style:family="table-cell" style:parent-style-name="Default" style:data-style-name="N0">
      <style:table-cell-properties fo:background-color="#00b0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gr1" style:family="graphic" style:parent-style-name="Note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fit-to-size="false" style:shrink-to-fit="false" fo:min-height="1.836cm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1" style:family="paragraph"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2" style:family="paragraph">
      <loext:graphic-properties draw:fill="solid" draw:fill-color="#ffffc0"/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.Ş. Değerleri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5"/>
        <table:table-row table:style-name="ro1">
          <table:table-cell table:style-name="ce1" office:value-type="string" calcext:value-type="string">
            <text:p>SONUÇLAR</text:p>
          </table:table-cell>
          <table:table-cell table:style-name="ce1" office:value-type="string" calcext:value-type="string">
            <text:p>Gösterim</text:p>
          </table:table-cell>
          <table:table-cell table:style-name="ce1" office:value-type="string" calcext:value-type="string">
            <text:p>Şartname Değerleri</text:p>
          </table:table-cell>
          <table:table-cell table:style-name="ce1" office:value-type="string" calcext:value-type="string">
            <text:p>Ek Metin</text:p>
          </table:table-cell>
          <table:table-cell table:style-name="ce1" office:value-type="string" calcext:value-type="string">
            <text:p>Aranacak Metin</text:p>
          </table:table-cell>
          <table:table-cell table:style-name="ce24" office:value-type="string" calcext:value-type="string">
            <text:p>min.</text:p>
          </table:table-cell>
          <table:table-cell table:style-name="ce24" office:value-type="string" calcext:value-type="string">
            <text:p>max.</text:p>
          </table:table-cell>
          <table:table-cell table:style-name="ce1" office:value-type="string" calcext:value-type="string">
            <text:p>Parça</text:p>
          </table:table-cell>
          <table:table-cell table:style-name="ce1" office:value-type="string" calcext:value-type="string">
            <text:p>Test</text:p>
          </table:table-cell>
        </table:table-row>
        <table:table-row table:style-name="ro1">
          <table:table-cell table:style-name="ce2" office:value-type="string" calcext:value-type="string">
            <text:p>Mg ... % <text:s/>ASTM E1999</text:p>
          </table:table-cell>
          <table:table-cell table:style-name="ce4" office:value-type="string" calcext:value-type="string">
            <text:p>Mg</text:p>
          </table:table-cell>
          <table:table-cell table:style-name="ce4" office:value-type="string" calcext:value-type="string">
            <text:p>0,030 - 0,065</text:p>
          </table:table-cell>
          <table:table-cell table:style-name="ce9" office:value-type="string" calcext:value-type="string">
            <text:p>Dökme Demir Spektrometrik Analiz (Cast Iron Spectrometric Analysis)</text:p>
          </table:table-cell>
          <table:table-cell table:style-name="ce9" table:formula="of:=[.D2]&amp;&quot;_&quot;&amp;[.B2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54" office:value-type="float" office:value="0.03" calcext:value-type="float">
            <text:p>0,030</text:p>
          </table:table-cell>
          <table:table-cell table:style-name="ce54" office:value-type="float" office:value="0.065" calcext:value-type="float">
            <text:p>0,065</text:p>
          </table:table-cell>
          <table:table-cell table:style-name="ce2" office:value-type="string" calcext:value-type="string">
            <text:p>Gövde Kapak Malzemesi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C ... % <text:s/>ASTM E199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3,5 - 3,9</text:p>
          </table:table-cell>
          <table:table-cell table:style-name="ce9" office:value-type="string" calcext:value-type="string">
            <text:p>Dökme Demir Spektrometrik Analiz (Cast Iron Spectrometric Analysis)</text:p>
          </table:table-cell>
          <table:table-cell table:style-name="ce9" table:formula="of:=[.D3]&amp;&quot;_&quot;&amp;[.B3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54" office:value-type="float" office:value="3.5" calcext:value-type="float">
            <text:p>3,500</text:p>
          </table:table-cell>
          <table:table-cell table:style-name="ce54" office:value-type="float" office:value="3.9" calcext:value-type="float">
            <text:p>3,900</text:p>
          </table:table-cell>
          <table:table-cell table:style-name="ce2" office:value-type="string" calcext:value-type="string">
            <text:p>Gövde Kapak Malzemesi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Si ... % <text:s/>ASTM E1999</text:p>
          </table:table-cell>
          <table:table-cell table:style-name="ce4" office:value-type="string" calcext:value-type="string">
            <text:p>Si</text:p>
          </table:table-cell>
          <table:table-cell table:style-name="ce6" office:value-type="string" calcext:value-type="string">
            <text:p>2,0 - 3,0</text:p>
          </table:table-cell>
          <table:table-cell table:style-name="ce9" office:value-type="string" calcext:value-type="string">
            <text:p>Dökme Demir Spektrometrik Analiz (Cast Iron Spectrometric Analysis)</text:p>
          </table:table-cell>
          <table:table-cell table:style-name="ce9" table:formula="of:=[.D4]&amp;&quot;_&quot;&amp;[.B4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54" office:value-type="float" office:value="2" calcext:value-type="float">
            <text:p>2,000</text:p>
          </table:table-cell>
          <table:table-cell table:style-name="ce54" office:value-type="float" office:value="3" calcext:value-type="float">
            <text:p>3,000</text:p>
          </table:table-cell>
          <table:table-cell table:style-name="ce2" office:value-type="string" calcext:value-type="string">
            <text:p>Gövde Kapak Malzemesi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Mn ... % <text:s/>ASTM E1999</text:p>
          </table:table-cell>
          <table:table-cell table:style-name="ce4" office:value-type="string" calcext:value-type="string">
            <text:p>Mn</text:p>
          </table:table-cell>
          <table:table-cell table:style-name="ce4" office:value-type="string" calcext:value-type="string">
            <text:p>0,15 - 0,9</text:p>
          </table:table-cell>
          <table:table-cell table:style-name="ce9" office:value-type="string" calcext:value-type="string">
            <text:p>Dökme Demir Spektrometrik Analiz (Cast Iron Spectrometric Analysis)</text:p>
          </table:table-cell>
          <table:table-cell table:style-name="ce9" table:formula="of:=[.D5]&amp;&quot;_&quot;&amp;[.B5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54" office:value-type="float" office:value="0.15" calcext:value-type="float">
            <text:p>0,150</text:p>
          </table:table-cell>
          <table:table-cell table:style-name="ce54" office:value-type="float" office:value="0.9" calcext:value-type="float">
            <text:p>0,900</text:p>
          </table:table-cell>
          <table:table-cell table:style-name="ce2" office:value-type="string" calcext:value-type="string">
            <text:p>Gövde Kapak Malzemesi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P ... % <text:s/>ASTM E1999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ax. 0,1</text:p>
          </table:table-cell>
          <table:table-cell table:style-name="ce9" office:value-type="string" calcext:value-type="string">
            <text:p>Dökme Demir Spektrometrik Analiz (Cast Iron Spectrometric Analysis)</text:p>
          </table:table-cell>
          <table:table-cell table:style-name="ce9" table:formula="of:=[.D6]&amp;&quot;_&quot;&amp;[.B6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54"/>
          <table:table-cell table:style-name="ce54" office:value-type="float" office:value="0.1" calcext:value-type="float">
            <text:p>0,100</text:p>
          </table:table-cell>
          <table:table-cell table:style-name="ce2" office:value-type="string" calcext:value-type="string">
            <text:p>Gövde Kapak Malzemesi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S ... % <text:s/>ASTM E1999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x. 0,03</text:p>
          </table:table-cell>
          <table:table-cell table:style-name="ce9" office:value-type="string" calcext:value-type="string">
            <text:p>Dökme Demir Spektrometrik Analiz (Cast Iron Spectrometric Analysis)</text:p>
          </table:table-cell>
          <table:table-cell table:style-name="ce9" table:formula="of:=[.D7]&amp;&quot;_&quot;&amp;[.B7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54"/>
          <table:table-cell table:style-name="ce54" office:value-type="float" office:value="0.03" calcext:value-type="float">
            <text:p>0,030</text:p>
          </table:table-cell>
          <table:table-cell table:style-name="ce2" office:value-type="string" calcext:value-type="string">
            <text:p>Gövde Kapak Malzemesi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Brinell … HBW</text:p>
          </table:table-cell>
          <table:table-cell table:style-name="ce4"/>
          <table:table-cell table:style-name="ce4" office:value-type="string" calcext:value-type="string">
            <text:p>170-230</text:p>
          </table:table-cell>
          <table:table-cell table:style-name="ce9"/>
          <table:table-cell table:style-name="ce9" table:formula="of:=[.D8]&amp;&quot;_&quot;&amp;[.B8]" office:value-type="string" office:string-value="_" calcext:value-type="string">
            <text:p>_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30" calcext:value-type="float">
            <text:p>230</text:p>
          </table:table-cell>
          <table:table-cell table:style-name="ce2" office:value-type="string" calcext:value-type="string">
            <text:p>Gövde ve Kapak Malzemesi _ Küresel Grafitli Dökme Demir</text:p>
          </table:table-cell>
          <table:table-cell table:style-name="ce2" office:value-type="string" calcext:value-type="string">
            <text:p>Sertlik</text:p>
          </table:table-cell>
        </table:table-row>
        <table:table-row table:style-name="ro1">
          <table:table-cell table:style-name="ce2" office:value-type="string" calcext:value-type="string">
            <text:p>Rp0,2 ... N/mm^2 <text:s/>EN ISO 6892-1 Metod B</text:p>
          </table:table-cell>
          <table:table-cell table:style-name="ce5" office:value-type="string" calcext:value-type="string">
            <text:p>Çekme Gerilmesi (Rm)</text:p>
          </table:table-cell>
          <table:table-cell table:style-name="ce4" office:value-type="string" calcext:value-type="string">
            <text:p>Min. 500</text:p>
          </table:table-cell>
          <table:table-cell table:style-name="ce9" office:value-type="string" calcext:value-type="string">
            <text:p>ParametersAnaliz Sonuçları</text:p>
          </table:table-cell>
          <table:table-cell table:style-name="ce9" table:formula="of:=[.D9]&amp;&quot;_&quot;&amp;[.B9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12" office:value-type="float" office:value="500" calcext:value-type="float">
            <text:p>500</text:p>
          </table:table-cell>
          <table:table-cell table:style-name="ce13"/>
          <table:table-cell table:style-name="ce2" office:value-type="string" calcext:value-type="string">
            <text:p>Gövde ve Kapak Malzemesi _ Küresel Grafitli Dökme Demir</text:p>
          </table:table-cell>
          <table:table-cell table:style-name="ce2" office:value-type="string" calcext:value-type="string">
            <text:p>Çekme Mukavemeti</text:p>
          </table:table-cell>
        </table:table-row>
        <table:table-row table:style-name="ro1">
          <table:table-cell table:style-name="ce2" office:value-type="string" calcext:value-type="string">
            <text:p>(Rm) ... N/mm^2 <text:s/>EN ISO 6892-1 Metod B</text:p>
          </table:table-cell>
          <table:table-cell table:style-name="ce5" office:value-type="string" calcext:value-type="string">
            <text:p>Rp0,2</text:p>
          </table:table-cell>
          <table:table-cell table:style-name="ce4" office:value-type="string" calcext:value-type="string">
            <text:p>Min. 320</text:p>
          </table:table-cell>
          <table:table-cell table:style-name="ce9" office:value-type="string" calcext:value-type="string">
            <text:p>ParametersAnaliz Sonuçları</text:p>
          </table:table-cell>
          <table:table-cell table:style-name="ce9" table:formula="of:=[.D10]&amp;&quot;_&quot;&amp;[.B10]" office:value-type="string" office:string-value="ParametersAnaliz Sonuçları_Rp0,2" calcext:value-type="string">
            <text:p>ParametersAnaliz Sonuçları_Rp0,2</text:p>
          </table:table-cell>
          <table:table-cell table:style-name="ce12" office:value-type="float" office:value="320" calcext:value-type="float">
            <text:p>320</text:p>
          </table:table-cell>
          <table:table-cell table:style-name="ce13"/>
          <table:table-cell table:style-name="ce2" office:value-type="string" calcext:value-type="string">
            <text:p>Gövde ve Kapak Malzemesi _ Küresel Grafitli Dökme Demir</text:p>
          </table:table-cell>
          <table:table-cell table:style-name="ce2" office:value-type="string" calcext:value-type="string">
            <text:p>Akma sınırı</text:p>
          </table:table-cell>
        </table:table-row>
        <table:table-row table:style-name="ro1">
          <table:table-cell table:style-name="ce2" office:value-type="string" calcext:value-type="string">
            <text:p>A5 ... % <text:s/>EN ISO 6892-1 Metod B</text:p>
          </table:table-cell>
          <table:table-cell table:style-name="ce5" office:value-type="string" calcext:value-type="string">
            <text:p>A5</text:p>
          </table:table-cell>
          <table:table-cell table:style-name="ce4" office:value-type="string" calcext:value-type="string">
            <text:p>min. 7</text:p>
          </table:table-cell>
          <table:table-cell table:style-name="ce9" office:value-type="string" calcext:value-type="string">
            <text:p>ParametersAnaliz Sonuçları</text:p>
          </table:table-cell>
          <table:table-cell table:style-name="ce9" table:formula="of:=[.D11]&amp;&quot;_&quot;&amp;[.B11]" office:value-type="string" office:string-value="ParametersAnaliz Sonuçları_A5" calcext:value-type="string">
            <text:p>ParametersAnaliz Sonuçları_A5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2" office:value-type="string" calcext:value-type="string">
            <text:p>Gövde ve Kapak Malzemesi _ Küresel Grafitli Dökme Demir</text:p>
          </table:table-cell>
          <table:table-cell table:style-name="ce2" office:value-type="string" calcext:value-type="string">
            <text:p>Kopma Uzaması</text:p>
          </table:table-cell>
        </table:table-row>
        <table:table-row table:style-name="ro1">
          <table:table-cell table:style-name="ce2" office:value-type="string" calcext:value-type="string">
            <text:p>Rp0,2 ... N/mm^2 <text:s/>EN ISO 6892-1 Metod B</text:p>
          </table:table-cell>
          <table:table-cell table:style-name="ce4"/>
          <table:table-cell table:style-name="ce4" office:value-type="string" calcext:value-type="string">
            <text:p>min. 450</text:p>
          </table:table-cell>
          <table:table-cell table:style-name="ce9" table:number-columns-repeated="2"/>
          <table:table-cell table:style-name="ce12" office:value-type="float" office:value="450" calcext:value-type="float">
            <text:p>450</text:p>
          </table:table-cell>
          <table:table-cell table:style-name="ce13"/>
          <table:table-cell table:style-name="ce2" office:value-type="string" calcext:value-type="string">
            <text:p>Kilit Mekanizması, Anahtar ve Mafsal Pimi Numuneleri - A2 _ 70</text:p>
          </table:table-cell>
          <table:table-cell table:style-name="ce2" office:value-type="string" calcext:value-type="string">
            <text:p>Akma sınırı</text:p>
          </table:table-cell>
        </table:table-row>
        <table:table-row table:style-name="ro1">
          <table:table-cell table:style-name="ce2" office:value-type="string" calcext:value-type="string">
            <text:p>(Rm) … N/mm^2 <text:s/>EN ISO 6892-1 Metod B</text:p>
          </table:table-cell>
          <table:table-cell table:style-name="ce4"/>
          <table:table-cell table:style-name="ce4" office:value-type="string" calcext:value-type="string">
            <text:p>min. 700</text:p>
          </table:table-cell>
          <table:table-cell table:style-name="ce9" table:number-columns-repeated="2"/>
          <table:table-cell table:style-name="ce12" office:value-type="float" office:value="700" calcext:value-type="float">
            <text:p>700</text:p>
          </table:table-cell>
          <table:table-cell table:style-name="ce13"/>
          <table:table-cell table:style-name="ce2" office:value-type="string" calcext:value-type="string">
            <text:p>Kilit Mekanizması, Anahtar ve Mafsal Pimi Numuneleri - A2 _ 71</text:p>
          </table:table-cell>
          <table:table-cell table:style-name="ce2" office:value-type="string" calcext:value-type="string">
            <text:p>Çekme Dayanımı</text:p>
          </table:table-cell>
        </table:table-row>
        <table:table-row table:style-name="ro1">
          <table:table-cell table:style-name="ce2" office:value-type="string" calcext:value-type="string">
            <text:p>A5 ... % <text:s/>EN ISO 6892-1 Metod B</text:p>
          </table:table-cell>
          <table:table-cell table:style-name="ce4"/>
          <table:table-cell table:style-name="ce4" office:value-type="string" calcext:value-type="string">
            <text:p>0,4 * d mm</text:p>
          </table:table-cell>
          <table:table-cell table:style-name="ce9" table:number-columns-repeated="2"/>
          <table:table-cell table:style-name="ce54" table:number-columns-repeated="2"/>
          <table:table-cell table:style-name="ce2" office:value-type="string" calcext:value-type="string">
            <text:p>Kilit Mekanizması, Anahtar ve Mafsal Pimi Numuneleri - A2 _ 72</text:p>
          </table:table-cell>
          <table:table-cell table:style-name="ce2" office:value-type="string" calcext:value-type="string">
            <text:p>Kopma Uzaması</text:p>
          </table:table-cell>
        </table:table-row>
        <table:table-row table:style-name="ro1">
          <table:table-cell table:style-name="ce2" office:value-type="string" calcext:value-type="string">
            <text:p>C ... % <text:s/>ASTM E108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max. 0,1</text:p>
          </table:table-cell>
          <table:table-cell table:style-name="ce9" office:value-type="string" calcext:value-type="string">
            <text:p>Paslanmaz Çelik Spektrometrik Analiz</text:p>
          </table:table-cell>
          <table:table-cell table:style-name="ce9" table:formula="of:=[.D15]&amp;&quot;_&quot;&amp;[.B15]" office:value-type="string" office:string-value="Paslanmaz Çelik Spektrometrik Analiz_C" calcext:value-type="string">
            <text:p>Paslanmaz Çelik Spektrometrik Analiz_C</text:p>
          </table:table-cell>
          <table:table-cell table:style-name="ce54"/>
          <table:table-cell table:style-name="ce54" office:value-type="float" office:value="0.1" calcext:value-type="float">
            <text:p>0,100</text:p>
          </table:table-cell>
          <table:table-cell table:style-name="ce2" office:value-type="string" calcext:value-type="string">
            <text:p>Kilit Mekanizması, Anahtar ve Mafsal Pimi Numuneleri - A2 _ 73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Si ... % <text:s/>ASTM E1086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x. 1</text:p>
          </table:table-cell>
          <table:table-cell table:style-name="ce9" office:value-type="string" calcext:value-type="string">
            <text:p>Paslanmaz Çelik Spektrometrik Analiz</text:p>
          </table:table-cell>
          <table:table-cell table:style-name="ce9" table:formula="of:=[.D16]&amp;&quot;_&quot;&amp;[.B16]" office:value-type="string" office:string-value="Paslanmaz Çelik Spektrometrik Analiz_Si" calcext:value-type="string">
            <text:p>Paslanmaz Çelik Spektrometrik Analiz_Si</text:p>
          </table:table-cell>
          <table:table-cell table:style-name="ce54"/>
          <table:table-cell table:style-name="ce54" office:value-type="float" office:value="1" calcext:value-type="float">
            <text:p>1,000</text:p>
          </table:table-cell>
          <table:table-cell table:style-name="ce2" office:value-type="string" calcext:value-type="string">
            <text:p>Kilit Mekanizması, Anahtar ve Mafsal Pimi Numuneleri - A2 _ 74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Mn … % <text:s/>ASTM E1086</text:p>
          </table:table-cell>
          <table:table-cell table:style-name="ce4" office:value-type="string" calcext:value-type="string">
            <text:p>Mn</text:p>
          </table:table-cell>
          <table:table-cell table:style-name="ce4" office:value-type="string" calcext:value-type="string">
            <text:p>max. 2</text:p>
          </table:table-cell>
          <table:table-cell table:style-name="ce9" office:value-type="string" calcext:value-type="string">
            <text:p>Paslanmaz Çelik Spektrometrik Analiz</text:p>
          </table:table-cell>
          <table:table-cell table:style-name="ce9" table:formula="of:=[.D17]&amp;&quot;_&quot;&amp;[.B17]" office:value-type="string" office:string-value="Paslanmaz Çelik Spektrometrik Analiz_Mn" calcext:value-type="string">
            <text:p>Paslanmaz Çelik Spektrometrik Analiz_Mn</text:p>
          </table:table-cell>
          <table:table-cell table:style-name="ce54"/>
          <table:table-cell table:style-name="ce54" office:value-type="float" office:value="2" calcext:value-type="float">
            <text:p>2,000</text:p>
          </table:table-cell>
          <table:table-cell table:style-name="ce2" office:value-type="string" calcext:value-type="string">
            <text:p>Kilit Mekanizması, Anahtar ve Mafsal Pimi Numuneleri - A2 _ 75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P … % <text:s/>ASTM E1086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ax. 0,05</text:p>
          </table:table-cell>
          <table:table-cell table:style-name="ce9" office:value-type="string" calcext:value-type="string">
            <text:p>Paslanmaz Çelik Spektrometrik Analiz</text:p>
          </table:table-cell>
          <table:table-cell table:style-name="ce9" table:formula="of:=[.D18]&amp;&quot;_&quot;&amp;[.B18]" office:value-type="string" office:string-value="Paslanmaz Çelik Spektrometrik Analiz_P" calcext:value-type="string">
            <text:p>Paslanmaz Çelik Spektrometrik Analiz_P</text:p>
          </table:table-cell>
          <table:table-cell table:style-name="ce54"/>
          <table:table-cell table:style-name="ce54" office:value-type="float" office:value="0.05" calcext:value-type="float">
            <text:p>0,050</text:p>
          </table:table-cell>
          <table:table-cell table:style-name="ce2" office:value-type="string" calcext:value-type="string">
            <text:p>Kilit Mekanizması, Anahtar ve Mafsal Pimi Numuneleri - A2 _ 76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S … % <text:s/>ASTM E1086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x. 0,03</text:p>
          </table:table-cell>
          <table:table-cell table:style-name="ce9" office:value-type="string" calcext:value-type="string">
            <text:p>Paslanmaz Çelik Spektrometrik Analiz</text:p>
          </table:table-cell>
          <table:table-cell table:style-name="ce9" table:formula="of:=[.D19]&amp;&quot;_&quot;&amp;[.B19]" office:value-type="string" office:string-value="Paslanmaz Çelik Spektrometrik Analiz_Si" calcext:value-type="string">
            <text:p>Paslanmaz Çelik Spektrometrik Analiz_Si</text:p>
          </table:table-cell>
          <table:table-cell table:style-name="ce54"/>
          <table:table-cell table:style-name="ce54" office:value-type="float" office:value="0.03" calcext:value-type="float">
            <text:p>0,030</text:p>
          </table:table-cell>
          <table:table-cell table:style-name="ce2" office:value-type="string" calcext:value-type="string">
            <text:p>Kilit Mekanizması, Anahtar ve Mafsal Pimi Numuneleri - A2 _ 77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Cr ... % <text:s/>ASTM E1086</text:p>
          </table:table-cell>
          <table:table-cell table:style-name="ce4" office:value-type="string" calcext:value-type="string">
            <text:p>Cr</text:p>
          </table:table-cell>
          <table:table-cell table:style-name="ce7" office:value-type="string" calcext:value-type="string">
            <office:annotation draw:style-name="gr1" draw:text-style-name="P2" svg:width="4.732cm" svg:height="2.036cm" svg:x="14.985cm" svg:y="6.826cm" draw:caption-point-x="-0.618cm" draw:caption-point-y="1.73cm">
              <dc:creator>Mustafa Halil</dc:creator>
              <dc:date>2025-11-18T15:18:54</dc:date>
              <text:p text:style-name="P1"><text:span text:style-name="T1">Cr 17’nin altındaysa,</text:span></text:p>
              <text:p text:style-name="P1"><text:span text:style-name="T1">Ni miktarı min. 12 olmalı</text:span></text:p>
            </office:annotation>
            <text:p>15 - 20</text:p>
          </table:table-cell>
          <table:table-cell table:style-name="ce9" office:value-type="string" calcext:value-type="string">
            <text:p>Paslanmaz Çelik Spektrometrik Analiz</text:p>
          </table:table-cell>
          <table:table-cell table:style-name="ce9" table:formula="of:=[.D20]&amp;&quot;_&quot;&amp;[.B20]" office:value-type="string" office:string-value="Paslanmaz Çelik Spektrometrik Analiz_Cr" calcext:value-type="string">
            <text:p>Paslanmaz Çelik Spektrometrik Analiz_Cr</text:p>
          </table:table-cell>
          <table:table-cell table:style-name="ce54" office:value-type="float" office:value="15" calcext:value-type="float">
            <text:p>15,000</text:p>
          </table:table-cell>
          <table:table-cell table:style-name="ce54" office:value-type="float" office:value="20" calcext:value-type="float">
            <text:p>20,000</text:p>
          </table:table-cell>
          <table:table-cell table:style-name="ce2" office:value-type="string" calcext:value-type="string">
            <text:p>Kilit Mekanizması, Anahtar ve Mafsal Pimi Numuneleri - A2 _ 78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Ni … % <text:s/>ASTM E1086</text:p>
          </table:table-cell>
          <table:table-cell table:style-name="ce4" office:value-type="string" calcext:value-type="string">
            <text:p>Ni</text:p>
          </table:table-cell>
          <table:table-cell table:style-name="ce8" office:value-type="string" calcext:value-type="string">
            <text:p>8 - 19</text:p>
          </table:table-cell>
          <table:table-cell table:style-name="ce9" office:value-type="string" calcext:value-type="string">
            <text:p>Paslanmaz Çelik Spektrometrik Analiz</text:p>
          </table:table-cell>
          <table:table-cell table:style-name="ce9" table:formula="of:=[.D21]&amp;&quot;_&quot;&amp;[.B21]" office:value-type="string" office:string-value="Paslanmaz Çelik Spektrometrik Analiz_Ni" calcext:value-type="string">
            <text:p>Paslanmaz Çelik Spektrometrik Analiz_Ni</text:p>
          </table:table-cell>
          <table:table-cell table:style-name="ce54" office:value-type="float" office:value="8" calcext:value-type="float">
            <text:p>8,000</text:p>
          </table:table-cell>
          <table:table-cell table:style-name="ce54" office:value-type="float" office:value="19" calcext:value-type="float">
            <text:p>19,000</text:p>
          </table:table-cell>
          <table:table-cell table:style-name="ce2" office:value-type="string" calcext:value-type="string">
            <text:p>Kilit Mekanizması, Anahtar ve Mafsal Pimi Numuneleri - A2 _ 79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Cu … % <text:s/>ASTM E1086</text:p>
          </table:table-cell>
          <table:table-cell table:style-name="ce4" office:value-type="string" calcext:value-type="string">
            <text:p>Cu</text:p>
          </table:table-cell>
          <table:table-cell table:style-name="ce4" office:value-type="string" calcext:value-type="string">
            <text:p>max. 4</text:p>
          </table:table-cell>
          <table:table-cell table:style-name="ce9" office:value-type="string" calcext:value-type="string">
            <text:p>Paslanmaz Çelik Spektrometrik Analiz</text:p>
          </table:table-cell>
          <table:table-cell table:style-name="ce9" table:formula="of:=[.D22]&amp;&quot;_&quot;&amp;[.B22]" office:value-type="string" office:string-value="Paslanmaz Çelik Spektrometrik Analiz_Cu" calcext:value-type="string">
            <text:p>Paslanmaz Çelik Spektrometrik Analiz_Cu</text:p>
          </table:table-cell>
          <table:table-cell table:style-name="ce54"/>
          <table:table-cell table:style-name="ce54" office:value-type="float" office:value="4" calcext:value-type="float">
            <text:p>4,000</text:p>
          </table:table-cell>
          <table:table-cell table:style-name="ce2" office:value-type="string" calcext:value-type="string">
            <text:p>Kilit Mekanizması, Anahtar ve Mafsal Pimi Numuneleri - A2 _ 80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Kopma Mukavemeti ... N/mm^2 <text:s/>TS ISO 37</text:p>
          </table:table-cell>
          <table:table-cell table:style-name="ce5" office:value-type="string" calcext:value-type="string">
            <text:p>Kopma Mukavemeti</text:p>
          </table:table-cell>
          <table:table-cell table:style-name="ce4" office:value-type="string" calcext:value-type="string">
            <text:p>&gt;= 10</text:p>
          </table:table-cell>
          <table:table-cell table:style-name="ce9" office:value-type="string" calcext:value-type="string">
            <text:p>ParametersAnaliz Sonuçları</text:p>
          </table:table-cell>
          <table:table-cell table:style-name="ce9" table:formula="of:=[.D23]&amp;&quot;_&quot;&amp;[.B23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2" office:value-type="string" calcext:value-type="string">
            <text:p>Sızdırmazlık Takımı Malzemesi (EPDM Conta)</text:p>
          </table:table-cell>
          <table:table-cell table:style-name="ce2" office:value-type="string" calcext:value-type="string">
            <text:p>Kopma Mukavemeti</text:p>
          </table:table-cell>
        </table:table-row>
        <table:table-row table:style-name="ro1">
          <table:table-cell table:style-name="ce2" office:value-type="string" calcext:value-type="string">
            <text:p>Kopma Uzama ... % <text:s/>TS ISO 37</text:p>
          </table:table-cell>
          <table:table-cell table:style-name="ce5" office:value-type="string" calcext:value-type="string">
            <text:p>Uzama</text:p>
          </table:table-cell>
          <table:table-cell table:style-name="ce4" office:value-type="string" calcext:value-type="string">
            <text:p>min. 350</text:p>
          </table:table-cell>
          <table:table-cell table:style-name="ce9" office:value-type="string" calcext:value-type="string">
            <text:p>ParametersAnaliz Sonuçları</text:p>
          </table:table-cell>
          <table:table-cell table:style-name="ce9" table:formula="of:=[.D24]&amp;&quot;_&quot;&amp;[.B24]" office:value-type="string" office:string-value="ParametersAnaliz Sonuçları_Uzama" calcext:value-type="string">
            <text:p>ParametersAnaliz Sonuçları_Uzama</text:p>
          </table:table-cell>
          <table:table-cell table:style-name="ce12" office:value-type="float" office:value="350" calcext:value-type="float">
            <text:p>350</text:p>
          </table:table-cell>
          <table:table-cell table:style-name="ce12"/>
          <table:table-cell table:style-name="ce2" office:value-type="string" calcext:value-type="string">
            <text:p>Sızdırmazlık Takımı Malzemesi (EPDM Conta)</text:p>
          </table:table-cell>
          <table:table-cell table:style-name="ce2" office:value-type="string" calcext:value-type="string">
            <text:p>Kopma Uzama</text:p>
          </table:table-cell>
        </table:table-row>
        <table:table-row table:style-name="ro1">
          <table:table-cell table:style-name="ce2" office:value-type="string" calcext:value-type="string">
            <text:p>Shore A ... TS ISO 48-2</text:p>
          </table:table-cell>
          <table:table-cell table:style-name="ce4"/>
          <table:table-cell table:style-name="ce4" office:value-type="string" calcext:value-type="string">
            <text:p>65 - 70</text:p>
          </table:table-cell>
          <table:table-cell table:style-name="ce9" office:value-type="string" calcext:value-type="string">
            <text:p>ParametersAnaliz Sonuçları</text:p>
          </table:table-cell>
          <table:table-cell table:style-name="ce9" table:formula="of:=[.D25]&amp;&quot;_&quot;&amp;[.B25]" office:value-type="string" office:string-value="ParametersAnaliz Sonuçları_" calcext:value-type="string">
            <text:p>ParametersAnaliz Sonuçları_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70" calcext:value-type="float">
            <text:p>70</text:p>
          </table:table-cell>
          <table:table-cell table:style-name="ce2" office:value-type="string" calcext:value-type="string">
            <text:p>Sızdırmazlık Takımı Malzemesi (EPDM Conta)</text:p>
          </table:table-cell>
          <table:table-cell table:style-name="ce2" office:value-type="string" calcext:value-type="string">
            <text:p>Sertlik</text:p>
          </table:table-cell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onuc_Oto_Kıyas" table:style-name="ta2" table:print-ranges="Sonuc_Oto_Kıyas.A1:Sonuc_Oto_Kıyas.I226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62"/>
        <table:table-column table:style-name="co9" table:default-cell-style-name="ce62"/>
        <table:table-column table:style-name="co10" table:default-cell-style-name="ce64"/>
        <table:table-column table:style-name="co11" table:default-cell-style-name="ce66"/>
        <table:table-column table:style-name="co12" table:default-cell-style-name="ce68"/>
        <table:table-column table:style-name="co13" table:visibility="collapse" table:default-cell-style-name="ce66"/>
        <table:table-column table:style-name="co14" table:default-cell-style-name="ce66"/>
        <table:table-column table:style-name="co15" table:default-cell-style-name="ce66"/>
        <table:table-column table:style-name="co16" table:default-cell-style-name="ce62"/>
        <table:table-column table:style-name="co17"/>
        <table:table-column table:style-name="co7" table:number-columns-repeated="16374"/>
        <table:table-header-rows>
          <table:table-row table:style-name="ro3">
            <table:table-cell table:style-name="ce46" office:value-type="string" calcext:value-type="string">
              <text:p>Malzeme</text:p>
            </table:table-cell>
            <table:table-cell table:style-name="ce46" office:value-type="string" calcext:value-type="string">
              <text:p>Test</text:p>
            </table:table-cell>
            <table:table-cell table:style-name="ce46" office:value-type="string" calcext:value-type="string">
              <text:p>Sonuc</text:p>
            </table:table-cell>
            <table:table-cell table:style-name="ce46" office:value-type="string" calcext:value-type="string">
              <text:p>Element / Test</text:p>
            </table:table-cell>
            <table:table-cell table:style-name="ce46" office:value-type="string" calcext:value-type="string">
              <text:p>Deger</text:p>
            </table:table-cell>
            <table:table-cell table:style-name="ce46" office:value-type="string" calcext:value-type="string">
              <text:p>Aranacak Metin</text:p>
            </table:table-cell>
            <table:table-cell table:style-name="ce58" office:value-type="string" calcext:value-type="string">
              <text:p>Min.</text:p>
            </table:table-cell>
            <table:table-cell table:style-name="ce58" office:value-type="string" calcext:value-type="string">
              <text:p>Max.</text:p>
            </table:table-cell>
            <table:table-cell table:style-name="ce60" office:value-type="string" calcext:value-type="string">
              <text:p>Kıyas</text:p>
            </table:table-cell>
          </table:table-row>
        </table:table-header-rows>
        <table:table-row table:style-name="ro2">
          <table:table-cell table:style-name="ce47" office:value-type="string" calcext:value-type="string">
            <text:p>Gövde Kapak Malzemesi Numune 1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Ti <text:s/>0.012 <text:s/>% <text:s/>ASTM E1999 <text:s/></text:p>
          </table:table-cell>
          <table:table-cell table:style-name="ce51" office:value-type="string" calcext:value-type="string">
            <text:p>Ti</text:p>
          </table:table-cell>
          <table:table-cell table:style-name="ce53" office:value-type="float" office:value="0.012" calcext:value-type="float">
            <text:p>0,012</text:p>
          </table:table-cell>
          <table:table-cell table:style-name="ce69" table:formula="of:=[.B2]&amp;&quot;_&quot;&amp;[.D2]" office:value-type="string" office:string-value="Dökme Demir Spektrometrik Analiz (Cast Iron Spectrometric Analysis)_Ti" calcext:value-type="string">
            <text:p>Dökme Demir Spektrometrik Analiz (Cast Iron Spectrometric Analysis)_Ti</text:p>
          </table:table-cell>
          <table:table-cell table:style-name="ce59" table:formula="of:=IFERROR(VLOOKUP([.F2];[$'T.Ş. Değerleri'.$E$2:.$G$25];2;0);&quot;&quot;)">
            <text:p/>
          </table:table-cell>
          <table:table-cell table:style-name="ce59" table:formula="of:=IFERROR(VLOOKUP([.F2];[$'T.Ş. Değerleri'.$E$2:.$G$25];3;0);&quot;&quot;)">
            <text:p/>
          </table:table-cell>
          <table:table-cell table:style-name="ce72" table:formula="of:=IF(OR([.G2]&lt;&gt;&quot;&quot;;[.H2]&lt;&gt;&quot;&quot;);IF(AND([.E2]&gt;=[.G2];[.E2]&lt;=[.H2]);&quot;uygun&quot;;&quot;Uygun değil&quot;);&quot;&quot;)">
            <text:p/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1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*Mg <text:s/>0.044 <text:s/>% <text:s/>ASTM E1999 <text:s/></text:p>
          </table:table-cell>
          <table:table-cell table:style-name="ce51" office:value-type="string" calcext:value-type="string">
            <text:p>Mg</text:p>
          </table:table-cell>
          <table:table-cell table:style-name="ce53" office:value-type="float" office:value="0.044" calcext:value-type="float">
            <text:p>0,044</text:p>
          </table:table-cell>
          <table:table-cell table:style-name="ce69" table:formula="of:=[.B3]&amp;&quot;_&quot;&amp;[.D3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59" table:formula="of:=IFERROR(VLOOKUP([.F3];[$'T.Ş. Değerleri'.$E$2:.$G$25];2;0);&quot;&quot;)" office:value-type="float" office:value="0.03" calcext:value-type="float">
            <text:p>0,03</text:p>
          </table:table-cell>
          <table:table-cell table:style-name="ce59" table:formula="of:=IFERROR(VLOOKUP([.F3];[$'T.Ş. Değerleri'.$E$2:.$G$25];3;0);&quot;&quot;)" office:value-type="float" office:value="0.065" calcext:value-type="float">
            <text:p>0,065</text:p>
          </table:table-cell>
          <table:table-cell table:style-name="ce72" table:formula="of:=IF(OR([.G3]&lt;&gt;&quot;&quot;;[.H3]&lt;&gt;&quot;&quot;);IF(AND([.E3]&gt;=[.G3];[.E3]&lt;=[.H3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1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C <text:s/>3.651 <text:s/>% <text:s/>ASTM E1999 <text:s/></text:p>
          </table:table-cell>
          <table:table-cell table:style-name="ce51" office:value-type="string" calcext:value-type="string">
            <text:p>C</text:p>
          </table:table-cell>
          <table:table-cell table:style-name="ce53" office:value-type="float" office:value="3.651" calcext:value-type="float">
            <text:p>3,651</text:p>
          </table:table-cell>
          <table:table-cell table:style-name="ce69" table:formula="of:=[.B4]&amp;&quot;_&quot;&amp;[.D4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59" table:formula="of:=IFERROR(VLOOKUP([.F4];[$'T.Ş. Değerleri'.$E$2:.$G$25];2;0);&quot;&quot;)" office:value-type="float" office:value="3.5" calcext:value-type="float">
            <text:p>3,5</text:p>
          </table:table-cell>
          <table:table-cell table:style-name="ce59" table:formula="of:=IFERROR(VLOOKUP([.F4];[$'T.Ş. Değerleri'.$E$2:.$G$25];3;0);&quot;&quot;)" office:value-type="float" office:value="3.9" calcext:value-type="float">
            <text:p>3,9</text:p>
          </table:table-cell>
          <table:table-cell table:style-name="ce72" table:formula="of:=IF(OR([.G4]&lt;&gt;&quot;&quot;;[.H4]&lt;&gt;&quot;&quot;);IF(AND([.E4]&gt;=[.G4];[.E4]&lt;=[.H4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1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Si <text:s/>2.691 <text:s/>% <text:s/>ASTM E1999 <text:s/></text:p>
          </table:table-cell>
          <table:table-cell table:style-name="ce51" office:value-type="string" calcext:value-type="string">
            <text:p>Si</text:p>
          </table:table-cell>
          <table:table-cell table:style-name="ce53" office:value-type="float" office:value="2.691" calcext:value-type="float">
            <text:p>2,691</text:p>
          </table:table-cell>
          <table:table-cell table:style-name="ce69" table:formula="of:=[.B5]&amp;&quot;_&quot;&amp;[.D5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59" table:formula="of:=IFERROR(VLOOKUP([.F5];[$'T.Ş. Değerleri'.$E$2:.$G$25];2;0);&quot;&quot;)" office:value-type="float" office:value="2" calcext:value-type="float">
            <text:p>2</text:p>
          </table:table-cell>
          <table:table-cell table:style-name="ce59" table:formula="of:=IFERROR(VLOOKUP([.F5];[$'T.Ş. Değerleri'.$E$2:.$G$25];3;0);&quot;&quot;)" office:value-type="float" office:value="3" calcext:value-type="float">
            <text:p>3</text:p>
          </table:table-cell>
          <table:table-cell table:style-name="ce72" table:formula="of:=IF(OR([.G5]&lt;&gt;&quot;&quot;;[.H5]&lt;&gt;&quot;&quot;);IF(AND([.E5]&gt;=[.G5];[.E5]&lt;=[.H5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1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Mn <text:s/>0.291 <text:s/>% <text:s/>ASTM E1999 <text:s/></text:p>
          </table:table-cell>
          <table:table-cell table:style-name="ce51" office:value-type="string" calcext:value-type="string">
            <text:p>Mn</text:p>
          </table:table-cell>
          <table:table-cell table:style-name="ce53" office:value-type="float" office:value="0.291" calcext:value-type="float">
            <text:p>0,291</text:p>
          </table:table-cell>
          <table:table-cell table:style-name="ce69" table:formula="of:=[.B6]&amp;&quot;_&quot;&amp;[.D6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59" table:formula="of:=IFERROR(VLOOKUP([.F6];[$'T.Ş. Değerleri'.$E$2:.$G$25];2;0);&quot;&quot;)" office:value-type="float" office:value="0.15" calcext:value-type="float">
            <text:p>0,15</text:p>
          </table:table-cell>
          <table:table-cell table:style-name="ce59" table:formula="of:=IFERROR(VLOOKUP([.F6];[$'T.Ş. Değerleri'.$E$2:.$G$25];3;0);&quot;&quot;)" office:value-type="float" office:value="0.9" calcext:value-type="float">
            <text:p>0,9</text:p>
          </table:table-cell>
          <table:table-cell table:style-name="ce72" table:formula="of:=IF(OR([.G6]&lt;&gt;&quot;&quot;;[.H6]&lt;&gt;&quot;&quot;);IF(AND([.E6]&gt;=[.G6];[.E6]&lt;=[.H6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1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P <text:s/>0.035 <text:s/>% <text:s/>ASTM E1999 <text:s/>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float" office:value="0.035" calcext:value-type="float">
            <text:p>0,035</text:p>
          </table:table-cell>
          <table:table-cell table:style-name="ce69" table:formula="of:=[.B7]&amp;&quot;_&quot;&amp;[.D7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59" table:formula="of:=IFERROR(VLOOKUP([.F7];[$'T.Ş. Değerleri'.$E$2:.$G$25];2;0);&quot;&quot;)" office:value-type="float" office:value="0" calcext:value-type="float">
            <text:p/>
          </table:table-cell>
          <table:table-cell table:style-name="ce59" table:formula="of:=IFERROR(VLOOKUP([.F7];[$'T.Ş. Değerleri'.$E$2:.$G$25];3;0);&quot;&quot;)" office:value-type="float" office:value="0.1" calcext:value-type="float">
            <text:p>0,1</text:p>
          </table:table-cell>
          <table:table-cell table:style-name="ce72" table:formula="of:=IF(OR([.G7]&lt;&gt;&quot;&quot;;[.H7]&lt;&gt;&quot;&quot;);IF(AND([.E7]&gt;=[.G7];[.E7]&lt;=[.H7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1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S <text:s/>0.0075 <text:s/>% <text:s/>ASTM E1999 <text:s/></text:p>
          </table:table-cell>
          <table:table-cell table:style-name="ce51" office:value-type="string" calcext:value-type="string">
            <text:p>S</text:p>
          </table:table-cell>
          <table:table-cell table:style-name="ce53" office:value-type="float" office:value="0.0075" calcext:value-type="float">
            <text:p>0,0075</text:p>
          </table:table-cell>
          <table:table-cell table:style-name="ce69" table:formula="of:=[.B8]&amp;&quot;_&quot;&amp;[.D8]" office:value-type="string" office:string-value="Dökme Demir Spektrometrik Analiz (Cast Iron Spectrometric Analysis)_S" calcext:value-type="string">
            <text:p>Dökme Demir Spektrometrik Analiz (Cast Iron Spectrometric Analysis)_S</text:p>
          </table:table-cell>
          <table:table-cell table:style-name="ce59" table:formula="of:=IFERROR(VLOOKUP([.F8];[$'T.Ş. Değerleri'.$E$2:.$G$25];2;0);&quot;&quot;)">
            <text:p/>
          </table:table-cell>
          <table:table-cell table:style-name="ce59" table:formula="of:=IFERROR(VLOOKUP([.F8];[$'T.Ş. Değerleri'.$E$2:.$G$25];3;0);&quot;&quot;)">
            <text:p/>
          </table:table-cell>
          <table:table-cell table:style-name="ce72" table:formula="of:=IF(OR([.G8]&lt;&gt;&quot;&quot;;[.H8]&lt;&gt;&quot;&quot;);IF(AND([.E8]&gt;=[.G8];[.E8]&lt;=[.H8]);&quot;uygun&quot;;&quot;Uygun değil&quot;);&quot;&quot;)">
            <text:p/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1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Cr <text:s/>0.027 <text:s/>% <text:s/>ASTM E1999 <text:s/></text:p>
          </table:table-cell>
          <table:table-cell table:style-name="ce51" office:value-type="string" calcext:value-type="string">
            <text:p>Cr</text:p>
          </table:table-cell>
          <table:table-cell table:style-name="ce53" office:value-type="float" office:value="0.027" calcext:value-type="float">
            <text:p>0,027</text:p>
          </table:table-cell>
          <table:table-cell table:style-name="ce69" table:formula="of:=[.B9]&amp;&quot;_&quot;&amp;[.D9]" office:value-type="string" office:string-value="Dökme Demir Spektrometrik Analiz (Cast Iron Spectrometric Analysis)_Cr" calcext:value-type="string">
            <text:p>Dökme Demir Spektrometrik Analiz (Cast Iron Spectrometric Analysis)_Cr</text:p>
          </table:table-cell>
          <table:table-cell table:style-name="ce59" table:formula="of:=IFERROR(VLOOKUP([.F9];[$'T.Ş. Değerleri'.$E$2:.$G$25];2;0);&quot;&quot;)">
            <text:p/>
          </table:table-cell>
          <table:table-cell table:style-name="ce59" table:formula="of:=IFERROR(VLOOKUP([.F9];[$'T.Ş. Değerleri'.$E$2:.$G$25];3;0);&quot;&quot;)">
            <text:p/>
          </table:table-cell>
          <table:table-cell table:style-name="ce72" table:formula="of:=IF(OR([.G9]&lt;&gt;&quot;&quot;;[.H9]&lt;&gt;&quot;&quot;);IF(AND([.E9]&gt;=[.G9];[.E9]&lt;=[.H9]);&quot;uygun&quot;;&quot;Uygun değil&quot;);&quot;&quot;)">
            <text:p/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1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Ni <text:s/>0.015 <text:s/>% <text:s/>ASTM E1999 <text:s/></text:p>
          </table:table-cell>
          <table:table-cell table:style-name="ce51" office:value-type="string" calcext:value-type="string">
            <text:p>Ni</text:p>
          </table:table-cell>
          <table:table-cell table:style-name="ce53" office:value-type="float" office:value="0.015" calcext:value-type="float">
            <text:p>0,015</text:p>
          </table:table-cell>
          <table:table-cell table:style-name="ce69" table:formula="of:=[.B10]&amp;&quot;_&quot;&amp;[.D10]" office:value-type="string" office:string-value="Dökme Demir Spektrometrik Analiz (Cast Iron Spectrometric Analysis)_Ni" calcext:value-type="string">
            <text:p>Dökme Demir Spektrometrik Analiz (Cast Iron Spectrometric Analysis)_Ni</text:p>
          </table:table-cell>
          <table:table-cell table:style-name="ce59" table:formula="of:=IFERROR(VLOOKUP([.F10];[$'T.Ş. Değerleri'.$E$2:.$G$25];2;0);&quot;&quot;)">
            <text:p/>
          </table:table-cell>
          <table:table-cell table:style-name="ce59" table:formula="of:=IFERROR(VLOOKUP([.F10];[$'T.Ş. Değerleri'.$E$2:.$G$25];3;0);&quot;&quot;)">
            <text:p/>
          </table:table-cell>
          <table:table-cell table:style-name="ce72" table:formula="of:=IF(OR([.G10]&lt;&gt;&quot;&quot;;[.H10]&lt;&gt;&quot;&quot;);IF(AND([.E10]&gt;=[.G10];[.E10]&lt;=[.H10]);&quot;uygun&quot;;&quot;Uygun değil&quot;);&quot;&quot;)">
            <text:p/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1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Cu <text:s/>0.058 <text:s/>% <text:s/>ASTM E1999 <text:s/></text:p>
          </table:table-cell>
          <table:table-cell table:style-name="ce51" office:value-type="string" calcext:value-type="string">
            <text:p>Cu</text:p>
          </table:table-cell>
          <table:table-cell table:style-name="ce53" office:value-type="float" office:value="0.058" calcext:value-type="float">
            <text:p>0,058</text:p>
          </table:table-cell>
          <table:table-cell table:style-name="ce69" table:formula="of:=[.B11]&amp;&quot;_&quot;&amp;[.D11]" office:value-type="string" office:string-value="Dökme Demir Spektrometrik Analiz (Cast Iron Spectrometric Analysis)_Cu" calcext:value-type="string">
            <text:p>Dökme Demir Spektrometrik Analiz (Cast Iron Spectrometric Analysis)_Cu</text:p>
          </table:table-cell>
          <table:table-cell table:style-name="ce59" table:formula="of:=IFERROR(VLOOKUP([.F11];[$'T.Ş. Değerleri'.$E$2:.$G$25];2;0);&quot;&quot;)">
            <text:p/>
          </table:table-cell>
          <table:table-cell table:style-name="ce59" table:formula="of:=IFERROR(VLOOKUP([.F11];[$'T.Ş. Değerleri'.$E$2:.$G$25];3;0);&quot;&quot;)">
            <text:p/>
          </table:table-cell>
          <table:table-cell table:style-name="ce72" table:formula="of:=IF(OR([.G11]&lt;&gt;&quot;&quot;;[.H11]&lt;&gt;&quot;&quot;);IF(AND([.E11]&gt;=[.G11];[.E11]&lt;=[.H11]);&quot;uygun&quot;;&quot;Uygun değil&quot;);&quot;&quot;)">
            <text:p/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1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V <text:s/>0.0078 <text:s/>% <text:s/>ASTM E1999 <text:s/></text:p>
          </table:table-cell>
          <table:table-cell table:style-name="ce51" office:value-type="string" calcext:value-type="string">
            <text:p>V</text:p>
          </table:table-cell>
          <table:table-cell table:style-name="ce53" office:value-type="float" office:value="0.0078" calcext:value-type="float">
            <text:p>0,0078</text:p>
          </table:table-cell>
          <table:table-cell table:style-name="ce69" table:formula="of:=[.B12]&amp;&quot;_&quot;&amp;[.D12]" office:value-type="string" office:string-value="Dökme Demir Spektrometrik Analiz (Cast Iron Spectrometric Analysis)_V" calcext:value-type="string">
            <text:p>Dökme Demir Spektrometrik Analiz (Cast Iron Spectrometric Analysis)_V</text:p>
          </table:table-cell>
          <table:table-cell table:style-name="ce59" table:formula="of:=IFERROR(VLOOKUP([.F12];[$'T.Ş. Değerleri'.$E$2:.$G$25];2;0);&quot;&quot;)">
            <text:p/>
          </table:table-cell>
          <table:table-cell table:style-name="ce59" table:formula="of:=IFERROR(VLOOKUP([.F12];[$'T.Ş. Değerleri'.$E$2:.$G$25];3;0);&quot;&quot;)">
            <text:p/>
          </table:table-cell>
          <table:table-cell table:style-name="ce72" table:formula="of:=IF(OR([.G12]&lt;&gt;&quot;&quot;;[.H12]&lt;&gt;&quot;&quot;);IF(AND([.E12]&gt;=[.G12];[.E12]&lt;=[.H12]);&quot;uygun&quot;;&quot;Uygun değil&quot;);&quot;&quot;)">
            <text:p/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2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Ti <text:s/>0.010 <text:s/>% <text:s/>ASTM E1999 <text:s/></text:p>
          </table:table-cell>
          <table:table-cell table:style-name="ce51" office:value-type="string" calcext:value-type="string">
            <text:p>Ti</text:p>
          </table:table-cell>
          <table:table-cell table:style-name="ce53" office:value-type="float" office:value="0.01" calcext:value-type="float">
            <text:p>0,01</text:p>
          </table:table-cell>
          <table:table-cell table:style-name="ce69" table:formula="of:=[.B13]&amp;&quot;_&quot;&amp;[.D13]" office:value-type="string" office:string-value="Dökme Demir Spektrometrik Analiz (Cast Iron Spectrometric Analysis)_Ti" calcext:value-type="string">
            <text:p>Dökme Demir Spektrometrik Analiz (Cast Iron Spectrometric Analysis)_Ti</text:p>
          </table:table-cell>
          <table:table-cell table:style-name="ce59" table:formula="of:=IFERROR(VLOOKUP([.F13];[$'T.Ş. Değerleri'.$E$2:.$G$25];2;0);&quot;&quot;)">
            <text:p/>
          </table:table-cell>
          <table:table-cell table:style-name="ce59" table:formula="of:=IFERROR(VLOOKUP([.F13];[$'T.Ş. Değerleri'.$E$2:.$G$25];3;0);&quot;&quot;)">
            <text:p/>
          </table:table-cell>
          <table:table-cell table:style-name="ce72" table:formula="of:=IF(OR([.G13]&lt;&gt;&quot;&quot;;[.H13]&lt;&gt;&quot;&quot;);IF(AND([.E13]&gt;=[.G13];[.E13]&lt;=[.H13]);&quot;uygun&quot;;&quot;Uygun değil&quot;);&quot;&quot;)">
            <text:p/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2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*Mg <text:s/>0.042 <text:s/>% <text:s/>ASTM E1999 <text:s/></text:p>
          </table:table-cell>
          <table:table-cell table:style-name="ce51" office:value-type="string" calcext:value-type="string">
            <text:p>Mg</text:p>
          </table:table-cell>
          <table:table-cell table:style-name="ce53" office:value-type="float" office:value="0.042" calcext:value-type="float">
            <text:p>0,042</text:p>
          </table:table-cell>
          <table:table-cell table:style-name="ce69" table:formula="of:=[.B14]&amp;&quot;_&quot;&amp;[.D14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59" table:formula="of:=IFERROR(VLOOKUP([.F14];[$'T.Ş. Değerleri'.$E$2:.$G$25];2;0);&quot;&quot;)" office:value-type="float" office:value="0.03" calcext:value-type="float">
            <text:p>0,03</text:p>
          </table:table-cell>
          <table:table-cell table:style-name="ce59" table:formula="of:=IFERROR(VLOOKUP([.F14];[$'T.Ş. Değerleri'.$E$2:.$G$25];3;0);&quot;&quot;)" office:value-type="float" office:value="0.065" calcext:value-type="float">
            <text:p>0,065</text:p>
          </table:table-cell>
          <table:table-cell table:style-name="ce72" table:formula="of:=IF(OR([.G14]&lt;&gt;&quot;&quot;;[.H14]&lt;&gt;&quot;&quot;);IF(AND([.E14]&gt;=[.G14];[.E14]&lt;=[.H14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2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C <text:s/>3.655 <text:s/>% <text:s/>ASTM E1999 <text:s/></text:p>
          </table:table-cell>
          <table:table-cell table:style-name="ce51" office:value-type="string" calcext:value-type="string">
            <text:p>C</text:p>
          </table:table-cell>
          <table:table-cell table:style-name="ce53" office:value-type="float" office:value="3.655" calcext:value-type="float">
            <text:p>3,655</text:p>
          </table:table-cell>
          <table:table-cell table:style-name="ce69" table:formula="of:=[.B15]&amp;&quot;_&quot;&amp;[.D15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59" table:formula="of:=IFERROR(VLOOKUP([.F15];[$'T.Ş. Değerleri'.$E$2:.$G$25];2;0);&quot;&quot;)" office:value-type="float" office:value="3.5" calcext:value-type="float">
            <text:p>3,5</text:p>
          </table:table-cell>
          <table:table-cell table:style-name="ce59" table:formula="of:=IFERROR(VLOOKUP([.F15];[$'T.Ş. Değerleri'.$E$2:.$G$25];3;0);&quot;&quot;)" office:value-type="float" office:value="3.9" calcext:value-type="float">
            <text:p>3,9</text:p>
          </table:table-cell>
          <table:table-cell table:style-name="ce72" table:formula="of:=IF(OR([.G15]&lt;&gt;&quot;&quot;;[.H15]&lt;&gt;&quot;&quot;);IF(AND([.E15]&gt;=[.G15];[.E15]&lt;=[.H15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2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Si <text:s/>2.726 <text:s/>% <text:s/>ASTM E1999 <text:s/></text:p>
          </table:table-cell>
          <table:table-cell table:style-name="ce51" office:value-type="string" calcext:value-type="string">
            <text:p>Si</text:p>
          </table:table-cell>
          <table:table-cell table:style-name="ce53" office:value-type="float" office:value="2.726" calcext:value-type="float">
            <text:p>2,726</text:p>
          </table:table-cell>
          <table:table-cell table:style-name="ce69" table:formula="of:=[.B16]&amp;&quot;_&quot;&amp;[.D16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59" table:formula="of:=IFERROR(VLOOKUP([.F16];[$'T.Ş. Değerleri'.$E$2:.$G$25];2;0);&quot;&quot;)" office:value-type="float" office:value="2" calcext:value-type="float">
            <text:p>2</text:p>
          </table:table-cell>
          <table:table-cell table:style-name="ce59" table:formula="of:=IFERROR(VLOOKUP([.F16];[$'T.Ş. Değerleri'.$E$2:.$G$25];3;0);&quot;&quot;)" office:value-type="float" office:value="3" calcext:value-type="float">
            <text:p>3</text:p>
          </table:table-cell>
          <table:table-cell table:style-name="ce72" table:formula="of:=IF(OR([.G16]&lt;&gt;&quot;&quot;;[.H16]&lt;&gt;&quot;&quot;);IF(AND([.E16]&gt;=[.G16];[.E16]&lt;=[.H16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2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Mn <text:s/>0.287 <text:s/>% <text:s/>ASTM E1999 <text:s/></text:p>
          </table:table-cell>
          <table:table-cell table:style-name="ce51" office:value-type="string" calcext:value-type="string">
            <text:p>Mn</text:p>
          </table:table-cell>
          <table:table-cell table:style-name="ce53" office:value-type="float" office:value="0.287" calcext:value-type="float">
            <text:p>0,287</text:p>
          </table:table-cell>
          <table:table-cell table:style-name="ce69" table:formula="of:=[.B17]&amp;&quot;_&quot;&amp;[.D17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59" table:formula="of:=IFERROR(VLOOKUP([.F17];[$'T.Ş. Değerleri'.$E$2:.$G$25];2;0);&quot;&quot;)" office:value-type="float" office:value="0.15" calcext:value-type="float">
            <text:p>0,15</text:p>
          </table:table-cell>
          <table:table-cell table:style-name="ce59" table:formula="of:=IFERROR(VLOOKUP([.F17];[$'T.Ş. Değerleri'.$E$2:.$G$25];3;0);&quot;&quot;)" office:value-type="float" office:value="0.9" calcext:value-type="float">
            <text:p>0,9</text:p>
          </table:table-cell>
          <table:table-cell table:style-name="ce72" table:formula="of:=IF(OR([.G17]&lt;&gt;&quot;&quot;;[.H17]&lt;&gt;&quot;&quot;);IF(AND([.E17]&gt;=[.G17];[.E17]&lt;=[.H17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2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P <text:s/>0.033 <text:s/>% <text:s/>ASTM E1999 <text:s/>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float" office:value="0.033" calcext:value-type="float">
            <text:p>0,033</text:p>
          </table:table-cell>
          <table:table-cell table:style-name="ce69" table:formula="of:=[.B18]&amp;&quot;_&quot;&amp;[.D18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59" table:formula="of:=IFERROR(VLOOKUP([.F18];[$'T.Ş. Değerleri'.$E$2:.$G$25];2;0);&quot;&quot;)" office:value-type="float" office:value="0" calcext:value-type="float">
            <text:p/>
          </table:table-cell>
          <table:table-cell table:style-name="ce59" table:formula="of:=IFERROR(VLOOKUP([.F18];[$'T.Ş. Değerleri'.$E$2:.$G$25];3;0);&quot;&quot;)" office:value-type="float" office:value="0.1" calcext:value-type="float">
            <text:p>0,1</text:p>
          </table:table-cell>
          <table:table-cell table:style-name="ce72" table:formula="of:=IF(OR([.G18]&lt;&gt;&quot;&quot;;[.H18]&lt;&gt;&quot;&quot;);IF(AND([.E18]&gt;=[.G18];[.E18]&lt;=[.H18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2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S <text:s/>0.0078 <text:s/>% <text:s/>ASTM E1999 <text:s/></text:p>
          </table:table-cell>
          <table:table-cell table:style-name="ce51" office:value-type="string" calcext:value-type="string">
            <text:p>S</text:p>
          </table:table-cell>
          <table:table-cell table:style-name="ce53" office:value-type="float" office:value="0.0078" calcext:value-type="float">
            <text:p>0,0078</text:p>
          </table:table-cell>
          <table:table-cell table:style-name="ce69" table:formula="of:=[.B19]&amp;&quot;_&quot;&amp;[.D19]" office:value-type="string" office:string-value="Dökme Demir Spektrometrik Analiz (Cast Iron Spectrometric Analysis)_S" calcext:value-type="string">
            <text:p>Dökme Demir Spektrometrik Analiz (Cast Iron Spectrometric Analysis)_S</text:p>
          </table:table-cell>
          <table:table-cell table:style-name="ce59" table:formula="of:=IFERROR(VLOOKUP([.F19];[$'T.Ş. Değerleri'.$E$2:.$G$25];2;0);&quot;&quot;)">
            <text:p/>
          </table:table-cell>
          <table:table-cell table:style-name="ce59" table:formula="of:=IFERROR(VLOOKUP([.F19];[$'T.Ş. Değerleri'.$E$2:.$G$25];3;0);&quot;&quot;)">
            <text:p/>
          </table:table-cell>
          <table:table-cell table:style-name="ce72" table:formula="of:=IF(OR([.G19]&lt;&gt;&quot;&quot;;[.H19]&lt;&gt;&quot;&quot;);IF(AND([.E19]&gt;=[.G19];[.E19]&lt;=[.H19]);&quot;uygun&quot;;&quot;Uygun değil&quot;);&quot;&quot;)">
            <text:p/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2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Cr <text:s/>0.029 <text:s/>% <text:s/>ASTM E1999 <text:s/></text:p>
          </table:table-cell>
          <table:table-cell table:style-name="ce51" office:value-type="string" calcext:value-type="string">
            <text:p>Cr</text:p>
          </table:table-cell>
          <table:table-cell table:style-name="ce53" office:value-type="float" office:value="0.029" calcext:value-type="float">
            <text:p>0,029</text:p>
          </table:table-cell>
          <table:table-cell table:style-name="ce69" table:formula="of:=[.B20]&amp;&quot;_&quot;&amp;[.D20]" office:value-type="string" office:string-value="Dökme Demir Spektrometrik Analiz (Cast Iron Spectrometric Analysis)_Cr" calcext:value-type="string">
            <text:p>Dökme Demir Spektrometrik Analiz (Cast Iron Spectrometric Analysis)_Cr</text:p>
          </table:table-cell>
          <table:table-cell table:style-name="ce59" table:formula="of:=IFERROR(VLOOKUP([.F20];[$'T.Ş. Değerleri'.$E$2:.$G$25];2;0);&quot;&quot;)">
            <text:p/>
          </table:table-cell>
          <table:table-cell table:style-name="ce59" table:formula="of:=IFERROR(VLOOKUP([.F20];[$'T.Ş. Değerleri'.$E$2:.$G$25];3;0);&quot;&quot;)">
            <text:p/>
          </table:table-cell>
          <table:table-cell table:style-name="ce72" table:formula="of:=IF(OR([.G20]&lt;&gt;&quot;&quot;;[.H20]&lt;&gt;&quot;&quot;);IF(AND([.E20]&gt;=[.G20];[.E20]&lt;=[.H20]);&quot;uygun&quot;;&quot;Uygun değil&quot;);&quot;&quot;)">
            <text:p/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2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Ni <text:s/>0.018 <text:s/>% <text:s/>ASTM E1999 <text:s/></text:p>
          </table:table-cell>
          <table:table-cell table:style-name="ce51" office:value-type="string" calcext:value-type="string">
            <text:p>Ni</text:p>
          </table:table-cell>
          <table:table-cell table:style-name="ce53" office:value-type="float" office:value="0.018" calcext:value-type="float">
            <text:p>0,018</text:p>
          </table:table-cell>
          <table:table-cell table:style-name="ce69" table:formula="of:=[.B21]&amp;&quot;_&quot;&amp;[.D21]" office:value-type="string" office:string-value="Dökme Demir Spektrometrik Analiz (Cast Iron Spectrometric Analysis)_Ni" calcext:value-type="string">
            <text:p>Dökme Demir Spektrometrik Analiz (Cast Iron Spectrometric Analysis)_Ni</text:p>
          </table:table-cell>
          <table:table-cell table:style-name="ce59" table:formula="of:=IFERROR(VLOOKUP([.F21];[$'T.Ş. Değerleri'.$E$2:.$G$25];2;0);&quot;&quot;)">
            <text:p/>
          </table:table-cell>
          <table:table-cell table:style-name="ce59" table:formula="of:=IFERROR(VLOOKUP([.F21];[$'T.Ş. Değerleri'.$E$2:.$G$25];3;0);&quot;&quot;)">
            <text:p/>
          </table:table-cell>
          <table:table-cell table:style-name="ce72" table:formula="of:=IF(OR([.G21]&lt;&gt;&quot;&quot;;[.H21]&lt;&gt;&quot;&quot;);IF(AND([.E21]&gt;=[.G21];[.E21]&lt;=[.H21]);&quot;uygun&quot;;&quot;Uygun değil&quot;);&quot;&quot;)">
            <text:p/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2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Cu <text:s/>0.054 <text:s/>% <text:s/>ASTM E1999 <text:s/></text:p>
          </table:table-cell>
          <table:table-cell table:style-name="ce51" office:value-type="string" calcext:value-type="string">
            <text:p>Cu</text:p>
          </table:table-cell>
          <table:table-cell table:style-name="ce53" office:value-type="float" office:value="0.054" calcext:value-type="float">
            <text:p>0,054</text:p>
          </table:table-cell>
          <table:table-cell table:style-name="ce69" table:formula="of:=[.B22]&amp;&quot;_&quot;&amp;[.D22]" office:value-type="string" office:string-value="Dökme Demir Spektrometrik Analiz (Cast Iron Spectrometric Analysis)_Cu" calcext:value-type="string">
            <text:p>Dökme Demir Spektrometrik Analiz (Cast Iron Spectrometric Analysis)_Cu</text:p>
          </table:table-cell>
          <table:table-cell table:style-name="ce59" table:formula="of:=IFERROR(VLOOKUP([.F22];[$'T.Ş. Değerleri'.$E$2:.$G$25];2;0);&quot;&quot;)">
            <text:p/>
          </table:table-cell>
          <table:table-cell table:style-name="ce59" table:formula="of:=IFERROR(VLOOKUP([.F22];[$'T.Ş. Değerleri'.$E$2:.$G$25];3;0);&quot;&quot;)">
            <text:p/>
          </table:table-cell>
          <table:table-cell table:style-name="ce72" table:formula="of:=IF(OR([.G22]&lt;&gt;&quot;&quot;;[.H22]&lt;&gt;&quot;&quot;);IF(AND([.E22]&gt;=[.G22];[.E22]&lt;=[.H22]);&quot;uygun&quot;;&quot;Uygun değil&quot;);&quot;&quot;)">
            <text:p/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2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V <text:s/>0.0090 <text:s/>% <text:s/>ASTM E1999 <text:s/></text:p>
          </table:table-cell>
          <table:table-cell table:style-name="ce51" office:value-type="string" calcext:value-type="string">
            <text:p>V</text:p>
          </table:table-cell>
          <table:table-cell table:style-name="ce53" office:value-type="float" office:value="0.009" calcext:value-type="float">
            <text:p>0,009</text:p>
          </table:table-cell>
          <table:table-cell table:style-name="ce69" table:formula="of:=[.B23]&amp;&quot;_&quot;&amp;[.D23]" office:value-type="string" office:string-value="Dökme Demir Spektrometrik Analiz (Cast Iron Spectrometric Analysis)_V" calcext:value-type="string">
            <text:p>Dökme Demir Spektrometrik Analiz (Cast Iron Spectrometric Analysis)_V</text:p>
          </table:table-cell>
          <table:table-cell table:style-name="ce59" table:formula="of:=IFERROR(VLOOKUP([.F23];[$'T.Ş. Değerleri'.$E$2:.$G$25];2;0);&quot;&quot;)">
            <text:p/>
          </table:table-cell>
          <table:table-cell table:style-name="ce59" table:formula="of:=IFERROR(VLOOKUP([.F23];[$'T.Ş. Değerleri'.$E$2:.$G$25];3;0);&quot;&quot;)">
            <text:p/>
          </table:table-cell>
          <table:table-cell table:style-name="ce72" table:formula="of:=IF(OR([.G23]&lt;&gt;&quot;&quot;;[.H23]&lt;&gt;&quot;&quot;);IF(AND([.E23]&gt;=[.G23];[.E23]&lt;=[.H23]);&quot;uygun&quot;;&quot;Uygun değil&quot;);&quot;&quot;)">
            <text:p/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3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Ti <text:s/>0.013 <text:s/>% <text:s/>ASTM E1999 <text:s/></text:p>
          </table:table-cell>
          <table:table-cell table:style-name="ce51" office:value-type="string" calcext:value-type="string">
            <text:p>Ti</text:p>
          </table:table-cell>
          <table:table-cell table:style-name="ce53" office:value-type="float" office:value="0.013" calcext:value-type="float">
            <text:p>0,013</text:p>
          </table:table-cell>
          <table:table-cell table:style-name="ce69" table:formula="of:=[.B24]&amp;&quot;_&quot;&amp;[.D24]" office:value-type="string" office:string-value="Dökme Demir Spektrometrik Analiz (Cast Iron Spectrometric Analysis)_Ti" calcext:value-type="string">
            <text:p>Dökme Demir Spektrometrik Analiz (Cast Iron Spectrometric Analysis)_Ti</text:p>
          </table:table-cell>
          <table:table-cell table:style-name="ce59" table:formula="of:=IFERROR(VLOOKUP([.F24];[$'T.Ş. Değerleri'.$E$2:.$G$25];2;0);&quot;&quot;)">
            <text:p/>
          </table:table-cell>
          <table:table-cell table:style-name="ce59" table:formula="of:=IFERROR(VLOOKUP([.F24];[$'T.Ş. Değerleri'.$E$2:.$G$25];3;0);&quot;&quot;)">
            <text:p/>
          </table:table-cell>
          <table:table-cell table:style-name="ce72" table:formula="of:=IF(OR([.G24]&lt;&gt;&quot;&quot;;[.H24]&lt;&gt;&quot;&quot;);IF(AND([.E24]&gt;=[.G24];[.E24]&lt;=[.H24]);&quot;uygun&quot;;&quot;Uygun değil&quot;);&quot;&quot;)">
            <text:p/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3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*Mg <text:s/>0.046 <text:s/>% <text:s/>ASTM E1999 <text:s/></text:p>
          </table:table-cell>
          <table:table-cell table:style-name="ce51" office:value-type="string" calcext:value-type="string">
            <text:p>Mg</text:p>
          </table:table-cell>
          <table:table-cell table:style-name="ce53" office:value-type="float" office:value="0.046" calcext:value-type="float">
            <text:p>0,046</text:p>
          </table:table-cell>
          <table:table-cell table:style-name="ce69" table:formula="of:=[.B25]&amp;&quot;_&quot;&amp;[.D25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59" table:formula="of:=IFERROR(VLOOKUP([.F25];[$'T.Ş. Değerleri'.$E$2:.$G$25];2;0);&quot;&quot;)" office:value-type="float" office:value="0.03" calcext:value-type="float">
            <text:p>0,03</text:p>
          </table:table-cell>
          <table:table-cell table:style-name="ce59" table:formula="of:=IFERROR(VLOOKUP([.F25];[$'T.Ş. Değerleri'.$E$2:.$G$25];3;0);&quot;&quot;)" office:value-type="float" office:value="0.065" calcext:value-type="float">
            <text:p>0,065</text:p>
          </table:table-cell>
          <table:table-cell table:style-name="ce72" table:formula="of:=IF(OR([.G25]&lt;&gt;&quot;&quot;;[.H25]&lt;&gt;&quot;&quot;);IF(AND([.E25]&gt;=[.G25];[.E25]&lt;=[.H25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3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C <text:s/>3.619 <text:s/>% <text:s/>ASTM E1999 <text:s/></text:p>
          </table:table-cell>
          <table:table-cell table:style-name="ce51" office:value-type="string" calcext:value-type="string">
            <text:p>C</text:p>
          </table:table-cell>
          <table:table-cell table:style-name="ce53" office:value-type="float" office:value="3.619" calcext:value-type="float">
            <text:p>3,619</text:p>
          </table:table-cell>
          <table:table-cell table:style-name="ce69" table:formula="of:=[.B26]&amp;&quot;_&quot;&amp;[.D26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59" table:formula="of:=IFERROR(VLOOKUP([.F26];[$'T.Ş. Değerleri'.$E$2:.$G$25];2;0);&quot;&quot;)" office:value-type="float" office:value="3.5" calcext:value-type="float">
            <text:p>3,5</text:p>
          </table:table-cell>
          <table:table-cell table:style-name="ce59" table:formula="of:=IFERROR(VLOOKUP([.F26];[$'T.Ş. Değerleri'.$E$2:.$G$25];3;0);&quot;&quot;)" office:value-type="float" office:value="3.9" calcext:value-type="float">
            <text:p>3,9</text:p>
          </table:table-cell>
          <table:table-cell table:style-name="ce72" table:formula="of:=IF(OR([.G26]&lt;&gt;&quot;&quot;;[.H26]&lt;&gt;&quot;&quot;);IF(AND([.E26]&gt;=[.G26];[.E26]&lt;=[.H26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3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Si <text:s/>2.748 <text:s/>% <text:s/>ASTM E1999 <text:s/></text:p>
          </table:table-cell>
          <table:table-cell table:style-name="ce51" office:value-type="string" calcext:value-type="string">
            <text:p>Si</text:p>
          </table:table-cell>
          <table:table-cell table:style-name="ce53" office:value-type="float" office:value="2.748" calcext:value-type="float">
            <text:p>2,748</text:p>
          </table:table-cell>
          <table:table-cell table:style-name="ce69" table:formula="of:=[.B27]&amp;&quot;_&quot;&amp;[.D27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59" table:formula="of:=IFERROR(VLOOKUP([.F27];[$'T.Ş. Değerleri'.$E$2:.$G$25];2;0);&quot;&quot;)" office:value-type="float" office:value="2" calcext:value-type="float">
            <text:p>2</text:p>
          </table:table-cell>
          <table:table-cell table:style-name="ce59" table:formula="of:=IFERROR(VLOOKUP([.F27];[$'T.Ş. Değerleri'.$E$2:.$G$25];3;0);&quot;&quot;)" office:value-type="float" office:value="3" calcext:value-type="float">
            <text:p>3</text:p>
          </table:table-cell>
          <table:table-cell table:style-name="ce72" table:formula="of:=IF(OR([.G27]&lt;&gt;&quot;&quot;;[.H27]&lt;&gt;&quot;&quot;);IF(AND([.E27]&gt;=[.G27];[.E27]&lt;=[.H27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3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Mn <text:s/>0.283 <text:s/>% <text:s/>ASTM E1999 <text:s/></text:p>
          </table:table-cell>
          <table:table-cell table:style-name="ce51" office:value-type="string" calcext:value-type="string">
            <text:p>Mn</text:p>
          </table:table-cell>
          <table:table-cell table:style-name="ce53" office:value-type="float" office:value="0.283" calcext:value-type="float">
            <text:p>0,283</text:p>
          </table:table-cell>
          <table:table-cell table:style-name="ce69" table:formula="of:=[.B28]&amp;&quot;_&quot;&amp;[.D28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59" table:formula="of:=IFERROR(VLOOKUP([.F28];[$'T.Ş. Değerleri'.$E$2:.$G$25];2;0);&quot;&quot;)" office:value-type="float" office:value="0.15" calcext:value-type="float">
            <text:p>0,15</text:p>
          </table:table-cell>
          <table:table-cell table:style-name="ce59" table:formula="of:=IFERROR(VLOOKUP([.F28];[$'T.Ş. Değerleri'.$E$2:.$G$25];3;0);&quot;&quot;)" office:value-type="float" office:value="0.9" calcext:value-type="float">
            <text:p>0,9</text:p>
          </table:table-cell>
          <table:table-cell table:style-name="ce72" table:formula="of:=IF(OR([.G28]&lt;&gt;&quot;&quot;;[.H28]&lt;&gt;&quot;&quot;);IF(AND([.E28]&gt;=[.G28];[.E28]&lt;=[.H28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3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P <text:s/>0.031 <text:s/>% <text:s/>ASTM E1999 <text:s/>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float" office:value="0.031" calcext:value-type="float">
            <text:p>0,031</text:p>
          </table:table-cell>
          <table:table-cell table:style-name="ce69" table:formula="of:=[.B29]&amp;&quot;_&quot;&amp;[.D29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59" table:formula="of:=IFERROR(VLOOKUP([.F29];[$'T.Ş. Değerleri'.$E$2:.$G$25];2;0);&quot;&quot;)" office:value-type="float" office:value="0" calcext:value-type="float">
            <text:p/>
          </table:table-cell>
          <table:table-cell table:style-name="ce59" table:formula="of:=IFERROR(VLOOKUP([.F29];[$'T.Ş. Değerleri'.$E$2:.$G$25];3;0);&quot;&quot;)" office:value-type="float" office:value="0.1" calcext:value-type="float">
            <text:p>0,1</text:p>
          </table:table-cell>
          <table:table-cell table:style-name="ce72" table:formula="of:=IF(OR([.G29]&lt;&gt;&quot;&quot;;[.H29]&lt;&gt;&quot;&quot;);IF(AND([.E29]&gt;=[.G29];[.E29]&lt;=[.H29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3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S <text:s/>0.0081 <text:s/>% <text:s/>ASTM E1999 <text:s/></text:p>
          </table:table-cell>
          <table:table-cell table:style-name="ce51" office:value-type="string" calcext:value-type="string">
            <text:p>S</text:p>
          </table:table-cell>
          <table:table-cell table:style-name="ce53" office:value-type="float" office:value="0.0081" calcext:value-type="float">
            <text:p>0,0081</text:p>
          </table:table-cell>
          <table:table-cell table:style-name="ce69" table:formula="of:=[.B30]&amp;&quot;_&quot;&amp;[.D30]" office:value-type="string" office:string-value="Dökme Demir Spektrometrik Analiz (Cast Iron Spectrometric Analysis)_S" calcext:value-type="string">
            <text:p>Dökme Demir Spektrometrik Analiz (Cast Iron Spectrometric Analysis)_S</text:p>
          </table:table-cell>
          <table:table-cell table:style-name="ce59" table:formula="of:=IFERROR(VLOOKUP([.F30];[$'T.Ş. Değerleri'.$E$2:.$G$25];2;0);&quot;&quot;)">
            <text:p/>
          </table:table-cell>
          <table:table-cell table:style-name="ce59" table:formula="of:=IFERROR(VLOOKUP([.F30];[$'T.Ş. Değerleri'.$E$2:.$G$25];3;0);&quot;&quot;)">
            <text:p/>
          </table:table-cell>
          <table:table-cell table:style-name="ce72" table:formula="of:=IF(OR([.G30]&lt;&gt;&quot;&quot;;[.H30]&lt;&gt;&quot;&quot;);IF(AND([.E30]&gt;=[.G30];[.E30]&lt;=[.H30]);&quot;uygun&quot;;&quot;Uygun değil&quot;);&quot;&quot;)">
            <text:p/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3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Cr <text:s/>0.025 <text:s/>% <text:s/>ASTM E1999 <text:s/></text:p>
          </table:table-cell>
          <table:table-cell table:style-name="ce51" office:value-type="string" calcext:value-type="string">
            <text:p>Cr</text:p>
          </table:table-cell>
          <table:table-cell table:style-name="ce53" office:value-type="float" office:value="0.025" calcext:value-type="float">
            <text:p>0,025</text:p>
          </table:table-cell>
          <table:table-cell table:style-name="ce69" table:formula="of:=[.B31]&amp;&quot;_&quot;&amp;[.D31]" office:value-type="string" office:string-value="Dökme Demir Spektrometrik Analiz (Cast Iron Spectrometric Analysis)_Cr" calcext:value-type="string">
            <text:p>Dökme Demir Spektrometrik Analiz (Cast Iron Spectrometric Analysis)_Cr</text:p>
          </table:table-cell>
          <table:table-cell table:style-name="ce59" table:formula="of:=IFERROR(VLOOKUP([.F31];[$'T.Ş. Değerleri'.$E$2:.$G$25];2;0);&quot;&quot;)">
            <text:p/>
          </table:table-cell>
          <table:table-cell table:style-name="ce59" table:formula="of:=IFERROR(VLOOKUP([.F31];[$'T.Ş. Değerleri'.$E$2:.$G$25];3;0);&quot;&quot;)">
            <text:p/>
          </table:table-cell>
          <table:table-cell table:style-name="ce72" table:formula="of:=IF(OR([.G31]&lt;&gt;&quot;&quot;;[.H31]&lt;&gt;&quot;&quot;);IF(AND([.E31]&gt;=[.G31];[.E31]&lt;=[.H31]);&quot;uygun&quot;;&quot;Uygun değil&quot;);&quot;&quot;)">
            <text:p/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3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Ni <text:s/>0.020 <text:s/>% <text:s/>ASTM E1999 <text:s/></text:p>
          </table:table-cell>
          <table:table-cell table:style-name="ce51" office:value-type="string" calcext:value-type="string">
            <text:p>Ni</text:p>
          </table:table-cell>
          <table:table-cell table:style-name="ce53" office:value-type="float" office:value="0.02" calcext:value-type="float">
            <text:p>0,02</text:p>
          </table:table-cell>
          <table:table-cell table:style-name="ce69" table:formula="of:=[.B32]&amp;&quot;_&quot;&amp;[.D32]" office:value-type="string" office:string-value="Dökme Demir Spektrometrik Analiz (Cast Iron Spectrometric Analysis)_Ni" calcext:value-type="string">
            <text:p>Dökme Demir Spektrometrik Analiz (Cast Iron Spectrometric Analysis)_Ni</text:p>
          </table:table-cell>
          <table:table-cell table:style-name="ce59" table:formula="of:=IFERROR(VLOOKUP([.F32];[$'T.Ş. Değerleri'.$E$2:.$G$25];2;0);&quot;&quot;)">
            <text:p/>
          </table:table-cell>
          <table:table-cell table:style-name="ce59" table:formula="of:=IFERROR(VLOOKUP([.F32];[$'T.Ş. Değerleri'.$E$2:.$G$25];3;0);&quot;&quot;)">
            <text:p/>
          </table:table-cell>
          <table:table-cell table:style-name="ce72" table:formula="of:=IF(OR([.G32]&lt;&gt;&quot;&quot;;[.H32]&lt;&gt;&quot;&quot;);IF(AND([.E32]&gt;=[.G32];[.E32]&lt;=[.H32]);&quot;uygun&quot;;&quot;Uygun değil&quot;);&quot;&quot;)">
            <text:p/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3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Cu <text:s/>0.051 <text:s/>% <text:s/>ASTM E1999 <text:s/></text:p>
          </table:table-cell>
          <table:table-cell table:style-name="ce51" office:value-type="string" calcext:value-type="string">
            <text:p>Cu</text:p>
          </table:table-cell>
          <table:table-cell table:style-name="ce53" office:value-type="float" office:value="0.051" calcext:value-type="float">
            <text:p>0,051</text:p>
          </table:table-cell>
          <table:table-cell table:style-name="ce69" table:formula="of:=[.B33]&amp;&quot;_&quot;&amp;[.D33]" office:value-type="string" office:string-value="Dökme Demir Spektrometrik Analiz (Cast Iron Spectrometric Analysis)_Cu" calcext:value-type="string">
            <text:p>Dökme Demir Spektrometrik Analiz (Cast Iron Spectrometric Analysis)_Cu</text:p>
          </table:table-cell>
          <table:table-cell table:style-name="ce59" table:formula="of:=IFERROR(VLOOKUP([.F33];[$'T.Ş. Değerleri'.$E$2:.$G$25];2;0);&quot;&quot;)">
            <text:p/>
          </table:table-cell>
          <table:table-cell table:style-name="ce59" table:formula="of:=IFERROR(VLOOKUP([.F33];[$'T.Ş. Değerleri'.$E$2:.$G$25];3;0);&quot;&quot;)">
            <text:p/>
          </table:table-cell>
          <table:table-cell table:style-name="ce72" table:formula="of:=IF(OR([.G33]&lt;&gt;&quot;&quot;;[.H33]&lt;&gt;&quot;&quot;);IF(AND([.E33]&gt;=[.G33];[.E33]&lt;=[.H33]);&quot;uygun&quot;;&quot;Uygun değil&quot;);&quot;&quot;)">
            <text:p/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3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V <text:s/>0.0085 <text:s/>% <text:s/>ASTM E1999 <text:s/></text:p>
          </table:table-cell>
          <table:table-cell table:style-name="ce51" office:value-type="string" calcext:value-type="string">
            <text:p>V</text:p>
          </table:table-cell>
          <table:table-cell table:style-name="ce53" office:value-type="float" office:value="0.0085" calcext:value-type="float">
            <text:p>0,0085</text:p>
          </table:table-cell>
          <table:table-cell table:style-name="ce69" table:formula="of:=[.B34]&amp;&quot;_&quot;&amp;[.D34]" office:value-type="string" office:string-value="Dökme Demir Spektrometrik Analiz (Cast Iron Spectrometric Analysis)_V" calcext:value-type="string">
            <text:p>Dökme Demir Spektrometrik Analiz (Cast Iron Spectrometric Analysis)_V</text:p>
          </table:table-cell>
          <table:table-cell table:style-name="ce59" table:formula="of:=IFERROR(VLOOKUP([.F34];[$'T.Ş. Değerleri'.$E$2:.$G$25];2;0);&quot;&quot;)">
            <text:p/>
          </table:table-cell>
          <table:table-cell table:style-name="ce59" table:formula="of:=IFERROR(VLOOKUP([.F34];[$'T.Ş. Değerleri'.$E$2:.$G$25];3;0);&quot;&quot;)">
            <text:p/>
          </table:table-cell>
          <table:table-cell table:style-name="ce72" table:formula="of:=IF(OR([.G34]&lt;&gt;&quot;&quot;;[.H34]&lt;&gt;&quot;&quot;);IF(AND([.E34]&gt;=[.G34];[.E34]&lt;=[.H34]);&quot;uygun&quot;;&quot;Uygun değil&quot;);&quot;&quot;)">
            <text:p/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4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Ti <text:s/>0.014 <text:s/>% <text:s/>ASTM E1999 <text:s/></text:p>
          </table:table-cell>
          <table:table-cell table:style-name="ce51" office:value-type="string" calcext:value-type="string">
            <text:p>Ti</text:p>
          </table:table-cell>
          <table:table-cell table:style-name="ce53" office:value-type="float" office:value="0.014" calcext:value-type="float">
            <text:p>0,014</text:p>
          </table:table-cell>
          <table:table-cell table:style-name="ce69" table:formula="of:=[.B35]&amp;&quot;_&quot;&amp;[.D35]" office:value-type="string" office:string-value="Dökme Demir Spektrometrik Analiz (Cast Iron Spectrometric Analysis)_Ti" calcext:value-type="string">
            <text:p>Dökme Demir Spektrometrik Analiz (Cast Iron Spectrometric Analysis)_Ti</text:p>
          </table:table-cell>
          <table:table-cell table:style-name="ce59" table:formula="of:=IFERROR(VLOOKUP([.F35];[$'T.Ş. Değerleri'.$E$2:.$G$25];2;0);&quot;&quot;)">
            <text:p/>
          </table:table-cell>
          <table:table-cell table:style-name="ce59" table:formula="of:=IFERROR(VLOOKUP([.F35];[$'T.Ş. Değerleri'.$E$2:.$G$25];3;0);&quot;&quot;)">
            <text:p/>
          </table:table-cell>
          <table:table-cell table:style-name="ce72" table:formula="of:=IF(OR([.G35]&lt;&gt;&quot;&quot;;[.H35]&lt;&gt;&quot;&quot;);IF(AND([.E35]&gt;=[.G35];[.E35]&lt;=[.H35]);&quot;uygun&quot;;&quot;Uygun değil&quot;);&quot;&quot;)">
            <text:p/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4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*Mg <text:s/>0.042 <text:s/>% <text:s/>ASTM E1999 <text:s/></text:p>
          </table:table-cell>
          <table:table-cell table:style-name="ce51" office:value-type="string" calcext:value-type="string">
            <text:p>Mg</text:p>
          </table:table-cell>
          <table:table-cell table:style-name="ce53" office:value-type="float" office:value="0.042" calcext:value-type="float">
            <text:p>0,042</text:p>
          </table:table-cell>
          <table:table-cell table:style-name="ce69" table:formula="of:=[.B36]&amp;&quot;_&quot;&amp;[.D36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59" table:formula="of:=IFERROR(VLOOKUP([.F36];[$'T.Ş. Değerleri'.$E$2:.$G$25];2;0);&quot;&quot;)" office:value-type="float" office:value="0.03" calcext:value-type="float">
            <text:p>0,03</text:p>
          </table:table-cell>
          <table:table-cell table:style-name="ce59" table:formula="of:=IFERROR(VLOOKUP([.F36];[$'T.Ş. Değerleri'.$E$2:.$G$25];3;0);&quot;&quot;)" office:value-type="float" office:value="0.065" calcext:value-type="float">
            <text:p>0,065</text:p>
          </table:table-cell>
          <table:table-cell table:style-name="ce72" table:formula="of:=IF(OR([.G36]&lt;&gt;&quot;&quot;;[.H36]&lt;&gt;&quot;&quot;);IF(AND([.E36]&gt;=[.G36];[.E36]&lt;=[.H36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4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C <text:s/>3.642 <text:s/>% <text:s/>ASTM E1999 <text:s/></text:p>
          </table:table-cell>
          <table:table-cell table:style-name="ce51" office:value-type="string" calcext:value-type="string">
            <text:p>C</text:p>
          </table:table-cell>
          <table:table-cell table:style-name="ce53" office:value-type="float" office:value="3.642" calcext:value-type="float">
            <text:p>3,642</text:p>
          </table:table-cell>
          <table:table-cell table:style-name="ce69" table:formula="of:=[.B37]&amp;&quot;_&quot;&amp;[.D37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59" table:formula="of:=IFERROR(VLOOKUP([.F37];[$'T.Ş. Değerleri'.$E$2:.$G$25];2;0);&quot;&quot;)" office:value-type="float" office:value="3.5" calcext:value-type="float">
            <text:p>3,5</text:p>
          </table:table-cell>
          <table:table-cell table:style-name="ce59" table:formula="of:=IFERROR(VLOOKUP([.F37];[$'T.Ş. Değerleri'.$E$2:.$G$25];3;0);&quot;&quot;)" office:value-type="float" office:value="3.9" calcext:value-type="float">
            <text:p>3,9</text:p>
          </table:table-cell>
          <table:table-cell table:style-name="ce72" table:formula="of:=IF(OR([.G37]&lt;&gt;&quot;&quot;;[.H37]&lt;&gt;&quot;&quot;);IF(AND([.E37]&gt;=[.G37];[.E37]&lt;=[.H37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2">
          <table:table-cell table:style-name="ce47" office:value-type="string" calcext:value-type="string">
            <text:p>Gövde Kapak Malzemesi Numune 4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Si <text:s/>2.705 <text:s/>% <text:s/>ASTM E1999 <text:s/></text:p>
          </table:table-cell>
          <table:table-cell table:style-name="ce51" office:value-type="string" calcext:value-type="string">
            <text:p>Si</text:p>
          </table:table-cell>
          <table:table-cell table:style-name="ce53" office:value-type="float" office:value="2.705" calcext:value-type="float">
            <text:p>2,705</text:p>
          </table:table-cell>
          <table:table-cell table:style-name="ce69" table:formula="of:=[.B38]&amp;&quot;_&quot;&amp;[.D38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59" table:formula="of:=IFERROR(VLOOKUP([.F38];[$'T.Ş. Değerleri'.$E$2:.$G$25];2;0);&quot;&quot;)" office:value-type="float" office:value="2" calcext:value-type="float">
            <text:p>2</text:p>
          </table:table-cell>
          <table:table-cell table:style-name="ce59" table:formula="of:=IFERROR(VLOOKUP([.F38];[$'T.Ş. Değerleri'.$E$2:.$G$25];3;0);&quot;&quot;)" office:value-type="float" office:value="3" calcext:value-type="float">
            <text:p>3</text:p>
          </table:table-cell>
          <table:table-cell table:style-name="ce72" table:formula="of:=IF(OR([.G38]&lt;&gt;&quot;&quot;;[.H38]&lt;&gt;&quot;&quot;);IF(AND([.E38]&gt;=[.G38];[.E38]&lt;=[.H38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4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Mn <text:s/>0.291 <text:s/>% <text:s/>ASTM E1999 <text:s/></text:p>
          </table:table-cell>
          <table:table-cell table:style-name="ce51" office:value-type="string" calcext:value-type="string">
            <text:p>Mn</text:p>
          </table:table-cell>
          <table:table-cell table:style-name="ce53" office:value-type="float" office:value="0.291" calcext:value-type="float">
            <text:p>0,291</text:p>
          </table:table-cell>
          <table:table-cell table:style-name="ce69" table:formula="of:=[.B39]&amp;&quot;_&quot;&amp;[.D39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59" table:formula="of:=IFERROR(VLOOKUP([.F39];[$'T.Ş. Değerleri'.$E$2:.$G$25];2;0);&quot;&quot;)" office:value-type="float" office:value="0.15" calcext:value-type="float">
            <text:p>0,15</text:p>
          </table:table-cell>
          <table:table-cell table:style-name="ce59" table:formula="of:=IFERROR(VLOOKUP([.F39];[$'T.Ş. Değerleri'.$E$2:.$G$25];3;0);&quot;&quot;)" office:value-type="float" office:value="0.9" calcext:value-type="float">
            <text:p>0,9</text:p>
          </table:table-cell>
          <table:table-cell table:style-name="ce72" table:formula="of:=IF(OR([.G39]&lt;&gt;&quot;&quot;;[.H39]&lt;&gt;&quot;&quot;);IF(AND([.E39]&gt;=[.G39];[.E39]&lt;=[.H39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4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P <text:s/>0.034 <text:s/>% <text:s/>ASTM E1999 <text:s/>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float" office:value="0.034" calcext:value-type="float">
            <text:p>0,034</text:p>
          </table:table-cell>
          <table:table-cell table:style-name="ce69" table:formula="of:=[.B40]&amp;&quot;_&quot;&amp;[.D40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59" table:formula="of:=IFERROR(VLOOKUP([.F40];[$'T.Ş. Değerleri'.$E$2:.$G$25];2;0);&quot;&quot;)" office:value-type="float" office:value="0" calcext:value-type="float">
            <text:p/>
          </table:table-cell>
          <table:table-cell table:style-name="ce59" table:formula="of:=IFERROR(VLOOKUP([.F40];[$'T.Ş. Değerleri'.$E$2:.$G$25];3;0);&quot;&quot;)" office:value-type="float" office:value="0.1" calcext:value-type="float">
            <text:p>0,1</text:p>
          </table:table-cell>
          <table:table-cell table:style-name="ce72" table:formula="of:=IF(OR([.G40]&lt;&gt;&quot;&quot;;[.H40]&lt;&gt;&quot;&quot;);IF(AND([.E40]&gt;=[.G40];[.E40]&lt;=[.H40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4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S <text:s/>0.010 <text:s/>% <text:s/>ASTM E1999 <text:s/></text:p>
          </table:table-cell>
          <table:table-cell table:style-name="ce51" office:value-type="string" calcext:value-type="string">
            <text:p>S</text:p>
          </table:table-cell>
          <table:table-cell table:style-name="ce53" office:value-type="float" office:value="0.01" calcext:value-type="float">
            <text:p>0,01</text:p>
          </table:table-cell>
          <table:table-cell table:style-name="ce69" table:formula="of:=[.B41]&amp;&quot;_&quot;&amp;[.D41]" office:value-type="string" office:string-value="Dökme Demir Spektrometrik Analiz (Cast Iron Spectrometric Analysis)_S" calcext:value-type="string">
            <text:p>Dökme Demir Spektrometrik Analiz (Cast Iron Spectrometric Analysis)_S</text:p>
          </table:table-cell>
          <table:table-cell table:style-name="ce59" table:formula="of:=IFERROR(VLOOKUP([.F41];[$'T.Ş. Değerleri'.$E$2:.$G$25];2;0);&quot;&quot;)">
            <text:p/>
          </table:table-cell>
          <table:table-cell table:style-name="ce59" table:formula="of:=IFERROR(VLOOKUP([.F41];[$'T.Ş. Değerleri'.$E$2:.$G$25];3;0);&quot;&quot;)">
            <text:p/>
          </table:table-cell>
          <table:table-cell table:style-name="ce72" table:formula="of:=IF(OR([.G41]&lt;&gt;&quot;&quot;;[.H41]&lt;&gt;&quot;&quot;);IF(AND([.E41]&gt;=[.G41];[.E41]&lt;=[.H41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4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Cr <text:s/>0.029 <text:s/>% <text:s/>ASTM E1999 <text:s/></text:p>
          </table:table-cell>
          <table:table-cell table:style-name="ce51" office:value-type="string" calcext:value-type="string">
            <text:p>Cr</text:p>
          </table:table-cell>
          <table:table-cell table:style-name="ce53" office:value-type="float" office:value="0.029" calcext:value-type="float">
            <text:p>0,029</text:p>
          </table:table-cell>
          <table:table-cell table:style-name="ce69" table:formula="of:=[.B42]&amp;&quot;_&quot;&amp;[.D42]" office:value-type="string" office:string-value="Dökme Demir Spektrometrik Analiz (Cast Iron Spectrometric Analysis)_Cr" calcext:value-type="string">
            <text:p>Dökme Demir Spektrometrik Analiz (Cast Iron Spectrometric Analysis)_Cr</text:p>
          </table:table-cell>
          <table:table-cell table:style-name="ce59" table:formula="of:=IFERROR(VLOOKUP([.F42];[$'T.Ş. Değerleri'.$E$2:.$G$25];2;0);&quot;&quot;)">
            <text:p/>
          </table:table-cell>
          <table:table-cell table:style-name="ce59" table:formula="of:=IFERROR(VLOOKUP([.F42];[$'T.Ş. Değerleri'.$E$2:.$G$25];3;0);&quot;&quot;)">
            <text:p/>
          </table:table-cell>
          <table:table-cell table:style-name="ce72" table:formula="of:=IF(OR([.G42]&lt;&gt;&quot;&quot;;[.H42]&lt;&gt;&quot;&quot;);IF(AND([.E42]&gt;=[.G42];[.E42]&lt;=[.H42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4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Ni <text:s/>0.018 <text:s/>% <text:s/>ASTM E1999 <text:s/></text:p>
          </table:table-cell>
          <table:table-cell table:style-name="ce51" office:value-type="string" calcext:value-type="string">
            <text:p>Ni</text:p>
          </table:table-cell>
          <table:table-cell table:style-name="ce53" office:value-type="float" office:value="0.018" calcext:value-type="float">
            <text:p>0,018</text:p>
          </table:table-cell>
          <table:table-cell table:style-name="ce69" table:formula="of:=[.B43]&amp;&quot;_&quot;&amp;[.D43]" office:value-type="string" office:string-value="Dökme Demir Spektrometrik Analiz (Cast Iron Spectrometric Analysis)_Ni" calcext:value-type="string">
            <text:p>Dökme Demir Spektrometrik Analiz (Cast Iron Spectrometric Analysis)_Ni</text:p>
          </table:table-cell>
          <table:table-cell table:style-name="ce59" table:formula="of:=IFERROR(VLOOKUP([.F43];[$'T.Ş. Değerleri'.$E$2:.$G$25];2;0);&quot;&quot;)">
            <text:p/>
          </table:table-cell>
          <table:table-cell table:style-name="ce59" table:formula="of:=IFERROR(VLOOKUP([.F43];[$'T.Ş. Değerleri'.$E$2:.$G$25];3;0);&quot;&quot;)">
            <text:p/>
          </table:table-cell>
          <table:table-cell table:style-name="ce72" table:formula="of:=IF(OR([.G43]&lt;&gt;&quot;&quot;;[.H43]&lt;&gt;&quot;&quot;);IF(AND([.E43]&gt;=[.G43];[.E43]&lt;=[.H43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4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Cu <text:s/>0.056 <text:s/>% <text:s/>ASTM E1999 <text:s/></text:p>
          </table:table-cell>
          <table:table-cell table:style-name="ce51" office:value-type="string" calcext:value-type="string">
            <text:p>Cu</text:p>
          </table:table-cell>
          <table:table-cell table:style-name="ce53" office:value-type="float" office:value="0.056" calcext:value-type="float">
            <text:p>0,056</text:p>
          </table:table-cell>
          <table:table-cell table:style-name="ce69" table:formula="of:=[.B44]&amp;&quot;_&quot;&amp;[.D44]" office:value-type="string" office:string-value="Dökme Demir Spektrometrik Analiz (Cast Iron Spectrometric Analysis)_Cu" calcext:value-type="string">
            <text:p>Dökme Demir Spektrometrik Analiz (Cast Iron Spectrometric Analysis)_Cu</text:p>
          </table:table-cell>
          <table:table-cell table:style-name="ce59" table:formula="of:=IFERROR(VLOOKUP([.F44];[$'T.Ş. Değerleri'.$E$2:.$G$25];2;0);&quot;&quot;)">
            <text:p/>
          </table:table-cell>
          <table:table-cell table:style-name="ce59" table:formula="of:=IFERROR(VLOOKUP([.F44];[$'T.Ş. Değerleri'.$E$2:.$G$25];3;0);&quot;&quot;)">
            <text:p/>
          </table:table-cell>
          <table:table-cell table:style-name="ce72" table:formula="of:=IF(OR([.G44]&lt;&gt;&quot;&quot;;[.H44]&lt;&gt;&quot;&quot;);IF(AND([.E44]&gt;=[.G44];[.E44]&lt;=[.H44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4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V <text:s/>0.0092 <text:s/>% <text:s/>ASTM E1999 <text:s/></text:p>
          </table:table-cell>
          <table:table-cell table:style-name="ce51" office:value-type="string" calcext:value-type="string">
            <text:p>V</text:p>
          </table:table-cell>
          <table:table-cell table:style-name="ce53" office:value-type="float" office:value="0.0092" calcext:value-type="float">
            <text:p>0,0092</text:p>
          </table:table-cell>
          <table:table-cell table:style-name="ce69" table:formula="of:=[.B45]&amp;&quot;_&quot;&amp;[.D45]" office:value-type="string" office:string-value="Dökme Demir Spektrometrik Analiz (Cast Iron Spectrometric Analysis)_V" calcext:value-type="string">
            <text:p>Dökme Demir Spektrometrik Analiz (Cast Iron Spectrometric Analysis)_V</text:p>
          </table:table-cell>
          <table:table-cell table:style-name="ce59" table:formula="of:=IFERROR(VLOOKUP([.F45];[$'T.Ş. Değerleri'.$E$2:.$G$25];2;0);&quot;&quot;)">
            <text:p/>
          </table:table-cell>
          <table:table-cell table:style-name="ce59" table:formula="of:=IFERROR(VLOOKUP([.F45];[$'T.Ş. Değerleri'.$E$2:.$G$25];3;0);&quot;&quot;)">
            <text:p/>
          </table:table-cell>
          <table:table-cell table:style-name="ce72" table:formula="of:=IF(OR([.G45]&lt;&gt;&quot;&quot;;[.H45]&lt;&gt;&quot;&quot;);IF(AND([.E45]&gt;=[.G45];[.E45]&lt;=[.H45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5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Ti <text:s/>0.010 <text:s/>% <text:s/>ASTM E1999 <text:s/></text:p>
          </table:table-cell>
          <table:table-cell table:style-name="ce51" office:value-type="string" calcext:value-type="string">
            <text:p>Ti</text:p>
          </table:table-cell>
          <table:table-cell table:style-name="ce53" office:value-type="float" office:value="0.01" calcext:value-type="float">
            <text:p>0,01</text:p>
          </table:table-cell>
          <table:table-cell table:style-name="ce69" table:formula="of:=[.B46]&amp;&quot;_&quot;&amp;[.D46]" office:value-type="string" office:string-value="Dökme Demir Spektrometrik Analiz (Cast Iron Spectrometric Analysis)_Ti" calcext:value-type="string">
            <text:p>Dökme Demir Spektrometrik Analiz (Cast Iron Spectrometric Analysis)_Ti</text:p>
          </table:table-cell>
          <table:table-cell table:style-name="ce59" table:formula="of:=IFERROR(VLOOKUP([.F46];[$'T.Ş. Değerleri'.$E$2:.$G$25];2;0);&quot;&quot;)">
            <text:p/>
          </table:table-cell>
          <table:table-cell table:style-name="ce59" table:formula="of:=IFERROR(VLOOKUP([.F46];[$'T.Ş. Değerleri'.$E$2:.$G$25];3;0);&quot;&quot;)">
            <text:p/>
          </table:table-cell>
          <table:table-cell table:style-name="ce72" table:formula="of:=IF(OR([.G46]&lt;&gt;&quot;&quot;;[.H46]&lt;&gt;&quot;&quot;);IF(AND([.E46]&gt;=[.G46];[.E46]&lt;=[.H46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5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*Mg <text:s/>0.045 <text:s/>% <text:s/>ASTM E1999 <text:s/></text:p>
          </table:table-cell>
          <table:table-cell table:style-name="ce51" office:value-type="string" calcext:value-type="string">
            <text:p>Mg</text:p>
          </table:table-cell>
          <table:table-cell table:style-name="ce53" office:value-type="float" office:value="0.045" calcext:value-type="float">
            <text:p>0,045</text:p>
          </table:table-cell>
          <table:table-cell table:style-name="ce69" table:formula="of:=[.B47]&amp;&quot;_&quot;&amp;[.D47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59" table:formula="of:=IFERROR(VLOOKUP([.F47];[$'T.Ş. Değerleri'.$E$2:.$G$25];2;0);&quot;&quot;)" office:value-type="float" office:value="0.03" calcext:value-type="float">
            <text:p>0,03</text:p>
          </table:table-cell>
          <table:table-cell table:style-name="ce59" table:formula="of:=IFERROR(VLOOKUP([.F47];[$'T.Ş. Değerleri'.$E$2:.$G$25];3;0);&quot;&quot;)" office:value-type="float" office:value="0.065" calcext:value-type="float">
            <text:p>0,065</text:p>
          </table:table-cell>
          <table:table-cell table:style-name="ce72" table:formula="of:=IF(OR([.G47]&lt;&gt;&quot;&quot;;[.H47]&lt;&gt;&quot;&quot;);IF(AND([.E47]&gt;=[.G47];[.E47]&lt;=[.H47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5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C <text:s/>3.669 <text:s/>% <text:s/>ASTM E1999 <text:s/></text:p>
          </table:table-cell>
          <table:table-cell table:style-name="ce51" office:value-type="string" calcext:value-type="string">
            <text:p>C</text:p>
          </table:table-cell>
          <table:table-cell table:style-name="ce53" office:value-type="float" office:value="3.669" calcext:value-type="float">
            <text:p>3,669</text:p>
          </table:table-cell>
          <table:table-cell table:style-name="ce69" table:formula="of:=[.B48]&amp;&quot;_&quot;&amp;[.D48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59" table:formula="of:=IFERROR(VLOOKUP([.F48];[$'T.Ş. Değerleri'.$E$2:.$G$25];2;0);&quot;&quot;)" office:value-type="float" office:value="3.5" calcext:value-type="float">
            <text:p>3,5</text:p>
          </table:table-cell>
          <table:table-cell table:style-name="ce59" table:formula="of:=IFERROR(VLOOKUP([.F48];[$'T.Ş. Değerleri'.$E$2:.$G$25];3;0);&quot;&quot;)" office:value-type="float" office:value="3.9" calcext:value-type="float">
            <text:p>3,9</text:p>
          </table:table-cell>
          <table:table-cell table:style-name="ce72" table:formula="of:=IF(OR([.G48]&lt;&gt;&quot;&quot;;[.H48]&lt;&gt;&quot;&quot;);IF(AND([.E48]&gt;=[.G48];[.E48]&lt;=[.H48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5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Si <text:s/>2.720 <text:s/>% <text:s/>ASTM E1999 <text:s/></text:p>
          </table:table-cell>
          <table:table-cell table:style-name="ce51" office:value-type="string" calcext:value-type="string">
            <text:p>Si</text:p>
          </table:table-cell>
          <table:table-cell table:style-name="ce53" office:value-type="float" office:value="2.72" calcext:value-type="float">
            <text:p>2,72</text:p>
          </table:table-cell>
          <table:table-cell table:style-name="ce69" table:formula="of:=[.B49]&amp;&quot;_&quot;&amp;[.D49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59" table:formula="of:=IFERROR(VLOOKUP([.F49];[$'T.Ş. Değerleri'.$E$2:.$G$25];2;0);&quot;&quot;)" office:value-type="float" office:value="2" calcext:value-type="float">
            <text:p>2</text:p>
          </table:table-cell>
          <table:table-cell table:style-name="ce59" table:formula="of:=IFERROR(VLOOKUP([.F49];[$'T.Ş. Değerleri'.$E$2:.$G$25];3;0);&quot;&quot;)" office:value-type="float" office:value="3" calcext:value-type="float">
            <text:p>3</text:p>
          </table:table-cell>
          <table:table-cell table:style-name="ce72" table:formula="of:=IF(OR([.G49]&lt;&gt;&quot;&quot;;[.H49]&lt;&gt;&quot;&quot;);IF(AND([.E49]&gt;=[.G49];[.E49]&lt;=[.H49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5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Mn <text:s/>0.286 <text:s/>% <text:s/>ASTM E1999 <text:s/></text:p>
          </table:table-cell>
          <table:table-cell table:style-name="ce51" office:value-type="string" calcext:value-type="string">
            <text:p>Mn</text:p>
          </table:table-cell>
          <table:table-cell table:style-name="ce53" office:value-type="float" office:value="0.286" calcext:value-type="float">
            <text:p>0,286</text:p>
          </table:table-cell>
          <table:table-cell table:style-name="ce69" table:formula="of:=[.B50]&amp;&quot;_&quot;&amp;[.D50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59" table:formula="of:=IFERROR(VLOOKUP([.F50];[$'T.Ş. Değerleri'.$E$2:.$G$25];2;0);&quot;&quot;)" office:value-type="float" office:value="0.15" calcext:value-type="float">
            <text:p>0,15</text:p>
          </table:table-cell>
          <table:table-cell table:style-name="ce59" table:formula="of:=IFERROR(VLOOKUP([.F50];[$'T.Ş. Değerleri'.$E$2:.$G$25];3;0);&quot;&quot;)" office:value-type="float" office:value="0.9" calcext:value-type="float">
            <text:p>0,9</text:p>
          </table:table-cell>
          <table:table-cell table:style-name="ce72" table:formula="of:=IF(OR([.G50]&lt;&gt;&quot;&quot;;[.H50]&lt;&gt;&quot;&quot;);IF(AND([.E50]&gt;=[.G50];[.E50]&lt;=[.H50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5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P <text:s/>0.036 <text:s/>% <text:s/>ASTM E1999 <text:s/>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float" office:value="0.036" calcext:value-type="float">
            <text:p>0,036</text:p>
          </table:table-cell>
          <table:table-cell table:style-name="ce69" table:formula="of:=[.B51]&amp;&quot;_&quot;&amp;[.D51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59" table:formula="of:=IFERROR(VLOOKUP([.F51];[$'T.Ş. Değerleri'.$E$2:.$G$25];2;0);&quot;&quot;)" office:value-type="float" office:value="0" calcext:value-type="float">
            <text:p/>
          </table:table-cell>
          <table:table-cell table:style-name="ce59" table:formula="of:=IFERROR(VLOOKUP([.F51];[$'T.Ş. Değerleri'.$E$2:.$G$25];3;0);&quot;&quot;)" office:value-type="float" office:value="0.1" calcext:value-type="float">
            <text:p>0,1</text:p>
          </table:table-cell>
          <table:table-cell table:style-name="ce72" table:formula="of:=IF(OR([.G51]&lt;&gt;&quot;&quot;;[.H51]&lt;&gt;&quot;&quot;);IF(AND([.E51]&gt;=[.G51];[.E51]&lt;=[.H51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5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S <text:s/>0.0079 <text:s/>% <text:s/>ASTM E1999 <text:s/></text:p>
          </table:table-cell>
          <table:table-cell table:style-name="ce51" office:value-type="string" calcext:value-type="string">
            <text:p>S</text:p>
          </table:table-cell>
          <table:table-cell table:style-name="ce53" office:value-type="float" office:value="0.0079" calcext:value-type="float">
            <text:p>0,0079</text:p>
          </table:table-cell>
          <table:table-cell table:style-name="ce69" table:formula="of:=[.B52]&amp;&quot;_&quot;&amp;[.D52]" office:value-type="string" office:string-value="Dökme Demir Spektrometrik Analiz (Cast Iron Spectrometric Analysis)_S" calcext:value-type="string">
            <text:p>Dökme Demir Spektrometrik Analiz (Cast Iron Spectrometric Analysis)_S</text:p>
          </table:table-cell>
          <table:table-cell table:style-name="ce59" table:formula="of:=IFERROR(VLOOKUP([.F52];[$'T.Ş. Değerleri'.$E$2:.$G$25];2;0);&quot;&quot;)">
            <text:p/>
          </table:table-cell>
          <table:table-cell table:style-name="ce59" table:formula="of:=IFERROR(VLOOKUP([.F52];[$'T.Ş. Değerleri'.$E$2:.$G$25];3;0);&quot;&quot;)">
            <text:p/>
          </table:table-cell>
          <table:table-cell table:style-name="ce72" table:formula="of:=IF(OR([.G52]&lt;&gt;&quot;&quot;;[.H52]&lt;&gt;&quot;&quot;);IF(AND([.E52]&gt;=[.G52];[.E52]&lt;=[.H52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5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Cr <text:s/>0.032 <text:s/>% <text:s/>ASTM E1999 <text:s/></text:p>
          </table:table-cell>
          <table:table-cell table:style-name="ce51" office:value-type="string" calcext:value-type="string">
            <text:p>Cr</text:p>
          </table:table-cell>
          <table:table-cell table:style-name="ce53" office:value-type="float" office:value="0.032" calcext:value-type="float">
            <text:p>0,032</text:p>
          </table:table-cell>
          <table:table-cell table:style-name="ce69" table:formula="of:=[.B53]&amp;&quot;_&quot;&amp;[.D53]" office:value-type="string" office:string-value="Dökme Demir Spektrometrik Analiz (Cast Iron Spectrometric Analysis)_Cr" calcext:value-type="string">
            <text:p>Dökme Demir Spektrometrik Analiz (Cast Iron Spectrometric Analysis)_Cr</text:p>
          </table:table-cell>
          <table:table-cell table:style-name="ce59" table:formula="of:=IFERROR(VLOOKUP([.F53];[$'T.Ş. Değerleri'.$E$2:.$G$25];2;0);&quot;&quot;)">
            <text:p/>
          </table:table-cell>
          <table:table-cell table:style-name="ce59" table:formula="of:=IFERROR(VLOOKUP([.F53];[$'T.Ş. Değerleri'.$E$2:.$G$25];3;0);&quot;&quot;)">
            <text:p/>
          </table:table-cell>
          <table:table-cell table:style-name="ce72" table:formula="of:=IF(OR([.G53]&lt;&gt;&quot;&quot;;[.H53]&lt;&gt;&quot;&quot;);IF(AND([.E53]&gt;=[.G53];[.E53]&lt;=[.H53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5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Ni <text:s/>0.021 <text:s/>% <text:s/>ASTM E1999 <text:s/></text:p>
          </table:table-cell>
          <table:table-cell table:style-name="ce51" office:value-type="string" calcext:value-type="string">
            <text:p>Ni</text:p>
          </table:table-cell>
          <table:table-cell table:style-name="ce53" office:value-type="float" office:value="0.021" calcext:value-type="float">
            <text:p>0,021</text:p>
          </table:table-cell>
          <table:table-cell table:style-name="ce69" table:formula="of:=[.B54]&amp;&quot;_&quot;&amp;[.D54]" office:value-type="string" office:string-value="Dökme Demir Spektrometrik Analiz (Cast Iron Spectrometric Analysis)_Ni" calcext:value-type="string">
            <text:p>Dökme Demir Spektrometrik Analiz (Cast Iron Spectrometric Analysis)_Ni</text:p>
          </table:table-cell>
          <table:table-cell table:style-name="ce59" table:formula="of:=IFERROR(VLOOKUP([.F54];[$'T.Ş. Değerleri'.$E$2:.$G$25];2;0);&quot;&quot;)">
            <text:p/>
          </table:table-cell>
          <table:table-cell table:style-name="ce59" table:formula="of:=IFERROR(VLOOKUP([.F54];[$'T.Ş. Değerleri'.$E$2:.$G$25];3;0);&quot;&quot;)">
            <text:p/>
          </table:table-cell>
          <table:table-cell table:style-name="ce72" table:formula="of:=IF(OR([.G54]&lt;&gt;&quot;&quot;;[.H54]&lt;&gt;&quot;&quot;);IF(AND([.E54]&gt;=[.G54];[.E54]&lt;=[.H54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5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Cu <text:s/>0.059 <text:s/>% <text:s/>ASTM E1999 <text:s/></text:p>
          </table:table-cell>
          <table:table-cell table:style-name="ce51" office:value-type="string" calcext:value-type="string">
            <text:p>Cu</text:p>
          </table:table-cell>
          <table:table-cell table:style-name="ce53" office:value-type="float" office:value="0.059" calcext:value-type="float">
            <text:p>0,059</text:p>
          </table:table-cell>
          <table:table-cell table:style-name="ce69" table:formula="of:=[.B55]&amp;&quot;_&quot;&amp;[.D55]" office:value-type="string" office:string-value="Dökme Demir Spektrometrik Analiz (Cast Iron Spectrometric Analysis)_Cu" calcext:value-type="string">
            <text:p>Dökme Demir Spektrometrik Analiz (Cast Iron Spectrometric Analysis)_Cu</text:p>
          </table:table-cell>
          <table:table-cell table:style-name="ce59" table:formula="of:=IFERROR(VLOOKUP([.F55];[$'T.Ş. Değerleri'.$E$2:.$G$25];2;0);&quot;&quot;)">
            <text:p/>
          </table:table-cell>
          <table:table-cell table:style-name="ce59" table:formula="of:=IFERROR(VLOOKUP([.F55];[$'T.Ş. Değerleri'.$E$2:.$G$25];3;0);&quot;&quot;)">
            <text:p/>
          </table:table-cell>
          <table:table-cell table:style-name="ce72" table:formula="of:=IF(OR([.G55]&lt;&gt;&quot;&quot;;[.H55]&lt;&gt;&quot;&quot;);IF(AND([.E55]&gt;=[.G55];[.E55]&lt;=[.H55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5</text:p>
          </table:table-cell>
          <table:table-cell table:style-name="ce47" office:value-type="string" calcext:value-type="string">
            <text:p>Dökme Demir Spektrometrik Analiz (Cast Iron Spectrometric Analysis)</text:p>
          </table:table-cell>
          <table:table-cell table:style-name="ce63" office:value-type="string" calcext:value-type="string">
            <text:p>V <text:s/>0.010 <text:s/>% <text:s/>ASTM E1999 <text:s/></text:p>
          </table:table-cell>
          <table:table-cell table:style-name="ce51" office:value-type="string" calcext:value-type="string">
            <text:p>V</text:p>
          </table:table-cell>
          <table:table-cell table:style-name="ce53" office:value-type="float" office:value="0.01" calcext:value-type="float">
            <text:p>0,01</text:p>
          </table:table-cell>
          <table:table-cell table:style-name="ce69" table:formula="of:=[.B56]&amp;&quot;_&quot;&amp;[.D56]" office:value-type="string" office:string-value="Dökme Demir Spektrometrik Analiz (Cast Iron Spectrometric Analysis)_V" calcext:value-type="string">
            <text:p>Dökme Demir Spektrometrik Analiz (Cast Iron Spectrometric Analysis)_V</text:p>
          </table:table-cell>
          <table:table-cell table:style-name="ce59" table:formula="of:=IFERROR(VLOOKUP([.F56];[$'T.Ş. Değerleri'.$E$2:.$G$25];2;0);&quot;&quot;)">
            <text:p/>
          </table:table-cell>
          <table:table-cell table:style-name="ce59" table:formula="of:=IFERROR(VLOOKUP([.F56];[$'T.Ş. Değerleri'.$E$2:.$G$25];3;0);&quot;&quot;)">
            <text:p/>
          </table:table-cell>
          <table:table-cell table:style-name="ce72" table:formula="of:=IF(OR([.G56]&lt;&gt;&quot;&quot;;[.H56]&lt;&gt;&quot;&quot;);IF(AND([.E56]&gt;=[.G56];[.E56]&lt;=[.H56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 <text:s/>0.036 <text:s/>% <text:s/>ASTM E1086 <text:s/></text:p>
          </table:table-cell>
          <table:table-cell table:style-name="ce51" office:value-type="string" calcext:value-type="string">
            <text:p>C</text:p>
          </table:table-cell>
          <table:table-cell table:style-name="ce53" office:value-type="float" office:value="0.036" calcext:value-type="float">
            <text:p>0,036</text:p>
          </table:table-cell>
          <table:table-cell table:style-name="ce69" table:formula="of:=[.B57]&amp;&quot;_&quot;&amp;[.D57]" office:value-type="string" office:string-value="Paslanmaz Çelik Spektrometrik Analiz_C" calcext:value-type="string">
            <text:p>Paslanmaz Çelik Spektrometrik Analiz_C</text:p>
          </table:table-cell>
          <table:table-cell table:style-name="ce59" table:formula="of:=IFERROR(VLOOKUP([.F57];[$'T.Ş. Değerleri'.$E$2:.$G$25];2;0);&quot;&quot;)" office:value-type="float" office:value="0" calcext:value-type="float">
            <text:p/>
          </table:table-cell>
          <table:table-cell table:style-name="ce59" table:formula="of:=IFERROR(VLOOKUP([.F57];[$'T.Ş. Değerleri'.$E$2:.$G$25];3;0);&quot;&quot;)" office:value-type="float" office:value="0.1" calcext:value-type="float">
            <text:p>0,1</text:p>
          </table:table-cell>
          <table:table-cell table:style-name="ce72" table:formula="of:=IF(OR([.G57]&lt;&gt;&quot;&quot;;[.H57]&lt;&gt;&quot;&quot;);IF(AND([.E57]&gt;=[.G57];[.E57]&lt;=[.H57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i <text:s/>0.422 <text:s/>% <text:s/>ASTM E1086 <text:s/></text:p>
          </table:table-cell>
          <table:table-cell table:style-name="ce51" office:value-type="string" calcext:value-type="string">
            <text:p>Si</text:p>
          </table:table-cell>
          <table:table-cell table:style-name="ce53" office:value-type="float" office:value="0.422" calcext:value-type="float">
            <text:p>0,422</text:p>
          </table:table-cell>
          <table:table-cell table:style-name="ce69" table:formula="of:=[.B58]&amp;&quot;_&quot;&amp;[.D58]" office:value-type="string" office:string-value="Paslanmaz Çelik Spektrometrik Analiz_Si" calcext:value-type="string">
            <text:p>Paslanmaz Çelik Spektrometrik Analiz_Si</text:p>
          </table:table-cell>
          <table:table-cell table:style-name="ce59" table:formula="of:=IFERROR(VLOOKUP([.F58];[$'T.Ş. Değerleri'.$E$2:.$G$25];2;0);&quot;&quot;)" office:value-type="float" office:value="0" calcext:value-type="float">
            <text:p/>
          </table:table-cell>
          <table:table-cell table:style-name="ce59" table:formula="of:=IFERROR(VLOOKUP([.F58];[$'T.Ş. Değerleri'.$E$2:.$G$25];3;0);&quot;&quot;)" office:value-type="float" office:value="1" calcext:value-type="float">
            <text:p>1</text:p>
          </table:table-cell>
          <table:table-cell table:style-name="ce72" table:formula="of:=IF(OR([.G58]&lt;&gt;&quot;&quot;;[.H58]&lt;&gt;&quot;&quot;);IF(AND([.E58]&gt;=[.G58];[.E58]&lt;=[.H58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n <text:s/>1.615 <text:s/>% <text:s/>ASTM E1086 <text:s/></text:p>
          </table:table-cell>
          <table:table-cell table:style-name="ce51" office:value-type="string" calcext:value-type="string">
            <text:p>Mn</text:p>
          </table:table-cell>
          <table:table-cell table:style-name="ce53" office:value-type="float" office:value="1.615" calcext:value-type="float">
            <text:p>1,615</text:p>
          </table:table-cell>
          <table:table-cell table:style-name="ce69" table:formula="of:=[.B59]&amp;&quot;_&quot;&amp;[.D59]" office:value-type="string" office:string-value="Paslanmaz Çelik Spektrometrik Analiz_Mn" calcext:value-type="string">
            <text:p>Paslanmaz Çelik Spektrometrik Analiz_Mn</text:p>
          </table:table-cell>
          <table:table-cell table:style-name="ce59" table:formula="of:=IFERROR(VLOOKUP([.F59];[$'T.Ş. Değerleri'.$E$2:.$G$25];2;0);&quot;&quot;)" office:value-type="float" office:value="0" calcext:value-type="float">
            <text:p/>
          </table:table-cell>
          <table:table-cell table:style-name="ce59" table:formula="of:=IFERROR(VLOOKUP([.F59];[$'T.Ş. Değerleri'.$E$2:.$G$25];3;0);&quot;&quot;)" office:value-type="float" office:value="2" calcext:value-type="float">
            <text:p>2</text:p>
          </table:table-cell>
          <table:table-cell table:style-name="ce72" table:formula="of:=IF(OR([.G59]&lt;&gt;&quot;&quot;;[.H59]&lt;&gt;&quot;&quot;);IF(AND([.E59]&gt;=[.G59];[.E59]&lt;=[.H59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P <text:s/>0.038 <text:s/>% <text:s/>ASTM E1086 <text:s/>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float" office:value="0.038" calcext:value-type="float">
            <text:p>0,038</text:p>
          </table:table-cell>
          <table:table-cell table:style-name="ce69" table:formula="of:=[.B60]&amp;&quot;_&quot;&amp;[.D60]" office:value-type="string" office:string-value="Paslanmaz Çelik Spektrometrik Analiz_P" calcext:value-type="string">
            <text:p>Paslanmaz Çelik Spektrometrik Analiz_P</text:p>
          </table:table-cell>
          <table:table-cell table:style-name="ce59" table:formula="of:=IFERROR(VLOOKUP([.F60];[$'T.Ş. Değerleri'.$E$2:.$G$25];2;0);&quot;&quot;)" office:value-type="float" office:value="0" calcext:value-type="float">
            <text:p/>
          </table:table-cell>
          <table:table-cell table:style-name="ce59" table:formula="of:=IFERROR(VLOOKUP([.F60];[$'T.Ş. Değerleri'.$E$2:.$G$25];3;0);&quot;&quot;)" office:value-type="float" office:value="0.05" calcext:value-type="float">
            <text:p>0,05</text:p>
          </table:table-cell>
          <table:table-cell table:style-name="ce72" table:formula="of:=IF(OR([.G60]&lt;&gt;&quot;&quot;;[.H60]&lt;&gt;&quot;&quot;);IF(AND([.E60]&gt;=[.G60];[.E60]&lt;=[.H60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 <text:s/>0.011 <text:s/>% <text:s/>ASTM E1086 <text:s/></text:p>
          </table:table-cell>
          <table:table-cell table:style-name="ce51" office:value-type="string" calcext:value-type="string">
            <text:p>S</text:p>
          </table:table-cell>
          <table:table-cell table:style-name="ce53" office:value-type="float" office:value="0.011" calcext:value-type="float">
            <text:p>0,011</text:p>
          </table:table-cell>
          <table:table-cell table:style-name="ce69" table:formula="of:=[.B61]&amp;&quot;_&quot;&amp;[.D61]" office:value-type="string" office:string-value="Paslanmaz Çelik Spektrometrik Analiz_S" calcext:value-type="string">
            <text:p>Paslanmaz Çelik Spektrometrik Analiz_S</text:p>
          </table:table-cell>
          <table:table-cell table:style-name="ce59" table:formula="of:=IFERROR(VLOOKUP([.F61];[$'T.Ş. Değerleri'.$E$2:.$G$25];2;0);&quot;&quot;)">
            <text:p/>
          </table:table-cell>
          <table:table-cell table:style-name="ce59" table:formula="of:=IFERROR(VLOOKUP([.F61];[$'T.Ş. Değerleri'.$E$2:.$G$25];3;0);&quot;&quot;)">
            <text:p/>
          </table:table-cell>
          <table:table-cell table:style-name="ce72" table:formula="of:=IF(OR([.G61]&lt;&gt;&quot;&quot;;[.H61]&lt;&gt;&quot;&quot;);IF(AND([.E61]&gt;=[.G61];[.E61]&lt;=[.H61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r <text:s/>18.52 <text:s/>% <text:s/>ASTM E1086 <text:s/></text:p>
          </table:table-cell>
          <table:table-cell table:style-name="ce51" office:value-type="string" calcext:value-type="string">
            <text:p>Cr</text:p>
          </table:table-cell>
          <table:table-cell table:style-name="ce53" office:value-type="float" office:value="18.52" calcext:value-type="float">
            <text:p>18,52</text:p>
          </table:table-cell>
          <table:table-cell table:style-name="ce69" table:formula="of:=[.B62]&amp;&quot;_&quot;&amp;[.D62]" office:value-type="string" office:string-value="Paslanmaz Çelik Spektrometrik Analiz_Cr" calcext:value-type="string">
            <text:p>Paslanmaz Çelik Spektrometrik Analiz_Cr</text:p>
          </table:table-cell>
          <table:table-cell table:style-name="ce59" table:formula="of:=IFERROR(VLOOKUP([.F62];[$'T.Ş. Değerleri'.$E$2:.$G$25];2;0);&quot;&quot;)" office:value-type="float" office:value="15" calcext:value-type="float">
            <text:p>15</text:p>
          </table:table-cell>
          <table:table-cell table:style-name="ce59" table:formula="of:=IFERROR(VLOOKUP([.F62];[$'T.Ş. Değerleri'.$E$2:.$G$25];3;0);&quot;&quot;)" office:value-type="float" office:value="20" calcext:value-type="float">
            <text:p>20</text:p>
          </table:table-cell>
          <table:table-cell table:style-name="ce72" table:formula="of:=IF(OR([.G62]&lt;&gt;&quot;&quot;;[.H62]&lt;&gt;&quot;&quot;);IF(AND([.E62]&gt;=[.G62];[.E62]&lt;=[.H62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Ni <text:s/>8.226 <text:s/>% <text:s/>ASTM E1086 <text:s/></text:p>
          </table:table-cell>
          <table:table-cell table:style-name="ce51" office:value-type="string" calcext:value-type="string">
            <text:p>Ni</text:p>
          </table:table-cell>
          <table:table-cell table:style-name="ce53" office:value-type="float" office:value="8.226" calcext:value-type="float">
            <text:p>8,226</text:p>
          </table:table-cell>
          <table:table-cell table:style-name="ce69" table:formula="of:=[.B63]&amp;&quot;_&quot;&amp;[.D63]" office:value-type="string" office:string-value="Paslanmaz Çelik Spektrometrik Analiz_Ni" calcext:value-type="string">
            <text:p>Paslanmaz Çelik Spektrometrik Analiz_Ni</text:p>
          </table:table-cell>
          <table:table-cell table:style-name="ce59" table:formula="of:=IFERROR(VLOOKUP([.F63];[$'T.Ş. Değerleri'.$E$2:.$G$25];2;0);&quot;&quot;)" office:value-type="float" office:value="8" calcext:value-type="float">
            <text:p>8</text:p>
          </table:table-cell>
          <table:table-cell table:style-name="ce59" table:formula="of:=IFERROR(VLOOKUP([.F63];[$'T.Ş. Değerleri'.$E$2:.$G$25];3;0);&quot;&quot;)" office:value-type="float" office:value="19" calcext:value-type="float">
            <text:p>19</text:p>
          </table:table-cell>
          <table:table-cell table:style-name="ce72" table:formula="of:=IF(OR([.G63]&lt;&gt;&quot;&quot;;[.H63]&lt;&gt;&quot;&quot;);IF(AND([.E63]&gt;=[.G63];[.E63]&lt;=[.H63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o <text:s/>0.203 <text:s/>% <text:s/>ASTM E1086 <text:s/></text:p>
          </table:table-cell>
          <table:table-cell table:style-name="ce51" office:value-type="string" calcext:value-type="string">
            <text:p>Mo</text:p>
          </table:table-cell>
          <table:table-cell table:style-name="ce53" office:value-type="float" office:value="0.203" calcext:value-type="float">
            <text:p>0,203</text:p>
          </table:table-cell>
          <table:table-cell table:style-name="ce69" table:formula="of:=[.B64]&amp;&quot;_&quot;&amp;[.D64]" office:value-type="string" office:string-value="Paslanmaz Çelik Spektrometrik Analiz_Mo" calcext:value-type="string">
            <text:p>Paslanmaz Çelik Spektrometrik Analiz_Mo</text:p>
          </table:table-cell>
          <table:table-cell table:style-name="ce59" table:formula="of:=IFERROR(VLOOKUP([.F64];[$'T.Ş. Değerleri'.$E$2:.$G$25];2;0);&quot;&quot;)">
            <text:p/>
          </table:table-cell>
          <table:table-cell table:style-name="ce59" table:formula="of:=IFERROR(VLOOKUP([.F64];[$'T.Ş. Değerleri'.$E$2:.$G$25];3;0);&quot;&quot;)">
            <text:p/>
          </table:table-cell>
          <table:table-cell table:style-name="ce72" table:formula="of:=IF(OR([.G64]&lt;&gt;&quot;&quot;;[.H64]&lt;&gt;&quot;&quot;);IF(AND([.E64]&gt;=[.G64];[.E64]&lt;=[.H64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u <text:s/>0.536 <text:s/>% <text:s/>ASTM E1086 <text:s/></text:p>
          </table:table-cell>
          <table:table-cell table:style-name="ce51" office:value-type="string" calcext:value-type="string">
            <text:p>Cu</text:p>
          </table:table-cell>
          <table:table-cell table:style-name="ce53" office:value-type="float" office:value="0.536" calcext:value-type="float">
            <text:p>0,536</text:p>
          </table:table-cell>
          <table:table-cell table:style-name="ce69" table:formula="of:=[.B65]&amp;&quot;_&quot;&amp;[.D65]" office:value-type="string" office:string-value="Paslanmaz Çelik Spektrometrik Analiz_Cu" calcext:value-type="string">
            <text:p>Paslanmaz Çelik Spektrometrik Analiz_Cu</text:p>
          </table:table-cell>
          <table:table-cell table:style-name="ce59" table:formula="of:=IFERROR(VLOOKUP([.F65];[$'T.Ş. Değerleri'.$E$2:.$G$25];2;0);&quot;&quot;)" office:value-type="float" office:value="0" calcext:value-type="float">
            <text:p/>
          </table:table-cell>
          <table:table-cell table:style-name="ce59" table:formula="of:=IFERROR(VLOOKUP([.F65];[$'T.Ş. Değerleri'.$E$2:.$G$25];3;0);&quot;&quot;)" office:value-type="float" office:value="4" calcext:value-type="float">
            <text:p>4</text:p>
          </table:table-cell>
          <table:table-cell table:style-name="ce72" table:formula="of:=IF(OR([.G65]&lt;&gt;&quot;&quot;;[.H65]&lt;&gt;&quot;&quot;);IF(AND([.E65]&gt;=[.G65];[.E65]&lt;=[.H65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Fe+Diğer <text:s/>Kalan <text:s/>% <text:s/>ASTM E1086 <text:s/></text:p>
          </table:table-cell>
          <table:table-cell table:style-name="ce51" office:value-type="string" calcext:value-type="string">
            <text:p>Fe+Diğer</text:p>
          </table:table-cell>
          <table:table-cell table:style-name="ce53" office:value-type="string" calcext:value-type="string">
            <text:p>Kalan</text:p>
          </table:table-cell>
          <table:table-cell table:style-name="ce69" table:formula="of:=[.B66]&amp;&quot;_&quot;&amp;[.D6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59" table:formula="of:=IFERROR(VLOOKUP([.F66];[$'T.Ş. Değerleri'.$E$2:.$G$25];2;0);&quot;&quot;)">
            <text:p/>
          </table:table-cell>
          <table:table-cell table:style-name="ce59" table:formula="of:=IFERROR(VLOOKUP([.F66];[$'T.Ş. Değerleri'.$E$2:.$G$25];3;0);&quot;&quot;)">
            <text:p/>
          </table:table-cell>
          <table:table-cell table:style-name="ce72" table:formula="of:=IF(OR([.G66]&lt;&gt;&quot;&quot;;[.H66]&lt;&gt;&quot;&quot;);IF(AND([.E66]&gt;=[.G66];[.E66]&lt;=[.H66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 <text:s/>0.039 <text:s/>% <text:s/>ASTM E1086 <text:s/></text:p>
          </table:table-cell>
          <table:table-cell table:style-name="ce51" office:value-type="string" calcext:value-type="string">
            <text:p>C</text:p>
          </table:table-cell>
          <table:table-cell table:style-name="ce53" office:value-type="float" office:value="0.039" calcext:value-type="float">
            <text:p>0,039</text:p>
          </table:table-cell>
          <table:table-cell table:style-name="ce69" table:formula="of:=[.B67]&amp;&quot;_&quot;&amp;[.D67]" office:value-type="string" office:string-value="Paslanmaz Çelik Spektrometrik Analiz_C" calcext:value-type="string">
            <text:p>Paslanmaz Çelik Spektrometrik Analiz_C</text:p>
          </table:table-cell>
          <table:table-cell table:style-name="ce59" table:formula="of:=IFERROR(VLOOKUP([.F67];[$'T.Ş. Değerleri'.$E$2:.$G$25];2;0);&quot;&quot;)" office:value-type="float" office:value="0" calcext:value-type="float">
            <text:p/>
          </table:table-cell>
          <table:table-cell table:style-name="ce59" table:formula="of:=IFERROR(VLOOKUP([.F67];[$'T.Ş. Değerleri'.$E$2:.$G$25];3;0);&quot;&quot;)" office:value-type="float" office:value="0.1" calcext:value-type="float">
            <text:p>0,1</text:p>
          </table:table-cell>
          <table:table-cell table:style-name="ce72" table:formula="of:=IF(OR([.G67]&lt;&gt;&quot;&quot;;[.H67]&lt;&gt;&quot;&quot;);IF(AND([.E67]&gt;=[.G67];[.E67]&lt;=[.H67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i <text:s/>0.415 <text:s/>% <text:s/>ASTM E1086 <text:s/></text:p>
          </table:table-cell>
          <table:table-cell table:style-name="ce51" office:value-type="string" calcext:value-type="string">
            <text:p>Si</text:p>
          </table:table-cell>
          <table:table-cell table:style-name="ce53" office:value-type="float" office:value="0.415" calcext:value-type="float">
            <text:p>0,415</text:p>
          </table:table-cell>
          <table:table-cell table:style-name="ce69" table:formula="of:=[.B68]&amp;&quot;_&quot;&amp;[.D68]" office:value-type="string" office:string-value="Paslanmaz Çelik Spektrometrik Analiz_Si" calcext:value-type="string">
            <text:p>Paslanmaz Çelik Spektrometrik Analiz_Si</text:p>
          </table:table-cell>
          <table:table-cell table:style-name="ce59" table:formula="of:=IFERROR(VLOOKUP([.F68];[$'T.Ş. Değerleri'.$E$2:.$G$25];2;0);&quot;&quot;)" office:value-type="float" office:value="0" calcext:value-type="float">
            <text:p/>
          </table:table-cell>
          <table:table-cell table:style-name="ce59" table:formula="of:=IFERROR(VLOOKUP([.F68];[$'T.Ş. Değerleri'.$E$2:.$G$25];3;0);&quot;&quot;)" office:value-type="float" office:value="1" calcext:value-type="float">
            <text:p>1</text:p>
          </table:table-cell>
          <table:table-cell table:style-name="ce72" table:formula="of:=IF(OR([.G68]&lt;&gt;&quot;&quot;;[.H68]&lt;&gt;&quot;&quot;);IF(AND([.E68]&gt;=[.G68];[.E68]&lt;=[.H68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n <text:s/>1.606 <text:s/>% <text:s/>ASTM E1086 <text:s/></text:p>
          </table:table-cell>
          <table:table-cell table:style-name="ce51" office:value-type="string" calcext:value-type="string">
            <text:p>Mn</text:p>
          </table:table-cell>
          <table:table-cell table:style-name="ce53" office:value-type="float" office:value="1.606" calcext:value-type="float">
            <text:p>1,606</text:p>
          </table:table-cell>
          <table:table-cell table:style-name="ce69" table:formula="of:=[.B69]&amp;&quot;_&quot;&amp;[.D69]" office:value-type="string" office:string-value="Paslanmaz Çelik Spektrometrik Analiz_Mn" calcext:value-type="string">
            <text:p>Paslanmaz Çelik Spektrometrik Analiz_Mn</text:p>
          </table:table-cell>
          <table:table-cell table:style-name="ce59" table:formula="of:=IFERROR(VLOOKUP([.F69];[$'T.Ş. Değerleri'.$E$2:.$G$25];2;0);&quot;&quot;)" office:value-type="float" office:value="0" calcext:value-type="float">
            <text:p/>
          </table:table-cell>
          <table:table-cell table:style-name="ce59" table:formula="of:=IFERROR(VLOOKUP([.F69];[$'T.Ş. Değerleri'.$E$2:.$G$25];3;0);&quot;&quot;)" office:value-type="float" office:value="2" calcext:value-type="float">
            <text:p>2</text:p>
          </table:table-cell>
          <table:table-cell table:style-name="ce72" table:formula="of:=IF(OR([.G69]&lt;&gt;&quot;&quot;;[.H69]&lt;&gt;&quot;&quot;);IF(AND([.E69]&gt;=[.G69];[.E69]&lt;=[.H69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P <text:s/>0.034 <text:s/>% <text:s/>ASTM E1086 <text:s/>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float" office:value="0.034" calcext:value-type="float">
            <text:p>0,034</text:p>
          </table:table-cell>
          <table:table-cell table:style-name="ce69" table:formula="of:=[.B70]&amp;&quot;_&quot;&amp;[.D70]" office:value-type="string" office:string-value="Paslanmaz Çelik Spektrometrik Analiz_P" calcext:value-type="string">
            <text:p>Paslanmaz Çelik Spektrometrik Analiz_P</text:p>
          </table:table-cell>
          <table:table-cell table:style-name="ce59" table:formula="of:=IFERROR(VLOOKUP([.F70];[$'T.Ş. Değerleri'.$E$2:.$G$25];2;0);&quot;&quot;)" office:value-type="float" office:value="0" calcext:value-type="float">
            <text:p/>
          </table:table-cell>
          <table:table-cell table:style-name="ce59" table:formula="of:=IFERROR(VLOOKUP([.F70];[$'T.Ş. Değerleri'.$E$2:.$G$25];3;0);&quot;&quot;)" office:value-type="float" office:value="0.05" calcext:value-type="float">
            <text:p>0,05</text:p>
          </table:table-cell>
          <table:table-cell table:style-name="ce72" table:formula="of:=IF(OR([.G70]&lt;&gt;&quot;&quot;;[.H70]&lt;&gt;&quot;&quot;);IF(AND([.E70]&gt;=[.G70];[.E70]&lt;=[.H70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 <text:s/>0.012 <text:s/>% <text:s/>ASTM E1086 <text:s/></text:p>
          </table:table-cell>
          <table:table-cell table:style-name="ce51" office:value-type="string" calcext:value-type="string">
            <text:p>S</text:p>
          </table:table-cell>
          <table:table-cell table:style-name="ce53" office:value-type="float" office:value="0.012" calcext:value-type="float">
            <text:p>0,012</text:p>
          </table:table-cell>
          <table:table-cell table:style-name="ce69" table:formula="of:=[.B71]&amp;&quot;_&quot;&amp;[.D71]" office:value-type="string" office:string-value="Paslanmaz Çelik Spektrometrik Analiz_S" calcext:value-type="string">
            <text:p>Paslanmaz Çelik Spektrometrik Analiz_S</text:p>
          </table:table-cell>
          <table:table-cell table:style-name="ce59" table:formula="of:=IFERROR(VLOOKUP([.F71];[$'T.Ş. Değerleri'.$E$2:.$G$25];2;0);&quot;&quot;)">
            <text:p/>
          </table:table-cell>
          <table:table-cell table:style-name="ce59" table:formula="of:=IFERROR(VLOOKUP([.F71];[$'T.Ş. Değerleri'.$E$2:.$G$25];3;0);&quot;&quot;)">
            <text:p/>
          </table:table-cell>
          <table:table-cell table:style-name="ce72" table:formula="of:=IF(OR([.G71]&lt;&gt;&quot;&quot;;[.H71]&lt;&gt;&quot;&quot;);IF(AND([.E71]&gt;=[.G71];[.E71]&lt;=[.H71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r <text:s/>18.58 <text:s/>% <text:s/>ASTM E1086 <text:s/></text:p>
          </table:table-cell>
          <table:table-cell table:style-name="ce51" office:value-type="string" calcext:value-type="string">
            <text:p>Cr</text:p>
          </table:table-cell>
          <table:table-cell table:style-name="ce53" office:value-type="float" office:value="18.58" calcext:value-type="float">
            <text:p>18,58</text:p>
          </table:table-cell>
          <table:table-cell table:style-name="ce69" table:formula="of:=[.B72]&amp;&quot;_&quot;&amp;[.D72]" office:value-type="string" office:string-value="Paslanmaz Çelik Spektrometrik Analiz_Cr" calcext:value-type="string">
            <text:p>Paslanmaz Çelik Spektrometrik Analiz_Cr</text:p>
          </table:table-cell>
          <table:table-cell table:style-name="ce59" table:formula="of:=IFERROR(VLOOKUP([.F72];[$'T.Ş. Değerleri'.$E$2:.$G$25];2;0);&quot;&quot;)" office:value-type="float" office:value="15" calcext:value-type="float">
            <text:p>15</text:p>
          </table:table-cell>
          <table:table-cell table:style-name="ce59" table:formula="of:=IFERROR(VLOOKUP([.F72];[$'T.Ş. Değerleri'.$E$2:.$G$25];3;0);&quot;&quot;)" office:value-type="float" office:value="20" calcext:value-type="float">
            <text:p>20</text:p>
          </table:table-cell>
          <table:table-cell table:style-name="ce72" table:formula="of:=IF(OR([.G72]&lt;&gt;&quot;&quot;;[.H72]&lt;&gt;&quot;&quot;);IF(AND([.E72]&gt;=[.G72];[.E72]&lt;=[.H72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Ni <text:s/>8.233 <text:s/>% <text:s/>ASTM E1086 <text:s/></text:p>
          </table:table-cell>
          <table:table-cell table:style-name="ce51" office:value-type="string" calcext:value-type="string">
            <text:p>Ni</text:p>
          </table:table-cell>
          <table:table-cell table:style-name="ce53" office:value-type="float" office:value="8.233" calcext:value-type="float">
            <text:p>8,233</text:p>
          </table:table-cell>
          <table:table-cell table:style-name="ce69" table:formula="of:=[.B73]&amp;&quot;_&quot;&amp;[.D73]" office:value-type="string" office:string-value="Paslanmaz Çelik Spektrometrik Analiz_Ni" calcext:value-type="string">
            <text:p>Paslanmaz Çelik Spektrometrik Analiz_Ni</text:p>
          </table:table-cell>
          <table:table-cell table:style-name="ce59" table:formula="of:=IFERROR(VLOOKUP([.F73];[$'T.Ş. Değerleri'.$E$2:.$G$25];2;0);&quot;&quot;)" office:value-type="float" office:value="8" calcext:value-type="float">
            <text:p>8</text:p>
          </table:table-cell>
          <table:table-cell table:style-name="ce59" table:formula="of:=IFERROR(VLOOKUP([.F73];[$'T.Ş. Değerleri'.$E$2:.$G$25];3;0);&quot;&quot;)" office:value-type="float" office:value="19" calcext:value-type="float">
            <text:p>19</text:p>
          </table:table-cell>
          <table:table-cell table:style-name="ce72" table:formula="of:=IF(OR([.G73]&lt;&gt;&quot;&quot;;[.H73]&lt;&gt;&quot;&quot;);IF(AND([.E73]&gt;=[.G73];[.E73]&lt;=[.H73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o <text:s/>0.206 <text:s/>% <text:s/>ASTM E1086 <text:s/></text:p>
          </table:table-cell>
          <table:table-cell table:style-name="ce51" office:value-type="string" calcext:value-type="string">
            <text:p>Mo</text:p>
          </table:table-cell>
          <table:table-cell table:style-name="ce53" office:value-type="float" office:value="0.206" calcext:value-type="float">
            <text:p>0,206</text:p>
          </table:table-cell>
          <table:table-cell table:style-name="ce69" table:formula="of:=[.B74]&amp;&quot;_&quot;&amp;[.D74]" office:value-type="string" office:string-value="Paslanmaz Çelik Spektrometrik Analiz_Mo" calcext:value-type="string">
            <text:p>Paslanmaz Çelik Spektrometrik Analiz_Mo</text:p>
          </table:table-cell>
          <table:table-cell table:style-name="ce59" table:formula="of:=IFERROR(VLOOKUP([.F74];[$'T.Ş. Değerleri'.$E$2:.$G$25];2;0);&quot;&quot;)">
            <text:p/>
          </table:table-cell>
          <table:table-cell table:style-name="ce59" table:formula="of:=IFERROR(VLOOKUP([.F74];[$'T.Ş. Değerleri'.$E$2:.$G$25];3;0);&quot;&quot;)">
            <text:p/>
          </table:table-cell>
          <table:table-cell table:style-name="ce72" table:formula="of:=IF(OR([.G74]&lt;&gt;&quot;&quot;;[.H74]&lt;&gt;&quot;&quot;);IF(AND([.E74]&gt;=[.G74];[.E74]&lt;=[.H74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u <text:s/>0.541 <text:s/>% <text:s/>ASTM E1086 <text:s/></text:p>
          </table:table-cell>
          <table:table-cell table:style-name="ce51" office:value-type="string" calcext:value-type="string">
            <text:p>Cu</text:p>
          </table:table-cell>
          <table:table-cell table:style-name="ce53" office:value-type="float" office:value="0.541" calcext:value-type="float">
            <text:p>0,541</text:p>
          </table:table-cell>
          <table:table-cell table:style-name="ce69" table:formula="of:=[.B75]&amp;&quot;_&quot;&amp;[.D75]" office:value-type="string" office:string-value="Paslanmaz Çelik Spektrometrik Analiz_Cu" calcext:value-type="string">
            <text:p>Paslanmaz Çelik Spektrometrik Analiz_Cu</text:p>
          </table:table-cell>
          <table:table-cell table:style-name="ce59" table:formula="of:=IFERROR(VLOOKUP([.F75];[$'T.Ş. Değerleri'.$E$2:.$G$25];2;0);&quot;&quot;)" office:value-type="float" office:value="0" calcext:value-type="float">
            <text:p/>
          </table:table-cell>
          <table:table-cell table:style-name="ce59" table:formula="of:=IFERROR(VLOOKUP([.F75];[$'T.Ş. Değerleri'.$E$2:.$G$25];3;0);&quot;&quot;)" office:value-type="float" office:value="4" calcext:value-type="float">
            <text:p>4</text:p>
          </table:table-cell>
          <table:table-cell table:style-name="ce72" table:formula="of:=IF(OR([.G75]&lt;&gt;&quot;&quot;;[.H75]&lt;&gt;&quot;&quot;);IF(AND([.E75]&gt;=[.G75];[.E75]&lt;=[.H75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Fe+Diğer <text:s/>Kalan <text:s/>% <text:s/>ASTM E1086 <text:s/></text:p>
          </table:table-cell>
          <table:table-cell table:style-name="ce51" office:value-type="string" calcext:value-type="string">
            <text:p>Fe+Diğer</text:p>
          </table:table-cell>
          <table:table-cell table:style-name="ce53" office:value-type="string" calcext:value-type="string">
            <text:p>Kalan</text:p>
          </table:table-cell>
          <table:table-cell table:style-name="ce69" table:formula="of:=[.B76]&amp;&quot;_&quot;&amp;[.D7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59" table:formula="of:=IFERROR(VLOOKUP([.F76];[$'T.Ş. Değerleri'.$E$2:.$G$25];2;0);&quot;&quot;)">
            <text:p/>
          </table:table-cell>
          <table:table-cell table:style-name="ce59" table:formula="of:=IFERROR(VLOOKUP([.F76];[$'T.Ş. Değerleri'.$E$2:.$G$25];3;0);&quot;&quot;)">
            <text:p/>
          </table:table-cell>
          <table:table-cell table:style-name="ce72" table:formula="of:=IF(OR([.G76]&lt;&gt;&quot;&quot;;[.H76]&lt;&gt;&quot;&quot;);IF(AND([.E76]&gt;=[.G76];[.E76]&lt;=[.H76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 <text:s/>0.035 <text:s/>% <text:s/>ASTM E1086 <text:s/></text:p>
          </table:table-cell>
          <table:table-cell table:style-name="ce51" office:value-type="string" calcext:value-type="string">
            <text:p>C</text:p>
          </table:table-cell>
          <table:table-cell table:style-name="ce53" office:value-type="float" office:value="0.035" calcext:value-type="float">
            <text:p>0,035</text:p>
          </table:table-cell>
          <table:table-cell table:style-name="ce69" table:formula="of:=[.B77]&amp;&quot;_&quot;&amp;[.D77]" office:value-type="string" office:string-value="Paslanmaz Çelik Spektrometrik Analiz_C" calcext:value-type="string">
            <text:p>Paslanmaz Çelik Spektrometrik Analiz_C</text:p>
          </table:table-cell>
          <table:table-cell table:style-name="ce59" table:formula="of:=IFERROR(VLOOKUP([.F77];[$'T.Ş. Değerleri'.$E$2:.$G$25];2;0);&quot;&quot;)" office:value-type="float" office:value="0" calcext:value-type="float">
            <text:p/>
          </table:table-cell>
          <table:table-cell table:style-name="ce59" table:formula="of:=IFERROR(VLOOKUP([.F77];[$'T.Ş. Değerleri'.$E$2:.$G$25];3;0);&quot;&quot;)" office:value-type="float" office:value="0.1" calcext:value-type="float">
            <text:p>0,1</text:p>
          </table:table-cell>
          <table:table-cell table:style-name="ce72" table:formula="of:=IF(OR([.G77]&lt;&gt;&quot;&quot;;[.H77]&lt;&gt;&quot;&quot;);IF(AND([.E77]&gt;=[.G77];[.E77]&lt;=[.H77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i <text:s/>0.411 <text:s/>% <text:s/>ASTM E1086 <text:s/></text:p>
          </table:table-cell>
          <table:table-cell table:style-name="ce51" office:value-type="string" calcext:value-type="string">
            <text:p>Si</text:p>
          </table:table-cell>
          <table:table-cell table:style-name="ce53" office:value-type="float" office:value="0.411" calcext:value-type="float">
            <text:p>0,411</text:p>
          </table:table-cell>
          <table:table-cell table:style-name="ce69" table:formula="of:=[.B78]&amp;&quot;_&quot;&amp;[.D78]" office:value-type="string" office:string-value="Paslanmaz Çelik Spektrometrik Analiz_Si" calcext:value-type="string">
            <text:p>Paslanmaz Çelik Spektrometrik Analiz_Si</text:p>
          </table:table-cell>
          <table:table-cell table:style-name="ce59" table:formula="of:=IFERROR(VLOOKUP([.F78];[$'T.Ş. Değerleri'.$E$2:.$G$25];2;0);&quot;&quot;)" office:value-type="float" office:value="0" calcext:value-type="float">
            <text:p/>
          </table:table-cell>
          <table:table-cell table:style-name="ce59" table:formula="of:=IFERROR(VLOOKUP([.F78];[$'T.Ş. Değerleri'.$E$2:.$G$25];3;0);&quot;&quot;)" office:value-type="float" office:value="1" calcext:value-type="float">
            <text:p>1</text:p>
          </table:table-cell>
          <table:table-cell table:style-name="ce72" table:formula="of:=IF(OR([.G78]&lt;&gt;&quot;&quot;;[.H78]&lt;&gt;&quot;&quot;);IF(AND([.E78]&gt;=[.G78];[.E78]&lt;=[.H78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n <text:s/>1.620 <text:s/>% <text:s/>ASTM E1086 <text:s/></text:p>
          </table:table-cell>
          <table:table-cell table:style-name="ce51" office:value-type="string" calcext:value-type="string">
            <text:p>Mn</text:p>
          </table:table-cell>
          <table:table-cell table:style-name="ce53" office:value-type="float" office:value="1.62" calcext:value-type="float">
            <text:p>1,62</text:p>
          </table:table-cell>
          <table:table-cell table:style-name="ce69" table:formula="of:=[.B79]&amp;&quot;_&quot;&amp;[.D79]" office:value-type="string" office:string-value="Paslanmaz Çelik Spektrometrik Analiz_Mn" calcext:value-type="string">
            <text:p>Paslanmaz Çelik Spektrometrik Analiz_Mn</text:p>
          </table:table-cell>
          <table:table-cell table:style-name="ce59" table:formula="of:=IFERROR(VLOOKUP([.F79];[$'T.Ş. Değerleri'.$E$2:.$G$25];2;0);&quot;&quot;)" office:value-type="float" office:value="0" calcext:value-type="float">
            <text:p/>
          </table:table-cell>
          <table:table-cell table:style-name="ce59" table:formula="of:=IFERROR(VLOOKUP([.F79];[$'T.Ş. Değerleri'.$E$2:.$G$25];3;0);&quot;&quot;)" office:value-type="float" office:value="2" calcext:value-type="float">
            <text:p>2</text:p>
          </table:table-cell>
          <table:table-cell table:style-name="ce72" table:formula="of:=IF(OR([.G79]&lt;&gt;&quot;&quot;;[.H79]&lt;&gt;&quot;&quot;);IF(AND([.E79]&gt;=[.G79];[.E79]&lt;=[.H79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P <text:s/>0.036 <text:s/>% <text:s/>ASTM E1086 <text:s/>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float" office:value="0.036" calcext:value-type="float">
            <text:p>0,036</text:p>
          </table:table-cell>
          <table:table-cell table:style-name="ce69" table:formula="of:=[.B80]&amp;&quot;_&quot;&amp;[.D80]" office:value-type="string" office:string-value="Paslanmaz Çelik Spektrometrik Analiz_P" calcext:value-type="string">
            <text:p>Paslanmaz Çelik Spektrometrik Analiz_P</text:p>
          </table:table-cell>
          <table:table-cell table:style-name="ce59" table:formula="of:=IFERROR(VLOOKUP([.F80];[$'T.Ş. Değerleri'.$E$2:.$G$25];2;0);&quot;&quot;)" office:value-type="float" office:value="0" calcext:value-type="float">
            <text:p/>
          </table:table-cell>
          <table:table-cell table:style-name="ce59" table:formula="of:=IFERROR(VLOOKUP([.F80];[$'T.Ş. Değerleri'.$E$2:.$G$25];3;0);&quot;&quot;)" office:value-type="float" office:value="0.05" calcext:value-type="float">
            <text:p>0,05</text:p>
          </table:table-cell>
          <table:table-cell table:style-name="ce72" table:formula="of:=IF(OR([.G80]&lt;&gt;&quot;&quot;;[.H80]&lt;&gt;&quot;&quot;);IF(AND([.E80]&gt;=[.G80];[.E80]&lt;=[.H80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 <text:s/>0.010 <text:s/>% <text:s/>ASTM E1086 <text:s/></text:p>
          </table:table-cell>
          <table:table-cell table:style-name="ce51" office:value-type="string" calcext:value-type="string">
            <text:p>S</text:p>
          </table:table-cell>
          <table:table-cell table:style-name="ce53" office:value-type="float" office:value="0.01" calcext:value-type="float">
            <text:p>0,01</text:p>
          </table:table-cell>
          <table:table-cell table:style-name="ce69" table:formula="of:=[.B81]&amp;&quot;_&quot;&amp;[.D81]" office:value-type="string" office:string-value="Paslanmaz Çelik Spektrometrik Analiz_S" calcext:value-type="string">
            <text:p>Paslanmaz Çelik Spektrometrik Analiz_S</text:p>
          </table:table-cell>
          <table:table-cell table:style-name="ce59" table:formula="of:=IFERROR(VLOOKUP([.F81];[$'T.Ş. Değerleri'.$E$2:.$G$25];2;0);&quot;&quot;)">
            <text:p/>
          </table:table-cell>
          <table:table-cell table:style-name="ce59" table:formula="of:=IFERROR(VLOOKUP([.F81];[$'T.Ş. Değerleri'.$E$2:.$G$25];3;0);&quot;&quot;)">
            <text:p/>
          </table:table-cell>
          <table:table-cell table:style-name="ce72" table:formula="of:=IF(OR([.G81]&lt;&gt;&quot;&quot;;[.H81]&lt;&gt;&quot;&quot;);IF(AND([.E81]&gt;=[.G81];[.E81]&lt;=[.H81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r <text:s/>18.65 <text:s/>% <text:s/>ASTM E1086 <text:s/></text:p>
          </table:table-cell>
          <table:table-cell table:style-name="ce51" office:value-type="string" calcext:value-type="string">
            <text:p>Cr</text:p>
          </table:table-cell>
          <table:table-cell table:style-name="ce53" office:value-type="float" office:value="18.65" calcext:value-type="float">
            <text:p>18,65</text:p>
          </table:table-cell>
          <table:table-cell table:style-name="ce69" table:formula="of:=[.B82]&amp;&quot;_&quot;&amp;[.D82]" office:value-type="string" office:string-value="Paslanmaz Çelik Spektrometrik Analiz_Cr" calcext:value-type="string">
            <text:p>Paslanmaz Çelik Spektrometrik Analiz_Cr</text:p>
          </table:table-cell>
          <table:table-cell table:style-name="ce59" table:formula="of:=IFERROR(VLOOKUP([.F82];[$'T.Ş. Değerleri'.$E$2:.$G$25];2;0);&quot;&quot;)" office:value-type="float" office:value="15" calcext:value-type="float">
            <text:p>15</text:p>
          </table:table-cell>
          <table:table-cell table:style-name="ce59" table:formula="of:=IFERROR(VLOOKUP([.F82];[$'T.Ş. Değerleri'.$E$2:.$G$25];3;0);&quot;&quot;)" office:value-type="float" office:value="20" calcext:value-type="float">
            <text:p>20</text:p>
          </table:table-cell>
          <table:table-cell table:style-name="ce72" table:formula="of:=IF(OR([.G82]&lt;&gt;&quot;&quot;;[.H82]&lt;&gt;&quot;&quot;);IF(AND([.E82]&gt;=[.G82];[.E82]&lt;=[.H82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Ni <text:s/>8.269 <text:s/>% <text:s/>ASTM E1086 <text:s/></text:p>
          </table:table-cell>
          <table:table-cell table:style-name="ce51" office:value-type="string" calcext:value-type="string">
            <text:p>Ni</text:p>
          </table:table-cell>
          <table:table-cell table:style-name="ce53" office:value-type="float" office:value="8.269" calcext:value-type="float">
            <text:p>8,269</text:p>
          </table:table-cell>
          <table:table-cell table:style-name="ce69" table:formula="of:=[.B83]&amp;&quot;_&quot;&amp;[.D83]" office:value-type="string" office:string-value="Paslanmaz Çelik Spektrometrik Analiz_Ni" calcext:value-type="string">
            <text:p>Paslanmaz Çelik Spektrometrik Analiz_Ni</text:p>
          </table:table-cell>
          <table:table-cell table:style-name="ce59" table:formula="of:=IFERROR(VLOOKUP([.F83];[$'T.Ş. Değerleri'.$E$2:.$G$25];2;0);&quot;&quot;)" office:value-type="float" office:value="8" calcext:value-type="float">
            <text:p>8</text:p>
          </table:table-cell>
          <table:table-cell table:style-name="ce59" table:formula="of:=IFERROR(VLOOKUP([.F83];[$'T.Ş. Değerleri'.$E$2:.$G$25];3;0);&quot;&quot;)" office:value-type="float" office:value="19" calcext:value-type="float">
            <text:p>19</text:p>
          </table:table-cell>
          <table:table-cell table:style-name="ce72" table:formula="of:=IF(OR([.G83]&lt;&gt;&quot;&quot;;[.H83]&lt;&gt;&quot;&quot;);IF(AND([.E83]&gt;=[.G83];[.E83]&lt;=[.H83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o <text:s/>0.215 <text:s/>% <text:s/>ASTM E1086 <text:s/></text:p>
          </table:table-cell>
          <table:table-cell table:style-name="ce51" office:value-type="string" calcext:value-type="string">
            <text:p>Mo</text:p>
          </table:table-cell>
          <table:table-cell table:style-name="ce53" office:value-type="float" office:value="0.215" calcext:value-type="float">
            <text:p>0,215</text:p>
          </table:table-cell>
          <table:table-cell table:style-name="ce69" table:formula="of:=[.B84]&amp;&quot;_&quot;&amp;[.D84]" office:value-type="string" office:string-value="Paslanmaz Çelik Spektrometrik Analiz_Mo" calcext:value-type="string">
            <text:p>Paslanmaz Çelik Spektrometrik Analiz_Mo</text:p>
          </table:table-cell>
          <table:table-cell table:style-name="ce59" table:formula="of:=IFERROR(VLOOKUP([.F84];[$'T.Ş. Değerleri'.$E$2:.$G$25];2;0);&quot;&quot;)">
            <text:p/>
          </table:table-cell>
          <table:table-cell table:style-name="ce59" table:formula="of:=IFERROR(VLOOKUP([.F84];[$'T.Ş. Değerleri'.$E$2:.$G$25];3;0);&quot;&quot;)">
            <text:p/>
          </table:table-cell>
          <table:table-cell table:style-name="ce72" table:formula="of:=IF(OR([.G84]&lt;&gt;&quot;&quot;;[.H84]&lt;&gt;&quot;&quot;);IF(AND([.E84]&gt;=[.G84];[.E84]&lt;=[.H84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u <text:s/>0.535 <text:s/>% <text:s/>ASTM E1086 <text:s/></text:p>
          </table:table-cell>
          <table:table-cell table:style-name="ce51" office:value-type="string" calcext:value-type="string">
            <text:p>Cu</text:p>
          </table:table-cell>
          <table:table-cell table:style-name="ce53" office:value-type="float" office:value="0.535" calcext:value-type="float">
            <text:p>0,535</text:p>
          </table:table-cell>
          <table:table-cell table:style-name="ce69" table:formula="of:=[.B85]&amp;&quot;_&quot;&amp;[.D85]" office:value-type="string" office:string-value="Paslanmaz Çelik Spektrometrik Analiz_Cu" calcext:value-type="string">
            <text:p>Paslanmaz Çelik Spektrometrik Analiz_Cu</text:p>
          </table:table-cell>
          <table:table-cell table:style-name="ce59" table:formula="of:=IFERROR(VLOOKUP([.F85];[$'T.Ş. Değerleri'.$E$2:.$G$25];2;0);&quot;&quot;)" office:value-type="float" office:value="0" calcext:value-type="float">
            <text:p/>
          </table:table-cell>
          <table:table-cell table:style-name="ce59" table:formula="of:=IFERROR(VLOOKUP([.F85];[$'T.Ş. Değerleri'.$E$2:.$G$25];3;0);&quot;&quot;)" office:value-type="float" office:value="4" calcext:value-type="float">
            <text:p>4</text:p>
          </table:table-cell>
          <table:table-cell table:style-name="ce72" table:formula="of:=IF(OR([.G85]&lt;&gt;&quot;&quot;;[.H85]&lt;&gt;&quot;&quot;);IF(AND([.E85]&gt;=[.G85];[.E85]&lt;=[.H85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Fe+Diğer <text:s/>Kalan <text:s/>% <text:s/>ASTM E1086 <text:s/></text:p>
          </table:table-cell>
          <table:table-cell table:style-name="ce51" office:value-type="string" calcext:value-type="string">
            <text:p>Fe+Diğer</text:p>
          </table:table-cell>
          <table:table-cell table:style-name="ce53" office:value-type="string" calcext:value-type="string">
            <text:p>Kalan</text:p>
          </table:table-cell>
          <table:table-cell table:style-name="ce69" table:formula="of:=[.B86]&amp;&quot;_&quot;&amp;[.D8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59" table:formula="of:=IFERROR(VLOOKUP([.F86];[$'T.Ş. Değerleri'.$E$2:.$G$25];2;0);&quot;&quot;)">
            <text:p/>
          </table:table-cell>
          <table:table-cell table:style-name="ce59" table:formula="of:=IFERROR(VLOOKUP([.F86];[$'T.Ş. Değerleri'.$E$2:.$G$25];3;0);&quot;&quot;)">
            <text:p/>
          </table:table-cell>
          <table:table-cell table:style-name="ce72" table:formula="of:=IF(OR([.G86]&lt;&gt;&quot;&quot;;[.H86]&lt;&gt;&quot;&quot;);IF(AND([.E86]&gt;=[.G86];[.E86]&lt;=[.H86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 <text:s/>0.037 <text:s/>% <text:s/>ASTM E1086 <text:s/></text:p>
          </table:table-cell>
          <table:table-cell table:style-name="ce51" office:value-type="string" calcext:value-type="string">
            <text:p>C</text:p>
          </table:table-cell>
          <table:table-cell table:style-name="ce53" office:value-type="float" office:value="0.037" calcext:value-type="float">
            <text:p>0,037</text:p>
          </table:table-cell>
          <table:table-cell table:style-name="ce69" table:formula="of:=[.B87]&amp;&quot;_&quot;&amp;[.D87]" office:value-type="string" office:string-value="Paslanmaz Çelik Spektrometrik Analiz_C" calcext:value-type="string">
            <text:p>Paslanmaz Çelik Spektrometrik Analiz_C</text:p>
          </table:table-cell>
          <table:table-cell table:style-name="ce59" table:formula="of:=IFERROR(VLOOKUP([.F87];[$'T.Ş. Değerleri'.$E$2:.$G$25];2;0);&quot;&quot;)" office:value-type="float" office:value="0" calcext:value-type="float">
            <text:p/>
          </table:table-cell>
          <table:table-cell table:style-name="ce59" table:formula="of:=IFERROR(VLOOKUP([.F87];[$'T.Ş. Değerleri'.$E$2:.$G$25];3;0);&quot;&quot;)" office:value-type="float" office:value="0.1" calcext:value-type="float">
            <text:p>0,1</text:p>
          </table:table-cell>
          <table:table-cell table:style-name="ce72" table:formula="of:=IF(OR([.G87]&lt;&gt;&quot;&quot;;[.H87]&lt;&gt;&quot;&quot;);IF(AND([.E87]&gt;=[.G87];[.E87]&lt;=[.H87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i <text:s/>0.422 <text:s/>% <text:s/>ASTM E1086 <text:s/></text:p>
          </table:table-cell>
          <table:table-cell table:style-name="ce51" office:value-type="string" calcext:value-type="string">
            <text:p>Si</text:p>
          </table:table-cell>
          <table:table-cell table:style-name="ce53" office:value-type="float" office:value="0.422" calcext:value-type="float">
            <text:p>0,422</text:p>
          </table:table-cell>
          <table:table-cell table:style-name="ce69" table:formula="of:=[.B88]&amp;&quot;_&quot;&amp;[.D88]" office:value-type="string" office:string-value="Paslanmaz Çelik Spektrometrik Analiz_Si" calcext:value-type="string">
            <text:p>Paslanmaz Çelik Spektrometrik Analiz_Si</text:p>
          </table:table-cell>
          <table:table-cell table:style-name="ce59" table:formula="of:=IFERROR(VLOOKUP([.F88];[$'T.Ş. Değerleri'.$E$2:.$G$25];2;0);&quot;&quot;)" office:value-type="float" office:value="0" calcext:value-type="float">
            <text:p/>
          </table:table-cell>
          <table:table-cell table:style-name="ce59" table:formula="of:=IFERROR(VLOOKUP([.F88];[$'T.Ş. Değerleri'.$E$2:.$G$25];3;0);&quot;&quot;)" office:value-type="float" office:value="1" calcext:value-type="float">
            <text:p>1</text:p>
          </table:table-cell>
          <table:table-cell table:style-name="ce72" table:formula="of:=IF(OR([.G88]&lt;&gt;&quot;&quot;;[.H88]&lt;&gt;&quot;&quot;);IF(AND([.E88]&gt;=[.G88];[.E88]&lt;=[.H88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n <text:s/>1.609 <text:s/>% <text:s/>ASTM E1086 <text:s/></text:p>
          </table:table-cell>
          <table:table-cell table:style-name="ce51" office:value-type="string" calcext:value-type="string">
            <text:p>Mn</text:p>
          </table:table-cell>
          <table:table-cell table:style-name="ce53" office:value-type="float" office:value="1.609" calcext:value-type="float">
            <text:p>1,609</text:p>
          </table:table-cell>
          <table:table-cell table:style-name="ce69" table:formula="of:=[.B89]&amp;&quot;_&quot;&amp;[.D89]" office:value-type="string" office:string-value="Paslanmaz Çelik Spektrometrik Analiz_Mn" calcext:value-type="string">
            <text:p>Paslanmaz Çelik Spektrometrik Analiz_Mn</text:p>
          </table:table-cell>
          <table:table-cell table:style-name="ce59" table:formula="of:=IFERROR(VLOOKUP([.F89];[$'T.Ş. Değerleri'.$E$2:.$G$25];2;0);&quot;&quot;)" office:value-type="float" office:value="0" calcext:value-type="float">
            <text:p/>
          </table:table-cell>
          <table:table-cell table:style-name="ce59" table:formula="of:=IFERROR(VLOOKUP([.F89];[$'T.Ş. Değerleri'.$E$2:.$G$25];3;0);&quot;&quot;)" office:value-type="float" office:value="2" calcext:value-type="float">
            <text:p>2</text:p>
          </table:table-cell>
          <table:table-cell table:style-name="ce72" table:formula="of:=IF(OR([.G89]&lt;&gt;&quot;&quot;;[.H89]&lt;&gt;&quot;&quot;);IF(AND([.E89]&gt;=[.G89];[.E89]&lt;=[.H89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P <text:s/>0.033 <text:s/>% <text:s/>ASTM E1086 <text:s/>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float" office:value="0.033" calcext:value-type="float">
            <text:p>0,033</text:p>
          </table:table-cell>
          <table:table-cell table:style-name="ce69" table:formula="of:=[.B90]&amp;&quot;_&quot;&amp;[.D90]" office:value-type="string" office:string-value="Paslanmaz Çelik Spektrometrik Analiz_P" calcext:value-type="string">
            <text:p>Paslanmaz Çelik Spektrometrik Analiz_P</text:p>
          </table:table-cell>
          <table:table-cell table:style-name="ce59" table:formula="of:=IFERROR(VLOOKUP([.F90];[$'T.Ş. Değerleri'.$E$2:.$G$25];2;0);&quot;&quot;)" office:value-type="float" office:value="0" calcext:value-type="float">
            <text:p/>
          </table:table-cell>
          <table:table-cell table:style-name="ce59" table:formula="of:=IFERROR(VLOOKUP([.F90];[$'T.Ş. Değerleri'.$E$2:.$G$25];3;0);&quot;&quot;)" office:value-type="float" office:value="0.05" calcext:value-type="float">
            <text:p>0,05</text:p>
          </table:table-cell>
          <table:table-cell table:style-name="ce72" table:formula="of:=IF(OR([.G90]&lt;&gt;&quot;&quot;;[.H90]&lt;&gt;&quot;&quot;);IF(AND([.E90]&gt;=[.G90];[.E90]&lt;=[.H90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 <text:s/>0.012 <text:s/>% <text:s/>ASTM E1086 <text:s/></text:p>
          </table:table-cell>
          <table:table-cell table:style-name="ce51" office:value-type="string" calcext:value-type="string">
            <text:p>S</text:p>
          </table:table-cell>
          <table:table-cell table:style-name="ce53" office:value-type="float" office:value="0.012" calcext:value-type="float">
            <text:p>0,012</text:p>
          </table:table-cell>
          <table:table-cell table:style-name="ce69" table:formula="of:=[.B91]&amp;&quot;_&quot;&amp;[.D91]" office:value-type="string" office:string-value="Paslanmaz Çelik Spektrometrik Analiz_S" calcext:value-type="string">
            <text:p>Paslanmaz Çelik Spektrometrik Analiz_S</text:p>
          </table:table-cell>
          <table:table-cell table:style-name="ce59" table:formula="of:=IFERROR(VLOOKUP([.F91];[$'T.Ş. Değerleri'.$E$2:.$G$25];2;0);&quot;&quot;)">
            <text:p/>
          </table:table-cell>
          <table:table-cell table:style-name="ce59" table:formula="of:=IFERROR(VLOOKUP([.F91];[$'T.Ş. Değerleri'.$E$2:.$G$25];3;0);&quot;&quot;)">
            <text:p/>
          </table:table-cell>
          <table:table-cell table:style-name="ce72" table:formula="of:=IF(OR([.G91]&lt;&gt;&quot;&quot;;[.H91]&lt;&gt;&quot;&quot;);IF(AND([.E91]&gt;=[.G91];[.E91]&lt;=[.H91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r <text:s/>18.69 <text:s/>% <text:s/>ASTM E1086 <text:s/></text:p>
          </table:table-cell>
          <table:table-cell table:style-name="ce51" office:value-type="string" calcext:value-type="string">
            <text:p>Cr</text:p>
          </table:table-cell>
          <table:table-cell table:style-name="ce53" office:value-type="float" office:value="18.69" calcext:value-type="float">
            <text:p>18,69</text:p>
          </table:table-cell>
          <table:table-cell table:style-name="ce69" table:formula="of:=[.B92]&amp;&quot;_&quot;&amp;[.D92]" office:value-type="string" office:string-value="Paslanmaz Çelik Spektrometrik Analiz_Cr" calcext:value-type="string">
            <text:p>Paslanmaz Çelik Spektrometrik Analiz_Cr</text:p>
          </table:table-cell>
          <table:table-cell table:style-name="ce59" table:formula="of:=IFERROR(VLOOKUP([.F92];[$'T.Ş. Değerleri'.$E$2:.$G$25];2;0);&quot;&quot;)" office:value-type="float" office:value="15" calcext:value-type="float">
            <text:p>15</text:p>
          </table:table-cell>
          <table:table-cell table:style-name="ce59" table:formula="of:=IFERROR(VLOOKUP([.F92];[$'T.Ş. Değerleri'.$E$2:.$G$25];3;0);&quot;&quot;)" office:value-type="float" office:value="20" calcext:value-type="float">
            <text:p>20</text:p>
          </table:table-cell>
          <table:table-cell table:style-name="ce72" table:formula="of:=IF(OR([.G92]&lt;&gt;&quot;&quot;;[.H92]&lt;&gt;&quot;&quot;);IF(AND([.E92]&gt;=[.G92];[.E92]&lt;=[.H92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Ni <text:s/>8.256 <text:s/>% <text:s/>ASTM E1086 <text:s/></text:p>
          </table:table-cell>
          <table:table-cell table:style-name="ce51" office:value-type="string" calcext:value-type="string">
            <text:p>Ni</text:p>
          </table:table-cell>
          <table:table-cell table:style-name="ce53" office:value-type="float" office:value="8.256" calcext:value-type="float">
            <text:p>8,256</text:p>
          </table:table-cell>
          <table:table-cell table:style-name="ce69" table:formula="of:=[.B93]&amp;&quot;_&quot;&amp;[.D93]" office:value-type="string" office:string-value="Paslanmaz Çelik Spektrometrik Analiz_Ni" calcext:value-type="string">
            <text:p>Paslanmaz Çelik Spektrometrik Analiz_Ni</text:p>
          </table:table-cell>
          <table:table-cell table:style-name="ce59" table:formula="of:=IFERROR(VLOOKUP([.F93];[$'T.Ş. Değerleri'.$E$2:.$G$25];2;0);&quot;&quot;)" office:value-type="float" office:value="8" calcext:value-type="float">
            <text:p>8</text:p>
          </table:table-cell>
          <table:table-cell table:style-name="ce59" table:formula="of:=IFERROR(VLOOKUP([.F93];[$'T.Ş. Değerleri'.$E$2:.$G$25];3;0);&quot;&quot;)" office:value-type="float" office:value="19" calcext:value-type="float">
            <text:p>19</text:p>
          </table:table-cell>
          <table:table-cell table:style-name="ce72" table:formula="of:=IF(OR([.G93]&lt;&gt;&quot;&quot;;[.H93]&lt;&gt;&quot;&quot;);IF(AND([.E93]&gt;=[.G93];[.E93]&lt;=[.H93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o <text:s/>0.207 <text:s/>% <text:s/>ASTM E1086 <text:s/></text:p>
          </table:table-cell>
          <table:table-cell table:style-name="ce51" office:value-type="string" calcext:value-type="string">
            <text:p>Mo</text:p>
          </table:table-cell>
          <table:table-cell table:style-name="ce53" office:value-type="float" office:value="0.207" calcext:value-type="float">
            <text:p>0,207</text:p>
          </table:table-cell>
          <table:table-cell table:style-name="ce69" table:formula="of:=[.B94]&amp;&quot;_&quot;&amp;[.D94]" office:value-type="string" office:string-value="Paslanmaz Çelik Spektrometrik Analiz_Mo" calcext:value-type="string">
            <text:p>Paslanmaz Çelik Spektrometrik Analiz_Mo</text:p>
          </table:table-cell>
          <table:table-cell table:style-name="ce59" table:formula="of:=IFERROR(VLOOKUP([.F94];[$'T.Ş. Değerleri'.$E$2:.$G$25];2;0);&quot;&quot;)">
            <text:p/>
          </table:table-cell>
          <table:table-cell table:style-name="ce59" table:formula="of:=IFERROR(VLOOKUP([.F94];[$'T.Ş. Değerleri'.$E$2:.$G$25];3;0);&quot;&quot;)">
            <text:p/>
          </table:table-cell>
          <table:table-cell table:style-name="ce72" table:formula="of:=IF(OR([.G94]&lt;&gt;&quot;&quot;;[.H94]&lt;&gt;&quot;&quot;);IF(AND([.E94]&gt;=[.G94];[.E94]&lt;=[.H94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u <text:s/>0.532 <text:s/>% <text:s/>ASTM E1086 <text:s/></text:p>
          </table:table-cell>
          <table:table-cell table:style-name="ce51" office:value-type="string" calcext:value-type="string">
            <text:p>Cu</text:p>
          </table:table-cell>
          <table:table-cell table:style-name="ce53" office:value-type="float" office:value="0.532" calcext:value-type="float">
            <text:p>0,532</text:p>
          </table:table-cell>
          <table:table-cell table:style-name="ce69" table:formula="of:=[.B95]&amp;&quot;_&quot;&amp;[.D95]" office:value-type="string" office:string-value="Paslanmaz Çelik Spektrometrik Analiz_Cu" calcext:value-type="string">
            <text:p>Paslanmaz Çelik Spektrometrik Analiz_Cu</text:p>
          </table:table-cell>
          <table:table-cell table:style-name="ce59" table:formula="of:=IFERROR(VLOOKUP([.F95];[$'T.Ş. Değerleri'.$E$2:.$G$25];2;0);&quot;&quot;)" office:value-type="float" office:value="0" calcext:value-type="float">
            <text:p/>
          </table:table-cell>
          <table:table-cell table:style-name="ce59" table:formula="of:=IFERROR(VLOOKUP([.F95];[$'T.Ş. Değerleri'.$E$2:.$G$25];3;0);&quot;&quot;)" office:value-type="float" office:value="4" calcext:value-type="float">
            <text:p>4</text:p>
          </table:table-cell>
          <table:table-cell table:style-name="ce72" table:formula="of:=IF(OR([.G95]&lt;&gt;&quot;&quot;;[.H95]&lt;&gt;&quot;&quot;);IF(AND([.E95]&gt;=[.G95];[.E95]&lt;=[.H95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Fe+Diğer <text:s/>Kalan <text:s/>% <text:s/>ASTM E1086 <text:s/></text:p>
          </table:table-cell>
          <table:table-cell table:style-name="ce51" office:value-type="string" calcext:value-type="string">
            <text:p>Fe+Diğer</text:p>
          </table:table-cell>
          <table:table-cell table:style-name="ce53" office:value-type="string" calcext:value-type="string">
            <text:p>Kalan</text:p>
          </table:table-cell>
          <table:table-cell table:style-name="ce69" table:formula="of:=[.B96]&amp;&quot;_&quot;&amp;[.D9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59" table:formula="of:=IFERROR(VLOOKUP([.F96];[$'T.Ş. Değerleri'.$E$2:.$G$25];2;0);&quot;&quot;)">
            <text:p/>
          </table:table-cell>
          <table:table-cell table:style-name="ce59" table:formula="of:=IFERROR(VLOOKUP([.F96];[$'T.Ş. Değerleri'.$E$2:.$G$25];3;0);&quot;&quot;)">
            <text:p/>
          </table:table-cell>
          <table:table-cell table:style-name="ce72" table:formula="of:=IF(OR([.G96]&lt;&gt;&quot;&quot;;[.H96]&lt;&gt;&quot;&quot;);IF(AND([.E96]&gt;=[.G96];[.E96]&lt;=[.H96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 <text:s/>0.039 <text:s/>% <text:s/>ASTM E1086 <text:s/></text:p>
          </table:table-cell>
          <table:table-cell table:style-name="ce51" office:value-type="string" calcext:value-type="string">
            <text:p>C</text:p>
          </table:table-cell>
          <table:table-cell table:style-name="ce53" office:value-type="float" office:value="0.039" calcext:value-type="float">
            <text:p>0,039</text:p>
          </table:table-cell>
          <table:table-cell table:style-name="ce69" table:formula="of:=[.B97]&amp;&quot;_&quot;&amp;[.D97]" office:value-type="string" office:string-value="Paslanmaz Çelik Spektrometrik Analiz_C" calcext:value-type="string">
            <text:p>Paslanmaz Çelik Spektrometrik Analiz_C</text:p>
          </table:table-cell>
          <table:table-cell table:style-name="ce59" table:formula="of:=IFERROR(VLOOKUP([.F97];[$'T.Ş. Değerleri'.$E$2:.$G$25];2;0);&quot;&quot;)" office:value-type="float" office:value="0" calcext:value-type="float">
            <text:p/>
          </table:table-cell>
          <table:table-cell table:style-name="ce59" table:formula="of:=IFERROR(VLOOKUP([.F97];[$'T.Ş. Değerleri'.$E$2:.$G$25];3;0);&quot;&quot;)" office:value-type="float" office:value="0.1" calcext:value-type="float">
            <text:p>0,1</text:p>
          </table:table-cell>
          <table:table-cell table:style-name="ce72" table:formula="of:=IF(OR([.G97]&lt;&gt;&quot;&quot;;[.H97]&lt;&gt;&quot;&quot;);IF(AND([.E97]&gt;=[.G97];[.E97]&lt;=[.H97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i <text:s/>0.428 <text:s/>% <text:s/>ASTM E1086 <text:s/></text:p>
          </table:table-cell>
          <table:table-cell table:style-name="ce51" office:value-type="string" calcext:value-type="string">
            <text:p>Si</text:p>
          </table:table-cell>
          <table:table-cell table:style-name="ce53" office:value-type="float" office:value="0.428" calcext:value-type="float">
            <text:p>0,428</text:p>
          </table:table-cell>
          <table:table-cell table:style-name="ce69" table:formula="of:=[.B98]&amp;&quot;_&quot;&amp;[.D98]" office:value-type="string" office:string-value="Paslanmaz Çelik Spektrometrik Analiz_Si" calcext:value-type="string">
            <text:p>Paslanmaz Çelik Spektrometrik Analiz_Si</text:p>
          </table:table-cell>
          <table:table-cell table:style-name="ce59" table:formula="of:=IFERROR(VLOOKUP([.F98];[$'T.Ş. Değerleri'.$E$2:.$G$25];2;0);&quot;&quot;)" office:value-type="float" office:value="0" calcext:value-type="float">
            <text:p/>
          </table:table-cell>
          <table:table-cell table:style-name="ce59" table:formula="of:=IFERROR(VLOOKUP([.F98];[$'T.Ş. Değerleri'.$E$2:.$G$25];3;0);&quot;&quot;)" office:value-type="float" office:value="1" calcext:value-type="float">
            <text:p>1</text:p>
          </table:table-cell>
          <table:table-cell table:style-name="ce72" table:formula="of:=IF(OR([.G98]&lt;&gt;&quot;&quot;;[.H98]&lt;&gt;&quot;&quot;);IF(AND([.E98]&gt;=[.G98];[.E98]&lt;=[.H98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n <text:s/>1.616 <text:s/>% <text:s/>ASTM E1086 <text:s/></text:p>
          </table:table-cell>
          <table:table-cell table:style-name="ce51" office:value-type="string" calcext:value-type="string">
            <text:p>Mn</text:p>
          </table:table-cell>
          <table:table-cell table:style-name="ce53" office:value-type="float" office:value="1.616" calcext:value-type="float">
            <text:p>1,616</text:p>
          </table:table-cell>
          <table:table-cell table:style-name="ce69" table:formula="of:=[.B99]&amp;&quot;_&quot;&amp;[.D99]" office:value-type="string" office:string-value="Paslanmaz Çelik Spektrometrik Analiz_Mn" calcext:value-type="string">
            <text:p>Paslanmaz Çelik Spektrometrik Analiz_Mn</text:p>
          </table:table-cell>
          <table:table-cell table:style-name="ce59" table:formula="of:=IFERROR(VLOOKUP([.F99];[$'T.Ş. Değerleri'.$E$2:.$G$25];2;0);&quot;&quot;)" office:value-type="float" office:value="0" calcext:value-type="float">
            <text:p/>
          </table:table-cell>
          <table:table-cell table:style-name="ce59" table:formula="of:=IFERROR(VLOOKUP([.F99];[$'T.Ş. Değerleri'.$E$2:.$G$25];3;0);&quot;&quot;)" office:value-type="float" office:value="2" calcext:value-type="float">
            <text:p>2</text:p>
          </table:table-cell>
          <table:table-cell table:style-name="ce72" table:formula="of:=IF(OR([.G99]&lt;&gt;&quot;&quot;;[.H99]&lt;&gt;&quot;&quot;);IF(AND([.E99]&gt;=[.G99];[.E99]&lt;=[.H99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P <text:s/>0.035 <text:s/>% <text:s/>ASTM E1086 <text:s/>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float" office:value="0.035" calcext:value-type="float">
            <text:p>0,035</text:p>
          </table:table-cell>
          <table:table-cell table:style-name="ce69" table:formula="of:=[.B100]&amp;&quot;_&quot;&amp;[.D100]" office:value-type="string" office:string-value="Paslanmaz Çelik Spektrometrik Analiz_P" calcext:value-type="string">
            <text:p>Paslanmaz Çelik Spektrometrik Analiz_P</text:p>
          </table:table-cell>
          <table:table-cell table:style-name="ce59" table:formula="of:=IFERROR(VLOOKUP([.F100];[$'T.Ş. Değerleri'.$E$2:.$G$25];2;0);&quot;&quot;)" office:value-type="float" office:value="0" calcext:value-type="float">
            <text:p/>
          </table:table-cell>
          <table:table-cell table:style-name="ce59" table:formula="of:=IFERROR(VLOOKUP([.F100];[$'T.Ş. Değerleri'.$E$2:.$G$25];3;0);&quot;&quot;)" office:value-type="float" office:value="0.05" calcext:value-type="float">
            <text:p>0,05</text:p>
          </table:table-cell>
          <table:table-cell table:style-name="ce72" table:formula="of:=IF(OR([.G100]&lt;&gt;&quot;&quot;;[.H100]&lt;&gt;&quot;&quot;);IF(AND([.E100]&gt;=[.G100];[.E100]&lt;=[.H100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 <text:s/>0.013 <text:s/>% <text:s/>ASTM E1086 <text:s/></text:p>
          </table:table-cell>
          <table:table-cell table:style-name="ce51" office:value-type="string" calcext:value-type="string">
            <text:p>S</text:p>
          </table:table-cell>
          <table:table-cell table:style-name="ce53" office:value-type="float" office:value="0.013" calcext:value-type="float">
            <text:p>0,013</text:p>
          </table:table-cell>
          <table:table-cell table:style-name="ce69" table:formula="of:=[.B101]&amp;&quot;_&quot;&amp;[.D101]" office:value-type="string" office:string-value="Paslanmaz Çelik Spektrometrik Analiz_S" calcext:value-type="string">
            <text:p>Paslanmaz Çelik Spektrometrik Analiz_S</text:p>
          </table:table-cell>
          <table:table-cell table:style-name="ce59" table:formula="of:=IFERROR(VLOOKUP([.F101];[$'T.Ş. Değerleri'.$E$2:.$G$25];2;0);&quot;&quot;)">
            <text:p/>
          </table:table-cell>
          <table:table-cell table:style-name="ce59" table:formula="of:=IFERROR(VLOOKUP([.F101];[$'T.Ş. Değerleri'.$E$2:.$G$25];3;0);&quot;&quot;)">
            <text:p/>
          </table:table-cell>
          <table:table-cell table:style-name="ce72" table:formula="of:=IF(OR([.G101]&lt;&gt;&quot;&quot;;[.H101]&lt;&gt;&quot;&quot;);IF(AND([.E101]&gt;=[.G101];[.E101]&lt;=[.H101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r <text:s/>18.57 <text:s/>% <text:s/>ASTM E1086 <text:s/></text:p>
          </table:table-cell>
          <table:table-cell table:style-name="ce51" office:value-type="string" calcext:value-type="string">
            <text:p>Cr</text:p>
          </table:table-cell>
          <table:table-cell table:style-name="ce53" office:value-type="float" office:value="18.57" calcext:value-type="float">
            <text:p>18,57</text:p>
          </table:table-cell>
          <table:table-cell table:style-name="ce69" table:formula="of:=[.B102]&amp;&quot;_&quot;&amp;[.D102]" office:value-type="string" office:string-value="Paslanmaz Çelik Spektrometrik Analiz_Cr" calcext:value-type="string">
            <text:p>Paslanmaz Çelik Spektrometrik Analiz_Cr</text:p>
          </table:table-cell>
          <table:table-cell table:style-name="ce59" table:formula="of:=IFERROR(VLOOKUP([.F102];[$'T.Ş. Değerleri'.$E$2:.$G$25];2;0);&quot;&quot;)" office:value-type="float" office:value="15" calcext:value-type="float">
            <text:p>15</text:p>
          </table:table-cell>
          <table:table-cell table:style-name="ce59" table:formula="of:=IFERROR(VLOOKUP([.F102];[$'T.Ş. Değerleri'.$E$2:.$G$25];3;0);&quot;&quot;)" office:value-type="float" office:value="20" calcext:value-type="float">
            <text:p>20</text:p>
          </table:table-cell>
          <table:table-cell table:style-name="ce72" table:formula="of:=IF(OR([.G102]&lt;&gt;&quot;&quot;;[.H102]&lt;&gt;&quot;&quot;);IF(AND([.E102]&gt;=[.G102];[.E102]&lt;=[.H102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Ni <text:s/>8.121 <text:s/>% <text:s/>ASTM E1086 <text:s/></text:p>
          </table:table-cell>
          <table:table-cell table:style-name="ce51" office:value-type="string" calcext:value-type="string">
            <text:p>Ni</text:p>
          </table:table-cell>
          <table:table-cell table:style-name="ce53" office:value-type="float" office:value="8.121" calcext:value-type="float">
            <text:p>8,121</text:p>
          </table:table-cell>
          <table:table-cell table:style-name="ce69" table:formula="of:=[.B103]&amp;&quot;_&quot;&amp;[.D103]" office:value-type="string" office:string-value="Paslanmaz Çelik Spektrometrik Analiz_Ni" calcext:value-type="string">
            <text:p>Paslanmaz Çelik Spektrometrik Analiz_Ni</text:p>
          </table:table-cell>
          <table:table-cell table:style-name="ce59" table:formula="of:=IFERROR(VLOOKUP([.F103];[$'T.Ş. Değerleri'.$E$2:.$G$25];2;0);&quot;&quot;)" office:value-type="float" office:value="8" calcext:value-type="float">
            <text:p>8</text:p>
          </table:table-cell>
          <table:table-cell table:style-name="ce59" table:formula="of:=IFERROR(VLOOKUP([.F103];[$'T.Ş. Değerleri'.$E$2:.$G$25];3;0);&quot;&quot;)" office:value-type="float" office:value="19" calcext:value-type="float">
            <text:p>19</text:p>
          </table:table-cell>
          <table:table-cell table:style-name="ce72" table:formula="of:=IF(OR([.G103]&lt;&gt;&quot;&quot;;[.H103]&lt;&gt;&quot;&quot;);IF(AND([.E103]&gt;=[.G103];[.E103]&lt;=[.H103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o <text:s/>0.213 <text:s/>% <text:s/>ASTM E1086 <text:s/></text:p>
          </table:table-cell>
          <table:table-cell table:style-name="ce51" office:value-type="string" calcext:value-type="string">
            <text:p>Mo</text:p>
          </table:table-cell>
          <table:table-cell table:style-name="ce53" office:value-type="float" office:value="0.213" calcext:value-type="float">
            <text:p>0,213</text:p>
          </table:table-cell>
          <table:table-cell table:style-name="ce69" table:formula="of:=[.B104]&amp;&quot;_&quot;&amp;[.D104]" office:value-type="string" office:string-value="Paslanmaz Çelik Spektrometrik Analiz_Mo" calcext:value-type="string">
            <text:p>Paslanmaz Çelik Spektrometrik Analiz_Mo</text:p>
          </table:table-cell>
          <table:table-cell table:style-name="ce59" table:formula="of:=IFERROR(VLOOKUP([.F104];[$'T.Ş. Değerleri'.$E$2:.$G$25];2;0);&quot;&quot;)">
            <text:p/>
          </table:table-cell>
          <table:table-cell table:style-name="ce59" table:formula="of:=IFERROR(VLOOKUP([.F104];[$'T.Ş. Değerleri'.$E$2:.$G$25];3;0);&quot;&quot;)">
            <text:p/>
          </table:table-cell>
          <table:table-cell table:style-name="ce72" table:formula="of:=IF(OR([.G104]&lt;&gt;&quot;&quot;;[.H104]&lt;&gt;&quot;&quot;);IF(AND([.E104]&gt;=[.G104];[.E104]&lt;=[.H104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u <text:s/>0.537 <text:s/>% <text:s/>ASTM E1086 <text:s/></text:p>
          </table:table-cell>
          <table:table-cell table:style-name="ce51" office:value-type="string" calcext:value-type="string">
            <text:p>Cu</text:p>
          </table:table-cell>
          <table:table-cell table:style-name="ce53" office:value-type="float" office:value="0.537" calcext:value-type="float">
            <text:p>0,537</text:p>
          </table:table-cell>
          <table:table-cell table:style-name="ce69" table:formula="of:=[.B105]&amp;&quot;_&quot;&amp;[.D105]" office:value-type="string" office:string-value="Paslanmaz Çelik Spektrometrik Analiz_Cu" calcext:value-type="string">
            <text:p>Paslanmaz Çelik Spektrometrik Analiz_Cu</text:p>
          </table:table-cell>
          <table:table-cell table:style-name="ce59" table:formula="of:=IFERROR(VLOOKUP([.F105];[$'T.Ş. Değerleri'.$E$2:.$G$25];2;0);&quot;&quot;)" office:value-type="float" office:value="0" calcext:value-type="float">
            <text:p/>
          </table:table-cell>
          <table:table-cell table:style-name="ce59" table:formula="of:=IFERROR(VLOOKUP([.F105];[$'T.Ş. Değerleri'.$E$2:.$G$25];3;0);&quot;&quot;)" office:value-type="float" office:value="4" calcext:value-type="float">
            <text:p>4</text:p>
          </table:table-cell>
          <table:table-cell table:style-name="ce72" table:formula="of:=IF(OR([.G105]&lt;&gt;&quot;&quot;;[.H105]&lt;&gt;&quot;&quot;);IF(AND([.E105]&gt;=[.G105];[.E105]&lt;=[.H105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Fe+Diğer <text:s/>Kalan <text:s/>% <text:s/>ASTM E1086 <text:s/></text:p>
          </table:table-cell>
          <table:table-cell table:style-name="ce51" office:value-type="string" calcext:value-type="string">
            <text:p>Fe+Diğer</text:p>
          </table:table-cell>
          <table:table-cell table:style-name="ce53" office:value-type="string" calcext:value-type="string">
            <text:p>Kalan</text:p>
          </table:table-cell>
          <table:table-cell table:style-name="ce69" table:formula="of:=[.B106]&amp;&quot;_&quot;&amp;[.D10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59" table:formula="of:=IFERROR(VLOOKUP([.F106];[$'T.Ş. Değerleri'.$E$2:.$G$25];2;0);&quot;&quot;)">
            <text:p/>
          </table:table-cell>
          <table:table-cell table:style-name="ce59" table:formula="of:=IFERROR(VLOOKUP([.F106];[$'T.Ş. Değerleri'.$E$2:.$G$25];3;0);&quot;&quot;)">
            <text:p/>
          </table:table-cell>
          <table:table-cell table:style-name="ce72" table:formula="of:=IF(OR([.G106]&lt;&gt;&quot;&quot;;[.H106]&lt;&gt;&quot;&quot;);IF(AND([.E106]&gt;=[.G106];[.E106]&lt;=[.H106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 <text:s/>0.035 <text:s/>% <text:s/>ASTM E1086 <text:s/></text:p>
          </table:table-cell>
          <table:table-cell table:style-name="ce51" office:value-type="string" calcext:value-type="string">
            <text:p>C</text:p>
          </table:table-cell>
          <table:table-cell table:style-name="ce53" office:value-type="float" office:value="0.035" calcext:value-type="float">
            <text:p>0,035</text:p>
          </table:table-cell>
          <table:table-cell table:style-name="ce69" table:formula="of:=[.B107]&amp;&quot;_&quot;&amp;[.D107]" office:value-type="string" office:string-value="Paslanmaz Çelik Spektrometrik Analiz_C" calcext:value-type="string">
            <text:p>Paslanmaz Çelik Spektrometrik Analiz_C</text:p>
          </table:table-cell>
          <table:table-cell table:style-name="ce59" table:formula="of:=IFERROR(VLOOKUP([.F107];[$'T.Ş. Değerleri'.$E$2:.$G$25];2;0);&quot;&quot;)" office:value-type="float" office:value="0" calcext:value-type="float">
            <text:p/>
          </table:table-cell>
          <table:table-cell table:style-name="ce59" table:formula="of:=IFERROR(VLOOKUP([.F107];[$'T.Ş. Değerleri'.$E$2:.$G$25];3;0);&quot;&quot;)" office:value-type="float" office:value="0.1" calcext:value-type="float">
            <text:p>0,1</text:p>
          </table:table-cell>
          <table:table-cell table:style-name="ce72" table:formula="of:=IF(OR([.G107]&lt;&gt;&quot;&quot;;[.H107]&lt;&gt;&quot;&quot;);IF(AND([.E107]&gt;=[.G107];[.E107]&lt;=[.H107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i <text:s/>0.432 <text:s/>% <text:s/>ASTM E1086 <text:s/></text:p>
          </table:table-cell>
          <table:table-cell table:style-name="ce51" office:value-type="string" calcext:value-type="string">
            <text:p>Si</text:p>
          </table:table-cell>
          <table:table-cell table:style-name="ce53" office:value-type="float" office:value="0.432" calcext:value-type="float">
            <text:p>0,432</text:p>
          </table:table-cell>
          <table:table-cell table:style-name="ce69" table:formula="of:=[.B108]&amp;&quot;_&quot;&amp;[.D108]" office:value-type="string" office:string-value="Paslanmaz Çelik Spektrometrik Analiz_Si" calcext:value-type="string">
            <text:p>Paslanmaz Çelik Spektrometrik Analiz_Si</text:p>
          </table:table-cell>
          <table:table-cell table:style-name="ce59" table:formula="of:=IFERROR(VLOOKUP([.F108];[$'T.Ş. Değerleri'.$E$2:.$G$25];2;0);&quot;&quot;)" office:value-type="float" office:value="0" calcext:value-type="float">
            <text:p/>
          </table:table-cell>
          <table:table-cell table:style-name="ce59" table:formula="of:=IFERROR(VLOOKUP([.F108];[$'T.Ş. Değerleri'.$E$2:.$G$25];3;0);&quot;&quot;)" office:value-type="float" office:value="1" calcext:value-type="float">
            <text:p>1</text:p>
          </table:table-cell>
          <table:table-cell table:style-name="ce72" table:formula="of:=IF(OR([.G108]&lt;&gt;&quot;&quot;;[.H108]&lt;&gt;&quot;&quot;);IF(AND([.E108]&gt;=[.G108];[.E108]&lt;=[.H108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n <text:s/>1.622 <text:s/>% <text:s/>ASTM E1086 <text:s/></text:p>
          </table:table-cell>
          <table:table-cell table:style-name="ce51" office:value-type="string" calcext:value-type="string">
            <text:p>Mn</text:p>
          </table:table-cell>
          <table:table-cell table:style-name="ce53" office:value-type="float" office:value="1.622" calcext:value-type="float">
            <text:p>1,622</text:p>
          </table:table-cell>
          <table:table-cell table:style-name="ce69" table:formula="of:=[.B109]&amp;&quot;_&quot;&amp;[.D109]" office:value-type="string" office:string-value="Paslanmaz Çelik Spektrometrik Analiz_Mn" calcext:value-type="string">
            <text:p>Paslanmaz Çelik Spektrometrik Analiz_Mn</text:p>
          </table:table-cell>
          <table:table-cell table:style-name="ce59" table:formula="of:=IFERROR(VLOOKUP([.F109];[$'T.Ş. Değerleri'.$E$2:.$G$25];2;0);&quot;&quot;)" office:value-type="float" office:value="0" calcext:value-type="float">
            <text:p/>
          </table:table-cell>
          <table:table-cell table:style-name="ce59" table:formula="of:=IFERROR(VLOOKUP([.F109];[$'T.Ş. Değerleri'.$E$2:.$G$25];3;0);&quot;&quot;)" office:value-type="float" office:value="2" calcext:value-type="float">
            <text:p>2</text:p>
          </table:table-cell>
          <table:table-cell table:style-name="ce72" table:formula="of:=IF(OR([.G109]&lt;&gt;&quot;&quot;;[.H109]&lt;&gt;&quot;&quot;);IF(AND([.E109]&gt;=[.G109];[.E109]&lt;=[.H109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P <text:s/>0.039 <text:s/>% <text:s/>ASTM E1086 <text:s/>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float" office:value="0.039" calcext:value-type="float">
            <text:p>0,039</text:p>
          </table:table-cell>
          <table:table-cell table:style-name="ce69" table:formula="of:=[.B110]&amp;&quot;_&quot;&amp;[.D110]" office:value-type="string" office:string-value="Paslanmaz Çelik Spektrometrik Analiz_P" calcext:value-type="string">
            <text:p>Paslanmaz Çelik Spektrometrik Analiz_P</text:p>
          </table:table-cell>
          <table:table-cell table:style-name="ce59" table:formula="of:=IFERROR(VLOOKUP([.F110];[$'T.Ş. Değerleri'.$E$2:.$G$25];2;0);&quot;&quot;)" office:value-type="float" office:value="0" calcext:value-type="float">
            <text:p/>
          </table:table-cell>
          <table:table-cell table:style-name="ce59" table:formula="of:=IFERROR(VLOOKUP([.F110];[$'T.Ş. Değerleri'.$E$2:.$G$25];3;0);&quot;&quot;)" office:value-type="float" office:value="0.05" calcext:value-type="float">
            <text:p>0,05</text:p>
          </table:table-cell>
          <table:table-cell table:style-name="ce72" table:formula="of:=IF(OR([.G110]&lt;&gt;&quot;&quot;;[.H110]&lt;&gt;&quot;&quot;);IF(AND([.E110]&gt;=[.G110];[.E110]&lt;=[.H110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 <text:s/>0.012 <text:s/>% <text:s/>ASTM E1086 <text:s/></text:p>
          </table:table-cell>
          <table:table-cell table:style-name="ce51" office:value-type="string" calcext:value-type="string">
            <text:p>S</text:p>
          </table:table-cell>
          <table:table-cell table:style-name="ce53" office:value-type="float" office:value="0.012" calcext:value-type="float">
            <text:p>0,012</text:p>
          </table:table-cell>
          <table:table-cell table:style-name="ce69" table:formula="of:=[.B111]&amp;&quot;_&quot;&amp;[.D111]" office:value-type="string" office:string-value="Paslanmaz Çelik Spektrometrik Analiz_S" calcext:value-type="string">
            <text:p>Paslanmaz Çelik Spektrometrik Analiz_S</text:p>
          </table:table-cell>
          <table:table-cell table:style-name="ce59" table:formula="of:=IFERROR(VLOOKUP([.F111];[$'T.Ş. Değerleri'.$E$2:.$G$25];2;0);&quot;&quot;)">
            <text:p/>
          </table:table-cell>
          <table:table-cell table:style-name="ce59" table:formula="of:=IFERROR(VLOOKUP([.F111];[$'T.Ş. Değerleri'.$E$2:.$G$25];3;0);&quot;&quot;)">
            <text:p/>
          </table:table-cell>
          <table:table-cell table:style-name="ce72" table:formula="of:=IF(OR([.G111]&lt;&gt;&quot;&quot;;[.H111]&lt;&gt;&quot;&quot;);IF(AND([.E111]&gt;=[.G111];[.E111]&lt;=[.H111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r <text:s/>18.53 <text:s/>% <text:s/>ASTM E1086 <text:s/></text:p>
          </table:table-cell>
          <table:table-cell table:style-name="ce51" office:value-type="string" calcext:value-type="string">
            <text:p>Cr</text:p>
          </table:table-cell>
          <table:table-cell table:style-name="ce53" office:value-type="float" office:value="18.53" calcext:value-type="float">
            <text:p>18,53</text:p>
          </table:table-cell>
          <table:table-cell table:style-name="ce69" table:formula="of:=[.B112]&amp;&quot;_&quot;&amp;[.D112]" office:value-type="string" office:string-value="Paslanmaz Çelik Spektrometrik Analiz_Cr" calcext:value-type="string">
            <text:p>Paslanmaz Çelik Spektrometrik Analiz_Cr</text:p>
          </table:table-cell>
          <table:table-cell table:style-name="ce59" table:formula="of:=IFERROR(VLOOKUP([.F112];[$'T.Ş. Değerleri'.$E$2:.$G$25];2;0);&quot;&quot;)" office:value-type="float" office:value="15" calcext:value-type="float">
            <text:p>15</text:p>
          </table:table-cell>
          <table:table-cell table:style-name="ce59" table:formula="of:=IFERROR(VLOOKUP([.F112];[$'T.Ş. Değerleri'.$E$2:.$G$25];3;0);&quot;&quot;)" office:value-type="float" office:value="20" calcext:value-type="float">
            <text:p>20</text:p>
          </table:table-cell>
          <table:table-cell table:style-name="ce72" table:formula="of:=IF(OR([.G112]&lt;&gt;&quot;&quot;;[.H112]&lt;&gt;&quot;&quot;);IF(AND([.E112]&gt;=[.G112];[.E112]&lt;=[.H112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Ni <text:s/>8.288 <text:s/>% <text:s/>ASTM E1086 <text:s/></text:p>
          </table:table-cell>
          <table:table-cell table:style-name="ce51" office:value-type="string" calcext:value-type="string">
            <text:p>Ni</text:p>
          </table:table-cell>
          <table:table-cell table:style-name="ce53" office:value-type="float" office:value="8.288" calcext:value-type="float">
            <text:p>8,288</text:p>
          </table:table-cell>
          <table:table-cell table:style-name="ce69" table:formula="of:=[.B113]&amp;&quot;_&quot;&amp;[.D113]" office:value-type="string" office:string-value="Paslanmaz Çelik Spektrometrik Analiz_Ni" calcext:value-type="string">
            <text:p>Paslanmaz Çelik Spektrometrik Analiz_Ni</text:p>
          </table:table-cell>
          <table:table-cell table:style-name="ce59" table:formula="of:=IFERROR(VLOOKUP([.F113];[$'T.Ş. Değerleri'.$E$2:.$G$25];2;0);&quot;&quot;)" office:value-type="float" office:value="8" calcext:value-type="float">
            <text:p>8</text:p>
          </table:table-cell>
          <table:table-cell table:style-name="ce59" table:formula="of:=IFERROR(VLOOKUP([.F113];[$'T.Ş. Değerleri'.$E$2:.$G$25];3;0);&quot;&quot;)" office:value-type="float" office:value="19" calcext:value-type="float">
            <text:p>19</text:p>
          </table:table-cell>
          <table:table-cell table:style-name="ce72" table:formula="of:=IF(OR([.G113]&lt;&gt;&quot;&quot;;[.H113]&lt;&gt;&quot;&quot;);IF(AND([.E113]&gt;=[.G113];[.E113]&lt;=[.H113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o <text:s/>0.206 <text:s/>% <text:s/>ASTM E1086 <text:s/></text:p>
          </table:table-cell>
          <table:table-cell table:style-name="ce51" office:value-type="string" calcext:value-type="string">
            <text:p>Mo</text:p>
          </table:table-cell>
          <table:table-cell table:style-name="ce53" office:value-type="float" office:value="0.206" calcext:value-type="float">
            <text:p>0,206</text:p>
          </table:table-cell>
          <table:table-cell table:style-name="ce69" table:formula="of:=[.B114]&amp;&quot;_&quot;&amp;[.D114]" office:value-type="string" office:string-value="Paslanmaz Çelik Spektrometrik Analiz_Mo" calcext:value-type="string">
            <text:p>Paslanmaz Çelik Spektrometrik Analiz_Mo</text:p>
          </table:table-cell>
          <table:table-cell table:style-name="ce59" table:formula="of:=IFERROR(VLOOKUP([.F114];[$'T.Ş. Değerleri'.$E$2:.$G$25];2;0);&quot;&quot;)">
            <text:p/>
          </table:table-cell>
          <table:table-cell table:style-name="ce59" table:formula="of:=IFERROR(VLOOKUP([.F114];[$'T.Ş. Değerleri'.$E$2:.$G$25];3;0);&quot;&quot;)">
            <text:p/>
          </table:table-cell>
          <table:table-cell table:style-name="ce72" table:formula="of:=IF(OR([.G114]&lt;&gt;&quot;&quot;;[.H114]&lt;&gt;&quot;&quot;);IF(AND([.E114]&gt;=[.G114];[.E114]&lt;=[.H114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u <text:s/>0.528 <text:s/>% <text:s/>ASTM E1086 <text:s/></text:p>
          </table:table-cell>
          <table:table-cell table:style-name="ce51" office:value-type="string" calcext:value-type="string">
            <text:p>Cu</text:p>
          </table:table-cell>
          <table:table-cell table:style-name="ce53" office:value-type="float" office:value="0.528" calcext:value-type="float">
            <text:p>0,528</text:p>
          </table:table-cell>
          <table:table-cell table:style-name="ce69" table:formula="of:=[.B115]&amp;&quot;_&quot;&amp;[.D115]" office:value-type="string" office:string-value="Paslanmaz Çelik Spektrometrik Analiz_Cu" calcext:value-type="string">
            <text:p>Paslanmaz Çelik Spektrometrik Analiz_Cu</text:p>
          </table:table-cell>
          <table:table-cell table:style-name="ce59" table:formula="of:=IFERROR(VLOOKUP([.F115];[$'T.Ş. Değerleri'.$E$2:.$G$25];2;0);&quot;&quot;)" office:value-type="float" office:value="0" calcext:value-type="float">
            <text:p/>
          </table:table-cell>
          <table:table-cell table:style-name="ce59" table:formula="of:=IFERROR(VLOOKUP([.F115];[$'T.Ş. Değerleri'.$E$2:.$G$25];3;0);&quot;&quot;)" office:value-type="float" office:value="4" calcext:value-type="float">
            <text:p>4</text:p>
          </table:table-cell>
          <table:table-cell table:style-name="ce72" table:formula="of:=IF(OR([.G115]&lt;&gt;&quot;&quot;;[.H115]&lt;&gt;&quot;&quot;);IF(AND([.E115]&gt;=[.G115];[.E115]&lt;=[.H115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Fe+Diğer <text:s/>Kalan <text:s/>% <text:s/>ASTM E1086 <text:s/></text:p>
          </table:table-cell>
          <table:table-cell table:style-name="ce51" office:value-type="string" calcext:value-type="string">
            <text:p>Fe+Diğer</text:p>
          </table:table-cell>
          <table:table-cell table:style-name="ce53" office:value-type="string" calcext:value-type="string">
            <text:p>Kalan</text:p>
          </table:table-cell>
          <table:table-cell table:style-name="ce69" table:formula="of:=[.B116]&amp;&quot;_&quot;&amp;[.D11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59" table:formula="of:=IFERROR(VLOOKUP([.F116];[$'T.Ş. Değerleri'.$E$2:.$G$25];2;0);&quot;&quot;)">
            <text:p/>
          </table:table-cell>
          <table:table-cell table:style-name="ce59" table:formula="of:=IFERROR(VLOOKUP([.F116];[$'T.Ş. Değerleri'.$E$2:.$G$25];3;0);&quot;&quot;)">
            <text:p/>
          </table:table-cell>
          <table:table-cell table:style-name="ce72" table:formula="of:=IF(OR([.G116]&lt;&gt;&quot;&quot;;[.H116]&lt;&gt;&quot;&quot;);IF(AND([.E116]&gt;=[.G116];[.E116]&lt;=[.H116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 <text:s/>0.031 <text:s/>% <text:s/>ASTM E1086 <text:s/></text:p>
          </table:table-cell>
          <table:table-cell table:style-name="ce51" office:value-type="string" calcext:value-type="string">
            <text:p>C</text:p>
          </table:table-cell>
          <table:table-cell table:style-name="ce53" office:value-type="float" office:value="0.031" calcext:value-type="float">
            <text:p>0,031</text:p>
          </table:table-cell>
          <table:table-cell table:style-name="ce69" table:formula="of:=[.B117]&amp;&quot;_&quot;&amp;[.D117]" office:value-type="string" office:string-value="Paslanmaz Çelik Spektrometrik Analiz_C" calcext:value-type="string">
            <text:p>Paslanmaz Çelik Spektrometrik Analiz_C</text:p>
          </table:table-cell>
          <table:table-cell table:style-name="ce59" table:formula="of:=IFERROR(VLOOKUP([.F117];[$'T.Ş. Değerleri'.$E$2:.$G$25];2;0);&quot;&quot;)" office:value-type="float" office:value="0" calcext:value-type="float">
            <text:p/>
          </table:table-cell>
          <table:table-cell table:style-name="ce59" table:formula="of:=IFERROR(VLOOKUP([.F117];[$'T.Ş. Değerleri'.$E$2:.$G$25];3;0);&quot;&quot;)" office:value-type="float" office:value="0.1" calcext:value-type="float">
            <text:p>0,1</text:p>
          </table:table-cell>
          <table:table-cell table:style-name="ce72" table:formula="of:=IF(OR([.G117]&lt;&gt;&quot;&quot;;[.H117]&lt;&gt;&quot;&quot;);IF(AND([.E117]&gt;=[.G117];[.E117]&lt;=[.H117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i <text:s/>0.425 <text:s/>% <text:s/>ASTM E1086 <text:s/></text:p>
          </table:table-cell>
          <table:table-cell table:style-name="ce51" office:value-type="string" calcext:value-type="string">
            <text:p>Si</text:p>
          </table:table-cell>
          <table:table-cell table:style-name="ce53" office:value-type="float" office:value="0.425" calcext:value-type="float">
            <text:p>0,425</text:p>
          </table:table-cell>
          <table:table-cell table:style-name="ce69" table:formula="of:=[.B118]&amp;&quot;_&quot;&amp;[.D118]" office:value-type="string" office:string-value="Paslanmaz Çelik Spektrometrik Analiz_Si" calcext:value-type="string">
            <text:p>Paslanmaz Çelik Spektrometrik Analiz_Si</text:p>
          </table:table-cell>
          <table:table-cell table:style-name="ce59" table:formula="of:=IFERROR(VLOOKUP([.F118];[$'T.Ş. Değerleri'.$E$2:.$G$25];2;0);&quot;&quot;)" office:value-type="float" office:value="0" calcext:value-type="float">
            <text:p/>
          </table:table-cell>
          <table:table-cell table:style-name="ce59" table:formula="of:=IFERROR(VLOOKUP([.F118];[$'T.Ş. Değerleri'.$E$2:.$G$25];3;0);&quot;&quot;)" office:value-type="float" office:value="1" calcext:value-type="float">
            <text:p>1</text:p>
          </table:table-cell>
          <table:table-cell table:style-name="ce72" table:formula="of:=IF(OR([.G118]&lt;&gt;&quot;&quot;;[.H118]&lt;&gt;&quot;&quot;);IF(AND([.E118]&gt;=[.G118];[.E118]&lt;=[.H118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n <text:s/>1.596 <text:s/>% <text:s/>ASTM E1086 <text:s/></text:p>
          </table:table-cell>
          <table:table-cell table:style-name="ce51" office:value-type="string" calcext:value-type="string">
            <text:p>Mn</text:p>
          </table:table-cell>
          <table:table-cell table:style-name="ce53" office:value-type="float" office:value="1.596" calcext:value-type="float">
            <text:p>1,596</text:p>
          </table:table-cell>
          <table:table-cell table:style-name="ce69" table:formula="of:=[.B119]&amp;&quot;_&quot;&amp;[.D119]" office:value-type="string" office:string-value="Paslanmaz Çelik Spektrometrik Analiz_Mn" calcext:value-type="string">
            <text:p>Paslanmaz Çelik Spektrometrik Analiz_Mn</text:p>
          </table:table-cell>
          <table:table-cell table:style-name="ce59" table:formula="of:=IFERROR(VLOOKUP([.F119];[$'T.Ş. Değerleri'.$E$2:.$G$25];2;0);&quot;&quot;)" office:value-type="float" office:value="0" calcext:value-type="float">
            <text:p/>
          </table:table-cell>
          <table:table-cell table:style-name="ce59" table:formula="of:=IFERROR(VLOOKUP([.F119];[$'T.Ş. Değerleri'.$E$2:.$G$25];3;0);&quot;&quot;)" office:value-type="float" office:value="2" calcext:value-type="float">
            <text:p>2</text:p>
          </table:table-cell>
          <table:table-cell table:style-name="ce72" table:formula="of:=IF(OR([.G119]&lt;&gt;&quot;&quot;;[.H119]&lt;&gt;&quot;&quot;);IF(AND([.E119]&gt;=[.G119];[.E119]&lt;=[.H119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P <text:s/>0.035 <text:s/>% <text:s/>ASTM E1086 <text:s/>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float" office:value="0.035" calcext:value-type="float">
            <text:p>0,035</text:p>
          </table:table-cell>
          <table:table-cell table:style-name="ce69" table:formula="of:=[.B120]&amp;&quot;_&quot;&amp;[.D120]" office:value-type="string" office:string-value="Paslanmaz Çelik Spektrometrik Analiz_P" calcext:value-type="string">
            <text:p>Paslanmaz Çelik Spektrometrik Analiz_P</text:p>
          </table:table-cell>
          <table:table-cell table:style-name="ce59" table:formula="of:=IFERROR(VLOOKUP([.F120];[$'T.Ş. Değerleri'.$E$2:.$G$25];2;0);&quot;&quot;)" office:value-type="float" office:value="0" calcext:value-type="float">
            <text:p/>
          </table:table-cell>
          <table:table-cell table:style-name="ce59" table:formula="of:=IFERROR(VLOOKUP([.F120];[$'T.Ş. Değerleri'.$E$2:.$G$25];3;0);&quot;&quot;)" office:value-type="float" office:value="0.05" calcext:value-type="float">
            <text:p>0,05</text:p>
          </table:table-cell>
          <table:table-cell table:style-name="ce72" table:formula="of:=IF(OR([.G120]&lt;&gt;&quot;&quot;;[.H120]&lt;&gt;&quot;&quot;);IF(AND([.E120]&gt;=[.G120];[.E120]&lt;=[.H120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 <text:s/>0.014 <text:s/>% <text:s/>ASTM E1086 <text:s/></text:p>
          </table:table-cell>
          <table:table-cell table:style-name="ce51" office:value-type="string" calcext:value-type="string">
            <text:p>S</text:p>
          </table:table-cell>
          <table:table-cell table:style-name="ce53" office:value-type="float" office:value="0.014" calcext:value-type="float">
            <text:p>0,014</text:p>
          </table:table-cell>
          <table:table-cell table:style-name="ce69" table:formula="of:=[.B121]&amp;&quot;_&quot;&amp;[.D121]" office:value-type="string" office:string-value="Paslanmaz Çelik Spektrometrik Analiz_S" calcext:value-type="string">
            <text:p>Paslanmaz Çelik Spektrometrik Analiz_S</text:p>
          </table:table-cell>
          <table:table-cell table:style-name="ce59" table:formula="of:=IFERROR(VLOOKUP([.F121];[$'T.Ş. Değerleri'.$E$2:.$G$25];2;0);&quot;&quot;)">
            <text:p/>
          </table:table-cell>
          <table:table-cell table:style-name="ce59" table:formula="of:=IFERROR(VLOOKUP([.F121];[$'T.Ş. Değerleri'.$E$2:.$G$25];3;0);&quot;&quot;)">
            <text:p/>
          </table:table-cell>
          <table:table-cell table:style-name="ce72" table:formula="of:=IF(OR([.G121]&lt;&gt;&quot;&quot;;[.H121]&lt;&gt;&quot;&quot;);IF(AND([.E121]&gt;=[.G121];[.E121]&lt;=[.H121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r <text:s/>18.42 <text:s/>% <text:s/>ASTM E1086 <text:s/></text:p>
          </table:table-cell>
          <table:table-cell table:style-name="ce51" office:value-type="string" calcext:value-type="string">
            <text:p>Cr</text:p>
          </table:table-cell>
          <table:table-cell table:style-name="ce53" office:value-type="float" office:value="18.42" calcext:value-type="float">
            <text:p>18,42</text:p>
          </table:table-cell>
          <table:table-cell table:style-name="ce69" table:formula="of:=[.B122]&amp;&quot;_&quot;&amp;[.D122]" office:value-type="string" office:string-value="Paslanmaz Çelik Spektrometrik Analiz_Cr" calcext:value-type="string">
            <text:p>Paslanmaz Çelik Spektrometrik Analiz_Cr</text:p>
          </table:table-cell>
          <table:table-cell table:style-name="ce59" table:formula="of:=IFERROR(VLOOKUP([.F122];[$'T.Ş. Değerleri'.$E$2:.$G$25];2;0);&quot;&quot;)" office:value-type="float" office:value="15" calcext:value-type="float">
            <text:p>15</text:p>
          </table:table-cell>
          <table:table-cell table:style-name="ce59" table:formula="of:=IFERROR(VLOOKUP([.F122];[$'T.Ş. Değerleri'.$E$2:.$G$25];3;0);&quot;&quot;)" office:value-type="float" office:value="20" calcext:value-type="float">
            <text:p>20</text:p>
          </table:table-cell>
          <table:table-cell table:style-name="ce72" table:formula="of:=IF(OR([.G122]&lt;&gt;&quot;&quot;;[.H122]&lt;&gt;&quot;&quot;);IF(AND([.E122]&gt;=[.G122];[.E122]&lt;=[.H122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Ni <text:s/>8.248 <text:s/>% <text:s/>ASTM E1086 <text:s/></text:p>
          </table:table-cell>
          <table:table-cell table:style-name="ce51" office:value-type="string" calcext:value-type="string">
            <text:p>Ni</text:p>
          </table:table-cell>
          <table:table-cell table:style-name="ce53" office:value-type="float" office:value="8.248" calcext:value-type="float">
            <text:p>8,248</text:p>
          </table:table-cell>
          <table:table-cell table:style-name="ce69" table:formula="of:=[.B123]&amp;&quot;_&quot;&amp;[.D123]" office:value-type="string" office:string-value="Paslanmaz Çelik Spektrometrik Analiz_Ni" calcext:value-type="string">
            <text:p>Paslanmaz Çelik Spektrometrik Analiz_Ni</text:p>
          </table:table-cell>
          <table:table-cell table:style-name="ce59" table:formula="of:=IFERROR(VLOOKUP([.F123];[$'T.Ş. Değerleri'.$E$2:.$G$25];2;0);&quot;&quot;)" office:value-type="float" office:value="8" calcext:value-type="float">
            <text:p>8</text:p>
          </table:table-cell>
          <table:table-cell table:style-name="ce59" table:formula="of:=IFERROR(VLOOKUP([.F123];[$'T.Ş. Değerleri'.$E$2:.$G$25];3;0);&quot;&quot;)" office:value-type="float" office:value="19" calcext:value-type="float">
            <text:p>19</text:p>
          </table:table-cell>
          <table:table-cell table:style-name="ce72" table:formula="of:=IF(OR([.G123]&lt;&gt;&quot;&quot;;[.H123]&lt;&gt;&quot;&quot;);IF(AND([.E123]&gt;=[.G123];[.E123]&lt;=[.H123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o <text:s/>0.201 <text:s/>% <text:s/>ASTM E1086 <text:s/></text:p>
          </table:table-cell>
          <table:table-cell table:style-name="ce51" office:value-type="string" calcext:value-type="string">
            <text:p>Mo</text:p>
          </table:table-cell>
          <table:table-cell table:style-name="ce53" office:value-type="float" office:value="0.201" calcext:value-type="float">
            <text:p>0,201</text:p>
          </table:table-cell>
          <table:table-cell table:style-name="ce69" table:formula="of:=[.B124]&amp;&quot;_&quot;&amp;[.D124]" office:value-type="string" office:string-value="Paslanmaz Çelik Spektrometrik Analiz_Mo" calcext:value-type="string">
            <text:p>Paslanmaz Çelik Spektrometrik Analiz_Mo</text:p>
          </table:table-cell>
          <table:table-cell table:style-name="ce59" table:formula="of:=IFERROR(VLOOKUP([.F124];[$'T.Ş. Değerleri'.$E$2:.$G$25];2;0);&quot;&quot;)">
            <text:p/>
          </table:table-cell>
          <table:table-cell table:style-name="ce59" table:formula="of:=IFERROR(VLOOKUP([.F124];[$'T.Ş. Değerleri'.$E$2:.$G$25];3;0);&quot;&quot;)">
            <text:p/>
          </table:table-cell>
          <table:table-cell table:style-name="ce72" table:formula="of:=IF(OR([.G124]&lt;&gt;&quot;&quot;;[.H124]&lt;&gt;&quot;&quot;);IF(AND([.E124]&gt;=[.G124];[.E124]&lt;=[.H124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u <text:s/>0.549 <text:s/>% <text:s/>ASTM E1086 <text:s/></text:p>
          </table:table-cell>
          <table:table-cell table:style-name="ce51" office:value-type="string" calcext:value-type="string">
            <text:p>Cu</text:p>
          </table:table-cell>
          <table:table-cell table:style-name="ce53" office:value-type="float" office:value="0.549" calcext:value-type="float">
            <text:p>0,549</text:p>
          </table:table-cell>
          <table:table-cell table:style-name="ce69" table:formula="of:=[.B125]&amp;&quot;_&quot;&amp;[.D125]" office:value-type="string" office:string-value="Paslanmaz Çelik Spektrometrik Analiz_Cu" calcext:value-type="string">
            <text:p>Paslanmaz Çelik Spektrometrik Analiz_Cu</text:p>
          </table:table-cell>
          <table:table-cell table:style-name="ce59" table:formula="of:=IFERROR(VLOOKUP([.F125];[$'T.Ş. Değerleri'.$E$2:.$G$25];2;0);&quot;&quot;)" office:value-type="float" office:value="0" calcext:value-type="float">
            <text:p/>
          </table:table-cell>
          <table:table-cell table:style-name="ce59" table:formula="of:=IFERROR(VLOOKUP([.F125];[$'T.Ş. Değerleri'.$E$2:.$G$25];3;0);&quot;&quot;)" office:value-type="float" office:value="4" calcext:value-type="float">
            <text:p>4</text:p>
          </table:table-cell>
          <table:table-cell table:style-name="ce72" table:formula="of:=IF(OR([.G125]&lt;&gt;&quot;&quot;;[.H125]&lt;&gt;&quot;&quot;);IF(AND([.E125]&gt;=[.G125];[.E125]&lt;=[.H125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Fe+Diğer <text:s/>Kalan <text:s/>% <text:s/>ASTM E1086 <text:s/></text:p>
          </table:table-cell>
          <table:table-cell table:style-name="ce51" office:value-type="string" calcext:value-type="string">
            <text:p>Fe+Diğer</text:p>
          </table:table-cell>
          <table:table-cell table:style-name="ce53" office:value-type="string" calcext:value-type="string">
            <text:p>Kalan</text:p>
          </table:table-cell>
          <table:table-cell table:style-name="ce69" table:formula="of:=[.B126]&amp;&quot;_&quot;&amp;[.D12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59" table:formula="of:=IFERROR(VLOOKUP([.F126];[$'T.Ş. Değerleri'.$E$2:.$G$25];2;0);&quot;&quot;)">
            <text:p/>
          </table:table-cell>
          <table:table-cell table:style-name="ce59" table:formula="of:=IFERROR(VLOOKUP([.F126];[$'T.Ş. Değerleri'.$E$2:.$G$25];3;0);&quot;&quot;)">
            <text:p/>
          </table:table-cell>
          <table:table-cell table:style-name="ce72" table:formula="of:=IF(OR([.G126]&lt;&gt;&quot;&quot;;[.H126]&lt;&gt;&quot;&quot;);IF(AND([.E126]&gt;=[.G126];[.E126]&lt;=[.H126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 <text:s/>0.035 <text:s/>% <text:s/>ASTM E1086 <text:s/></text:p>
          </table:table-cell>
          <table:table-cell table:style-name="ce51" office:value-type="string" calcext:value-type="string">
            <text:p>C</text:p>
          </table:table-cell>
          <table:table-cell table:style-name="ce53" office:value-type="float" office:value="0.035" calcext:value-type="float">
            <text:p>0,035</text:p>
          </table:table-cell>
          <table:table-cell table:style-name="ce69" table:formula="of:=[.B127]&amp;&quot;_&quot;&amp;[.D127]" office:value-type="string" office:string-value="Paslanmaz Çelik Spektrometrik Analiz_C" calcext:value-type="string">
            <text:p>Paslanmaz Çelik Spektrometrik Analiz_C</text:p>
          </table:table-cell>
          <table:table-cell table:style-name="ce59" table:formula="of:=IFERROR(VLOOKUP([.F127];[$'T.Ş. Değerleri'.$E$2:.$G$25];2;0);&quot;&quot;)" office:value-type="float" office:value="0" calcext:value-type="float">
            <text:p/>
          </table:table-cell>
          <table:table-cell table:style-name="ce59" table:formula="of:=IFERROR(VLOOKUP([.F127];[$'T.Ş. Değerleri'.$E$2:.$G$25];3;0);&quot;&quot;)" office:value-type="float" office:value="0.1" calcext:value-type="float">
            <text:p>0,1</text:p>
          </table:table-cell>
          <table:table-cell table:style-name="ce72" table:formula="of:=IF(OR([.G127]&lt;&gt;&quot;&quot;;[.H127]&lt;&gt;&quot;&quot;);IF(AND([.E127]&gt;=[.G127];[.E127]&lt;=[.H127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i <text:s/>0.430 <text:s/>% <text:s/>ASTM E1086 <text:s/></text:p>
          </table:table-cell>
          <table:table-cell table:style-name="ce51" office:value-type="string" calcext:value-type="string">
            <text:p>Si</text:p>
          </table:table-cell>
          <table:table-cell table:style-name="ce53" office:value-type="float" office:value="0.43" calcext:value-type="float">
            <text:p>0,43</text:p>
          </table:table-cell>
          <table:table-cell table:style-name="ce69" table:formula="of:=[.B128]&amp;&quot;_&quot;&amp;[.D128]" office:value-type="string" office:string-value="Paslanmaz Çelik Spektrometrik Analiz_Si" calcext:value-type="string">
            <text:p>Paslanmaz Çelik Spektrometrik Analiz_Si</text:p>
          </table:table-cell>
          <table:table-cell table:style-name="ce59" table:formula="of:=IFERROR(VLOOKUP([.F128];[$'T.Ş. Değerleri'.$E$2:.$G$25];2;0);&quot;&quot;)" office:value-type="float" office:value="0" calcext:value-type="float">
            <text:p/>
          </table:table-cell>
          <table:table-cell table:style-name="ce59" table:formula="of:=IFERROR(VLOOKUP([.F128];[$'T.Ş. Değerleri'.$E$2:.$G$25];3;0);&quot;&quot;)" office:value-type="float" office:value="1" calcext:value-type="float">
            <text:p>1</text:p>
          </table:table-cell>
          <table:table-cell table:style-name="ce72" table:formula="of:=IF(OR([.G128]&lt;&gt;&quot;&quot;;[.H128]&lt;&gt;&quot;&quot;);IF(AND([.E128]&gt;=[.G128];[.E128]&lt;=[.H128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n <text:s/>1.550 <text:s/>% <text:s/>ASTM E1086 <text:s/></text:p>
          </table:table-cell>
          <table:table-cell table:style-name="ce51" office:value-type="string" calcext:value-type="string">
            <text:p>Mn</text:p>
          </table:table-cell>
          <table:table-cell table:style-name="ce53" office:value-type="float" office:value="1.55" calcext:value-type="float">
            <text:p>1,55</text:p>
          </table:table-cell>
          <table:table-cell table:style-name="ce69" table:formula="of:=[.B129]&amp;&quot;_&quot;&amp;[.D129]" office:value-type="string" office:string-value="Paslanmaz Çelik Spektrometrik Analiz_Mn" calcext:value-type="string">
            <text:p>Paslanmaz Çelik Spektrometrik Analiz_Mn</text:p>
          </table:table-cell>
          <table:table-cell table:style-name="ce59" table:formula="of:=IFERROR(VLOOKUP([.F129];[$'T.Ş. Değerleri'.$E$2:.$G$25];2;0);&quot;&quot;)" office:value-type="float" office:value="0" calcext:value-type="float">
            <text:p/>
          </table:table-cell>
          <table:table-cell table:style-name="ce59" table:formula="of:=IFERROR(VLOOKUP([.F129];[$'T.Ş. Değerleri'.$E$2:.$G$25];3;0);&quot;&quot;)" office:value-type="float" office:value="2" calcext:value-type="float">
            <text:p>2</text:p>
          </table:table-cell>
          <table:table-cell table:style-name="ce72" table:formula="of:=IF(OR([.G129]&lt;&gt;&quot;&quot;;[.H129]&lt;&gt;&quot;&quot;);IF(AND([.E129]&gt;=[.G129];[.E129]&lt;=[.H129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P <text:s/>0.035 <text:s/>% <text:s/>ASTM E1086 <text:s/>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float" office:value="0.035" calcext:value-type="float">
            <text:p>0,035</text:p>
          </table:table-cell>
          <table:table-cell table:style-name="ce69" table:formula="of:=[.B130]&amp;&quot;_&quot;&amp;[.D130]" office:value-type="string" office:string-value="Paslanmaz Çelik Spektrometrik Analiz_P" calcext:value-type="string">
            <text:p>Paslanmaz Çelik Spektrometrik Analiz_P</text:p>
          </table:table-cell>
          <table:table-cell table:style-name="ce59" table:formula="of:=IFERROR(VLOOKUP([.F130];[$'T.Ş. Değerleri'.$E$2:.$G$25];2;0);&quot;&quot;)" office:value-type="float" office:value="0" calcext:value-type="float">
            <text:p/>
          </table:table-cell>
          <table:table-cell table:style-name="ce59" table:formula="of:=IFERROR(VLOOKUP([.F130];[$'T.Ş. Değerleri'.$E$2:.$G$25];3;0);&quot;&quot;)" office:value-type="float" office:value="0.05" calcext:value-type="float">
            <text:p>0,05</text:p>
          </table:table-cell>
          <table:table-cell table:style-name="ce72" table:formula="of:=IF(OR([.G130]&lt;&gt;&quot;&quot;;[.H130]&lt;&gt;&quot;&quot;);IF(AND([.E130]&gt;=[.G130];[.E130]&lt;=[.H130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 <text:s/>0.011 <text:s/>% <text:s/>ASTM E1086 <text:s/></text:p>
          </table:table-cell>
          <table:table-cell table:style-name="ce51" office:value-type="string" calcext:value-type="string">
            <text:p>S</text:p>
          </table:table-cell>
          <table:table-cell table:style-name="ce53" office:value-type="float" office:value="0.011" calcext:value-type="float">
            <text:p>0,011</text:p>
          </table:table-cell>
          <table:table-cell table:style-name="ce69" table:formula="of:=[.B131]&amp;&quot;_&quot;&amp;[.D131]" office:value-type="string" office:string-value="Paslanmaz Çelik Spektrometrik Analiz_S" calcext:value-type="string">
            <text:p>Paslanmaz Çelik Spektrometrik Analiz_S</text:p>
          </table:table-cell>
          <table:table-cell table:style-name="ce59" table:formula="of:=IFERROR(VLOOKUP([.F131];[$'T.Ş. Değerleri'.$E$2:.$G$25];2;0);&quot;&quot;)">
            <text:p/>
          </table:table-cell>
          <table:table-cell table:style-name="ce59" table:formula="of:=IFERROR(VLOOKUP([.F131];[$'T.Ş. Değerleri'.$E$2:.$G$25];3;0);&quot;&quot;)">
            <text:p/>
          </table:table-cell>
          <table:table-cell table:style-name="ce72" table:formula="of:=IF(OR([.G131]&lt;&gt;&quot;&quot;;[.H131]&lt;&gt;&quot;&quot;);IF(AND([.E131]&gt;=[.G131];[.E131]&lt;=[.H131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r <text:s/>18.61 <text:s/>% <text:s/>ASTM E1086 <text:s/></text:p>
          </table:table-cell>
          <table:table-cell table:style-name="ce51" office:value-type="string" calcext:value-type="string">
            <text:p>Cr</text:p>
          </table:table-cell>
          <table:table-cell table:style-name="ce53" office:value-type="float" office:value="18.61" calcext:value-type="float">
            <text:p>18,61</text:p>
          </table:table-cell>
          <table:table-cell table:style-name="ce69" table:formula="of:=[.B132]&amp;&quot;_&quot;&amp;[.D132]" office:value-type="string" office:string-value="Paslanmaz Çelik Spektrometrik Analiz_Cr" calcext:value-type="string">
            <text:p>Paslanmaz Çelik Spektrometrik Analiz_Cr</text:p>
          </table:table-cell>
          <table:table-cell table:style-name="ce59" table:formula="of:=IFERROR(VLOOKUP([.F132];[$'T.Ş. Değerleri'.$E$2:.$G$25];2;0);&quot;&quot;)" office:value-type="float" office:value="15" calcext:value-type="float">
            <text:p>15</text:p>
          </table:table-cell>
          <table:table-cell table:style-name="ce59" table:formula="of:=IFERROR(VLOOKUP([.F132];[$'T.Ş. Değerleri'.$E$2:.$G$25];3;0);&quot;&quot;)" office:value-type="float" office:value="20" calcext:value-type="float">
            <text:p>20</text:p>
          </table:table-cell>
          <table:table-cell table:style-name="ce72" table:formula="of:=IF(OR([.G132]&lt;&gt;&quot;&quot;;[.H132]&lt;&gt;&quot;&quot;);IF(AND([.E132]&gt;=[.G132];[.E132]&lt;=[.H132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Ni <text:s/>8.192 <text:s/>% <text:s/>ASTM E1086 <text:s/></text:p>
          </table:table-cell>
          <table:table-cell table:style-name="ce51" office:value-type="string" calcext:value-type="string">
            <text:p>Ni</text:p>
          </table:table-cell>
          <table:table-cell table:style-name="ce53" office:value-type="float" office:value="8.192" calcext:value-type="float">
            <text:p>8,192</text:p>
          </table:table-cell>
          <table:table-cell table:style-name="ce69" table:formula="of:=[.B133]&amp;&quot;_&quot;&amp;[.D133]" office:value-type="string" office:string-value="Paslanmaz Çelik Spektrometrik Analiz_Ni" calcext:value-type="string">
            <text:p>Paslanmaz Çelik Spektrometrik Analiz_Ni</text:p>
          </table:table-cell>
          <table:table-cell table:style-name="ce59" table:formula="of:=IFERROR(VLOOKUP([.F133];[$'T.Ş. Değerleri'.$E$2:.$G$25];2;0);&quot;&quot;)" office:value-type="float" office:value="8" calcext:value-type="float">
            <text:p>8</text:p>
          </table:table-cell>
          <table:table-cell table:style-name="ce59" table:formula="of:=IFERROR(VLOOKUP([.F133];[$'T.Ş. Değerleri'.$E$2:.$G$25];3;0);&quot;&quot;)" office:value-type="float" office:value="19" calcext:value-type="float">
            <text:p>19</text:p>
          </table:table-cell>
          <table:table-cell table:style-name="ce72" table:formula="of:=IF(OR([.G133]&lt;&gt;&quot;&quot;;[.H133]&lt;&gt;&quot;&quot;);IF(AND([.E133]&gt;=[.G133];[.E133]&lt;=[.H133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o <text:s/>0.205 <text:s/>% <text:s/>ASTM E1086 <text:s/></text:p>
          </table:table-cell>
          <table:table-cell table:style-name="ce51" office:value-type="string" calcext:value-type="string">
            <text:p>Mo</text:p>
          </table:table-cell>
          <table:table-cell table:style-name="ce53" office:value-type="float" office:value="0.205" calcext:value-type="float">
            <text:p>0,205</text:p>
          </table:table-cell>
          <table:table-cell table:style-name="ce69" table:formula="of:=[.B134]&amp;&quot;_&quot;&amp;[.D134]" office:value-type="string" office:string-value="Paslanmaz Çelik Spektrometrik Analiz_Mo" calcext:value-type="string">
            <text:p>Paslanmaz Çelik Spektrometrik Analiz_Mo</text:p>
          </table:table-cell>
          <table:table-cell table:style-name="ce59" table:formula="of:=IFERROR(VLOOKUP([.F134];[$'T.Ş. Değerleri'.$E$2:.$G$25];2;0);&quot;&quot;)">
            <text:p/>
          </table:table-cell>
          <table:table-cell table:style-name="ce59" table:formula="of:=IFERROR(VLOOKUP([.F134];[$'T.Ş. Değerleri'.$E$2:.$G$25];3;0);&quot;&quot;)">
            <text:p/>
          </table:table-cell>
          <table:table-cell table:style-name="ce72" table:formula="of:=IF(OR([.G134]&lt;&gt;&quot;&quot;;[.H134]&lt;&gt;&quot;&quot;);IF(AND([.E134]&gt;=[.G134];[.E134]&lt;=[.H134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u <text:s/>0.537 <text:s/>% <text:s/>ASTM E1086 <text:s/></text:p>
          </table:table-cell>
          <table:table-cell table:style-name="ce51" office:value-type="string" calcext:value-type="string">
            <text:p>Cu</text:p>
          </table:table-cell>
          <table:table-cell table:style-name="ce53" office:value-type="float" office:value="0.537" calcext:value-type="float">
            <text:p>0,537</text:p>
          </table:table-cell>
          <table:table-cell table:style-name="ce69" table:formula="of:=[.B135]&amp;&quot;_&quot;&amp;[.D135]" office:value-type="string" office:string-value="Paslanmaz Çelik Spektrometrik Analiz_Cu" calcext:value-type="string">
            <text:p>Paslanmaz Çelik Spektrometrik Analiz_Cu</text:p>
          </table:table-cell>
          <table:table-cell table:style-name="ce59" table:formula="of:=IFERROR(VLOOKUP([.F135];[$'T.Ş. Değerleri'.$E$2:.$G$25];2;0);&quot;&quot;)" office:value-type="float" office:value="0" calcext:value-type="float">
            <text:p/>
          </table:table-cell>
          <table:table-cell table:style-name="ce59" table:formula="of:=IFERROR(VLOOKUP([.F135];[$'T.Ş. Değerleri'.$E$2:.$G$25];3;0);&quot;&quot;)" office:value-type="float" office:value="4" calcext:value-type="float">
            <text:p>4</text:p>
          </table:table-cell>
          <table:table-cell table:style-name="ce72" table:formula="of:=IF(OR([.G135]&lt;&gt;&quot;&quot;;[.H135]&lt;&gt;&quot;&quot;);IF(AND([.E135]&gt;=[.G135];[.E135]&lt;=[.H135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Fe+Diğer <text:s/>Kalan <text:s/>% <text:s/>ASTM E1086 <text:s/></text:p>
          </table:table-cell>
          <table:table-cell table:style-name="ce51" office:value-type="string" calcext:value-type="string">
            <text:p>Fe+Diğer</text:p>
          </table:table-cell>
          <table:table-cell table:style-name="ce53" office:value-type="string" calcext:value-type="string">
            <text:p>Kalan</text:p>
          </table:table-cell>
          <table:table-cell table:style-name="ce69" table:formula="of:=[.B136]&amp;&quot;_&quot;&amp;[.D13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59" table:formula="of:=IFERROR(VLOOKUP([.F136];[$'T.Ş. Değerleri'.$E$2:.$G$25];2;0);&quot;&quot;)">
            <text:p/>
          </table:table-cell>
          <table:table-cell table:style-name="ce59" table:formula="of:=IFERROR(VLOOKUP([.F136];[$'T.Ş. Değerleri'.$E$2:.$G$25];3;0);&quot;&quot;)">
            <text:p/>
          </table:table-cell>
          <table:table-cell table:style-name="ce72" table:formula="of:=IF(OR([.G136]&lt;&gt;&quot;&quot;;[.H136]&lt;&gt;&quot;&quot;);IF(AND([.E136]&gt;=[.G136];[.E136]&lt;=[.H136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 <text:s/>0.032 <text:s/>% <text:s/>ASTM E1086 <text:s/></text:p>
          </table:table-cell>
          <table:table-cell table:style-name="ce51" office:value-type="string" calcext:value-type="string">
            <text:p>C</text:p>
          </table:table-cell>
          <table:table-cell table:style-name="ce53" office:value-type="float" office:value="0.032" calcext:value-type="float">
            <text:p>0,032</text:p>
          </table:table-cell>
          <table:table-cell table:style-name="ce69" table:formula="of:=[.B137]&amp;&quot;_&quot;&amp;[.D137]" office:value-type="string" office:string-value="Paslanmaz Çelik Spektrometrik Analiz_C" calcext:value-type="string">
            <text:p>Paslanmaz Çelik Spektrometrik Analiz_C</text:p>
          </table:table-cell>
          <table:table-cell table:style-name="ce59" table:formula="of:=IFERROR(VLOOKUP([.F137];[$'T.Ş. Değerleri'.$E$2:.$G$25];2;0);&quot;&quot;)" office:value-type="float" office:value="0" calcext:value-type="float">
            <text:p/>
          </table:table-cell>
          <table:table-cell table:style-name="ce59" table:formula="of:=IFERROR(VLOOKUP([.F137];[$'T.Ş. Değerleri'.$E$2:.$G$25];3;0);&quot;&quot;)" office:value-type="float" office:value="0.1" calcext:value-type="float">
            <text:p>0,1</text:p>
          </table:table-cell>
          <table:table-cell table:style-name="ce72" table:formula="of:=IF(OR([.G137]&lt;&gt;&quot;&quot;;[.H137]&lt;&gt;&quot;&quot;);IF(AND([.E137]&gt;=[.G137];[.E137]&lt;=[.H137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i <text:s/>0.417 <text:s/>% <text:s/>ASTM E1086 <text:s/></text:p>
          </table:table-cell>
          <table:table-cell table:style-name="ce51" office:value-type="string" calcext:value-type="string">
            <text:p>Si</text:p>
          </table:table-cell>
          <table:table-cell table:style-name="ce53" office:value-type="float" office:value="0.417" calcext:value-type="float">
            <text:p>0,417</text:p>
          </table:table-cell>
          <table:table-cell table:style-name="ce69" table:formula="of:=[.B138]&amp;&quot;_&quot;&amp;[.D138]" office:value-type="string" office:string-value="Paslanmaz Çelik Spektrometrik Analiz_Si" calcext:value-type="string">
            <text:p>Paslanmaz Çelik Spektrometrik Analiz_Si</text:p>
          </table:table-cell>
          <table:table-cell table:style-name="ce59" table:formula="of:=IFERROR(VLOOKUP([.F138];[$'T.Ş. Değerleri'.$E$2:.$G$25];2;0);&quot;&quot;)" office:value-type="float" office:value="0" calcext:value-type="float">
            <text:p/>
          </table:table-cell>
          <table:table-cell table:style-name="ce59" table:formula="of:=IFERROR(VLOOKUP([.F138];[$'T.Ş. Değerleri'.$E$2:.$G$25];3;0);&quot;&quot;)" office:value-type="float" office:value="1" calcext:value-type="float">
            <text:p>1</text:p>
          </table:table-cell>
          <table:table-cell table:style-name="ce72" table:formula="of:=IF(OR([.G138]&lt;&gt;&quot;&quot;;[.H138]&lt;&gt;&quot;&quot;);IF(AND([.E138]&gt;=[.G138];[.E138]&lt;=[.H138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n <text:s/>1.604 <text:s/>% <text:s/>ASTM E1086 <text:s/></text:p>
          </table:table-cell>
          <table:table-cell table:style-name="ce51" office:value-type="string" calcext:value-type="string">
            <text:p>Mn</text:p>
          </table:table-cell>
          <table:table-cell table:style-name="ce53" office:value-type="float" office:value="1.604" calcext:value-type="float">
            <text:p>1,604</text:p>
          </table:table-cell>
          <table:table-cell table:style-name="ce69" table:formula="of:=[.B139]&amp;&quot;_&quot;&amp;[.D139]" office:value-type="string" office:string-value="Paslanmaz Çelik Spektrometrik Analiz_Mn" calcext:value-type="string">
            <text:p>Paslanmaz Çelik Spektrometrik Analiz_Mn</text:p>
          </table:table-cell>
          <table:table-cell table:style-name="ce59" table:formula="of:=IFERROR(VLOOKUP([.F139];[$'T.Ş. Değerleri'.$E$2:.$G$25];2;0);&quot;&quot;)" office:value-type="float" office:value="0" calcext:value-type="float">
            <text:p/>
          </table:table-cell>
          <table:table-cell table:style-name="ce59" table:formula="of:=IFERROR(VLOOKUP([.F139];[$'T.Ş. Değerleri'.$E$2:.$G$25];3;0);&quot;&quot;)" office:value-type="float" office:value="2" calcext:value-type="float">
            <text:p>2</text:p>
          </table:table-cell>
          <table:table-cell table:style-name="ce72" table:formula="of:=IF(OR([.G139]&lt;&gt;&quot;&quot;;[.H139]&lt;&gt;&quot;&quot;);IF(AND([.E139]&gt;=[.G139];[.E139]&lt;=[.H139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P <text:s/>0.033 <text:s/>% <text:s/>ASTM E1086 <text:s/>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float" office:value="0.033" calcext:value-type="float">
            <text:p>0,033</text:p>
          </table:table-cell>
          <table:table-cell table:style-name="ce69" table:formula="of:=[.B140]&amp;&quot;_&quot;&amp;[.D140]" office:value-type="string" office:string-value="Paslanmaz Çelik Spektrometrik Analiz_P" calcext:value-type="string">
            <text:p>Paslanmaz Çelik Spektrometrik Analiz_P</text:p>
          </table:table-cell>
          <table:table-cell table:style-name="ce59" table:formula="of:=IFERROR(VLOOKUP([.F140];[$'T.Ş. Değerleri'.$E$2:.$G$25];2;0);&quot;&quot;)" office:value-type="float" office:value="0" calcext:value-type="float">
            <text:p/>
          </table:table-cell>
          <table:table-cell table:style-name="ce59" table:formula="of:=IFERROR(VLOOKUP([.F140];[$'T.Ş. Değerleri'.$E$2:.$G$25];3;0);&quot;&quot;)" office:value-type="float" office:value="0.05" calcext:value-type="float">
            <text:p>0,05</text:p>
          </table:table-cell>
          <table:table-cell table:style-name="ce72" table:formula="of:=IF(OR([.G140]&lt;&gt;&quot;&quot;;[.H140]&lt;&gt;&quot;&quot;);IF(AND([.E140]&gt;=[.G140];[.E140]&lt;=[.H140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 <text:s/>0.013 <text:s/>% <text:s/>ASTM E1086 <text:s/></text:p>
          </table:table-cell>
          <table:table-cell table:style-name="ce51" office:value-type="string" calcext:value-type="string">
            <text:p>S</text:p>
          </table:table-cell>
          <table:table-cell table:style-name="ce53" office:value-type="float" office:value="0.013" calcext:value-type="float">
            <text:p>0,013</text:p>
          </table:table-cell>
          <table:table-cell table:style-name="ce69" table:formula="of:=[.B141]&amp;&quot;_&quot;&amp;[.D141]" office:value-type="string" office:string-value="Paslanmaz Çelik Spektrometrik Analiz_S" calcext:value-type="string">
            <text:p>Paslanmaz Çelik Spektrometrik Analiz_S</text:p>
          </table:table-cell>
          <table:table-cell table:style-name="ce59" table:formula="of:=IFERROR(VLOOKUP([.F141];[$'T.Ş. Değerleri'.$E$2:.$G$25];2;0);&quot;&quot;)">
            <text:p/>
          </table:table-cell>
          <table:table-cell table:style-name="ce59" table:formula="of:=IFERROR(VLOOKUP([.F141];[$'T.Ş. Değerleri'.$E$2:.$G$25];3;0);&quot;&quot;)">
            <text:p/>
          </table:table-cell>
          <table:table-cell table:style-name="ce72" table:formula="of:=IF(OR([.G141]&lt;&gt;&quot;&quot;;[.H141]&lt;&gt;&quot;&quot;);IF(AND([.E141]&gt;=[.G141];[.E141]&lt;=[.H141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r <text:s/>18.47 <text:s/>% <text:s/>ASTM E1086 <text:s/></text:p>
          </table:table-cell>
          <table:table-cell table:style-name="ce51" office:value-type="string" calcext:value-type="string">
            <text:p>Cr</text:p>
          </table:table-cell>
          <table:table-cell table:style-name="ce53" office:value-type="float" office:value="18.47" calcext:value-type="float">
            <text:p>18,47</text:p>
          </table:table-cell>
          <table:table-cell table:style-name="ce69" table:formula="of:=[.B142]&amp;&quot;_&quot;&amp;[.D142]" office:value-type="string" office:string-value="Paslanmaz Çelik Spektrometrik Analiz_Cr" calcext:value-type="string">
            <text:p>Paslanmaz Çelik Spektrometrik Analiz_Cr</text:p>
          </table:table-cell>
          <table:table-cell table:style-name="ce59" table:formula="of:=IFERROR(VLOOKUP([.F142];[$'T.Ş. Değerleri'.$E$2:.$G$25];2;0);&quot;&quot;)" office:value-type="float" office:value="15" calcext:value-type="float">
            <text:p>15</text:p>
          </table:table-cell>
          <table:table-cell table:style-name="ce59" table:formula="of:=IFERROR(VLOOKUP([.F142];[$'T.Ş. Değerleri'.$E$2:.$G$25];3;0);&quot;&quot;)" office:value-type="float" office:value="20" calcext:value-type="float">
            <text:p>20</text:p>
          </table:table-cell>
          <table:table-cell table:style-name="ce72" table:formula="of:=IF(OR([.G142]&lt;&gt;&quot;&quot;;[.H142]&lt;&gt;&quot;&quot;);IF(AND([.E142]&gt;=[.G142];[.E142]&lt;=[.H142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Ni <text:s/>8.227 <text:s/>% <text:s/>ASTM E1086 <text:s/></text:p>
          </table:table-cell>
          <table:table-cell table:style-name="ce51" office:value-type="string" calcext:value-type="string">
            <text:p>Ni</text:p>
          </table:table-cell>
          <table:table-cell table:style-name="ce53" office:value-type="float" office:value="8.227" calcext:value-type="float">
            <text:p>8,227</text:p>
          </table:table-cell>
          <table:table-cell table:style-name="ce69" table:formula="of:=[.B143]&amp;&quot;_&quot;&amp;[.D143]" office:value-type="string" office:string-value="Paslanmaz Çelik Spektrometrik Analiz_Ni" calcext:value-type="string">
            <text:p>Paslanmaz Çelik Spektrometrik Analiz_Ni</text:p>
          </table:table-cell>
          <table:table-cell table:style-name="ce59" table:formula="of:=IFERROR(VLOOKUP([.F143];[$'T.Ş. Değerleri'.$E$2:.$G$25];2;0);&quot;&quot;)" office:value-type="float" office:value="8" calcext:value-type="float">
            <text:p>8</text:p>
          </table:table-cell>
          <table:table-cell table:style-name="ce59" table:formula="of:=IFERROR(VLOOKUP([.F143];[$'T.Ş. Değerleri'.$E$2:.$G$25];3;0);&quot;&quot;)" office:value-type="float" office:value="19" calcext:value-type="float">
            <text:p>19</text:p>
          </table:table-cell>
          <table:table-cell table:style-name="ce72" table:formula="of:=IF(OR([.G143]&lt;&gt;&quot;&quot;;[.H143]&lt;&gt;&quot;&quot;);IF(AND([.E143]&gt;=[.G143];[.E143]&lt;=[.H143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o <text:s/>0.202 <text:s/>% <text:s/>ASTM E1086 <text:s/></text:p>
          </table:table-cell>
          <table:table-cell table:style-name="ce51" office:value-type="string" calcext:value-type="string">
            <text:p>Mo</text:p>
          </table:table-cell>
          <table:table-cell table:style-name="ce53" office:value-type="float" office:value="0.202" calcext:value-type="float">
            <text:p>0,202</text:p>
          </table:table-cell>
          <table:table-cell table:style-name="ce69" table:formula="of:=[.B144]&amp;&quot;_&quot;&amp;[.D144]" office:value-type="string" office:string-value="Paslanmaz Çelik Spektrometrik Analiz_Mo" calcext:value-type="string">
            <text:p>Paslanmaz Çelik Spektrometrik Analiz_Mo</text:p>
          </table:table-cell>
          <table:table-cell table:style-name="ce59" table:formula="of:=IFERROR(VLOOKUP([.F144];[$'T.Ş. Değerleri'.$E$2:.$G$25];2;0);&quot;&quot;)">
            <text:p/>
          </table:table-cell>
          <table:table-cell table:style-name="ce59" table:formula="of:=IFERROR(VLOOKUP([.F144];[$'T.Ş. Değerleri'.$E$2:.$G$25];3;0);&quot;&quot;)">
            <text:p/>
          </table:table-cell>
          <table:table-cell table:style-name="ce72" table:formula="of:=IF(OR([.G144]&lt;&gt;&quot;&quot;;[.H144]&lt;&gt;&quot;&quot;);IF(AND([.E144]&gt;=[.G144];[.E144]&lt;=[.H144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u <text:s/>0.545 <text:s/>% <text:s/>ASTM E1086 <text:s/></text:p>
          </table:table-cell>
          <table:table-cell table:style-name="ce51" office:value-type="string" calcext:value-type="string">
            <text:p>Cu</text:p>
          </table:table-cell>
          <table:table-cell table:style-name="ce53" office:value-type="float" office:value="0.545" calcext:value-type="float">
            <text:p>0,545</text:p>
          </table:table-cell>
          <table:table-cell table:style-name="ce69" table:formula="of:=[.B145]&amp;&quot;_&quot;&amp;[.D145]" office:value-type="string" office:string-value="Paslanmaz Çelik Spektrometrik Analiz_Cu" calcext:value-type="string">
            <text:p>Paslanmaz Çelik Spektrometrik Analiz_Cu</text:p>
          </table:table-cell>
          <table:table-cell table:style-name="ce59" table:formula="of:=IFERROR(VLOOKUP([.F145];[$'T.Ş. Değerleri'.$E$2:.$G$25];2;0);&quot;&quot;)" office:value-type="float" office:value="0" calcext:value-type="float">
            <text:p/>
          </table:table-cell>
          <table:table-cell table:style-name="ce59" table:formula="of:=IFERROR(VLOOKUP([.F145];[$'T.Ş. Değerleri'.$E$2:.$G$25];3;0);&quot;&quot;)" office:value-type="float" office:value="4" calcext:value-type="float">
            <text:p>4</text:p>
          </table:table-cell>
          <table:table-cell table:style-name="ce72" table:formula="of:=IF(OR([.G145]&lt;&gt;&quot;&quot;;[.H145]&lt;&gt;&quot;&quot;);IF(AND([.E145]&gt;=[.G145];[.E145]&lt;=[.H145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4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Fe+Diğer <text:s/>Kalan <text:s/>% <text:s/>ASTM E1086 <text:s/></text:p>
          </table:table-cell>
          <table:table-cell table:style-name="ce51" office:value-type="string" calcext:value-type="string">
            <text:p>Fe+Diğer</text:p>
          </table:table-cell>
          <table:table-cell table:style-name="ce53" office:value-type="string" calcext:value-type="string">
            <text:p>Kalan</text:p>
          </table:table-cell>
          <table:table-cell table:style-name="ce69" table:formula="of:=[.B146]&amp;&quot;_&quot;&amp;[.D14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59" table:formula="of:=IFERROR(VLOOKUP([.F146];[$'T.Ş. Değerleri'.$E$2:.$G$25];2;0);&quot;&quot;)">
            <text:p/>
          </table:table-cell>
          <table:table-cell table:style-name="ce59" table:formula="of:=IFERROR(VLOOKUP([.F146];[$'T.Ş. Değerleri'.$E$2:.$G$25];3;0);&quot;&quot;)">
            <text:p/>
          </table:table-cell>
          <table:table-cell table:style-name="ce72" table:formula="of:=IF(OR([.G146]&lt;&gt;&quot;&quot;;[.H146]&lt;&gt;&quot;&quot;);IF(AND([.E146]&gt;=[.G146];[.E146]&lt;=[.H146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 <text:s/>0.037 <text:s/>% <text:s/>ASTM E1086 <text:s/></text:p>
          </table:table-cell>
          <table:table-cell table:style-name="ce51" office:value-type="string" calcext:value-type="string">
            <text:p>C</text:p>
          </table:table-cell>
          <table:table-cell table:style-name="ce53" office:value-type="float" office:value="0.037" calcext:value-type="float">
            <text:p>0,037</text:p>
          </table:table-cell>
          <table:table-cell table:style-name="ce69" table:formula="of:=[.B147]&amp;&quot;_&quot;&amp;[.D147]" office:value-type="string" office:string-value="Paslanmaz Çelik Spektrometrik Analiz_C" calcext:value-type="string">
            <text:p>Paslanmaz Çelik Spektrometrik Analiz_C</text:p>
          </table:table-cell>
          <table:table-cell table:style-name="ce59" table:formula="of:=IFERROR(VLOOKUP([.F147];[$'T.Ş. Değerleri'.$E$2:.$G$25];2;0);&quot;&quot;)" office:value-type="float" office:value="0" calcext:value-type="float">
            <text:p/>
          </table:table-cell>
          <table:table-cell table:style-name="ce59" table:formula="of:=IFERROR(VLOOKUP([.F147];[$'T.Ş. Değerleri'.$E$2:.$G$25];3;0);&quot;&quot;)" office:value-type="float" office:value="0.1" calcext:value-type="float">
            <text:p>0,1</text:p>
          </table:table-cell>
          <table:table-cell table:style-name="ce72" table:formula="of:=IF(OR([.G147]&lt;&gt;&quot;&quot;;[.H147]&lt;&gt;&quot;&quot;);IF(AND([.E147]&gt;=[.G147];[.E147]&lt;=[.H147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i <text:s/>0.415 <text:s/>% <text:s/>ASTM E1086 <text:s/></text:p>
          </table:table-cell>
          <table:table-cell table:style-name="ce51" office:value-type="string" calcext:value-type="string">
            <text:p>Si</text:p>
          </table:table-cell>
          <table:table-cell table:style-name="ce53" office:value-type="float" office:value="0.415" calcext:value-type="float">
            <text:p>0,415</text:p>
          </table:table-cell>
          <table:table-cell table:style-name="ce69" table:formula="of:=[.B148]&amp;&quot;_&quot;&amp;[.D148]" office:value-type="string" office:string-value="Paslanmaz Çelik Spektrometrik Analiz_Si" calcext:value-type="string">
            <text:p>Paslanmaz Çelik Spektrometrik Analiz_Si</text:p>
          </table:table-cell>
          <table:table-cell table:style-name="ce59" table:formula="of:=IFERROR(VLOOKUP([.F148];[$'T.Ş. Değerleri'.$E$2:.$G$25];2;0);&quot;&quot;)" office:value-type="float" office:value="0" calcext:value-type="float">
            <text:p/>
          </table:table-cell>
          <table:table-cell table:style-name="ce59" table:formula="of:=IFERROR(VLOOKUP([.F148];[$'T.Ş. Değerleri'.$E$2:.$G$25];3;0);&quot;&quot;)" office:value-type="float" office:value="1" calcext:value-type="float">
            <text:p>1</text:p>
          </table:table-cell>
          <table:table-cell table:style-name="ce72" table:formula="of:=IF(OR([.G148]&lt;&gt;&quot;&quot;;[.H148]&lt;&gt;&quot;&quot;);IF(AND([.E148]&gt;=[.G148];[.E148]&lt;=[.H148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n <text:s/>1.638 <text:s/>% <text:s/>ASTM E1086 <text:s/></text:p>
          </table:table-cell>
          <table:table-cell table:style-name="ce51" office:value-type="string" calcext:value-type="string">
            <text:p>Mn</text:p>
          </table:table-cell>
          <table:table-cell table:style-name="ce53" office:value-type="float" office:value="1.638" calcext:value-type="float">
            <text:p>1,638</text:p>
          </table:table-cell>
          <table:table-cell table:style-name="ce69" table:formula="of:=[.B149]&amp;&quot;_&quot;&amp;[.D149]" office:value-type="string" office:string-value="Paslanmaz Çelik Spektrometrik Analiz_Mn" calcext:value-type="string">
            <text:p>Paslanmaz Çelik Spektrometrik Analiz_Mn</text:p>
          </table:table-cell>
          <table:table-cell table:style-name="ce59" table:formula="of:=IFERROR(VLOOKUP([.F149];[$'T.Ş. Değerleri'.$E$2:.$G$25];2;0);&quot;&quot;)" office:value-type="float" office:value="0" calcext:value-type="float">
            <text:p/>
          </table:table-cell>
          <table:table-cell table:style-name="ce59" table:formula="of:=IFERROR(VLOOKUP([.F149];[$'T.Ş. Değerleri'.$E$2:.$G$25];3;0);&quot;&quot;)" office:value-type="float" office:value="2" calcext:value-type="float">
            <text:p>2</text:p>
          </table:table-cell>
          <table:table-cell table:style-name="ce72" table:formula="of:=IF(OR([.G149]&lt;&gt;&quot;&quot;;[.H149]&lt;&gt;&quot;&quot;);IF(AND([.E149]&gt;=[.G149];[.E149]&lt;=[.H149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P <text:s/>0.033 <text:s/>% <text:s/>ASTM E1086 <text:s/>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float" office:value="0.033" calcext:value-type="float">
            <text:p>0,033</text:p>
          </table:table-cell>
          <table:table-cell table:style-name="ce69" table:formula="of:=[.B150]&amp;&quot;_&quot;&amp;[.D150]" office:value-type="string" office:string-value="Paslanmaz Çelik Spektrometrik Analiz_P" calcext:value-type="string">
            <text:p>Paslanmaz Çelik Spektrometrik Analiz_P</text:p>
          </table:table-cell>
          <table:table-cell table:style-name="ce59" table:formula="of:=IFERROR(VLOOKUP([.F150];[$'T.Ş. Değerleri'.$E$2:.$G$25];2;0);&quot;&quot;)" office:value-type="float" office:value="0" calcext:value-type="float">
            <text:p/>
          </table:table-cell>
          <table:table-cell table:style-name="ce59" table:formula="of:=IFERROR(VLOOKUP([.F150];[$'T.Ş. Değerleri'.$E$2:.$G$25];3;0);&quot;&quot;)" office:value-type="float" office:value="0.05" calcext:value-type="float">
            <text:p>0,05</text:p>
          </table:table-cell>
          <table:table-cell table:style-name="ce72" table:formula="of:=IF(OR([.G150]&lt;&gt;&quot;&quot;;[.H150]&lt;&gt;&quot;&quot;);IF(AND([.E150]&gt;=[.G150];[.E150]&lt;=[.H150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 <text:s/>0.010 <text:s/>% <text:s/>ASTM E1086 <text:s/></text:p>
          </table:table-cell>
          <table:table-cell table:style-name="ce51" office:value-type="string" calcext:value-type="string">
            <text:p>S</text:p>
          </table:table-cell>
          <table:table-cell table:style-name="ce53" office:value-type="float" office:value="0.01" calcext:value-type="float">
            <text:p>0,01</text:p>
          </table:table-cell>
          <table:table-cell table:style-name="ce69" table:formula="of:=[.B151]&amp;&quot;_&quot;&amp;[.D151]" office:value-type="string" office:string-value="Paslanmaz Çelik Spektrometrik Analiz_S" calcext:value-type="string">
            <text:p>Paslanmaz Çelik Spektrometrik Analiz_S</text:p>
          </table:table-cell>
          <table:table-cell table:style-name="ce59" table:formula="of:=IFERROR(VLOOKUP([.F151];[$'T.Ş. Değerleri'.$E$2:.$G$25];2;0);&quot;&quot;)">
            <text:p/>
          </table:table-cell>
          <table:table-cell table:style-name="ce59" table:formula="of:=IFERROR(VLOOKUP([.F151];[$'T.Ş. Değerleri'.$E$2:.$G$25];3;0);&quot;&quot;)">
            <text:p/>
          </table:table-cell>
          <table:table-cell table:style-name="ce72" table:formula="of:=IF(OR([.G151]&lt;&gt;&quot;&quot;;[.H151]&lt;&gt;&quot;&quot;);IF(AND([.E151]&gt;=[.G151];[.E151]&lt;=[.H151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r <text:s/>18.44 <text:s/>% <text:s/>ASTM E1086 <text:s/></text:p>
          </table:table-cell>
          <table:table-cell table:style-name="ce51" office:value-type="string" calcext:value-type="string">
            <text:p>Cr</text:p>
          </table:table-cell>
          <table:table-cell table:style-name="ce53" office:value-type="float" office:value="18.44" calcext:value-type="float">
            <text:p>18,44</text:p>
          </table:table-cell>
          <table:table-cell table:style-name="ce69" table:formula="of:=[.B152]&amp;&quot;_&quot;&amp;[.D152]" office:value-type="string" office:string-value="Paslanmaz Çelik Spektrometrik Analiz_Cr" calcext:value-type="string">
            <text:p>Paslanmaz Çelik Spektrometrik Analiz_Cr</text:p>
          </table:table-cell>
          <table:table-cell table:style-name="ce59" table:formula="of:=IFERROR(VLOOKUP([.F152];[$'T.Ş. Değerleri'.$E$2:.$G$25];2;0);&quot;&quot;)" office:value-type="float" office:value="15" calcext:value-type="float">
            <text:p>15</text:p>
          </table:table-cell>
          <table:table-cell table:style-name="ce59" table:formula="of:=IFERROR(VLOOKUP([.F152];[$'T.Ş. Değerleri'.$E$2:.$G$25];3;0);&quot;&quot;)" office:value-type="float" office:value="20" calcext:value-type="float">
            <text:p>20</text:p>
          </table:table-cell>
          <table:table-cell table:style-name="ce72" table:formula="of:=IF(OR([.G152]&lt;&gt;&quot;&quot;;[.H152]&lt;&gt;&quot;&quot;);IF(AND([.E152]&gt;=[.G152];[.E152]&lt;=[.H152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Ni <text:s/>8.231 <text:s/>% <text:s/>ASTM E1086 <text:s/></text:p>
          </table:table-cell>
          <table:table-cell table:style-name="ce51" office:value-type="string" calcext:value-type="string">
            <text:p>Ni</text:p>
          </table:table-cell>
          <table:table-cell table:style-name="ce53" office:value-type="float" office:value="8.231" calcext:value-type="float">
            <text:p>8,231</text:p>
          </table:table-cell>
          <table:table-cell table:style-name="ce69" table:formula="of:=[.B153]&amp;&quot;_&quot;&amp;[.D153]" office:value-type="string" office:string-value="Paslanmaz Çelik Spektrometrik Analiz_Ni" calcext:value-type="string">
            <text:p>Paslanmaz Çelik Spektrometrik Analiz_Ni</text:p>
          </table:table-cell>
          <table:table-cell table:style-name="ce59" table:formula="of:=IFERROR(VLOOKUP([.F153];[$'T.Ş. Değerleri'.$E$2:.$G$25];2;0);&quot;&quot;)" office:value-type="float" office:value="8" calcext:value-type="float">
            <text:p>8</text:p>
          </table:table-cell>
          <table:table-cell table:style-name="ce59" table:formula="of:=IFERROR(VLOOKUP([.F153];[$'T.Ş. Değerleri'.$E$2:.$G$25];3;0);&quot;&quot;)" office:value-type="float" office:value="19" calcext:value-type="float">
            <text:p>19</text:p>
          </table:table-cell>
          <table:table-cell table:style-name="ce72" table:formula="of:=IF(OR([.G153]&lt;&gt;&quot;&quot;;[.H153]&lt;&gt;&quot;&quot;);IF(AND([.E153]&gt;=[.G153];[.E153]&lt;=[.H153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o <text:s/>0.207 <text:s/>% <text:s/>ASTM E1086 <text:s/></text:p>
          </table:table-cell>
          <table:table-cell table:style-name="ce51" office:value-type="string" calcext:value-type="string">
            <text:p>Mo</text:p>
          </table:table-cell>
          <table:table-cell table:style-name="ce53" office:value-type="float" office:value="0.207" calcext:value-type="float">
            <text:p>0,207</text:p>
          </table:table-cell>
          <table:table-cell table:style-name="ce69" table:formula="of:=[.B154]&amp;&quot;_&quot;&amp;[.D154]" office:value-type="string" office:string-value="Paslanmaz Çelik Spektrometrik Analiz_Mo" calcext:value-type="string">
            <text:p>Paslanmaz Çelik Spektrometrik Analiz_Mo</text:p>
          </table:table-cell>
          <table:table-cell table:style-name="ce59" table:formula="of:=IFERROR(VLOOKUP([.F154];[$'T.Ş. Değerleri'.$E$2:.$G$25];2;0);&quot;&quot;)">
            <text:p/>
          </table:table-cell>
          <table:table-cell table:style-name="ce59" table:formula="of:=IFERROR(VLOOKUP([.F154];[$'T.Ş. Değerleri'.$E$2:.$G$25];3;0);&quot;&quot;)">
            <text:p/>
          </table:table-cell>
          <table:table-cell table:style-name="ce72" table:formula="of:=IF(OR([.G154]&lt;&gt;&quot;&quot;;[.H154]&lt;&gt;&quot;&quot;);IF(AND([.E154]&gt;=[.G154];[.E154]&lt;=[.H154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u <text:s/>0.551 <text:s/>% <text:s/>ASTM E1086 <text:s/></text:p>
          </table:table-cell>
          <table:table-cell table:style-name="ce51" office:value-type="string" calcext:value-type="string">
            <text:p>Cu</text:p>
          </table:table-cell>
          <table:table-cell table:style-name="ce53" office:value-type="float" office:value="0.551" calcext:value-type="float">
            <text:p>0,551</text:p>
          </table:table-cell>
          <table:table-cell table:style-name="ce69" table:formula="of:=[.B155]&amp;&quot;_&quot;&amp;[.D155]" office:value-type="string" office:string-value="Paslanmaz Çelik Spektrometrik Analiz_Cu" calcext:value-type="string">
            <text:p>Paslanmaz Çelik Spektrometrik Analiz_Cu</text:p>
          </table:table-cell>
          <table:table-cell table:style-name="ce59" table:formula="of:=IFERROR(VLOOKUP([.F155];[$'T.Ş. Değerleri'.$E$2:.$G$25];2;0);&quot;&quot;)" office:value-type="float" office:value="0" calcext:value-type="float">
            <text:p/>
          </table:table-cell>
          <table:table-cell table:style-name="ce59" table:formula="of:=IFERROR(VLOOKUP([.F155];[$'T.Ş. Değerleri'.$E$2:.$G$25];3;0);&quot;&quot;)" office:value-type="float" office:value="4" calcext:value-type="float">
            <text:p>4</text:p>
          </table:table-cell>
          <table:table-cell table:style-name="ce72" table:formula="of:=IF(OR([.G155]&lt;&gt;&quot;&quot;;[.H155]&lt;&gt;&quot;&quot;);IF(AND([.E155]&gt;=[.G155];[.E155]&lt;=[.H155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Masfal Pimi Numune 5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Fe+Diğer <text:s/>Kalan <text:s/>% <text:s/>ASTM E1086 <text:s/></text:p>
          </table:table-cell>
          <table:table-cell table:style-name="ce51" office:value-type="string" calcext:value-type="string">
            <text:p>Fe+Diğer</text:p>
          </table:table-cell>
          <table:table-cell table:style-name="ce53" office:value-type="string" calcext:value-type="string">
            <text:p>Kalan</text:p>
          </table:table-cell>
          <table:table-cell table:style-name="ce69" table:formula="of:=[.B156]&amp;&quot;_&quot;&amp;[.D15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59" table:formula="of:=IFERROR(VLOOKUP([.F156];[$'T.Ş. Değerleri'.$E$2:.$G$25];2;0);&quot;&quot;)">
            <text:p/>
          </table:table-cell>
          <table:table-cell table:style-name="ce59" table:formula="of:=IFERROR(VLOOKUP([.F156];[$'T.Ş. Değerleri'.$E$2:.$G$25];3;0);&quot;&quot;)">
            <text:p/>
          </table:table-cell>
          <table:table-cell table:style-name="ce72" table:formula="of:=IF(OR([.G156]&lt;&gt;&quot;&quot;;[.H156]&lt;&gt;&quot;&quot;);IF(AND([.E156]&gt;=[.G156];[.E156]&lt;=[.H156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 <text:s/>0.033 <text:s/>% <text:s/>ASTM E1086 <text:s/></text:p>
          </table:table-cell>
          <table:table-cell table:style-name="ce51" office:value-type="string" calcext:value-type="string">
            <text:p>C</text:p>
          </table:table-cell>
          <table:table-cell table:style-name="ce53" office:value-type="float" office:value="0.033" calcext:value-type="float">
            <text:p>0,033</text:p>
          </table:table-cell>
          <table:table-cell table:style-name="ce69" table:formula="of:=[.B157]&amp;&quot;_&quot;&amp;[.D157]" office:value-type="string" office:string-value="Paslanmaz Çelik Spektrometrik Analiz_C" calcext:value-type="string">
            <text:p>Paslanmaz Çelik Spektrometrik Analiz_C</text:p>
          </table:table-cell>
          <table:table-cell table:style-name="ce59" table:formula="of:=IFERROR(VLOOKUP([.F157];[$'T.Ş. Değerleri'.$E$2:.$G$25];2;0);&quot;&quot;)" office:value-type="float" office:value="0" calcext:value-type="float">
            <text:p/>
          </table:table-cell>
          <table:table-cell table:style-name="ce59" table:formula="of:=IFERROR(VLOOKUP([.F157];[$'T.Ş. Değerleri'.$E$2:.$G$25];3;0);&quot;&quot;)" office:value-type="float" office:value="0.1" calcext:value-type="float">
            <text:p>0,1</text:p>
          </table:table-cell>
          <table:table-cell table:style-name="ce72" table:formula="of:=IF(OR([.G157]&lt;&gt;&quot;&quot;;[.H157]&lt;&gt;&quot;&quot;);IF(AND([.E157]&gt;=[.G157];[.E157]&lt;=[.H157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i <text:s/>0.422 <text:s/>% <text:s/>ASTM E1086 <text:s/></text:p>
          </table:table-cell>
          <table:table-cell table:style-name="ce51" office:value-type="string" calcext:value-type="string">
            <text:p>Si</text:p>
          </table:table-cell>
          <table:table-cell table:style-name="ce53" office:value-type="float" office:value="0.422" calcext:value-type="float">
            <text:p>0,422</text:p>
          </table:table-cell>
          <table:table-cell table:style-name="ce69" table:formula="of:=[.B158]&amp;&quot;_&quot;&amp;[.D158]" office:value-type="string" office:string-value="Paslanmaz Çelik Spektrometrik Analiz_Si" calcext:value-type="string">
            <text:p>Paslanmaz Çelik Spektrometrik Analiz_Si</text:p>
          </table:table-cell>
          <table:table-cell table:style-name="ce59" table:formula="of:=IFERROR(VLOOKUP([.F158];[$'T.Ş. Değerleri'.$E$2:.$G$25];2;0);&quot;&quot;)" office:value-type="float" office:value="0" calcext:value-type="float">
            <text:p/>
          </table:table-cell>
          <table:table-cell table:style-name="ce59" table:formula="of:=IFERROR(VLOOKUP([.F158];[$'T.Ş. Değerleri'.$E$2:.$G$25];3;0);&quot;&quot;)" office:value-type="float" office:value="1" calcext:value-type="float">
            <text:p>1</text:p>
          </table:table-cell>
          <table:table-cell table:style-name="ce72" table:formula="of:=IF(OR([.G158]&lt;&gt;&quot;&quot;;[.H158]&lt;&gt;&quot;&quot;);IF(AND([.E158]&gt;=[.G158];[.E158]&lt;=[.H158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n <text:s/>1.629 <text:s/>% <text:s/>ASTM E1086 <text:s/></text:p>
          </table:table-cell>
          <table:table-cell table:style-name="ce51" office:value-type="string" calcext:value-type="string">
            <text:p>Mn</text:p>
          </table:table-cell>
          <table:table-cell table:style-name="ce53" office:value-type="float" office:value="1.629" calcext:value-type="float">
            <text:p>1,629</text:p>
          </table:table-cell>
          <table:table-cell table:style-name="ce69" table:formula="of:=[.B159]&amp;&quot;_&quot;&amp;[.D159]" office:value-type="string" office:string-value="Paslanmaz Çelik Spektrometrik Analiz_Mn" calcext:value-type="string">
            <text:p>Paslanmaz Çelik Spektrometrik Analiz_Mn</text:p>
          </table:table-cell>
          <table:table-cell table:style-name="ce59" table:formula="of:=IFERROR(VLOOKUP([.F159];[$'T.Ş. Değerleri'.$E$2:.$G$25];2;0);&quot;&quot;)" office:value-type="float" office:value="0" calcext:value-type="float">
            <text:p/>
          </table:table-cell>
          <table:table-cell table:style-name="ce59" table:formula="of:=IFERROR(VLOOKUP([.F159];[$'T.Ş. Değerleri'.$E$2:.$G$25];3;0);&quot;&quot;)" office:value-type="float" office:value="2" calcext:value-type="float">
            <text:p>2</text:p>
          </table:table-cell>
          <table:table-cell table:style-name="ce72" table:formula="of:=IF(OR([.G159]&lt;&gt;&quot;&quot;;[.H159]&lt;&gt;&quot;&quot;);IF(AND([.E159]&gt;=[.G159];[.E159]&lt;=[.H159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P <text:s/>0.037 <text:s/>% <text:s/>ASTM E1086 <text:s/>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float" office:value="0.037" calcext:value-type="float">
            <text:p>0,037</text:p>
          </table:table-cell>
          <table:table-cell table:style-name="ce69" table:formula="of:=[.B160]&amp;&quot;_&quot;&amp;[.D160]" office:value-type="string" office:string-value="Paslanmaz Çelik Spektrometrik Analiz_P" calcext:value-type="string">
            <text:p>Paslanmaz Çelik Spektrometrik Analiz_P</text:p>
          </table:table-cell>
          <table:table-cell table:style-name="ce59" table:formula="of:=IFERROR(VLOOKUP([.F160];[$'T.Ş. Değerleri'.$E$2:.$G$25];2;0);&quot;&quot;)" office:value-type="float" office:value="0" calcext:value-type="float">
            <text:p/>
          </table:table-cell>
          <table:table-cell table:style-name="ce59" table:formula="of:=IFERROR(VLOOKUP([.F160];[$'T.Ş. Değerleri'.$E$2:.$G$25];3;0);&quot;&quot;)" office:value-type="float" office:value="0.05" calcext:value-type="float">
            <text:p>0,05</text:p>
          </table:table-cell>
          <table:table-cell table:style-name="ce72" table:formula="of:=IF(OR([.G160]&lt;&gt;&quot;&quot;;[.H160]&lt;&gt;&quot;&quot;);IF(AND([.E160]&gt;=[.G160];[.E160]&lt;=[.H160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 <text:s/>0.012 <text:s/>% <text:s/>ASTM E1086 <text:s/></text:p>
          </table:table-cell>
          <table:table-cell table:style-name="ce51" office:value-type="string" calcext:value-type="string">
            <text:p>S</text:p>
          </table:table-cell>
          <table:table-cell table:style-name="ce53" office:value-type="float" office:value="0.012" calcext:value-type="float">
            <text:p>0,012</text:p>
          </table:table-cell>
          <table:table-cell table:style-name="ce69" table:formula="of:=[.B161]&amp;&quot;_&quot;&amp;[.D161]" office:value-type="string" office:string-value="Paslanmaz Çelik Spektrometrik Analiz_S" calcext:value-type="string">
            <text:p>Paslanmaz Çelik Spektrometrik Analiz_S</text:p>
          </table:table-cell>
          <table:table-cell table:style-name="ce59" table:formula="of:=IFERROR(VLOOKUP([.F161];[$'T.Ş. Değerleri'.$E$2:.$G$25];2;0);&quot;&quot;)">
            <text:p/>
          </table:table-cell>
          <table:table-cell table:style-name="ce59" table:formula="of:=IFERROR(VLOOKUP([.F161];[$'T.Ş. Değerleri'.$E$2:.$G$25];3;0);&quot;&quot;)">
            <text:p/>
          </table:table-cell>
          <table:table-cell table:style-name="ce72" table:formula="of:=IF(OR([.G161]&lt;&gt;&quot;&quot;;[.H161]&lt;&gt;&quot;&quot;);IF(AND([.E161]&gt;=[.G161];[.E161]&lt;=[.H161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r <text:s/>18.57 <text:s/>% <text:s/>ASTM E1086 <text:s/></text:p>
          </table:table-cell>
          <table:table-cell table:style-name="ce51" office:value-type="string" calcext:value-type="string">
            <text:p>Cr</text:p>
          </table:table-cell>
          <table:table-cell table:style-name="ce53" office:value-type="float" office:value="18.57" calcext:value-type="float">
            <text:p>18,57</text:p>
          </table:table-cell>
          <table:table-cell table:style-name="ce69" table:formula="of:=[.B162]&amp;&quot;_&quot;&amp;[.D162]" office:value-type="string" office:string-value="Paslanmaz Çelik Spektrometrik Analiz_Cr" calcext:value-type="string">
            <text:p>Paslanmaz Çelik Spektrometrik Analiz_Cr</text:p>
          </table:table-cell>
          <table:table-cell table:style-name="ce59" table:formula="of:=IFERROR(VLOOKUP([.F162];[$'T.Ş. Değerleri'.$E$2:.$G$25];2;0);&quot;&quot;)" office:value-type="float" office:value="15" calcext:value-type="float">
            <text:p>15</text:p>
          </table:table-cell>
          <table:table-cell table:style-name="ce59" table:formula="of:=IFERROR(VLOOKUP([.F162];[$'T.Ş. Değerleri'.$E$2:.$G$25];3;0);&quot;&quot;)" office:value-type="float" office:value="20" calcext:value-type="float">
            <text:p>20</text:p>
          </table:table-cell>
          <table:table-cell table:style-name="ce72" table:formula="of:=IF(OR([.G162]&lt;&gt;&quot;&quot;;[.H162]&lt;&gt;&quot;&quot;);IF(AND([.E162]&gt;=[.G162];[.E162]&lt;=[.H162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Ni <text:s/>8.144 <text:s/>% <text:s/>ASTM E1086 <text:s/></text:p>
          </table:table-cell>
          <table:table-cell table:style-name="ce51" office:value-type="string" calcext:value-type="string">
            <text:p>Ni</text:p>
          </table:table-cell>
          <table:table-cell table:style-name="ce53" office:value-type="float" office:value="8.144" calcext:value-type="float">
            <text:p>8,144</text:p>
          </table:table-cell>
          <table:table-cell table:style-name="ce69" table:formula="of:=[.B163]&amp;&quot;_&quot;&amp;[.D163]" office:value-type="string" office:string-value="Paslanmaz Çelik Spektrometrik Analiz_Ni" calcext:value-type="string">
            <text:p>Paslanmaz Çelik Spektrometrik Analiz_Ni</text:p>
          </table:table-cell>
          <table:table-cell table:style-name="ce59" table:formula="of:=IFERROR(VLOOKUP([.F163];[$'T.Ş. Değerleri'.$E$2:.$G$25];2;0);&quot;&quot;)" office:value-type="float" office:value="8" calcext:value-type="float">
            <text:p>8</text:p>
          </table:table-cell>
          <table:table-cell table:style-name="ce59" table:formula="of:=IFERROR(VLOOKUP([.F163];[$'T.Ş. Değerleri'.$E$2:.$G$25];3;0);&quot;&quot;)" office:value-type="float" office:value="19" calcext:value-type="float">
            <text:p>19</text:p>
          </table:table-cell>
          <table:table-cell table:style-name="ce72" table:formula="of:=IF(OR([.G163]&lt;&gt;&quot;&quot;;[.H163]&lt;&gt;&quot;&quot;);IF(AND([.E163]&gt;=[.G163];[.E163]&lt;=[.H163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o <text:s/>0.203 <text:s/>% <text:s/>ASTM E1086 <text:s/></text:p>
          </table:table-cell>
          <table:table-cell table:style-name="ce51" office:value-type="string" calcext:value-type="string">
            <text:p>Mo</text:p>
          </table:table-cell>
          <table:table-cell table:style-name="ce53" office:value-type="float" office:value="0.203" calcext:value-type="float">
            <text:p>0,203</text:p>
          </table:table-cell>
          <table:table-cell table:style-name="ce69" table:formula="of:=[.B164]&amp;&quot;_&quot;&amp;[.D164]" office:value-type="string" office:string-value="Paslanmaz Çelik Spektrometrik Analiz_Mo" calcext:value-type="string">
            <text:p>Paslanmaz Çelik Spektrometrik Analiz_Mo</text:p>
          </table:table-cell>
          <table:table-cell table:style-name="ce59" table:formula="of:=IFERROR(VLOOKUP([.F164];[$'T.Ş. Değerleri'.$E$2:.$G$25];2;0);&quot;&quot;)">
            <text:p/>
          </table:table-cell>
          <table:table-cell table:style-name="ce59" table:formula="of:=IFERROR(VLOOKUP([.F164];[$'T.Ş. Değerleri'.$E$2:.$G$25];3;0);&quot;&quot;)">
            <text:p/>
          </table:table-cell>
          <table:table-cell table:style-name="ce72" table:formula="of:=IF(OR([.G164]&lt;&gt;&quot;&quot;;[.H164]&lt;&gt;&quot;&quot;);IF(AND([.E164]&gt;=[.G164];[.E164]&lt;=[.H164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u <text:s/>0.548 <text:s/>% <text:s/>ASTM E1086 <text:s/></text:p>
          </table:table-cell>
          <table:table-cell table:style-name="ce51" office:value-type="string" calcext:value-type="string">
            <text:p>Cu</text:p>
          </table:table-cell>
          <table:table-cell table:style-name="ce53" office:value-type="float" office:value="0.548" calcext:value-type="float">
            <text:p>0,548</text:p>
          </table:table-cell>
          <table:table-cell table:style-name="ce69" table:formula="of:=[.B165]&amp;&quot;_&quot;&amp;[.D165]" office:value-type="string" office:string-value="Paslanmaz Çelik Spektrometrik Analiz_Cu" calcext:value-type="string">
            <text:p>Paslanmaz Çelik Spektrometrik Analiz_Cu</text:p>
          </table:table-cell>
          <table:table-cell table:style-name="ce59" table:formula="of:=IFERROR(VLOOKUP([.F165];[$'T.Ş. Değerleri'.$E$2:.$G$25];2;0);&quot;&quot;)" office:value-type="float" office:value="0" calcext:value-type="float">
            <text:p/>
          </table:table-cell>
          <table:table-cell table:style-name="ce59" table:formula="of:=IFERROR(VLOOKUP([.F165];[$'T.Ş. Değerleri'.$E$2:.$G$25];3;0);&quot;&quot;)" office:value-type="float" office:value="4" calcext:value-type="float">
            <text:p>4</text:p>
          </table:table-cell>
          <table:table-cell table:style-name="ce72" table:formula="of:=IF(OR([.G165]&lt;&gt;&quot;&quot;;[.H165]&lt;&gt;&quot;&quot;);IF(AND([.E165]&gt;=[.G165];[.E165]&lt;=[.H165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1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Fe+Diğer <text:s/>Kalan <text:s/>% <text:s/>ASTM E1086 <text:s/></text:p>
          </table:table-cell>
          <table:table-cell table:style-name="ce51" office:value-type="string" calcext:value-type="string">
            <text:p>Fe+Diğer</text:p>
          </table:table-cell>
          <table:table-cell table:style-name="ce53" office:value-type="string" calcext:value-type="string">
            <text:p>Kalan</text:p>
          </table:table-cell>
          <table:table-cell table:style-name="ce69" table:formula="of:=[.B166]&amp;&quot;_&quot;&amp;[.D16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59" table:formula="of:=IFERROR(VLOOKUP([.F166];[$'T.Ş. Değerleri'.$E$2:.$G$25];2;0);&quot;&quot;)">
            <text:p/>
          </table:table-cell>
          <table:table-cell table:style-name="ce59" table:formula="of:=IFERROR(VLOOKUP([.F166];[$'T.Ş. Değerleri'.$E$2:.$G$25];3;0);&quot;&quot;)">
            <text:p/>
          </table:table-cell>
          <table:table-cell table:style-name="ce72" table:formula="of:=IF(OR([.G166]&lt;&gt;&quot;&quot;;[.H166]&lt;&gt;&quot;&quot;);IF(AND([.E166]&gt;=[.G166];[.E166]&lt;=[.H166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 <text:s/>0.039 <text:s/>% <text:s/>ASTM E1086 <text:s/></text:p>
          </table:table-cell>
          <table:table-cell table:style-name="ce51" office:value-type="string" calcext:value-type="string">
            <text:p>C</text:p>
          </table:table-cell>
          <table:table-cell table:style-name="ce53" office:value-type="float" office:value="0.039" calcext:value-type="float">
            <text:p>0,039</text:p>
          </table:table-cell>
          <table:table-cell table:style-name="ce69" table:formula="of:=[.B167]&amp;&quot;_&quot;&amp;[.D167]" office:value-type="string" office:string-value="Paslanmaz Çelik Spektrometrik Analiz_C" calcext:value-type="string">
            <text:p>Paslanmaz Çelik Spektrometrik Analiz_C</text:p>
          </table:table-cell>
          <table:table-cell table:style-name="ce59" table:formula="of:=IFERROR(VLOOKUP([.F167];[$'T.Ş. Değerleri'.$E$2:.$G$25];2;0);&quot;&quot;)" office:value-type="float" office:value="0" calcext:value-type="float">
            <text:p/>
          </table:table-cell>
          <table:table-cell table:style-name="ce59" table:formula="of:=IFERROR(VLOOKUP([.F167];[$'T.Ş. Değerleri'.$E$2:.$G$25];3;0);&quot;&quot;)" office:value-type="float" office:value="0.1" calcext:value-type="float">
            <text:p>0,1</text:p>
          </table:table-cell>
          <table:table-cell table:style-name="ce72" table:formula="of:=IF(OR([.G167]&lt;&gt;&quot;&quot;;[.H167]&lt;&gt;&quot;&quot;);IF(AND([.E167]&gt;=[.G167];[.E167]&lt;=[.H167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i <text:s/>0.410 <text:s/>% <text:s/>ASTM E1086 <text:s/></text:p>
          </table:table-cell>
          <table:table-cell table:style-name="ce51" office:value-type="string" calcext:value-type="string">
            <text:p>Si</text:p>
          </table:table-cell>
          <table:table-cell table:style-name="ce53" office:value-type="float" office:value="0.41" calcext:value-type="float">
            <text:p>0,41</text:p>
          </table:table-cell>
          <table:table-cell table:style-name="ce69" table:formula="of:=[.B168]&amp;&quot;_&quot;&amp;[.D168]" office:value-type="string" office:string-value="Paslanmaz Çelik Spektrometrik Analiz_Si" calcext:value-type="string">
            <text:p>Paslanmaz Çelik Spektrometrik Analiz_Si</text:p>
          </table:table-cell>
          <table:table-cell table:style-name="ce59" table:formula="of:=IFERROR(VLOOKUP([.F168];[$'T.Ş. Değerleri'.$E$2:.$G$25];2;0);&quot;&quot;)" office:value-type="float" office:value="0" calcext:value-type="float">
            <text:p/>
          </table:table-cell>
          <table:table-cell table:style-name="ce59" table:formula="of:=IFERROR(VLOOKUP([.F168];[$'T.Ş. Değerleri'.$E$2:.$G$25];3;0);&quot;&quot;)" office:value-type="float" office:value="1" calcext:value-type="float">
            <text:p>1</text:p>
          </table:table-cell>
          <table:table-cell table:style-name="ce72" table:formula="of:=IF(OR([.G168]&lt;&gt;&quot;&quot;;[.H168]&lt;&gt;&quot;&quot;);IF(AND([.E168]&gt;=[.G168];[.E168]&lt;=[.H168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n <text:s/>1.649 <text:s/>% <text:s/>ASTM E1086 <text:s/></text:p>
          </table:table-cell>
          <table:table-cell table:style-name="ce51" office:value-type="string" calcext:value-type="string">
            <text:p>Mn</text:p>
          </table:table-cell>
          <table:table-cell table:style-name="ce53" office:value-type="float" office:value="1.649" calcext:value-type="float">
            <text:p>1,649</text:p>
          </table:table-cell>
          <table:table-cell table:style-name="ce69" table:formula="of:=[.B169]&amp;&quot;_&quot;&amp;[.D169]" office:value-type="string" office:string-value="Paslanmaz Çelik Spektrometrik Analiz_Mn" calcext:value-type="string">
            <text:p>Paslanmaz Çelik Spektrometrik Analiz_Mn</text:p>
          </table:table-cell>
          <table:table-cell table:style-name="ce59" table:formula="of:=IFERROR(VLOOKUP([.F169];[$'T.Ş. Değerleri'.$E$2:.$G$25];2;0);&quot;&quot;)" office:value-type="float" office:value="0" calcext:value-type="float">
            <text:p/>
          </table:table-cell>
          <table:table-cell table:style-name="ce59" table:formula="of:=IFERROR(VLOOKUP([.F169];[$'T.Ş. Değerleri'.$E$2:.$G$25];3;0);&quot;&quot;)" office:value-type="float" office:value="2" calcext:value-type="float">
            <text:p>2</text:p>
          </table:table-cell>
          <table:table-cell table:style-name="ce72" table:formula="of:=IF(OR([.G169]&lt;&gt;&quot;&quot;;[.H169]&lt;&gt;&quot;&quot;);IF(AND([.E169]&gt;=[.G169];[.E169]&lt;=[.H169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P <text:s/>0.036 <text:s/>% <text:s/>ASTM E1086 <text:s/>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float" office:value="0.036" calcext:value-type="float">
            <text:p>0,036</text:p>
          </table:table-cell>
          <table:table-cell table:style-name="ce69" table:formula="of:=[.B170]&amp;&quot;_&quot;&amp;[.D170]" office:value-type="string" office:string-value="Paslanmaz Çelik Spektrometrik Analiz_P" calcext:value-type="string">
            <text:p>Paslanmaz Çelik Spektrometrik Analiz_P</text:p>
          </table:table-cell>
          <table:table-cell table:style-name="ce59" table:formula="of:=IFERROR(VLOOKUP([.F170];[$'T.Ş. Değerleri'.$E$2:.$G$25];2;0);&quot;&quot;)" office:value-type="float" office:value="0" calcext:value-type="float">
            <text:p/>
          </table:table-cell>
          <table:table-cell table:style-name="ce59" table:formula="of:=IFERROR(VLOOKUP([.F170];[$'T.Ş. Değerleri'.$E$2:.$G$25];3;0);&quot;&quot;)" office:value-type="float" office:value="0.05" calcext:value-type="float">
            <text:p>0,05</text:p>
          </table:table-cell>
          <table:table-cell table:style-name="ce72" table:formula="of:=IF(OR([.G170]&lt;&gt;&quot;&quot;;[.H170]&lt;&gt;&quot;&quot;);IF(AND([.E170]&gt;=[.G170];[.E170]&lt;=[.H170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 <text:s/>0.010 <text:s/>% <text:s/>ASTM E1086 <text:s/></text:p>
          </table:table-cell>
          <table:table-cell table:style-name="ce51" office:value-type="string" calcext:value-type="string">
            <text:p>S</text:p>
          </table:table-cell>
          <table:table-cell table:style-name="ce53" office:value-type="float" office:value="0.01" calcext:value-type="float">
            <text:p>0,01</text:p>
          </table:table-cell>
          <table:table-cell table:style-name="ce69" table:formula="of:=[.B171]&amp;&quot;_&quot;&amp;[.D171]" office:value-type="string" office:string-value="Paslanmaz Çelik Spektrometrik Analiz_S" calcext:value-type="string">
            <text:p>Paslanmaz Çelik Spektrometrik Analiz_S</text:p>
          </table:table-cell>
          <table:table-cell table:style-name="ce59" table:formula="of:=IFERROR(VLOOKUP([.F171];[$'T.Ş. Değerleri'.$E$2:.$G$25];2;0);&quot;&quot;)">
            <text:p/>
          </table:table-cell>
          <table:table-cell table:style-name="ce59" table:formula="of:=IFERROR(VLOOKUP([.F171];[$'T.Ş. Değerleri'.$E$2:.$G$25];3;0);&quot;&quot;)">
            <text:p/>
          </table:table-cell>
          <table:table-cell table:style-name="ce72" table:formula="of:=IF(OR([.G171]&lt;&gt;&quot;&quot;;[.H171]&lt;&gt;&quot;&quot;);IF(AND([.E171]&gt;=[.G171];[.E171]&lt;=[.H171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r <text:s/>18.55 <text:s/>% <text:s/>ASTM E1086 <text:s/></text:p>
          </table:table-cell>
          <table:table-cell table:style-name="ce51" office:value-type="string" calcext:value-type="string">
            <text:p>Cr</text:p>
          </table:table-cell>
          <table:table-cell table:style-name="ce53" office:value-type="float" office:value="18.55" calcext:value-type="float">
            <text:p>18,55</text:p>
          </table:table-cell>
          <table:table-cell table:style-name="ce69" table:formula="of:=[.B172]&amp;&quot;_&quot;&amp;[.D172]" office:value-type="string" office:string-value="Paslanmaz Çelik Spektrometrik Analiz_Cr" calcext:value-type="string">
            <text:p>Paslanmaz Çelik Spektrometrik Analiz_Cr</text:p>
          </table:table-cell>
          <table:table-cell table:style-name="ce59" table:formula="of:=IFERROR(VLOOKUP([.F172];[$'T.Ş. Değerleri'.$E$2:.$G$25];2;0);&quot;&quot;)" office:value-type="float" office:value="15" calcext:value-type="float">
            <text:p>15</text:p>
          </table:table-cell>
          <table:table-cell table:style-name="ce59" table:formula="of:=IFERROR(VLOOKUP([.F172];[$'T.Ş. Değerleri'.$E$2:.$G$25];3;0);&quot;&quot;)" office:value-type="float" office:value="20" calcext:value-type="float">
            <text:p>20</text:p>
          </table:table-cell>
          <table:table-cell table:style-name="ce72" table:formula="of:=IF(OR([.G172]&lt;&gt;&quot;&quot;;[.H172]&lt;&gt;&quot;&quot;);IF(AND([.E172]&gt;=[.G172];[.E172]&lt;=[.H172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Ni <text:s/>8.243 <text:s/>% <text:s/>ASTM E1086 <text:s/></text:p>
          </table:table-cell>
          <table:table-cell table:style-name="ce51" office:value-type="string" calcext:value-type="string">
            <text:p>Ni</text:p>
          </table:table-cell>
          <table:table-cell table:style-name="ce53" office:value-type="float" office:value="8.243" calcext:value-type="float">
            <text:p>8,243</text:p>
          </table:table-cell>
          <table:table-cell table:style-name="ce69" table:formula="of:=[.B173]&amp;&quot;_&quot;&amp;[.D173]" office:value-type="string" office:string-value="Paslanmaz Çelik Spektrometrik Analiz_Ni" calcext:value-type="string">
            <text:p>Paslanmaz Çelik Spektrometrik Analiz_Ni</text:p>
          </table:table-cell>
          <table:table-cell table:style-name="ce59" table:formula="of:=IFERROR(VLOOKUP([.F173];[$'T.Ş. Değerleri'.$E$2:.$G$25];2;0);&quot;&quot;)" office:value-type="float" office:value="8" calcext:value-type="float">
            <text:p>8</text:p>
          </table:table-cell>
          <table:table-cell table:style-name="ce59" table:formula="of:=IFERROR(VLOOKUP([.F173];[$'T.Ş. Değerleri'.$E$2:.$G$25];3;0);&quot;&quot;)" office:value-type="float" office:value="19" calcext:value-type="float">
            <text:p>19</text:p>
          </table:table-cell>
          <table:table-cell table:style-name="ce72" table:formula="of:=IF(OR([.G173]&lt;&gt;&quot;&quot;;[.H173]&lt;&gt;&quot;&quot;);IF(AND([.E173]&gt;=[.G173];[.E173]&lt;=[.H173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o <text:s/>0.205 <text:s/>% <text:s/>ASTM E1086 <text:s/></text:p>
          </table:table-cell>
          <table:table-cell table:style-name="ce51" office:value-type="string" calcext:value-type="string">
            <text:p>Mo</text:p>
          </table:table-cell>
          <table:table-cell table:style-name="ce53" office:value-type="float" office:value="0.205" calcext:value-type="float">
            <text:p>0,205</text:p>
          </table:table-cell>
          <table:table-cell table:style-name="ce69" table:formula="of:=[.B174]&amp;&quot;_&quot;&amp;[.D174]" office:value-type="string" office:string-value="Paslanmaz Çelik Spektrometrik Analiz_Mo" calcext:value-type="string">
            <text:p>Paslanmaz Çelik Spektrometrik Analiz_Mo</text:p>
          </table:table-cell>
          <table:table-cell table:style-name="ce59" table:formula="of:=IFERROR(VLOOKUP([.F174];[$'T.Ş. Değerleri'.$E$2:.$G$25];2;0);&quot;&quot;)">
            <text:p/>
          </table:table-cell>
          <table:table-cell table:style-name="ce59" table:formula="of:=IFERROR(VLOOKUP([.F174];[$'T.Ş. Değerleri'.$E$2:.$G$25];3;0);&quot;&quot;)">
            <text:p/>
          </table:table-cell>
          <table:table-cell table:style-name="ce72" table:formula="of:=IF(OR([.G174]&lt;&gt;&quot;&quot;;[.H174]&lt;&gt;&quot;&quot;);IF(AND([.E174]&gt;=[.G174];[.E174]&lt;=[.H174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u <text:s/>0.536 <text:s/>% <text:s/>ASTM E1086 <text:s/></text:p>
          </table:table-cell>
          <table:table-cell table:style-name="ce51" office:value-type="string" calcext:value-type="string">
            <text:p>Cu</text:p>
          </table:table-cell>
          <table:table-cell table:style-name="ce53" office:value-type="float" office:value="0.536" calcext:value-type="float">
            <text:p>0,536</text:p>
          </table:table-cell>
          <table:table-cell table:style-name="ce69" table:formula="of:=[.B175]&amp;&quot;_&quot;&amp;[.D175]" office:value-type="string" office:string-value="Paslanmaz Çelik Spektrometrik Analiz_Cu" calcext:value-type="string">
            <text:p>Paslanmaz Çelik Spektrometrik Analiz_Cu</text:p>
          </table:table-cell>
          <table:table-cell table:style-name="ce59" table:formula="of:=IFERROR(VLOOKUP([.F175];[$'T.Ş. Değerleri'.$E$2:.$G$25];2;0);&quot;&quot;)" office:value-type="float" office:value="0" calcext:value-type="float">
            <text:p/>
          </table:table-cell>
          <table:table-cell table:style-name="ce59" table:formula="of:=IFERROR(VLOOKUP([.F175];[$'T.Ş. Değerleri'.$E$2:.$G$25];3;0);&quot;&quot;)" office:value-type="float" office:value="4" calcext:value-type="float">
            <text:p>4</text:p>
          </table:table-cell>
          <table:table-cell table:style-name="ce72" table:formula="of:=IF(OR([.G175]&lt;&gt;&quot;&quot;;[.H175]&lt;&gt;&quot;&quot;);IF(AND([.E175]&gt;=[.G175];[.E175]&lt;=[.H175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2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Fe+Diğer <text:s/>Kalan <text:s/>% <text:s/>ASTM E1086 <text:s/></text:p>
          </table:table-cell>
          <table:table-cell table:style-name="ce51" office:value-type="string" calcext:value-type="string">
            <text:p>Fe+Diğer</text:p>
          </table:table-cell>
          <table:table-cell table:style-name="ce53" office:value-type="string" calcext:value-type="string">
            <text:p>Kalan</text:p>
          </table:table-cell>
          <table:table-cell table:style-name="ce69" table:formula="of:=[.B176]&amp;&quot;_&quot;&amp;[.D17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59" table:formula="of:=IFERROR(VLOOKUP([.F176];[$'T.Ş. Değerleri'.$E$2:.$G$25];2;0);&quot;&quot;)">
            <text:p/>
          </table:table-cell>
          <table:table-cell table:style-name="ce59" table:formula="of:=IFERROR(VLOOKUP([.F176];[$'T.Ş. Değerleri'.$E$2:.$G$25];3;0);&quot;&quot;)">
            <text:p/>
          </table:table-cell>
          <table:table-cell table:style-name="ce72" table:formula="of:=IF(OR([.G176]&lt;&gt;&quot;&quot;;[.H176]&lt;&gt;&quot;&quot;);IF(AND([.E176]&gt;=[.G176];[.E176]&lt;=[.H176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 <text:s/>0.037 <text:s/>% <text:s/>ASTM E1086 <text:s/></text:p>
          </table:table-cell>
          <table:table-cell table:style-name="ce51" office:value-type="string" calcext:value-type="string">
            <text:p>C</text:p>
          </table:table-cell>
          <table:table-cell table:style-name="ce53" office:value-type="float" office:value="0.037" calcext:value-type="float">
            <text:p>0,037</text:p>
          </table:table-cell>
          <table:table-cell table:style-name="ce69" table:formula="of:=[.B177]&amp;&quot;_&quot;&amp;[.D177]" office:value-type="string" office:string-value="Paslanmaz Çelik Spektrometrik Analiz_C" calcext:value-type="string">
            <text:p>Paslanmaz Çelik Spektrometrik Analiz_C</text:p>
          </table:table-cell>
          <table:table-cell table:style-name="ce59" table:formula="of:=IFERROR(VLOOKUP([.F177];[$'T.Ş. Değerleri'.$E$2:.$G$25];2;0);&quot;&quot;)" office:value-type="float" office:value="0" calcext:value-type="float">
            <text:p/>
          </table:table-cell>
          <table:table-cell table:style-name="ce59" table:formula="of:=IFERROR(VLOOKUP([.F177];[$'T.Ş. Değerleri'.$E$2:.$G$25];3;0);&quot;&quot;)" office:value-type="float" office:value="0.1" calcext:value-type="float">
            <text:p>0,1</text:p>
          </table:table-cell>
          <table:table-cell table:style-name="ce72" table:formula="of:=IF(OR([.G177]&lt;&gt;&quot;&quot;;[.H177]&lt;&gt;&quot;&quot;);IF(AND([.E177]&gt;=[.G177];[.E177]&lt;=[.H177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i <text:s/>0.411 <text:s/>% <text:s/>ASTM E1086 <text:s/></text:p>
          </table:table-cell>
          <table:table-cell table:style-name="ce51" office:value-type="string" calcext:value-type="string">
            <text:p>Si</text:p>
          </table:table-cell>
          <table:table-cell table:style-name="ce53" office:value-type="float" office:value="0.411" calcext:value-type="float">
            <text:p>0,411</text:p>
          </table:table-cell>
          <table:table-cell table:style-name="ce69" table:formula="of:=[.B178]&amp;&quot;_&quot;&amp;[.D178]" office:value-type="string" office:string-value="Paslanmaz Çelik Spektrometrik Analiz_Si" calcext:value-type="string">
            <text:p>Paslanmaz Çelik Spektrometrik Analiz_Si</text:p>
          </table:table-cell>
          <table:table-cell table:style-name="ce59" table:formula="of:=IFERROR(VLOOKUP([.F178];[$'T.Ş. Değerleri'.$E$2:.$G$25];2;0);&quot;&quot;)" office:value-type="float" office:value="0" calcext:value-type="float">
            <text:p/>
          </table:table-cell>
          <table:table-cell table:style-name="ce59" table:formula="of:=IFERROR(VLOOKUP([.F178];[$'T.Ş. Değerleri'.$E$2:.$G$25];3;0);&quot;&quot;)" office:value-type="float" office:value="1" calcext:value-type="float">
            <text:p>1</text:p>
          </table:table-cell>
          <table:table-cell table:style-name="ce72" table:formula="of:=IF(OR([.G178]&lt;&gt;&quot;&quot;;[.H178]&lt;&gt;&quot;&quot;);IF(AND([.E178]&gt;=[.G178];[.E178]&lt;=[.H178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n <text:s/>1.615 <text:s/>% <text:s/>ASTM E1086 <text:s/></text:p>
          </table:table-cell>
          <table:table-cell table:style-name="ce51" office:value-type="string" calcext:value-type="string">
            <text:p>Mn</text:p>
          </table:table-cell>
          <table:table-cell table:style-name="ce53" office:value-type="float" office:value="1.615" calcext:value-type="float">
            <text:p>1,615</text:p>
          </table:table-cell>
          <table:table-cell table:style-name="ce69" table:formula="of:=[.B179]&amp;&quot;_&quot;&amp;[.D179]" office:value-type="string" office:string-value="Paslanmaz Çelik Spektrometrik Analiz_Mn" calcext:value-type="string">
            <text:p>Paslanmaz Çelik Spektrometrik Analiz_Mn</text:p>
          </table:table-cell>
          <table:table-cell table:style-name="ce59" table:formula="of:=IFERROR(VLOOKUP([.F179];[$'T.Ş. Değerleri'.$E$2:.$G$25];2;0);&quot;&quot;)" office:value-type="float" office:value="0" calcext:value-type="float">
            <text:p/>
          </table:table-cell>
          <table:table-cell table:style-name="ce59" table:formula="of:=IFERROR(VLOOKUP([.F179];[$'T.Ş. Değerleri'.$E$2:.$G$25];3;0);&quot;&quot;)" office:value-type="float" office:value="2" calcext:value-type="float">
            <text:p>2</text:p>
          </table:table-cell>
          <table:table-cell table:style-name="ce72" table:formula="of:=IF(OR([.G179]&lt;&gt;&quot;&quot;;[.H179]&lt;&gt;&quot;&quot;);IF(AND([.E179]&gt;=[.G179];[.E179]&lt;=[.H179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P <text:s/>0.033 <text:s/>% <text:s/>ASTM E1086 <text:s/></text:p>
          </table:table-cell>
          <table:table-cell table:style-name="ce51" office:value-type="string" calcext:value-type="string">
            <text:p>P</text:p>
          </table:table-cell>
          <table:table-cell table:style-name="ce53" office:value-type="float" office:value="0.033" calcext:value-type="float">
            <text:p>0,033</text:p>
          </table:table-cell>
          <table:table-cell table:style-name="ce69" table:formula="of:=[.B180]&amp;&quot;_&quot;&amp;[.D180]" office:value-type="string" office:string-value="Paslanmaz Çelik Spektrometrik Analiz_P" calcext:value-type="string">
            <text:p>Paslanmaz Çelik Spektrometrik Analiz_P</text:p>
          </table:table-cell>
          <table:table-cell table:style-name="ce59" table:formula="of:=IFERROR(VLOOKUP([.F180];[$'T.Ş. Değerleri'.$E$2:.$G$25];2;0);&quot;&quot;)" office:value-type="float" office:value="0" calcext:value-type="float">
            <text:p/>
          </table:table-cell>
          <table:table-cell table:style-name="ce59" table:formula="of:=IFERROR(VLOOKUP([.F180];[$'T.Ş. Değerleri'.$E$2:.$G$25];3;0);&quot;&quot;)" office:value-type="float" office:value="0.05" calcext:value-type="float">
            <text:p>0,05</text:p>
          </table:table-cell>
          <table:table-cell table:style-name="ce72" table:formula="of:=IF(OR([.G180]&lt;&gt;&quot;&quot;;[.H180]&lt;&gt;&quot;&quot;);IF(AND([.E180]&gt;=[.G180];[.E180]&lt;=[.H180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S <text:s/>0.014 <text:s/>% <text:s/>ASTM E1086 <text:s/></text:p>
          </table:table-cell>
          <table:table-cell table:style-name="ce51" office:value-type="string" calcext:value-type="string">
            <text:p>S</text:p>
          </table:table-cell>
          <table:table-cell table:style-name="ce53" office:value-type="float" office:value="0.014" calcext:value-type="float">
            <text:p>0,014</text:p>
          </table:table-cell>
          <table:table-cell table:style-name="ce69" table:formula="of:=[.B181]&amp;&quot;_&quot;&amp;[.D181]" office:value-type="string" office:string-value="Paslanmaz Çelik Spektrometrik Analiz_S" calcext:value-type="string">
            <text:p>Paslanmaz Çelik Spektrometrik Analiz_S</text:p>
          </table:table-cell>
          <table:table-cell table:style-name="ce59" table:formula="of:=IFERROR(VLOOKUP([.F181];[$'T.Ş. Değerleri'.$E$2:.$G$25];2;0);&quot;&quot;)">
            <text:p/>
          </table:table-cell>
          <table:table-cell table:style-name="ce59" table:formula="of:=IFERROR(VLOOKUP([.F181];[$'T.Ş. Değerleri'.$E$2:.$G$25];3;0);&quot;&quot;)">
            <text:p/>
          </table:table-cell>
          <table:table-cell table:style-name="ce72" table:formula="of:=IF(OR([.G181]&lt;&gt;&quot;&quot;;[.H181]&lt;&gt;&quot;&quot;);IF(AND([.E181]&gt;=[.G181];[.E181]&lt;=[.H181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r <text:s/>18.62 <text:s/>% <text:s/>ASTM E1086 <text:s/></text:p>
          </table:table-cell>
          <table:table-cell table:style-name="ce51" office:value-type="string" calcext:value-type="string">
            <text:p>Cr</text:p>
          </table:table-cell>
          <table:table-cell table:style-name="ce53" office:value-type="float" office:value="18.62" calcext:value-type="float">
            <text:p>18,62</text:p>
          </table:table-cell>
          <table:table-cell table:style-name="ce69" table:formula="of:=[.B182]&amp;&quot;_&quot;&amp;[.D182]" office:value-type="string" office:string-value="Paslanmaz Çelik Spektrometrik Analiz_Cr" calcext:value-type="string">
            <text:p>Paslanmaz Çelik Spektrometrik Analiz_Cr</text:p>
          </table:table-cell>
          <table:table-cell table:style-name="ce59" table:formula="of:=IFERROR(VLOOKUP([.F182];[$'T.Ş. Değerleri'.$E$2:.$G$25];2;0);&quot;&quot;)" office:value-type="float" office:value="15" calcext:value-type="float">
            <text:p>15</text:p>
          </table:table-cell>
          <table:table-cell table:style-name="ce59" table:formula="of:=IFERROR(VLOOKUP([.F182];[$'T.Ş. Değerleri'.$E$2:.$G$25];3;0);&quot;&quot;)" office:value-type="float" office:value="20" calcext:value-type="float">
            <text:p>20</text:p>
          </table:table-cell>
          <table:table-cell table:style-name="ce72" table:formula="of:=IF(OR([.G182]&lt;&gt;&quot;&quot;;[.H182]&lt;&gt;&quot;&quot;);IF(AND([.E182]&gt;=[.G182];[.E182]&lt;=[.H182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Ni <text:s/>8.250 <text:s/>% <text:s/>ASTM E1086 <text:s/></text:p>
          </table:table-cell>
          <table:table-cell table:style-name="ce51" office:value-type="string" calcext:value-type="string">
            <text:p>Ni</text:p>
          </table:table-cell>
          <table:table-cell table:style-name="ce53" office:value-type="float" office:value="8.25" calcext:value-type="float">
            <text:p>8,25</text:p>
          </table:table-cell>
          <table:table-cell table:style-name="ce69" table:formula="of:=[.B183]&amp;&quot;_&quot;&amp;[.D183]" office:value-type="string" office:string-value="Paslanmaz Çelik Spektrometrik Analiz_Ni" calcext:value-type="string">
            <text:p>Paslanmaz Çelik Spektrometrik Analiz_Ni</text:p>
          </table:table-cell>
          <table:table-cell table:style-name="ce59" table:formula="of:=IFERROR(VLOOKUP([.F183];[$'T.Ş. Değerleri'.$E$2:.$G$25];2;0);&quot;&quot;)" office:value-type="float" office:value="8" calcext:value-type="float">
            <text:p>8</text:p>
          </table:table-cell>
          <table:table-cell table:style-name="ce59" table:formula="of:=IFERROR(VLOOKUP([.F183];[$'T.Ş. Değerleri'.$E$2:.$G$25];3;0);&quot;&quot;)" office:value-type="float" office:value="19" calcext:value-type="float">
            <text:p>19</text:p>
          </table:table-cell>
          <table:table-cell table:style-name="ce72" table:formula="of:=IF(OR([.G183]&lt;&gt;&quot;&quot;;[.H183]&lt;&gt;&quot;&quot;);IF(AND([.E183]&gt;=[.G183];[.E183]&lt;=[.H183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Mo <text:s/>0.204 <text:s/>% <text:s/>ASTM E1086 <text:s/></text:p>
          </table:table-cell>
          <table:table-cell table:style-name="ce51" office:value-type="string" calcext:value-type="string">
            <text:p>Mo</text:p>
          </table:table-cell>
          <table:table-cell table:style-name="ce53" office:value-type="float" office:value="0.204" calcext:value-type="float">
            <text:p>0,204</text:p>
          </table:table-cell>
          <table:table-cell table:style-name="ce69" table:formula="of:=[.B184]&amp;&quot;_&quot;&amp;[.D184]" office:value-type="string" office:string-value="Paslanmaz Çelik Spektrometrik Analiz_Mo" calcext:value-type="string">
            <text:p>Paslanmaz Çelik Spektrometrik Analiz_Mo</text:p>
          </table:table-cell>
          <table:table-cell table:style-name="ce59" table:formula="of:=IFERROR(VLOOKUP([.F184];[$'T.Ş. Değerleri'.$E$2:.$G$25];2;0);&quot;&quot;)">
            <text:p/>
          </table:table-cell>
          <table:table-cell table:style-name="ce59" table:formula="of:=IFERROR(VLOOKUP([.F184];[$'T.Ş. Değerleri'.$E$2:.$G$25];3;0);&quot;&quot;)">
            <text:p/>
          </table:table-cell>
          <table:table-cell table:style-name="ce72" table:formula="of:=IF(OR([.G184]&lt;&gt;&quot;&quot;;[.H184]&lt;&gt;&quot;&quot;);IF(AND([.E184]&gt;=[.G184];[.E184]&lt;=[.H184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Cu <text:s/>0.547 <text:s/>% <text:s/>ASTM E1086 <text:s/></text:p>
          </table:table-cell>
          <table:table-cell table:style-name="ce51" office:value-type="string" calcext:value-type="string">
            <text:p>Cu</text:p>
          </table:table-cell>
          <table:table-cell table:style-name="ce53" office:value-type="float" office:value="0.547" calcext:value-type="float">
            <text:p>0,547</text:p>
          </table:table-cell>
          <table:table-cell table:style-name="ce69" table:formula="of:=[.B185]&amp;&quot;_&quot;&amp;[.D185]" office:value-type="string" office:string-value="Paslanmaz Çelik Spektrometrik Analiz_Cu" calcext:value-type="string">
            <text:p>Paslanmaz Çelik Spektrometrik Analiz_Cu</text:p>
          </table:table-cell>
          <table:table-cell table:style-name="ce59" table:formula="of:=IFERROR(VLOOKUP([.F185];[$'T.Ş. Değerleri'.$E$2:.$G$25];2;0);&quot;&quot;)" office:value-type="float" office:value="0" calcext:value-type="float">
            <text:p/>
          </table:table-cell>
          <table:table-cell table:style-name="ce59" table:formula="of:=IFERROR(VLOOKUP([.F185];[$'T.Ş. Değerleri'.$E$2:.$G$25];3;0);&quot;&quot;)" office:value-type="float" office:value="4" calcext:value-type="float">
            <text:p>4</text:p>
          </table:table-cell>
          <table:table-cell table:style-name="ce72" table:formula="of:=IF(OR([.G185]&lt;&gt;&quot;&quot;;[.H185]&lt;&gt;&quot;&quot;);IF(AND([.E185]&gt;=[.G185];[.E185]&lt;=[.H185])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Parsel Bacası Kapama Takımı Açma Anahtarı Numune 3</text:p>
          </table:table-cell>
          <table:table-cell table:style-name="ce47" office:value-type="string" calcext:value-type="string">
            <text:p>Paslanmaz Çelik Spektrometrik Analiz</text:p>
          </table:table-cell>
          <table:table-cell table:style-name="ce63" office:value-type="string" calcext:value-type="string">
            <text:p>Fe+Diğer <text:s/>Kalan <text:s/>% <text:s/>ASTM E1086 <text:s/></text:p>
          </table:table-cell>
          <table:table-cell table:style-name="ce51" office:value-type="string" calcext:value-type="string">
            <text:p>Fe+Diğer</text:p>
          </table:table-cell>
          <table:table-cell table:style-name="ce53" office:value-type="string" calcext:value-type="string">
            <text:p>Kalan</text:p>
          </table:table-cell>
          <table:table-cell table:style-name="ce69" table:formula="of:=[.B186]&amp;&quot;_&quot;&amp;[.D186]" office:value-type="string" office:string-value="Paslanmaz Çelik Spektrometrik Analiz_Fe+Diğer" calcext:value-type="string">
            <text:p>Paslanmaz Çelik Spektrometrik Analiz_Fe+Diğer</text:p>
          </table:table-cell>
          <table:table-cell table:style-name="ce59" table:formula="of:=IFERROR(VLOOKUP([.F186];[$'T.Ş. Değerleri'.$E$2:.$G$25];2;0);&quot;&quot;)">
            <text:p/>
          </table:table-cell>
          <table:table-cell table:style-name="ce59" table:formula="of:=IFERROR(VLOOKUP([.F186];[$'T.Ş. Değerleri'.$E$2:.$G$25];3;0);&quot;&quot;)">
            <text:p/>
          </table:table-cell>
          <table:table-cell table:style-name="ce77" table:formula="of:=IF(OR([.G186]&lt;&gt;&quot;&quot;;[.H186]&lt;&gt;&quot;&quot;);IF(AND([.E186]&gt;=[.G186];[.E186]&lt;=[.H186]);&quot;uygun&quot;;&quot;Uygun değil&quot;);&quot;&quot;)">
            <text:p/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1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Çekme Gerilmesi (Rm) <text:s text:c="2"/>528.00 <text:s/>N/mm^2 <text:s/>EN ISO 6892-1 Metod B <text:s/></text:p>
          </table:table-cell>
          <table:table-cell table:style-name="ce51" office:value-type="string" calcext:value-type="string">
            <text:p>Çekme Gerilmesi (Rm)</text:p>
          </table:table-cell>
          <table:table-cell table:style-name="ce53" office:value-type="float" office:value="528" calcext:value-type="float">
            <text:p>528</text:p>
          </table:table-cell>
          <table:table-cell table:style-name="ce69" table:formula="of:=[.B187]&amp;&quot;_&quot;&amp;[.D187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59" table:formula="of:=IFERROR(VLOOKUP([.F187];[$'T.Ş. Değerleri'.$E$2:.$G$25];2;0);&quot;&quot;)" office:value-type="float" office:value="500" calcext:value-type="float">
            <text:p>500</text:p>
          </table:table-cell>
          <table:table-cell table:style-name="ce59"/>
          <table:table-cell table:style-name="ce78" table:formula="of:=IF(OR([.G187]&lt;&gt;&quot;&quot;;[.H187]&lt;&gt;&quot;&quot;);IF([.E187]&gt;=[.G187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1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Rp0,2 <text:s/>391.00 <text:s/>N/mm^2 <text:s/>EN ISO 6892-1 Metod B <text:s/></text:p>
          </table:table-cell>
          <table:table-cell table:style-name="ce51" office:value-type="string" calcext:value-type="string">
            <text:p>Rp0,2</text:p>
          </table:table-cell>
          <table:table-cell table:style-name="ce53" office:value-type="float" office:value="391" calcext:value-type="float">
            <text:p>391</text:p>
          </table:table-cell>
          <table:table-cell table:style-name="ce69" table:formula="of:=[.B188]&amp;&quot;_&quot;&amp;[.D188]" office:value-type="string" office:string-value="ParametersAnaliz Sonuçları_Rp0,2" calcext:value-type="string">
            <text:p>ParametersAnaliz Sonuçları_Rp0,2</text:p>
          </table:table-cell>
          <table:table-cell table:style-name="ce59" table:formula="of:=IFERROR(VLOOKUP([.F188];[$'T.Ş. Değerleri'.$E$2:.$G$25];2;0);&quot;&quot;)" office:value-type="float" office:value="320" calcext:value-type="float">
            <text:p>320</text:p>
          </table:table-cell>
          <table:table-cell table:style-name="ce59"/>
          <table:table-cell table:style-name="ce78" table:formula="of:=IF(OR([.G188]&lt;&gt;&quot;&quot;;[.H188]&lt;&gt;&quot;&quot;);IF([.E188]&gt;=[.G188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1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A5 <text:s/>9.500 <text:s/>% <text:s/>EN ISO 6892-1 Metod B <text:s/></text:p>
          </table:table-cell>
          <table:table-cell table:style-name="ce51" office:value-type="string" calcext:value-type="string">
            <text:p>A5</text:p>
          </table:table-cell>
          <table:table-cell table:style-name="ce53" office:value-type="float" office:value="9.5" calcext:value-type="float">
            <text:p>9,5</text:p>
          </table:table-cell>
          <table:table-cell table:style-name="ce69" table:formula="of:=[.B189]&amp;&quot;_&quot;&amp;[.D189]" office:value-type="string" office:string-value="ParametersAnaliz Sonuçları_A5" calcext:value-type="string">
            <text:p>ParametersAnaliz Sonuçları_A5</text:p>
          </table:table-cell>
          <table:table-cell table:style-name="ce59" table:formula="of:=IFERROR(VLOOKUP([.F189];[$'T.Ş. Değerleri'.$E$2:.$G$25];2;0);&quot;&quot;)" office:value-type="float" office:value="7" calcext:value-type="float">
            <text:p>7</text:p>
          </table:table-cell>
          <table:table-cell table:style-name="ce59"/>
          <table:table-cell table:style-name="ce78" table:formula="of:=IF(OR([.G189]&lt;&gt;&quot;&quot;;[.H189]&lt;&gt;&quot;&quot;);IF([.E189]&gt;=[.G189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2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Çekme Gerilmesi (Rm) <text:s text:c="2"/>533.00 <text:s/>N/mm^2 <text:s/>EN ISO 6892-1 Metod B <text:s/></text:p>
          </table:table-cell>
          <table:table-cell table:style-name="ce51" office:value-type="string" calcext:value-type="string">
            <text:p>Çekme Gerilmesi (Rm)</text:p>
          </table:table-cell>
          <table:table-cell table:style-name="ce53" office:value-type="float" office:value="533" calcext:value-type="float">
            <text:p>533</text:p>
          </table:table-cell>
          <table:table-cell table:style-name="ce69" table:formula="of:=[.B190]&amp;&quot;_&quot;&amp;[.D190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59" table:formula="of:=IFERROR(VLOOKUP([.F190];[$'T.Ş. Değerleri'.$E$2:.$G$25];2;0);&quot;&quot;)" office:value-type="float" office:value="500" calcext:value-type="float">
            <text:p>500</text:p>
          </table:table-cell>
          <table:table-cell table:style-name="ce59"/>
          <table:table-cell table:style-name="ce78" table:formula="of:=IF(OR([.G190]&lt;&gt;&quot;&quot;;[.H190]&lt;&gt;&quot;&quot;);IF([.E190]&gt;=[.G190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2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Rp0,2 <text:s/>402.00 <text:s/>N/mm^2 <text:s/>EN ISO 6892-1 Metod B <text:s/></text:p>
          </table:table-cell>
          <table:table-cell table:style-name="ce51" office:value-type="string" calcext:value-type="string">
            <text:p>Rp0,2</text:p>
          </table:table-cell>
          <table:table-cell table:style-name="ce53" office:value-type="float" office:value="402" calcext:value-type="float">
            <text:p>402</text:p>
          </table:table-cell>
          <table:table-cell table:style-name="ce69" table:formula="of:=[.B191]&amp;&quot;_&quot;&amp;[.D191]" office:value-type="string" office:string-value="ParametersAnaliz Sonuçları_Rp0,2" calcext:value-type="string">
            <text:p>ParametersAnaliz Sonuçları_Rp0,2</text:p>
          </table:table-cell>
          <table:table-cell table:style-name="ce59" table:formula="of:=IFERROR(VLOOKUP([.F191];[$'T.Ş. Değerleri'.$E$2:.$G$25];2;0);&quot;&quot;)" office:value-type="float" office:value="320" calcext:value-type="float">
            <text:p>320</text:p>
          </table:table-cell>
          <table:table-cell table:style-name="ce59"/>
          <table:table-cell table:style-name="ce78" table:formula="of:=IF(OR([.G191]&lt;&gt;&quot;&quot;;[.H191]&lt;&gt;&quot;&quot;);IF([.E191]&gt;=[.G191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2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A5 <text:s/>11.50 <text:s/>% <text:s/>EN ISO 6892-1 Metod B <text:s/></text:p>
          </table:table-cell>
          <table:table-cell table:style-name="ce51" office:value-type="string" calcext:value-type="string">
            <text:p>A5</text:p>
          </table:table-cell>
          <table:table-cell table:style-name="ce53" office:value-type="float" office:value="11.5" calcext:value-type="float">
            <text:p>11,5</text:p>
          </table:table-cell>
          <table:table-cell table:style-name="ce69" table:formula="of:=[.B192]&amp;&quot;_&quot;&amp;[.D192]" office:value-type="string" office:string-value="ParametersAnaliz Sonuçları_A5" calcext:value-type="string">
            <text:p>ParametersAnaliz Sonuçları_A5</text:p>
          </table:table-cell>
          <table:table-cell table:style-name="ce59" table:formula="of:=IFERROR(VLOOKUP([.F192];[$'T.Ş. Değerleri'.$E$2:.$G$25];2;0);&quot;&quot;)" office:value-type="float" office:value="7" calcext:value-type="float">
            <text:p>7</text:p>
          </table:table-cell>
          <table:table-cell table:style-name="ce59"/>
          <table:table-cell table:style-name="ce78" table:formula="of:=IF(OR([.G192]&lt;&gt;&quot;&quot;;[.H192]&lt;&gt;&quot;&quot;);IF([.E192]&gt;=[.G192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3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Çekme Gerilmesi (Rm) <text:s text:c="2"/>543.00 <text:s/>N/mm^2 <text:s/>EN ISO 6892-1 Metod B <text:s/></text:p>
          </table:table-cell>
          <table:table-cell table:style-name="ce51" office:value-type="string" calcext:value-type="string">
            <text:p>Çekme Gerilmesi (Rm)</text:p>
          </table:table-cell>
          <table:table-cell table:style-name="ce53" office:value-type="float" office:value="543" calcext:value-type="float">
            <text:p>543</text:p>
          </table:table-cell>
          <table:table-cell table:style-name="ce69" table:formula="of:=[.B193]&amp;&quot;_&quot;&amp;[.D193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59" table:formula="of:=IFERROR(VLOOKUP([.F193];[$'T.Ş. Değerleri'.$E$2:.$G$25];2;0);&quot;&quot;)" office:value-type="float" office:value="500" calcext:value-type="float">
            <text:p>500</text:p>
          </table:table-cell>
          <table:table-cell table:style-name="ce59"/>
          <table:table-cell table:style-name="ce78" table:formula="of:=IF(OR([.G193]&lt;&gt;&quot;&quot;;[.H193]&lt;&gt;&quot;&quot;);IF([.E193]&gt;=[.G193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3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Rp0,2 <text:s/>411.00 <text:s/>N/mm^2 <text:s/>EN ISO 6892-1 Metod B <text:s/></text:p>
          </table:table-cell>
          <table:table-cell table:style-name="ce51" office:value-type="string" calcext:value-type="string">
            <text:p>Rp0,2</text:p>
          </table:table-cell>
          <table:table-cell table:style-name="ce53" office:value-type="float" office:value="411" calcext:value-type="float">
            <text:p>411</text:p>
          </table:table-cell>
          <table:table-cell table:style-name="ce69" table:formula="of:=[.B194]&amp;&quot;_&quot;&amp;[.D194]" office:value-type="string" office:string-value="ParametersAnaliz Sonuçları_Rp0,2" calcext:value-type="string">
            <text:p>ParametersAnaliz Sonuçları_Rp0,2</text:p>
          </table:table-cell>
          <table:table-cell table:style-name="ce59" table:formula="of:=IFERROR(VLOOKUP([.F194];[$'T.Ş. Değerleri'.$E$2:.$G$25];2;0);&quot;&quot;)" office:value-type="float" office:value="320" calcext:value-type="float">
            <text:p>320</text:p>
          </table:table-cell>
          <table:table-cell table:style-name="ce59"/>
          <table:table-cell table:style-name="ce78" table:formula="of:=IF(OR([.G194]&lt;&gt;&quot;&quot;;[.H194]&lt;&gt;&quot;&quot;);IF([.E194]&gt;=[.G194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3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A5 <text:s/>10.00 <text:s/>% <text:s/>EN ISO 6892-1 Metod B <text:s/></text:p>
          </table:table-cell>
          <table:table-cell table:style-name="ce51" office:value-type="string" calcext:value-type="string">
            <text:p>A5</text:p>
          </table:table-cell>
          <table:table-cell table:style-name="ce53" office:value-type="float" office:value="10" calcext:value-type="float">
            <text:p>10</text:p>
          </table:table-cell>
          <table:table-cell table:style-name="ce69" table:formula="of:=[.B195]&amp;&quot;_&quot;&amp;[.D195]" office:value-type="string" office:string-value="ParametersAnaliz Sonuçları_A5" calcext:value-type="string">
            <text:p>ParametersAnaliz Sonuçları_A5</text:p>
          </table:table-cell>
          <table:table-cell table:style-name="ce59" table:formula="of:=IFERROR(VLOOKUP([.F195];[$'T.Ş. Değerleri'.$E$2:.$G$25];2;0);&quot;&quot;)" office:value-type="float" office:value="7" calcext:value-type="float">
            <text:p>7</text:p>
          </table:table-cell>
          <table:table-cell table:style-name="ce59"/>
          <table:table-cell table:style-name="ce78" table:formula="of:=IF(OR([.G195]&lt;&gt;&quot;&quot;;[.H195]&lt;&gt;&quot;&quot;);IF([.E195]&gt;=[.G195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4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Çekme Gerilmesi (Rm) <text:s text:c="2"/>530.00 <text:s/>N/mm^2 <text:s/>EN ISO 6892-1 Metod B <text:s/></text:p>
          </table:table-cell>
          <table:table-cell table:style-name="ce51" office:value-type="string" calcext:value-type="string">
            <text:p>Çekme Gerilmesi (Rm)</text:p>
          </table:table-cell>
          <table:table-cell table:style-name="ce53" office:value-type="float" office:value="530" calcext:value-type="float">
            <text:p>530</text:p>
          </table:table-cell>
          <table:table-cell table:style-name="ce69" table:formula="of:=[.B196]&amp;&quot;_&quot;&amp;[.D196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59" table:formula="of:=IFERROR(VLOOKUP([.F196];[$'T.Ş. Değerleri'.$E$2:.$G$25];2;0);&quot;&quot;)" office:value-type="float" office:value="500" calcext:value-type="float">
            <text:p>500</text:p>
          </table:table-cell>
          <table:table-cell table:style-name="ce59"/>
          <table:table-cell table:style-name="ce78" table:formula="of:=IF(OR([.G196]&lt;&gt;&quot;&quot;;[.H196]&lt;&gt;&quot;&quot;);IF([.E196]&gt;=[.G196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4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Rp0,2 <text:s/>399.00 <text:s/>N/mm^2 <text:s/>EN ISO 6892-1 Metod B <text:s/></text:p>
          </table:table-cell>
          <table:table-cell table:style-name="ce51" office:value-type="string" calcext:value-type="string">
            <text:p>Rp0,2</text:p>
          </table:table-cell>
          <table:table-cell table:style-name="ce53" office:value-type="float" office:value="399" calcext:value-type="float">
            <text:p>399</text:p>
          </table:table-cell>
          <table:table-cell table:style-name="ce69" table:formula="of:=[.B197]&amp;&quot;_&quot;&amp;[.D197]" office:value-type="string" office:string-value="ParametersAnaliz Sonuçları_Rp0,2" calcext:value-type="string">
            <text:p>ParametersAnaliz Sonuçları_Rp0,2</text:p>
          </table:table-cell>
          <table:table-cell table:style-name="ce59" table:formula="of:=IFERROR(VLOOKUP([.F197];[$'T.Ş. Değerleri'.$E$2:.$G$25];2;0);&quot;&quot;)" office:value-type="float" office:value="320" calcext:value-type="float">
            <text:p>320</text:p>
          </table:table-cell>
          <table:table-cell table:style-name="ce59"/>
          <table:table-cell table:style-name="ce78" table:formula="of:=IF(OR([.G197]&lt;&gt;&quot;&quot;;[.H197]&lt;&gt;&quot;&quot;);IF([.E197]&gt;=[.G197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4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A5 <text:s/>12.00 <text:s/>% <text:s/>EN ISO 6892-1 Metod B <text:s/></text:p>
          </table:table-cell>
          <table:table-cell table:style-name="ce51" office:value-type="string" calcext:value-type="string">
            <text:p>A5</text:p>
          </table:table-cell>
          <table:table-cell table:style-name="ce53" office:value-type="float" office:value="12" calcext:value-type="float">
            <text:p>12</text:p>
          </table:table-cell>
          <table:table-cell table:style-name="ce69" table:formula="of:=[.B198]&amp;&quot;_&quot;&amp;[.D198]" office:value-type="string" office:string-value="ParametersAnaliz Sonuçları_A5" calcext:value-type="string">
            <text:p>ParametersAnaliz Sonuçları_A5</text:p>
          </table:table-cell>
          <table:table-cell table:style-name="ce59" table:formula="of:=IFERROR(VLOOKUP([.F198];[$'T.Ş. Değerleri'.$E$2:.$G$25];2;0);&quot;&quot;)" office:value-type="float" office:value="7" calcext:value-type="float">
            <text:p>7</text:p>
          </table:table-cell>
          <table:table-cell table:style-name="ce59"/>
          <table:table-cell table:style-name="ce78" table:formula="of:=IF(OR([.G198]&lt;&gt;&quot;&quot;;[.H198]&lt;&gt;&quot;&quot;);IF([.E198]&gt;=[.G198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5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Çekme Gerilmesi (Rm) <text:s text:c="2"/>549.00 <text:s/>N/mm^2 <text:s/>EN ISO 6892-1 Metod B <text:s/></text:p>
          </table:table-cell>
          <table:table-cell table:style-name="ce51" office:value-type="string" calcext:value-type="string">
            <text:p>Çekme Gerilmesi (Rm)</text:p>
          </table:table-cell>
          <table:table-cell table:style-name="ce53" office:value-type="float" office:value="549" calcext:value-type="float">
            <text:p>549</text:p>
          </table:table-cell>
          <table:table-cell table:style-name="ce69" table:formula="of:=[.B199]&amp;&quot;_&quot;&amp;[.D199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59" table:formula="of:=IFERROR(VLOOKUP([.F199];[$'T.Ş. Değerleri'.$E$2:.$G$25];2;0);&quot;&quot;)" office:value-type="float" office:value="500" calcext:value-type="float">
            <text:p>500</text:p>
          </table:table-cell>
          <table:table-cell table:style-name="ce59"/>
          <table:table-cell table:style-name="ce78" table:formula="of:=IF(OR([.G199]&lt;&gt;&quot;&quot;;[.H199]&lt;&gt;&quot;&quot;);IF([.E199]&gt;=[.G199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5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Rp0,2 <text:s/>408.00 <text:s/>N/mm^2 <text:s/>EN ISO 6892-1 Metod B <text:s/></text:p>
          </table:table-cell>
          <table:table-cell table:style-name="ce51" office:value-type="string" calcext:value-type="string">
            <text:p>Rp0,2</text:p>
          </table:table-cell>
          <table:table-cell table:style-name="ce53" office:value-type="float" office:value="408" calcext:value-type="float">
            <text:p>408</text:p>
          </table:table-cell>
          <table:table-cell table:style-name="ce69" table:formula="of:=[.B200]&amp;&quot;_&quot;&amp;[.D200]" office:value-type="string" office:string-value="ParametersAnaliz Sonuçları_Rp0,2" calcext:value-type="string">
            <text:p>ParametersAnaliz Sonuçları_Rp0,2</text:p>
          </table:table-cell>
          <table:table-cell table:style-name="ce59" table:formula="of:=IFERROR(VLOOKUP([.F200];[$'T.Ş. Değerleri'.$E$2:.$G$25];2;0);&quot;&quot;)" office:value-type="float" office:value="320" calcext:value-type="float">
            <text:p>320</text:p>
          </table:table-cell>
          <table:table-cell table:style-name="ce59"/>
          <table:table-cell table:style-name="ce78" table:formula="of:=IF(OR([.G200]&lt;&gt;&quot;&quot;;[.H200]&lt;&gt;&quot;&quot;);IF([.E200]&gt;=[.G200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Gövde Kapak Malzemesi Numune 5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A5 <text:s/>10.00 <text:s/>% <text:s/>EN ISO 6892-1 Metod B <text:s/></text:p>
          </table:table-cell>
          <table:table-cell table:style-name="ce51" office:value-type="string" calcext:value-type="string">
            <text:p>A5</text:p>
          </table:table-cell>
          <table:table-cell table:style-name="ce53" office:value-type="float" office:value="10" calcext:value-type="float">
            <text:p>10</text:p>
          </table:table-cell>
          <table:table-cell table:style-name="ce69" table:formula="of:=[.B201]&amp;&quot;_&quot;&amp;[.D201]" office:value-type="string" office:string-value="ParametersAnaliz Sonuçları_A5" calcext:value-type="string">
            <text:p>ParametersAnaliz Sonuçları_A5</text:p>
          </table:table-cell>
          <table:table-cell table:style-name="ce59" table:formula="of:=IFERROR(VLOOKUP([.F201];[$'T.Ş. Değerleri'.$E$2:.$G$25];2;0);&quot;&quot;)" office:value-type="float" office:value="7" calcext:value-type="float">
            <text:p>7</text:p>
          </table:table-cell>
          <table:table-cell table:style-name="ce59"/>
          <table:table-cell table:style-name="ce78" table:formula="of:=IF(OR([.G201]&lt;&gt;&quot;&quot;;[.H201]&lt;&gt;&quot;&quot;);IF([.E201]&gt;=[.G201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1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Çekme Gerilmesi (Rm) <text:s text:c="2"/>765.00 <text:s/>N/mm^2 <text:s/>EN ISO 6892-1 Metod B <text:s/></text:p>
          </table:table-cell>
          <table:table-cell table:style-name="ce51" office:value-type="string" calcext:value-type="string">
            <text:p>Çekme Gerilmesi (Rm)</text:p>
          </table:table-cell>
          <table:table-cell table:style-name="ce53" office:value-type="float" office:value="765" calcext:value-type="float">
            <text:p>765</text:p>
          </table:table-cell>
          <table:table-cell table:style-name="ce69" table:formula="of:=[.B202]&amp;&quot;_&quot;&amp;[.D202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59" table:formula="of:=IFERROR(VLOOKUP([.F202];[$'T.Ş. Değerleri'.$E$2:.$G$25];2;0);&quot;&quot;)" office:value-type="float" office:value="500" calcext:value-type="float">
            <text:p>500</text:p>
          </table:table-cell>
          <table:table-cell table:style-name="ce59"/>
          <table:table-cell table:style-name="ce78" table:formula="of:=IF(OR([.G202]&lt;&gt;&quot;&quot;;[.H202]&lt;&gt;&quot;&quot;);IF([.E202]&gt;=[.G202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1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Rp0,2 <text:s/>509.00 <text:s/>N/mm^2 <text:s/>EN ISO 6892-1 Metod B <text:s/></text:p>
          </table:table-cell>
          <table:table-cell table:style-name="ce51" office:value-type="string" calcext:value-type="string">
            <text:p>Rp0,2</text:p>
          </table:table-cell>
          <table:table-cell table:style-name="ce53" office:value-type="float" office:value="509" calcext:value-type="float">
            <text:p>509</text:p>
          </table:table-cell>
          <table:table-cell table:style-name="ce69" table:formula="of:=[.B203]&amp;&quot;_&quot;&amp;[.D203]" office:value-type="string" office:string-value="ParametersAnaliz Sonuçları_Rp0,2" calcext:value-type="string">
            <text:p>ParametersAnaliz Sonuçları_Rp0,2</text:p>
          </table:table-cell>
          <table:table-cell table:style-name="ce59" table:formula="of:=IFERROR(VLOOKUP([.F203];[$'T.Ş. Değerleri'.$E$2:.$G$25];2;0);&quot;&quot;)" office:value-type="float" office:value="320" calcext:value-type="float">
            <text:p>320</text:p>
          </table:table-cell>
          <table:table-cell table:style-name="ce59"/>
          <table:table-cell table:style-name="ce78" table:formula="of:=IF(OR([.G203]&lt;&gt;&quot;&quot;;[.H203]&lt;&gt;&quot;&quot;);IF([.E203]&gt;=[.G203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1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A5 <text:s/>40.50 <text:s/>% <text:s/>EN ISO 6892-1 Metod B <text:s/></text:p>
          </table:table-cell>
          <table:table-cell table:style-name="ce51" office:value-type="string" calcext:value-type="string">
            <text:p>A5</text:p>
          </table:table-cell>
          <table:table-cell table:style-name="ce53" office:value-type="float" office:value="40.5" calcext:value-type="float">
            <text:p>40,5</text:p>
          </table:table-cell>
          <table:table-cell table:style-name="ce69" table:formula="of:=[.B204]&amp;&quot;_&quot;&amp;[.D204]" office:value-type="string" office:string-value="ParametersAnaliz Sonuçları_A5" calcext:value-type="string">
            <text:p>ParametersAnaliz Sonuçları_A5</text:p>
          </table:table-cell>
          <table:table-cell table:style-name="ce59" table:formula="of:=IFERROR(VLOOKUP([.F204];[$'T.Ş. Değerleri'.$E$2:.$G$25];2;0);&quot;&quot;)" office:value-type="float" office:value="7" calcext:value-type="float">
            <text:p>7</text:p>
          </table:table-cell>
          <table:table-cell table:style-name="ce59"/>
          <table:table-cell table:style-name="ce78" table:formula="of:=IF(OR([.G204]&lt;&gt;&quot;&quot;;[.H204]&lt;&gt;&quot;&quot;);IF([.E204]&gt;=[.G204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2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Çekme Gerilmesi (Rm) <text:s text:c="2"/>777.00 <text:s/>N/mm^2 <text:s/>EN ISO 6892-1 Metod B <text:s/></text:p>
          </table:table-cell>
          <table:table-cell table:style-name="ce51" office:value-type="string" calcext:value-type="string">
            <text:p>Çekme Gerilmesi (Rm)</text:p>
          </table:table-cell>
          <table:table-cell table:style-name="ce53" office:value-type="float" office:value="777" calcext:value-type="float">
            <text:p>777</text:p>
          </table:table-cell>
          <table:table-cell table:style-name="ce69" table:formula="of:=[.B205]&amp;&quot;_&quot;&amp;[.D205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59" table:formula="of:=IFERROR(VLOOKUP([.F205];[$'T.Ş. Değerleri'.$E$2:.$G$25];2;0);&quot;&quot;)" office:value-type="float" office:value="500" calcext:value-type="float">
            <text:p>500</text:p>
          </table:table-cell>
          <table:table-cell table:style-name="ce59"/>
          <table:table-cell table:style-name="ce78" table:formula="of:=IF(OR([.G205]&lt;&gt;&quot;&quot;;[.H205]&lt;&gt;&quot;&quot;);IF([.E205]&gt;=[.G205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2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Rp0,2 <text:s/>529.00 <text:s/>N/mm^2 <text:s/>EN ISO 6892-1 Metod B <text:s/></text:p>
          </table:table-cell>
          <table:table-cell table:style-name="ce51" office:value-type="string" calcext:value-type="string">
            <text:p>Rp0,2</text:p>
          </table:table-cell>
          <table:table-cell table:style-name="ce53" office:value-type="float" office:value="529" calcext:value-type="float">
            <text:p>529</text:p>
          </table:table-cell>
          <table:table-cell table:style-name="ce69" table:formula="of:=[.B206]&amp;&quot;_&quot;&amp;[.D206]" office:value-type="string" office:string-value="ParametersAnaliz Sonuçları_Rp0,2" calcext:value-type="string">
            <text:p>ParametersAnaliz Sonuçları_Rp0,2</text:p>
          </table:table-cell>
          <table:table-cell table:style-name="ce59" table:formula="of:=IFERROR(VLOOKUP([.F206];[$'T.Ş. Değerleri'.$E$2:.$G$25];2;0);&quot;&quot;)" office:value-type="float" office:value="320" calcext:value-type="float">
            <text:p>320</text:p>
          </table:table-cell>
          <table:table-cell table:style-name="ce59"/>
          <table:table-cell table:style-name="ce78" table:formula="of:=IF(OR([.G206]&lt;&gt;&quot;&quot;;[.H206]&lt;&gt;&quot;&quot;);IF([.E206]&gt;=[.G206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2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A5 <text:s/>45.00 <text:s/>% <text:s/>EN ISO 6892-1 Metod B <text:s/></text:p>
          </table:table-cell>
          <table:table-cell table:style-name="ce51" office:value-type="string" calcext:value-type="string">
            <text:p>A5</text:p>
          </table:table-cell>
          <table:table-cell table:style-name="ce53" office:value-type="float" office:value="45" calcext:value-type="float">
            <text:p>45</text:p>
          </table:table-cell>
          <table:table-cell table:style-name="ce69" table:formula="of:=[.B207]&amp;&quot;_&quot;&amp;[.D207]" office:value-type="string" office:string-value="ParametersAnaliz Sonuçları_A5" calcext:value-type="string">
            <text:p>ParametersAnaliz Sonuçları_A5</text:p>
          </table:table-cell>
          <table:table-cell table:style-name="ce59" table:formula="of:=IFERROR(VLOOKUP([.F207];[$'T.Ş. Değerleri'.$E$2:.$G$25];2;0);&quot;&quot;)" office:value-type="float" office:value="7" calcext:value-type="float">
            <text:p>7</text:p>
          </table:table-cell>
          <table:table-cell table:style-name="ce59"/>
          <table:table-cell table:style-name="ce78" table:formula="of:=IF(OR([.G207]&lt;&gt;&quot;&quot;;[.H207]&lt;&gt;&quot;&quot;);IF([.E207]&gt;=[.G207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3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Çekme Gerilmesi (Rm) <text:s text:c="2"/>759.00 <text:s/>N/mm^2 <text:s/>EN ISO 6892-1 Metod B <text:s/></text:p>
          </table:table-cell>
          <table:table-cell table:style-name="ce51" office:value-type="string" calcext:value-type="string">
            <text:p>Çekme Gerilmesi (Rm)</text:p>
          </table:table-cell>
          <table:table-cell table:style-name="ce53" office:value-type="float" office:value="759" calcext:value-type="float">
            <text:p>759</text:p>
          </table:table-cell>
          <table:table-cell table:style-name="ce69" table:formula="of:=[.B208]&amp;&quot;_&quot;&amp;[.D208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59" table:formula="of:=IFERROR(VLOOKUP([.F208];[$'T.Ş. Değerleri'.$E$2:.$G$25];2;0);&quot;&quot;)" office:value-type="float" office:value="500" calcext:value-type="float">
            <text:p>500</text:p>
          </table:table-cell>
          <table:table-cell table:style-name="ce59"/>
          <table:table-cell table:style-name="ce78" table:formula="of:=IF(OR([.G208]&lt;&gt;&quot;&quot;;[.H208]&lt;&gt;&quot;&quot;);IF([.E208]&gt;=[.G208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3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Rp0,2 <text:s/>498.00 <text:s/>N/mm^2 <text:s/>EN ISO 6892-1 Metod B <text:s/></text:p>
          </table:table-cell>
          <table:table-cell table:style-name="ce51" office:value-type="string" calcext:value-type="string">
            <text:p>Rp0,2</text:p>
          </table:table-cell>
          <table:table-cell table:style-name="ce53" office:value-type="float" office:value="498" calcext:value-type="float">
            <text:p>498</text:p>
          </table:table-cell>
          <table:table-cell table:style-name="ce69" table:formula="of:=[.B209]&amp;&quot;_&quot;&amp;[.D209]" office:value-type="string" office:string-value="ParametersAnaliz Sonuçları_Rp0,2" calcext:value-type="string">
            <text:p>ParametersAnaliz Sonuçları_Rp0,2</text:p>
          </table:table-cell>
          <table:table-cell table:style-name="ce59" table:formula="of:=IFERROR(VLOOKUP([.F209];[$'T.Ş. Değerleri'.$E$2:.$G$25];2;0);&quot;&quot;)" office:value-type="float" office:value="320" calcext:value-type="float">
            <text:p>320</text:p>
          </table:table-cell>
          <table:table-cell table:style-name="ce59"/>
          <table:table-cell table:style-name="ce78" table:formula="of:=IF(OR([.G209]&lt;&gt;&quot;&quot;;[.H209]&lt;&gt;&quot;&quot;);IF([.E209]&gt;=[.G209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3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A5 <text:s/>40.00 <text:s/>% <text:s/>EN ISO 6892-1 Metod B <text:s/></text:p>
          </table:table-cell>
          <table:table-cell table:style-name="ce51" office:value-type="string" calcext:value-type="string">
            <text:p>A5</text:p>
          </table:table-cell>
          <table:table-cell table:style-name="ce53" office:value-type="float" office:value="40" calcext:value-type="float">
            <text:p>40</text:p>
          </table:table-cell>
          <table:table-cell table:style-name="ce69" table:formula="of:=[.B210]&amp;&quot;_&quot;&amp;[.D210]" office:value-type="string" office:string-value="ParametersAnaliz Sonuçları_A5" calcext:value-type="string">
            <text:p>ParametersAnaliz Sonuçları_A5</text:p>
          </table:table-cell>
          <table:table-cell table:style-name="ce59" table:formula="of:=IFERROR(VLOOKUP([.F210];[$'T.Ş. Değerleri'.$E$2:.$G$25];2;0);&quot;&quot;)" office:value-type="float" office:value="7" calcext:value-type="float">
            <text:p>7</text:p>
          </table:table-cell>
          <table:table-cell table:style-name="ce59"/>
          <table:table-cell table:style-name="ce78" table:formula="of:=IF(OR([.G210]&lt;&gt;&quot;&quot;;[.H210]&lt;&gt;&quot;&quot;);IF([.E210]&gt;=[.G210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4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Çekme Gerilmesi (Rm) <text:s text:c="2"/>742.00 <text:s/>N/mm^2 <text:s/>EN ISO 6892-1 Metod B <text:s/></text:p>
          </table:table-cell>
          <table:table-cell table:style-name="ce51" office:value-type="string" calcext:value-type="string">
            <text:p>Çekme Gerilmesi (Rm)</text:p>
          </table:table-cell>
          <table:table-cell table:style-name="ce53" office:value-type="float" office:value="742" calcext:value-type="float">
            <text:p>742</text:p>
          </table:table-cell>
          <table:table-cell table:style-name="ce69" table:formula="of:=[.B211]&amp;&quot;_&quot;&amp;[.D211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59" table:formula="of:=IFERROR(VLOOKUP([.F211];[$'T.Ş. Değerleri'.$E$2:.$G$25];2;0);&quot;&quot;)" office:value-type="float" office:value="500" calcext:value-type="float">
            <text:p>500</text:p>
          </table:table-cell>
          <table:table-cell table:style-name="ce59"/>
          <table:table-cell table:style-name="ce78" table:formula="of:=IF(OR([.G211]&lt;&gt;&quot;&quot;;[.H211]&lt;&gt;&quot;&quot;);IF([.E211]&gt;=[.G211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4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Rp0,2 <text:s/>500.00 <text:s/>N/mm^2 <text:s/>EN ISO 6892-1 Metod B <text:s/></text:p>
          </table:table-cell>
          <table:table-cell table:style-name="ce51" office:value-type="string" calcext:value-type="string">
            <text:p>Rp0,2</text:p>
          </table:table-cell>
          <table:table-cell table:style-name="ce53" office:value-type="float" office:value="500" calcext:value-type="float">
            <text:p>500</text:p>
          </table:table-cell>
          <table:table-cell table:style-name="ce69" table:formula="of:=[.B212]&amp;&quot;_&quot;&amp;[.D212]" office:value-type="string" office:string-value="ParametersAnaliz Sonuçları_Rp0,2" calcext:value-type="string">
            <text:p>ParametersAnaliz Sonuçları_Rp0,2</text:p>
          </table:table-cell>
          <table:table-cell table:style-name="ce59" table:formula="of:=IFERROR(VLOOKUP([.F212];[$'T.Ş. Değerleri'.$E$2:.$G$25];2;0);&quot;&quot;)" office:value-type="float" office:value="320" calcext:value-type="float">
            <text:p>320</text:p>
          </table:table-cell>
          <table:table-cell table:style-name="ce59"/>
          <table:table-cell table:style-name="ce78" table:formula="of:=IF(OR([.G212]&lt;&gt;&quot;&quot;;[.H212]&lt;&gt;&quot;&quot;);IF([.E212]&gt;=[.G212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4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A5 <text:s/>43.00 <text:s/>% <text:s/>EN ISO 6892-1 Metod B <text:s/></text:p>
          </table:table-cell>
          <table:table-cell table:style-name="ce51" office:value-type="string" calcext:value-type="string">
            <text:p>A5</text:p>
          </table:table-cell>
          <table:table-cell table:style-name="ce53" office:value-type="float" office:value="43" calcext:value-type="float">
            <text:p>43</text:p>
          </table:table-cell>
          <table:table-cell table:style-name="ce69" table:formula="of:=[.B213]&amp;&quot;_&quot;&amp;[.D213]" office:value-type="string" office:string-value="ParametersAnaliz Sonuçları_A5" calcext:value-type="string">
            <text:p>ParametersAnaliz Sonuçları_A5</text:p>
          </table:table-cell>
          <table:table-cell table:style-name="ce59" table:formula="of:=IFERROR(VLOOKUP([.F213];[$'T.Ş. Değerleri'.$E$2:.$G$25];2;0);&quot;&quot;)" office:value-type="float" office:value="7" calcext:value-type="float">
            <text:p>7</text:p>
          </table:table-cell>
          <table:table-cell table:style-name="ce59"/>
          <table:table-cell table:style-name="ce78" table:formula="of:=IF(OR([.G213]&lt;&gt;&quot;&quot;;[.H213]&lt;&gt;&quot;&quot;);IF([.E213]&gt;=[.G213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5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Çekme Gerilmesi (Rm) <text:s text:c="2"/>750.00 <text:s/>N/mm^2 <text:s/>EN ISO 6892-1 Metod B <text:s/></text:p>
          </table:table-cell>
          <table:table-cell table:style-name="ce51" office:value-type="string" calcext:value-type="string">
            <text:p>Çekme Gerilmesi (Rm)</text:p>
          </table:table-cell>
          <table:table-cell table:style-name="ce53" office:value-type="float" office:value="750" calcext:value-type="float">
            <text:p>750</text:p>
          </table:table-cell>
          <table:table-cell table:style-name="ce69" table:formula="of:=[.B214]&amp;&quot;_&quot;&amp;[.D214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59" table:formula="of:=IFERROR(VLOOKUP([.F214];[$'T.Ş. Değerleri'.$E$2:.$G$25];2;0);&quot;&quot;)" office:value-type="float" office:value="500" calcext:value-type="float">
            <text:p>500</text:p>
          </table:table-cell>
          <table:table-cell table:style-name="ce59"/>
          <table:table-cell table:style-name="ce78" table:formula="of:=IF(OR([.G214]&lt;&gt;&quot;&quot;;[.H214]&lt;&gt;&quot;&quot;);IF([.E214]&gt;=[.G214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5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Rp0,2 <text:s/>511.00 <text:s/>N/mm^2 <text:s/>EN ISO 6892-1 Metod B <text:s/></text:p>
          </table:table-cell>
          <table:table-cell table:style-name="ce51" office:value-type="string" calcext:value-type="string">
            <text:p>Rp0,2</text:p>
          </table:table-cell>
          <table:table-cell table:style-name="ce53" office:value-type="float" office:value="511" calcext:value-type="float">
            <text:p>511</text:p>
          </table:table-cell>
          <table:table-cell table:style-name="ce69" table:formula="of:=[.B215]&amp;&quot;_&quot;&amp;[.D215]" office:value-type="string" office:string-value="ParametersAnaliz Sonuçları_Rp0,2" calcext:value-type="string">
            <text:p>ParametersAnaliz Sonuçları_Rp0,2</text:p>
          </table:table-cell>
          <table:table-cell table:style-name="ce59" table:formula="of:=IFERROR(VLOOKUP([.F215];[$'T.Ş. Değerleri'.$E$2:.$G$25];2;0);&quot;&quot;)" office:value-type="float" office:value="320" calcext:value-type="float">
            <text:p>320</text:p>
          </table:table-cell>
          <table:table-cell table:style-name="ce59"/>
          <table:table-cell table:style-name="ce78" table:formula="of:=IF(OR([.G215]&lt;&gt;&quot;&quot;;[.H215]&lt;&gt;&quot;&quot;);IF([.E215]&gt;=[.G215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Kilit Mekanizması Numune 5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A5 <text:s/>41.50 <text:s/>% <text:s/>EN ISO 6892-1 Metod B <text:s/></text:p>
          </table:table-cell>
          <table:table-cell table:style-name="ce51" office:value-type="string" calcext:value-type="string">
            <text:p>A5</text:p>
          </table:table-cell>
          <table:table-cell table:style-name="ce53" office:value-type="float" office:value="41.5" calcext:value-type="float">
            <text:p>41,5</text:p>
          </table:table-cell>
          <table:table-cell table:style-name="ce69" table:formula="of:=[.B216]&amp;&quot;_&quot;&amp;[.D216]" office:value-type="string" office:string-value="ParametersAnaliz Sonuçları_A5" calcext:value-type="string">
            <text:p>ParametersAnaliz Sonuçları_A5</text:p>
          </table:table-cell>
          <table:table-cell table:style-name="ce59" table:formula="of:=IFERROR(VLOOKUP([.F216];[$'T.Ş. Değerleri'.$E$2:.$G$25];2;0);&quot;&quot;)" office:value-type="float" office:value="7" calcext:value-type="float">
            <text:p>7</text:p>
          </table:table-cell>
          <table:table-cell table:style-name="ce59"/>
          <table:table-cell table:style-name="ce78" table:formula="of:=IF(OR([.G216]&lt;&gt;&quot;&quot;;[.H216]&lt;&gt;&quot;&quot;);IF([.E216]&gt;=[.G216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EPDM - Conta Numune 1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*Kopma Mukavemeti <text:s text:c="2"/>13.00 <text:s/>N/mm^2 <text:s/>TS ISO 37 <text:s/></text:p>
          </table:table-cell>
          <table:table-cell table:style-name="ce51" office:value-type="string" calcext:value-type="string">
            <text:p>Kopma Mukavemeti</text:p>
          </table:table-cell>
          <table:table-cell table:style-name="ce53" office:value-type="float" office:value="13" calcext:value-type="float">
            <text:p>13</text:p>
          </table:table-cell>
          <table:table-cell table:style-name="ce69" table:formula="of:=[.B217]&amp;&quot;_&quot;&amp;[.D217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59" table:formula="of:=IFERROR(VLOOKUP([.F217];[$'T.Ş. Değerleri'.$E$2:.$G$25];2;0);&quot;&quot;)" office:value-type="float" office:value="10" calcext:value-type="float">
            <text:p>10</text:p>
          </table:table-cell>
          <table:table-cell table:style-name="ce59"/>
          <table:table-cell table:style-name="ce78" table:formula="of:=IF(OR([.G217]&lt;&gt;&quot;&quot;;[.H217]&lt;&gt;&quot;&quot;);IF([.E217]&gt;=[.G217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EPDM - Conta Numune 1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*Uzama <text:s/>380.00 <text:s/>% <text:s/>TS ISO 37 <text:s/></text:p>
          </table:table-cell>
          <table:table-cell table:style-name="ce51" office:value-type="string" calcext:value-type="string">
            <text:p>Uzama</text:p>
          </table:table-cell>
          <table:table-cell table:style-name="ce53" office:value-type="float" office:value="380" calcext:value-type="float">
            <text:p>380</text:p>
          </table:table-cell>
          <table:table-cell table:style-name="ce69" table:formula="of:=[.B218]&amp;&quot;_&quot;&amp;[.D218]" office:value-type="string" office:string-value="ParametersAnaliz Sonuçları_Uzama" calcext:value-type="string">
            <text:p>ParametersAnaliz Sonuçları_Uzama</text:p>
          </table:table-cell>
          <table:table-cell table:style-name="ce59" table:formula="of:=IFERROR(VLOOKUP([.F218];[$'T.Ş. Değerleri'.$E$2:.$G$25];2;0);&quot;&quot;)" office:value-type="float" office:value="350" calcext:value-type="float">
            <text:p>350</text:p>
          </table:table-cell>
          <table:table-cell table:style-name="ce59"/>
          <table:table-cell table:style-name="ce78" table:formula="of:=IF(OR([.G218]&lt;&gt;&quot;&quot;;[.H218]&lt;&gt;&quot;&quot;);IF([.E218]&gt;=[.G218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EPDM - Conta Numune 2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*Kopma Mukavemeti <text:s text:c="2"/>11.00 <text:s/>N/mm^2 <text:s/>TS ISO 37 <text:s/></text:p>
          </table:table-cell>
          <table:table-cell table:style-name="ce51" office:value-type="string" calcext:value-type="string">
            <text:p>Kopma Mukavemeti</text:p>
          </table:table-cell>
          <table:table-cell table:style-name="ce53" office:value-type="float" office:value="11" calcext:value-type="float">
            <text:p>11</text:p>
          </table:table-cell>
          <table:table-cell table:style-name="ce69" table:formula="of:=[.B219]&amp;&quot;_&quot;&amp;[.D219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59" table:formula="of:=IFERROR(VLOOKUP([.F219];[$'T.Ş. Değerleri'.$E$2:.$G$25];2;0);&quot;&quot;)" office:value-type="float" office:value="10" calcext:value-type="float">
            <text:p>10</text:p>
          </table:table-cell>
          <table:table-cell table:style-name="ce59"/>
          <table:table-cell table:style-name="ce78" table:formula="of:=IF(OR([.G219]&lt;&gt;&quot;&quot;;[.H219]&lt;&gt;&quot;&quot;);IF([.E219]&gt;=[.G219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EPDM - Conta Numune 2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*Uzama <text:s/>369.00 <text:s/>% <text:s/>TS ISO 37 <text:s/></text:p>
          </table:table-cell>
          <table:table-cell table:style-name="ce51" office:value-type="string" calcext:value-type="string">
            <text:p>Uzama</text:p>
          </table:table-cell>
          <table:table-cell table:style-name="ce53" office:value-type="float" office:value="369" calcext:value-type="float">
            <text:p>369</text:p>
          </table:table-cell>
          <table:table-cell table:style-name="ce69" table:formula="of:=[.B220]&amp;&quot;_&quot;&amp;[.D220]" office:value-type="string" office:string-value="ParametersAnaliz Sonuçları_Uzama" calcext:value-type="string">
            <text:p>ParametersAnaliz Sonuçları_Uzama</text:p>
          </table:table-cell>
          <table:table-cell table:style-name="ce59" table:formula="of:=IFERROR(VLOOKUP([.F220];[$'T.Ş. Değerleri'.$E$2:.$G$25];2;0);&quot;&quot;)" office:value-type="float" office:value="350" calcext:value-type="float">
            <text:p>350</text:p>
          </table:table-cell>
          <table:table-cell table:style-name="ce59"/>
          <table:table-cell table:style-name="ce78" table:formula="of:=IF(OR([.G220]&lt;&gt;&quot;&quot;;[.H220]&lt;&gt;&quot;&quot;);IF([.E220]&gt;=[.G220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EPDM - Conta Numune 3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*Kopma Mukavemeti <text:s text:c="2"/>14.00 <text:s/>N/mm^2 <text:s/>TS ISO 37 <text:s/></text:p>
          </table:table-cell>
          <table:table-cell table:style-name="ce51" office:value-type="string" calcext:value-type="string">
            <text:p>Kopma Mukavemeti</text:p>
          </table:table-cell>
          <table:table-cell table:style-name="ce53" office:value-type="float" office:value="14" calcext:value-type="float">
            <text:p>14</text:p>
          </table:table-cell>
          <table:table-cell table:style-name="ce69" table:formula="of:=[.B221]&amp;&quot;_&quot;&amp;[.D221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59" table:formula="of:=IFERROR(VLOOKUP([.F221];[$'T.Ş. Değerleri'.$E$2:.$G$25];2;0);&quot;&quot;)" office:value-type="float" office:value="10" calcext:value-type="float">
            <text:p>10</text:p>
          </table:table-cell>
          <table:table-cell table:style-name="ce59"/>
          <table:table-cell table:style-name="ce78" table:formula="of:=IF(OR([.G221]&lt;&gt;&quot;&quot;;[.H221]&lt;&gt;&quot;&quot;);IF([.E221]&gt;=[.G221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EPDM - Conta Numune 3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*Uzama <text:s/>394.00 <text:s/>% <text:s/>TS ISO 37 <text:s/></text:p>
          </table:table-cell>
          <table:table-cell table:style-name="ce51" office:value-type="string" calcext:value-type="string">
            <text:p>Uzama</text:p>
          </table:table-cell>
          <table:table-cell table:style-name="ce53" office:value-type="float" office:value="394" calcext:value-type="float">
            <text:p>394</text:p>
          </table:table-cell>
          <table:table-cell table:style-name="ce69" table:formula="of:=[.B222]&amp;&quot;_&quot;&amp;[.D222]" office:value-type="string" office:string-value="ParametersAnaliz Sonuçları_Uzama" calcext:value-type="string">
            <text:p>ParametersAnaliz Sonuçları_Uzama</text:p>
          </table:table-cell>
          <table:table-cell table:style-name="ce59" table:formula="of:=IFERROR(VLOOKUP([.F222];[$'T.Ş. Değerleri'.$E$2:.$G$25];2;0);&quot;&quot;)" office:value-type="float" office:value="350" calcext:value-type="float">
            <text:p>350</text:p>
          </table:table-cell>
          <table:table-cell table:style-name="ce59"/>
          <table:table-cell table:style-name="ce78" table:formula="of:=IF(OR([.G222]&lt;&gt;&quot;&quot;;[.H222]&lt;&gt;&quot;&quot;);IF([.E222]&gt;=[.G222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EPDM - Conta Numune 4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*Kopma Mukavemeti <text:s text:c="2"/>12.00 <text:s/>N/mm^2 <text:s/>TS ISO 37 <text:s/></text:p>
          </table:table-cell>
          <table:table-cell table:style-name="ce51" office:value-type="string" calcext:value-type="string">
            <text:p>Kopma Mukavemeti</text:p>
          </table:table-cell>
          <table:table-cell table:style-name="ce53" office:value-type="float" office:value="12" calcext:value-type="float">
            <text:p>12</text:p>
          </table:table-cell>
          <table:table-cell table:style-name="ce69" table:formula="of:=[.B223]&amp;&quot;_&quot;&amp;[.D223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59" table:formula="of:=IFERROR(VLOOKUP([.F223];[$'T.Ş. Değerleri'.$E$2:.$G$25];2;0);&quot;&quot;)" office:value-type="float" office:value="10" calcext:value-type="float">
            <text:p>10</text:p>
          </table:table-cell>
          <table:table-cell table:style-name="ce59"/>
          <table:table-cell table:style-name="ce78" table:formula="of:=IF(OR([.G223]&lt;&gt;&quot;&quot;;[.H223]&lt;&gt;&quot;&quot;);IF([.E223]&gt;=[.G223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EPDM - Conta Numune 4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*Uzama <text:s/>384.00 <text:s/>% <text:s/>TS ISO 37 <text:s/></text:p>
          </table:table-cell>
          <table:table-cell table:style-name="ce51" office:value-type="string" calcext:value-type="string">
            <text:p>Uzama</text:p>
          </table:table-cell>
          <table:table-cell table:style-name="ce53" office:value-type="float" office:value="384" calcext:value-type="float">
            <text:p>384</text:p>
          </table:table-cell>
          <table:table-cell table:style-name="ce69" table:formula="of:=[.B224]&amp;&quot;_&quot;&amp;[.D224]" office:value-type="string" office:string-value="ParametersAnaliz Sonuçları_Uzama" calcext:value-type="string">
            <text:p>ParametersAnaliz Sonuçları_Uzama</text:p>
          </table:table-cell>
          <table:table-cell table:style-name="ce59" table:formula="of:=IFERROR(VLOOKUP([.F224];[$'T.Ş. Değerleri'.$E$2:.$G$25];2;0);&quot;&quot;)" office:value-type="float" office:value="350" calcext:value-type="float">
            <text:p>350</text:p>
          </table:table-cell>
          <table:table-cell table:style-name="ce59"/>
          <table:table-cell table:style-name="ce78" table:formula="of:=IF(OR([.G224]&lt;&gt;&quot;&quot;;[.H224]&lt;&gt;&quot;&quot;);IF([.E224]&gt;=[.G224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EPDM - Conta Numune 5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*Kopma Mukavemeti <text:s text:c="2"/>10.50 <text:s/>N/mm^2 <text:s/>TS ISO 37 <text:s/></text:p>
          </table:table-cell>
          <table:table-cell table:style-name="ce51" office:value-type="string" calcext:value-type="string">
            <text:p>Kopma Mukavemeti</text:p>
          </table:table-cell>
          <table:table-cell table:style-name="ce53" office:value-type="float" office:value="10.5" calcext:value-type="float">
            <text:p>10,5</text:p>
          </table:table-cell>
          <table:table-cell table:style-name="ce69" table:formula="of:=[.B225]&amp;&quot;_&quot;&amp;[.D225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59" table:formula="of:=IFERROR(VLOOKUP([.F225];[$'T.Ş. Değerleri'.$E$2:.$G$25];2;0);&quot;&quot;)" office:value-type="float" office:value="10" calcext:value-type="float">
            <text:p>10</text:p>
          </table:table-cell>
          <table:table-cell table:style-name="ce59"/>
          <table:table-cell table:style-name="ce78" table:formula="of:=IF(OR([.G225]&lt;&gt;&quot;&quot;;[.H225]&lt;&gt;&quot;&quot;);IF([.E225]&gt;=[.G225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1">
          <table:table-cell table:style-name="ce47" office:value-type="string" calcext:value-type="string">
            <text:p>EPDM - Conta Numune 5</text:p>
          </table:table-cell>
          <table:table-cell table:style-name="ce47" office:value-type="string" calcext:value-type="string">
            <text:p>ParametersAnaliz Sonuçları</text:p>
          </table:table-cell>
          <table:table-cell table:style-name="ce63" office:value-type="string" calcext:value-type="string">
            <text:p>*Uzama <text:s/>372.00 <text:s/>% <text:s/>TS ISO 37 <text:s/></text:p>
          </table:table-cell>
          <table:table-cell table:style-name="ce51" office:value-type="string" calcext:value-type="string">
            <text:p>Uzama</text:p>
          </table:table-cell>
          <table:table-cell table:style-name="ce53" office:value-type="float" office:value="372" calcext:value-type="float">
            <text:p>372</text:p>
          </table:table-cell>
          <table:table-cell table:style-name="ce69" table:formula="of:=[.B226]&amp;&quot;_&quot;&amp;[.D226]" office:value-type="string" office:string-value="ParametersAnaliz Sonuçları_Uzama" calcext:value-type="string">
            <text:p>ParametersAnaliz Sonuçları_Uzama</text:p>
          </table:table-cell>
          <table:table-cell table:style-name="ce59" table:formula="of:=IFERROR(VLOOKUP([.F226];[$'T.Ş. Değerleri'.$E$2:.$G$25];2;0);&quot;&quot;)" office:value-type="float" office:value="350" calcext:value-type="float">
            <text:p>350</text:p>
          </table:table-cell>
          <table:table-cell table:style-name="ce59"/>
          <table:table-cell table:style-name="ce78" table:formula="of:=IF(OR([.G226]&lt;&gt;&quot;&quot;;[.H226]&lt;&gt;&quot;&quot;);IF([.E226]&gt;=[.G226];&quot;uygun&quot;;&quot;Uygun değil&quot;);&quot;&quot;)" office:value-type="string" office:string-value="uygun" calcext:value-type="string">
            <text:p>uygun</text:p>
          </table:table-cell>
          <table:table-cell table:style-name="ce62" table:number-columns-repeated="16375"/>
        </table:table-row>
        <table:table-row table:style-name="ro2" table:number-rows-repeated="10">
          <table:table-cell table:number-columns-repeated="8"/>
          <table:table-cell table:style-name="ce79"/>
          <table:table-cell table:style-name="ce62" table:number-columns-repeated="16375"/>
        </table:table-row>
        <table:table-row table:style-name="ro2" table:number-rows-repeated="1048339">
          <table:table-cell table:number-columns-repeated="9"/>
          <table:table-cell table:style-name="ce62" table:number-columns-repeated="16375"/>
        </table:table-row>
        <table:table-row table:style-name="ro2">
          <table:table-cell table:number-columns-repeated="9"/>
          <table:table-cell table:style-name="ce62" table:number-columns-repeated="16375"/>
        </table:table-row>
      </table:table>
      <table:table table:name="Sonuc" table:style-name="ta3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8" table:default-cell-style-name="ce16"/>
        <table:table-column table:style-name="co19" table:default-cell-style-name="ce16"/>
        <table:table-column table:style-name="co20" table:default-cell-style-name="ce18"/>
        <table:table-column table:style-name="co13" table:default-cell-style-name="ce20"/>
        <table:table-column table:style-name="co12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16"/>
        <table:table-column table:style-name="co17"/>
        <table:table-column table:style-name="co7" table:number-columns-repeated="16375"/>
        <table:table-row table:style-name="ro2">
          <table:table-cell table:style-name="ce80" office:value-type="string" calcext:value-type="string">
            <text:p>Malzeme</text:p>
          </table:table-cell>
          <table:table-cell table:style-name="ce80" office:value-type="string" calcext:value-type="string">
            <text:p>Test</text:p>
          </table:table-cell>
          <table:table-cell table:style-name="ce80" office:value-type="string" calcext:value-type="string">
            <text:p>Sonuc</text:p>
          </table:table-cell>
          <table:table-cell table:style-name="ce80" office:value-type="string" calcext:value-type="string">
            <text:p>Element</text:p>
          </table:table-cell>
          <table:table-cell table:style-name="ce80" office:value-type="string" calcext:value-type="string">
            <text:p>Deger</text:p>
          </table:table-cell>
          <table:table-cell table:style-name="ce44" office:value-type="string" calcext:value-type="string">
            <text:p>Min.</text:p>
          </table:table-cell>
          <table:table-cell table:style-name="ce44" office:value-type="string" calcext:value-type="string">
            <text:p>Max.</text:p>
          </table:table-cell>
          <table:table-cell table:style-name="ce28" office:value-type="string" calcext:value-type="string">
            <text:p>Kıyas</text:p>
          </table:table-cell>
          <table:table-cell table:style-name="ce28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1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1" calcext:value-type="float">
            <text:p>0,011</text:p>
          </table:table-cell>
          <table:table-cell table:style-name="ce45" table:formula="of:=IFERROR(VLOOKUP([.D2];[$'T.Ş. Değerleri'.$B$2:.$G$7];3;0);&quot;&quot;)">
            <text:p/>
          </table:table-cell>
          <table:table-cell table:style-name="ce45" table:formula="of:=IFERROR(VLOOKUP([.D2];[$'T.Ş. Değerleri'.$B$2:.$G$7];4;0);&quot;&quot;)">
            <text:p/>
          </table:table-cell>
          <table:table-cell table:style-name="ce20" table:formula="of:=IF(OR([.F2]&lt;&gt;&quot;&quot;;[.G2]&lt;&gt;&quot;&quot;);IF(AND([.E2]&gt;=[.F2];[.E2]&lt;=[.G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6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6" calcext:value-type="float">
            <text:p>0,046</text:p>
          </table:table-cell>
          <table:table-cell table:style-name="ce45" table:formula="of:=IFERROR(VLOOKUP([.D3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3]&lt;&gt;&quot;&quot;;[.G3]&lt;&gt;&quot;&quot;);IF(AND([.E3]&gt;=[.F3];[.E3]&lt;=[.G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81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81" calcext:value-type="float">
            <text:p>3,681</text:p>
          </table:table-cell>
          <table:table-cell table:style-name="ce45" table:formula="of:=IFERROR(VLOOKUP([.D4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4]&lt;&gt;&quot;&quot;;[.G4]&lt;&gt;&quot;&quot;);IF(AND([.E4]&gt;=[.F4];[.E4]&lt;=[.G4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07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07" calcext:value-type="float">
            <text:p>2,607</text:p>
          </table:table-cell>
          <table:table-cell table:style-name="ce45" table:formula="of:=IFERROR(VLOOKUP([.D5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5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5]&lt;&gt;&quot;&quot;;[.G5]&lt;&gt;&quot;&quot;);IF(AND([.E5]&gt;=[.F5];[.E5]&lt;=[.G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10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1" calcext:value-type="float">
            <text:p>0,31</text:p>
          </table:table-cell>
          <table:table-cell table:style-name="ce45" table:formula="of:=IFERROR(VLOOKUP([.D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6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6]&lt;&gt;&quot;&quot;;[.G6]&lt;&gt;&quot;&quot;);IF(AND([.E6]&gt;=[.F6];[.E6]&lt;=[.G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4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4" calcext:value-type="float">
            <text:p>0,044</text:p>
          </table:table-cell>
          <table:table-cell table:style-name="ce45" table:formula="of:=IFERROR(VLOOKUP([.D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7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7]&lt;&gt;&quot;&quot;;[.G7]&lt;&gt;&quot;&quot;);IF(AND([.E7]&gt;=[.F7];[.E7]&lt;=[.G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37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37" calcext:value-type="float">
            <text:p>0,0037</text:p>
          </table:table-cell>
          <table:table-cell table:style-name="ce45" table:number-columns-repeated="2"/>
          <table:table-cell table:style-name="ce20" table:formula="of:=IF(OR([.F8]&lt;&gt;&quot;&quot;;[.G8]&lt;&gt;&quot;&quot;);IF(AND([.E8]&gt;=[.F8];[.E8]&lt;=[.G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26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26" calcext:value-type="float">
            <text:p>0,026</text:p>
          </table:table-cell>
          <table:table-cell table:style-name="ce45" table:formula="of:=IFERROR(VLOOKUP([.D9];[$'T.Ş. Değerleri'.$B$2:.$G$7];3;0);&quot;&quot;)">
            <text:p/>
          </table:table-cell>
          <table:table-cell table:style-name="ce45"/>
          <table:table-cell table:style-name="ce20" table:formula="of:=IF(OR([.F9]&lt;&gt;&quot;&quot;;[.G9]&lt;&gt;&quot;&quot;);IF(AND([.E9]&gt;=[.F9];[.E9]&lt;=[.G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16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5" table:formula="of:=IFERROR(VLOOKUP([.D10];[$'T.Ş. Değerleri'.$B$2:.$G$7];3;0);&quot;&quot;)">
            <text:p/>
          </table:table-cell>
          <table:table-cell table:style-name="ce45"/>
          <table:table-cell table:style-name="ce20" table:formula="of:=IF(OR([.F10]&lt;&gt;&quot;&quot;;[.G10]&lt;&gt;&quot;&quot;);IF(AND([.E10]&gt;=[.F10];[.E10]&lt;=[.G1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31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31" calcext:value-type="float">
            <text:p>0,031</text:p>
          </table:table-cell>
          <table:table-cell table:style-name="ce45" table:formula="of:=IFERROR(VLOOKUP([.D11];[$'T.Ş. Değerleri'.$B$2:.$G$7];3;0);&quot;&quot;)">
            <text:p/>
          </table:table-cell>
          <table:table-cell table:style-name="ce45"/>
          <table:table-cell table:style-name="ce20" table:formula="of:=IF(OR([.F11]&lt;&gt;&quot;&quot;;[.G11]&lt;&gt;&quot;&quot;);IF(AND([.E11]&gt;=[.F11];[.E11]&lt;=[.G1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10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1" calcext:value-type="float">
            <text:p>0,01</text:p>
          </table:table-cell>
          <table:table-cell table:style-name="ce45" table:formula="of:=IFERROR(VLOOKUP([.D12];[$'T.Ş. Değerleri'.$B$2:.$G$7];3;0);&quot;&quot;)">
            <text:p/>
          </table:table-cell>
          <table:table-cell table:style-name="ce45"/>
          <table:table-cell table:style-name="ce20" table:formula="of:=IF(OR([.F12]&lt;&gt;&quot;&quot;;[.G12]&lt;&gt;&quot;&quot;);IF(AND([.E12]&gt;=[.F12];[.E12]&lt;=[.G1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1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1" calcext:value-type="float">
            <text:p>0,011</text:p>
          </table:table-cell>
          <table:table-cell table:style-name="ce45" table:formula="of:=IFERROR(VLOOKUP([.D13];[$'T.Ş. Değerleri'.$B$2:.$G$7];3;0);&quot;&quot;)">
            <text:p/>
          </table:table-cell>
          <table:table-cell table:style-name="ce45"/>
          <table:table-cell table:style-name="ce20" table:formula="of:=IF(OR([.F13]&lt;&gt;&quot;&quot;;[.G13]&lt;&gt;&quot;&quot;);IF(AND([.E13]&gt;=[.F13];[.E13]&lt;=[.G1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8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8" calcext:value-type="float">
            <text:p>0,048</text:p>
          </table:table-cell>
          <table:table-cell table:style-name="ce45" table:formula="of:=IFERROR(VLOOKUP([.D14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4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14]&lt;&gt;&quot;&quot;;[.G14]&lt;&gt;&quot;&quot;);IF(AND([.E14]&gt;=[.F14];[.E14]&lt;=[.G14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36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36" calcext:value-type="float">
            <text:p>3,636</text:p>
          </table:table-cell>
          <table:table-cell table:style-name="ce45" table:formula="of:=IFERROR(VLOOKUP([.D15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5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15]&lt;&gt;&quot;&quot;;[.G15]&lt;&gt;&quot;&quot;);IF(AND([.E15]&gt;=[.F15];[.E15]&lt;=[.G1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25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25" calcext:value-type="float">
            <text:p>2,625</text:p>
          </table:table-cell>
          <table:table-cell table:style-name="ce45" table:formula="of:=IFERROR(VLOOKUP([.D1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6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16]&lt;&gt;&quot;&quot;;[.G16]&lt;&gt;&quot;&quot;);IF(AND([.E16]&gt;=[.F16];[.E16]&lt;=[.G1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15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15" calcext:value-type="float">
            <text:p>0,315</text:p>
          </table:table-cell>
          <table:table-cell table:style-name="ce45" table:formula="of:=IFERROR(VLOOKUP([.D1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7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17]&lt;&gt;&quot;&quot;;[.G17]&lt;&gt;&quot;&quot;);IF(AND([.E17]&gt;=[.F17];[.E17]&lt;=[.G1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2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2" calcext:value-type="float">
            <text:p>0,042</text:p>
          </table:table-cell>
          <table:table-cell table:style-name="ce45" table:formula="of:=IFERROR(VLOOKUP([.D1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8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18]&lt;&gt;&quot;&quot;;[.G18]&lt;&gt;&quot;&quot;);IF(AND([.E18]&gt;=[.F18];[.E18]&lt;=[.G1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33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33" calcext:value-type="float">
            <text:p>0,0033</text:p>
          </table:table-cell>
          <table:table-cell table:style-name="ce45" table:formula="of:=IFERROR(VLOOKUP([.D19];[$'T.Ş. Değerleri'.$B$2:.$G$7];3;0);&quot;&quot;)">
            <text:p/>
          </table:table-cell>
          <table:table-cell table:style-name="ce45"/>
          <table:table-cell table:style-name="ce20" table:formula="of:=IF(OR([.F19]&lt;&gt;&quot;&quot;;[.G19]&lt;&gt;&quot;&quot;);IF(AND([.E19]&gt;=[.F19];[.E19]&lt;=[.G1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28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28" calcext:value-type="float">
            <text:p>0,028</text:p>
          </table:table-cell>
          <table:table-cell table:style-name="ce45" table:formula="of:=IFERROR(VLOOKUP([.D20];[$'T.Ş. Değerleri'.$B$2:.$G$7];3;0);&quot;&quot;)">
            <text:p/>
          </table:table-cell>
          <table:table-cell table:style-name="ce45"/>
          <table:table-cell table:style-name="ce20" table:formula="of:=IF(OR([.F20]&lt;&gt;&quot;&quot;;[.G20]&lt;&gt;&quot;&quot;);IF(AND([.E20]&gt;=[.F20];[.E20]&lt;=[.G2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13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13" calcext:value-type="float">
            <text:p>0,013</text:p>
          </table:table-cell>
          <table:table-cell table:style-name="ce45" table:formula="of:=IFERROR(VLOOKUP([.D21];[$'T.Ş. Değerleri'.$B$2:.$G$7];3;0);&quot;&quot;)">
            <text:p/>
          </table:table-cell>
          <table:table-cell table:style-name="ce45"/>
          <table:table-cell table:style-name="ce20" table:formula="of:=IF(OR([.F21]&lt;&gt;&quot;&quot;;[.G21]&lt;&gt;&quot;&quot;);IF(AND([.E21]&gt;=[.F21];[.E21]&lt;=[.G2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25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25" calcext:value-type="float">
            <text:p>0,025</text:p>
          </table:table-cell>
          <table:table-cell table:style-name="ce45" table:formula="of:=IFERROR(VLOOKUP([.D22];[$'T.Ş. Değerleri'.$B$2:.$G$7];3;0);&quot;&quot;)">
            <text:p/>
          </table:table-cell>
          <table:table-cell table:style-name="ce45"/>
          <table:table-cell table:style-name="ce20" table:formula="of:=IF(OR([.F22]&lt;&gt;&quot;&quot;;[.G22]&lt;&gt;&quot;&quot;);IF(AND([.E22]&gt;=[.F22];[.E22]&lt;=[.G2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89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89" calcext:value-type="float">
            <text:p>0,0089</text:p>
          </table:table-cell>
          <table:table-cell table:style-name="ce45" table:formula="of:=IFERROR(VLOOKUP([.D23];[$'T.Ş. Değerleri'.$B$2:.$G$7];3;0);&quot;&quot;)">
            <text:p/>
          </table:table-cell>
          <table:table-cell table:style-name="ce45"/>
          <table:table-cell table:style-name="ce20" table:formula="of:=IF(OR([.F23]&lt;&gt;&quot;&quot;;[.G23]&lt;&gt;&quot;&quot;);IF(AND([.E23]&gt;=[.F23];[.E23]&lt;=[.G2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8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8" calcext:value-type="float">
            <text:p>0,018</text:p>
          </table:table-cell>
          <table:table-cell table:style-name="ce45" table:formula="of:=IFERROR(VLOOKUP([.D24];[$'T.Ş. Değerleri'.$B$2:.$G$7];3;0);&quot;&quot;)">
            <text:p/>
          </table:table-cell>
          <table:table-cell table:style-name="ce45"/>
          <table:table-cell table:style-name="ce20" table:formula="of:=IF(OR([.F24]&lt;&gt;&quot;&quot;;[.G24]&lt;&gt;&quot;&quot;);IF(AND([.E24]&gt;=[.F24];[.E24]&lt;=[.G2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3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3" calcext:value-type="float">
            <text:p>0,043</text:p>
          </table:table-cell>
          <table:table-cell table:style-name="ce45" table:formula="of:=IFERROR(VLOOKUP([.D25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5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25]&lt;&gt;&quot;&quot;;[.G25]&lt;&gt;&quot;&quot;);IF(AND([.E25]&gt;=[.F25];[.E25]&lt;=[.G2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60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6" calcext:value-type="float">
            <text:p>3,66</text:p>
          </table:table-cell>
          <table:table-cell table:style-name="ce45" table:formula="of:=IFERROR(VLOOKUP([.D2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6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26]&lt;&gt;&quot;&quot;;[.G26]&lt;&gt;&quot;&quot;);IF(AND([.E26]&gt;=[.F26];[.E26]&lt;=[.G2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12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12" calcext:value-type="float">
            <text:p>2,612</text:p>
          </table:table-cell>
          <table:table-cell table:style-name="ce45" table:formula="of:=IFERROR(VLOOKUP([.D2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7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27]&lt;&gt;&quot;&quot;;[.G27]&lt;&gt;&quot;&quot;);IF(AND([.E27]&gt;=[.F27];[.E27]&lt;=[.G2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74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74" calcext:value-type="float">
            <text:p>0,374</text:p>
          </table:table-cell>
          <table:table-cell table:style-name="ce45" table:formula="of:=IFERROR(VLOOKUP([.D2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8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28]&lt;&gt;&quot;&quot;;[.G28]&lt;&gt;&quot;&quot;);IF(AND([.E28]&gt;=[.F28];[.E28]&lt;=[.G2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39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39" calcext:value-type="float">
            <text:p>0,039</text:p>
          </table:table-cell>
          <table:table-cell table:style-name="ce45" table:formula="of:=IFERROR(VLOOKUP([.D29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9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29]&lt;&gt;&quot;&quot;;[.G29]&lt;&gt;&quot;&quot;);IF(AND([.E29]&gt;=[.F29];[.E29]&lt;=[.G2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63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63" calcext:value-type="float">
            <text:p>0,0063</text:p>
          </table:table-cell>
          <table:table-cell table:style-name="ce45" table:formula="of:=IFERROR(VLOOKUP([.D30];[$'T.Ş. Değerleri'.$B$2:.$G$7];3;0);&quot;&quot;)">
            <text:p/>
          </table:table-cell>
          <table:table-cell table:style-name="ce45"/>
          <table:table-cell table:style-name="ce20" table:formula="of:=IF(OR([.F30]&lt;&gt;&quot;&quot;;[.G30]&lt;&gt;&quot;&quot;);IF(AND([.E30]&gt;=[.F30];[.E30]&lt;=[.G3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35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35" calcext:value-type="float">
            <text:p>0,035</text:p>
          </table:table-cell>
          <table:table-cell table:style-name="ce45" table:formula="of:=IFERROR(VLOOKUP([.D31];[$'T.Ş. Değerleri'.$B$2:.$G$7];3;0);&quot;&quot;)">
            <text:p/>
          </table:table-cell>
          <table:table-cell table:style-name="ce45"/>
          <table:table-cell table:style-name="ce20" table:formula="of:=IF(OR([.F31]&lt;&gt;&quot;&quot;;[.G31]&lt;&gt;&quot;&quot;);IF(AND([.E31]&gt;=[.F31];[.E31]&lt;=[.G3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17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17" calcext:value-type="float">
            <text:p>0,017</text:p>
          </table:table-cell>
          <table:table-cell table:style-name="ce45" table:formula="of:=IFERROR(VLOOKUP([.D32];[$'T.Ş. Değerleri'.$B$2:.$G$7];3;0);&quot;&quot;)">
            <text:p/>
          </table:table-cell>
          <table:table-cell table:style-name="ce45"/>
          <table:table-cell table:style-name="ce20" table:formula="of:=IF(OR([.F32]&lt;&gt;&quot;&quot;;[.G32]&lt;&gt;&quot;&quot;);IF(AND([.E32]&gt;=[.F32];[.E32]&lt;=[.G3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52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52" calcext:value-type="float">
            <text:p>0,052</text:p>
          </table:table-cell>
          <table:table-cell table:style-name="ce45" table:formula="of:=IFERROR(VLOOKUP([.D33];[$'T.Ş. Değerleri'.$B$2:.$G$7];3;0);&quot;&quot;)">
            <text:p/>
          </table:table-cell>
          <table:table-cell table:style-name="ce45"/>
          <table:table-cell table:style-name="ce20" table:formula="of:=IF(OR([.F33]&lt;&gt;&quot;&quot;;[.G33]&lt;&gt;&quot;&quot;);IF(AND([.E33]&gt;=[.F33];[.E33]&lt;=[.G3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91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91" calcext:value-type="float">
            <text:p>0,0091</text:p>
          </table:table-cell>
          <table:table-cell table:style-name="ce45" table:formula="of:=IFERROR(VLOOKUP([.D34];[$'T.Ş. Değerleri'.$B$2:.$G$7];3;0);&quot;&quot;)">
            <text:p/>
          </table:table-cell>
          <table:table-cell table:style-name="ce45"/>
          <table:table-cell table:style-name="ce20" table:formula="of:=IF(OR([.F34]&lt;&gt;&quot;&quot;;[.G34]&lt;&gt;&quot;&quot;);IF(AND([.E34]&gt;=[.F34];[.E34]&lt;=[.G3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6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5" table:formula="of:=IFERROR(VLOOKUP([.D35];[$'T.Ş. Değerleri'.$B$2:.$G$7];3;0);&quot;&quot;)">
            <text:p/>
          </table:table-cell>
          <table:table-cell table:style-name="ce45"/>
          <table:table-cell table:style-name="ce20" table:formula="of:=IF(OR([.F35]&lt;&gt;&quot;&quot;;[.G35]&lt;&gt;&quot;&quot;);IF(AND([.E35]&gt;=[.F35];[.E35]&lt;=[.G3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7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7" calcext:value-type="float">
            <text:p>0,047</text:p>
          </table:table-cell>
          <table:table-cell table:style-name="ce45" table:formula="of:=IFERROR(VLOOKUP([.D3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6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36]&lt;&gt;&quot;&quot;;[.G36]&lt;&gt;&quot;&quot;);IF(AND([.E36]&gt;=[.F36];[.E36]&lt;=[.G3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95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95" calcext:value-type="float">
            <text:p>3,695</text:p>
          </table:table-cell>
          <table:table-cell table:style-name="ce45" table:formula="of:=IFERROR(VLOOKUP([.D3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7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37]&lt;&gt;&quot;&quot;;[.G37]&lt;&gt;&quot;&quot;);IF(AND([.E37]&gt;=[.F37];[.E37]&lt;=[.G3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711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711" calcext:value-type="float">
            <text:p>2,711</text:p>
          </table:table-cell>
          <table:table-cell table:style-name="ce45" table:formula="of:=IFERROR(VLOOKUP([.D3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8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38]&lt;&gt;&quot;&quot;;[.G38]&lt;&gt;&quot;&quot;);IF(AND([.E38]&gt;=[.F38];[.E38]&lt;=[.G3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71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71" calcext:value-type="float">
            <text:p>0,371</text:p>
          </table:table-cell>
          <table:table-cell table:style-name="ce45" table:formula="of:=IFERROR(VLOOKUP([.D39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9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39]&lt;&gt;&quot;&quot;;[.G39]&lt;&gt;&quot;&quot;);IF(AND([.E39]&gt;=[.F39];[.E39]&lt;=[.G3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4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4" calcext:value-type="float">
            <text:p>0,044</text:p>
          </table:table-cell>
          <table:table-cell table:style-name="ce45" table:formula="of:=IFERROR(VLOOKUP([.D40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0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40]&lt;&gt;&quot;&quot;;[.G40]&lt;&gt;&quot;&quot;);IF(AND([.E40]&gt;=[.F40];[.E40]&lt;=[.G4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58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58" calcext:value-type="float">
            <text:p>0,0058</text:p>
          </table:table-cell>
          <table:table-cell table:style-name="ce45" table:formula="of:=IFERROR(VLOOKUP([.D41];[$'T.Ş. Değerleri'.$B$2:.$G$7];3;0);&quot;&quot;)">
            <text:p/>
          </table:table-cell>
          <table:table-cell table:style-name="ce45"/>
          <table:table-cell table:style-name="ce20" table:formula="of:=IF(OR([.F41]&lt;&gt;&quot;&quot;;[.G41]&lt;&gt;&quot;&quot;);IF(AND([.E41]&gt;=[.F41];[.E41]&lt;=[.G4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31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31" calcext:value-type="float">
            <text:p>0,031</text:p>
          </table:table-cell>
          <table:table-cell table:style-name="ce45" table:formula="of:=IFERROR(VLOOKUP([.D42];[$'T.Ş. Değerleri'.$B$2:.$G$7];3;0);&quot;&quot;)">
            <text:p/>
          </table:table-cell>
          <table:table-cell table:style-name="ce45"/>
          <table:table-cell table:style-name="ce20" table:formula="of:=IF(OR([.F42]&lt;&gt;&quot;&quot;;[.G42]&lt;&gt;&quot;&quot;);IF(AND([.E42]&gt;=[.F42];[.E42]&lt;=[.G4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24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24" calcext:value-type="float">
            <text:p>0,024</text:p>
          </table:table-cell>
          <table:table-cell table:style-name="ce45" table:formula="of:=IFERROR(VLOOKUP([.D43];[$'T.Ş. Değerleri'.$B$2:.$G$7];3;0);&quot;&quot;)">
            <text:p/>
          </table:table-cell>
          <table:table-cell table:style-name="ce45"/>
          <table:table-cell table:style-name="ce20" table:formula="of:=IF(OR([.F43]&lt;&gt;&quot;&quot;;[.G43]&lt;&gt;&quot;&quot;);IF(AND([.E43]&gt;=[.F43];[.E43]&lt;=[.G4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49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49" calcext:value-type="float">
            <text:p>0,049</text:p>
          </table:table-cell>
          <table:table-cell table:style-name="ce45" table:formula="of:=IFERROR(VLOOKUP([.D44];[$'T.Ş. Değerleri'.$B$2:.$G$7];3;0);&quot;&quot;)">
            <text:p/>
          </table:table-cell>
          <table:table-cell table:style-name="ce45"/>
          <table:table-cell table:style-name="ce20" table:formula="of:=IF(OR([.F44]&lt;&gt;&quot;&quot;;[.G44]&lt;&gt;&quot;&quot;);IF(AND([.E44]&gt;=[.F44];[.E44]&lt;=[.G4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86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86" calcext:value-type="float">
            <text:p>0,0086</text:p>
          </table:table-cell>
          <table:table-cell table:style-name="ce45" table:formula="of:=IFERROR(VLOOKUP([.D45];[$'T.Ş. Değerleri'.$B$2:.$G$7];3;0);&quot;&quot;)">
            <text:p/>
          </table:table-cell>
          <table:table-cell table:style-name="ce45"/>
          <table:table-cell table:style-name="ce20" table:formula="of:=IF(OR([.F45]&lt;&gt;&quot;&quot;;[.G45]&lt;&gt;&quot;&quot;);IF(AND([.E45]&gt;=[.F45];[.E45]&lt;=[.G4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4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4" calcext:value-type="float">
            <text:p>0,014</text:p>
          </table:table-cell>
          <table:table-cell table:style-name="ce45" table:formula="of:=IFERROR(VLOOKUP([.D46];[$'T.Ş. Değerleri'.$B$2:.$G$7];3;0);&quot;&quot;)">
            <text:p/>
          </table:table-cell>
          <table:table-cell table:style-name="ce45"/>
          <table:table-cell table:style-name="ce20" table:formula="of:=IF(OR([.F46]&lt;&gt;&quot;&quot;;[.G46]&lt;&gt;&quot;&quot;);IF(AND([.E46]&gt;=[.F46];[.E46]&lt;=[.G4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1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1" calcext:value-type="float">
            <text:p>0,041</text:p>
          </table:table-cell>
          <table:table-cell table:style-name="ce45" table:formula="of:=IFERROR(VLOOKUP([.D4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7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47]&lt;&gt;&quot;&quot;;[.G47]&lt;&gt;&quot;&quot;);IF(AND([.E47]&gt;=[.F47];[.E47]&lt;=[.G4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28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28" calcext:value-type="float">
            <text:p>3,628</text:p>
          </table:table-cell>
          <table:table-cell table:style-name="ce45" table:formula="of:=IFERROR(VLOOKUP([.D4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8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48]&lt;&gt;&quot;&quot;;[.G48]&lt;&gt;&quot;&quot;);IF(AND([.E48]&gt;=[.F48];[.E48]&lt;=[.G4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77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77" calcext:value-type="float">
            <text:p>2,677</text:p>
          </table:table-cell>
          <table:table-cell table:style-name="ce45" table:formula="of:=IFERROR(VLOOKUP([.D49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9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49]&lt;&gt;&quot;&quot;;[.G49]&lt;&gt;&quot;&quot;);IF(AND([.E49]&gt;=[.F49];[.E49]&lt;=[.G4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59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59" calcext:value-type="float">
            <text:p>0,359</text:p>
          </table:table-cell>
          <table:table-cell table:style-name="ce45" table:formula="of:=IFERROR(VLOOKUP([.D50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50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50]&lt;&gt;&quot;&quot;;[.G50]&lt;&gt;&quot;&quot;);IF(AND([.E50]&gt;=[.F50];[.E50]&lt;=[.G5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1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1" calcext:value-type="float">
            <text:p>0,041</text:p>
          </table:table-cell>
          <table:table-cell table:style-name="ce45" table:formula="of:=IFERROR(VLOOKUP([.D51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51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51]&lt;&gt;&quot;&quot;;[.G51]&lt;&gt;&quot;&quot;);IF(AND([.E51]&gt;=[.F51];[.E51]&lt;=[.G51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46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46" calcext:value-type="float">
            <text:p>0,0046</text:p>
          </table:table-cell>
          <table:table-cell table:style-name="ce45" table:formula="of:=IFERROR(VLOOKUP([.D52];[$'T.Ş. Değerleri'.$B$2:.$G$7];3;0);&quot;&quot;)">
            <text:p/>
          </table:table-cell>
          <table:table-cell table:style-name="ce45"/>
          <table:table-cell table:style-name="ce20" table:formula="of:=IF(OR([.F52]&lt;&gt;&quot;&quot;;[.G52]&lt;&gt;&quot;&quot;);IF(AND([.E52]&gt;=[.F52];[.E52]&lt;=[.G5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36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36" calcext:value-type="float">
            <text:p>0,036</text:p>
          </table:table-cell>
          <table:table-cell table:style-name="ce45" table:formula="of:=IFERROR(VLOOKUP([.D53];[$'T.Ş. Değerleri'.$B$2:.$G$7];3;0);&quot;&quot;)">
            <text:p/>
          </table:table-cell>
          <table:table-cell table:style-name="ce45"/>
          <table:table-cell table:style-name="ce20" table:formula="of:=IF(OR([.F53]&lt;&gt;&quot;&quot;;[.G53]&lt;&gt;&quot;&quot;);IF(AND([.E53]&gt;=[.F53];[.E53]&lt;=[.G5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21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21" calcext:value-type="float">
            <text:p>0,021</text:p>
          </table:table-cell>
          <table:table-cell table:style-name="ce45" table:formula="of:=IFERROR(VLOOKUP([.D54];[$'T.Ş. Değerleri'.$B$2:.$G$7];3;0);&quot;&quot;)">
            <text:p/>
          </table:table-cell>
          <table:table-cell table:style-name="ce45"/>
          <table:table-cell table:style-name="ce20" table:formula="of:=IF(OR([.F54]&lt;&gt;&quot;&quot;;[.G54]&lt;&gt;&quot;&quot;);IF(AND([.E54]&gt;=[.F54];[.E54]&lt;=[.G5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47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47" calcext:value-type="float">
            <text:p>0,047</text:p>
          </table:table-cell>
          <table:table-cell table:style-name="ce45" table:formula="of:=IFERROR(VLOOKUP([.D55];[$'T.Ş. Değerleri'.$B$2:.$G$7];3;0);&quot;&quot;)">
            <text:p/>
          </table:table-cell>
          <table:table-cell table:style-name="ce45"/>
          <table:table-cell table:style-name="ce20" table:formula="of:=IF(OR([.F55]&lt;&gt;&quot;&quot;;[.G55]&lt;&gt;&quot;&quot;);IF(AND([.E55]&gt;=[.F55];[.E55]&lt;=[.G5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98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98" calcext:value-type="float">
            <text:p>0,0098</text:p>
          </table:table-cell>
          <table:table-cell table:style-name="ce45" table:formula="of:=IFERROR(VLOOKUP([.D56];[$'T.Ş. Değerleri'.$B$2:.$G$7];3;0);&quot;&quot;)">
            <text:p/>
          </table:table-cell>
          <table:table-cell table:style-name="ce45"/>
          <table:table-cell table:style-name="ce20" table:formula="of:=IF(OR([.F56]&lt;&gt;&quot;&quot;;[.G56]&lt;&gt;&quot;&quot;);IF(AND([.E56]&gt;=[.F56];[.E56]&lt;=[.G5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6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5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5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57]&lt;&gt;&quot;&quot;;[.G57]&lt;&gt;&quot;&quot;);IF(AND([.E57]&gt;=[.F57];[.E57]&lt;=[.G5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30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3" calcext:value-type="float">
            <text:p>0,43</text:p>
          </table:table-cell>
          <table:table-cell table:style-name="ce45" table:formula="of:=IFERROR(VLOOKUP([.D5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5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58]&lt;&gt;&quot;&quot;;[.G58]&lt;&gt;&quot;&quot;);IF(AND([.E58]&gt;=[.F58];[.E58]&lt;=[.G5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87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87" calcext:value-type="float">
            <text:p>1,687</text:p>
          </table:table-cell>
          <table:table-cell table:style-name="ce45" table:formula="of:=IFERROR(VLOOKUP([.D5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5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59]&lt;&gt;&quot;&quot;;[.G59]&lt;&gt;&quot;&quot;);IF(AND([.E59]&gt;=[.F59];[.E59]&lt;=[.G5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25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25" calcext:value-type="float">
            <text:p>0,025</text:p>
          </table:table-cell>
          <table:table-cell table:style-name="ce45" table:formula="of:=IFERROR(VLOOKUP([.D6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60]&lt;&gt;&quot;&quot;;[.G60]&lt;&gt;&quot;&quot;);IF(AND([.E60]&gt;=[.F60];[.E60]&lt;=[.G6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8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8" calcext:value-type="float">
            <text:p>0,018</text:p>
          </table:table-cell>
          <table:table-cell table:style-name="ce45" table:formula="of:=IFERROR(VLOOKUP([.D61];[$'T.Ş. Değerleri'.$B$15:.$G$22];3;0);&quot;&quot;)">
            <text:p/>
          </table:table-cell>
          <table:table-cell table:style-name="ce45" table:formula="of:=IFERROR(VLOOKUP([.D61];[$'T.Ş. Değerleri'.$B$15:.$G$22];4;0);&quot;&quot;)">
            <text:p/>
          </table:table-cell>
          <table:table-cell table:style-name="ce20" table:formula="of:=IF(OR([.F61]&lt;&gt;&quot;&quot;;[.G61]&lt;&gt;&quot;&quot;);IF(AND([.E61]&gt;=[.F61];[.E61]&lt;=[.G6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50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5" calcext:value-type="float">
            <text:p>18,5</text:p>
          </table:table-cell>
          <table:table-cell table:style-name="ce45" table:formula="of:=IFERROR(VLOOKUP([.D6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62]&lt;&gt;&quot;&quot;;[.G62]&lt;&gt;&quot;&quot;);IF(AND([.E62]&gt;=[.F62];[.E62]&lt;=[.G6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24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24" calcext:value-type="float">
            <text:p>8,224</text:p>
          </table:table-cell>
          <table:table-cell table:style-name="ce45" table:formula="of:=IFERROR(VLOOKUP([.D6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63]&lt;&gt;&quot;&quot;;[.G63]&lt;&gt;&quot;&quot;);IF(AND([.E63]&gt;=[.F63];[.E63]&lt;=[.G6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1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1" calcext:value-type="float">
            <text:p>0,261</text:p>
          </table:table-cell>
          <table:table-cell table:style-name="ce45" table:formula="of:=IFERROR(VLOOKUP([.D64];[$'T.Ş. Değerleri'.$B$15:.$G$22];3;0);&quot;&quot;)">
            <text:p/>
          </table:table-cell>
          <table:table-cell table:style-name="ce45" table:formula="of:=IFERROR(VLOOKUP([.D64];[$'T.Ş. Değerleri'.$B$15:.$G$22];4;0);&quot;&quot;)">
            <text:p/>
          </table:table-cell>
          <table:table-cell table:style-name="ce20" table:formula="of:=IF(OR([.F64]&lt;&gt;&quot;&quot;;[.G64]&lt;&gt;&quot;&quot;);IF(AND([.E64]&gt;=[.F64];[.E64]&lt;=[.G6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2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2" calcext:value-type="float">
            <text:p>0,512</text:p>
          </table:table-cell>
          <table:table-cell table:style-name="ce45" table:formula="of:=IFERROR(VLOOKUP([.D6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65]&lt;&gt;&quot;&quot;;[.G65]&lt;&gt;&quot;&quot;);IF(AND([.E65]&gt;=[.F65];[.E65]&lt;=[.G6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66];[$'T.Ş. Değerleri'.$B$15:.$G$22];3;0);&quot;&quot;)">
            <text:p/>
          </table:table-cell>
          <table:table-cell table:style-name="ce45" table:formula="of:=IFERROR(VLOOKUP([.D66];[$'T.Ş. Değerleri'.$B$15:.$G$22];4;0);&quot;&quot;)">
            <text:p/>
          </table:table-cell>
          <table:table-cell table:style-name="ce20" table:formula="of:=IF(OR([.F66]&lt;&gt;&quot;&quot;;[.G66]&lt;&gt;&quot;&quot;);IF(AND([.E66]&gt;=[.F66];[.E66]&lt;=[.G6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2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2" calcext:value-type="float">
            <text:p>0,032</text:p>
          </table:table-cell>
          <table:table-cell table:style-name="ce45" table:formula="of:=IFERROR(VLOOKUP([.D6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67]&lt;&gt;&quot;&quot;;[.G67]&lt;&gt;&quot;&quot;);IF(AND([.E67]&gt;=[.F67];[.E67]&lt;=[.G6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4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4" calcext:value-type="float">
            <text:p>0,424</text:p>
          </table:table-cell>
          <table:table-cell table:style-name="ce45" table:formula="of:=IFERROR(VLOOKUP([.D6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68]&lt;&gt;&quot;&quot;;[.G68]&lt;&gt;&quot;&quot;);IF(AND([.E68]&gt;=[.F68];[.E68]&lt;=[.G6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09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09" calcext:value-type="float">
            <text:p>1,709</text:p>
          </table:table-cell>
          <table:table-cell table:style-name="ce45" table:formula="of:=IFERROR(VLOOKUP([.D6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69]&lt;&gt;&quot;&quot;;[.G69]&lt;&gt;&quot;&quot;);IF(AND([.E69]&gt;=[.F69];[.E69]&lt;=[.G6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29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29" calcext:value-type="float">
            <text:p>0,029</text:p>
          </table:table-cell>
          <table:table-cell table:style-name="ce45" table:formula="of:=IFERROR(VLOOKUP([.D7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70]&lt;&gt;&quot;&quot;;[.G70]&lt;&gt;&quot;&quot;);IF(AND([.E70]&gt;=[.F70];[.E70]&lt;=[.G7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7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7" calcext:value-type="float">
            <text:p>0,017</text:p>
          </table:table-cell>
          <table:table-cell table:style-name="ce45" table:formula="of:=IFERROR(VLOOKUP([.D71];[$'T.Ş. Değerleri'.$B$15:.$G$22];3;0);&quot;&quot;)">
            <text:p/>
          </table:table-cell>
          <table:table-cell table:style-name="ce45" table:formula="of:=IFERROR(VLOOKUP([.D71];[$'T.Ş. Değerleri'.$B$15:.$G$22];4;0);&quot;&quot;)">
            <text:p/>
          </table:table-cell>
          <table:table-cell table:style-name="ce20" table:formula="of:=IF(OR([.F71]&lt;&gt;&quot;&quot;;[.G71]&lt;&gt;&quot;&quot;);IF(AND([.E71]&gt;=[.F71];[.E71]&lt;=[.G7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64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64" calcext:value-type="float">
            <text:p>18,64</text:p>
          </table:table-cell>
          <table:table-cell table:style-name="ce45" table:formula="of:=IFERROR(VLOOKUP([.D7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72]&lt;&gt;&quot;&quot;;[.G72]&lt;&gt;&quot;&quot;);IF(AND([.E72]&gt;=[.F72];[.E72]&lt;=[.G7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28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28" calcext:value-type="float">
            <text:p>8,128</text:p>
          </table:table-cell>
          <table:table-cell table:style-name="ce45" table:formula="of:=IFERROR(VLOOKUP([.D7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73]&lt;&gt;&quot;&quot;;[.G73]&lt;&gt;&quot;&quot;);IF(AND([.E73]&gt;=[.F73];[.E73]&lt;=[.G7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4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4" calcext:value-type="float">
            <text:p>0,264</text:p>
          </table:table-cell>
          <table:table-cell table:style-name="ce45" table:formula="of:=IFERROR(VLOOKUP([.D74];[$'T.Ş. Değerleri'.$B$15:.$G$22];3;0);&quot;&quot;)">
            <text:p/>
          </table:table-cell>
          <table:table-cell table:style-name="ce45" table:formula="of:=IFERROR(VLOOKUP([.D74];[$'T.Ş. Değerleri'.$B$15:.$G$22];4;0);&quot;&quot;)">
            <text:p/>
          </table:table-cell>
          <table:table-cell table:style-name="ce20" table:formula="of:=IF(OR([.F74]&lt;&gt;&quot;&quot;;[.G74]&lt;&gt;&quot;&quot;);IF(AND([.E74]&gt;=[.F74];[.E74]&lt;=[.G7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09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09" calcext:value-type="float">
            <text:p>0,509</text:p>
          </table:table-cell>
          <table:table-cell table:style-name="ce45" table:formula="of:=IFERROR(VLOOKUP([.D7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75]&lt;&gt;&quot;&quot;;[.G75]&lt;&gt;&quot;&quot;);IF(AND([.E75]&gt;=[.F75];[.E75]&lt;=[.G7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76];[$'T.Ş. Değerleri'.$B$15:.$G$22];3;0);&quot;&quot;)">
            <text:p/>
          </table:table-cell>
          <table:table-cell table:style-name="ce45" table:formula="of:=IFERROR(VLOOKUP([.D76];[$'T.Ş. Değerleri'.$B$15:.$G$22];4;0);&quot;&quot;)">
            <text:p/>
          </table:table-cell>
          <table:table-cell table:style-name="ce20" table:formula="of:=IF(OR([.F76]&lt;&gt;&quot;&quot;;[.G76]&lt;&gt;&quot;&quot;);IF(AND([.E76]&gt;=[.F76];[.E76]&lt;=[.G7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29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29" calcext:value-type="float">
            <text:p>0,029</text:p>
          </table:table-cell>
          <table:table-cell table:style-name="ce45" table:formula="of:=IFERROR(VLOOKUP([.D7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77]&lt;&gt;&quot;&quot;;[.G77]&lt;&gt;&quot;&quot;);IF(AND([.E77]&gt;=[.F77];[.E77]&lt;=[.G7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30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3" calcext:value-type="float">
            <text:p>0,43</text:p>
          </table:table-cell>
          <table:table-cell table:style-name="ce45" table:formula="of:=IFERROR(VLOOKUP([.D7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78]&lt;&gt;&quot;&quot;;[.G78]&lt;&gt;&quot;&quot;);IF(AND([.E78]&gt;=[.F78];[.E78]&lt;=[.G7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2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21" calcext:value-type="float">
            <text:p>1,721</text:p>
          </table:table-cell>
          <table:table-cell table:style-name="ce45" table:formula="of:=IFERROR(VLOOKUP([.D7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79]&lt;&gt;&quot;&quot;;[.G79]&lt;&gt;&quot;&quot;);IF(AND([.E79]&gt;=[.F79];[.E79]&lt;=[.G7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3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8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80]&lt;&gt;&quot;&quot;;[.G80]&lt;&gt;&quot;&quot;);IF(AND([.E80]&gt;=[.F80];[.E80]&lt;=[.G8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5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5" calcext:value-type="float">
            <text:p>0,015</text:p>
          </table:table-cell>
          <table:table-cell table:style-name="ce45" table:formula="of:=IFERROR(VLOOKUP([.D81];[$'T.Ş. Değerleri'.$B$15:.$G$22];3;0);&quot;&quot;)">
            <text:p/>
          </table:table-cell>
          <table:table-cell table:style-name="ce45" table:formula="of:=IFERROR(VLOOKUP([.D81];[$'T.Ş. Değerleri'.$B$15:.$G$22];4;0);&quot;&quot;)">
            <text:p/>
          </table:table-cell>
          <table:table-cell table:style-name="ce20" table:formula="of:=IF(OR([.F81]&lt;&gt;&quot;&quot;;[.G81]&lt;&gt;&quot;&quot;);IF(AND([.E81]&gt;=[.F81];[.E81]&lt;=[.G8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38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38" calcext:value-type="float">
            <text:p>18,38</text:p>
          </table:table-cell>
          <table:table-cell table:style-name="ce45" table:formula="of:=IFERROR(VLOOKUP([.D8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82]&lt;&gt;&quot;&quot;;[.G82]&lt;&gt;&quot;&quot;);IF(AND([.E82]&gt;=[.F82];[.E82]&lt;=[.G8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79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79" calcext:value-type="float">
            <text:p>8,179</text:p>
          </table:table-cell>
          <table:table-cell table:style-name="ce45" table:formula="of:=IFERROR(VLOOKUP([.D8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83]&lt;&gt;&quot;&quot;;[.G83]&lt;&gt;&quot;&quot;);IF(AND([.E83]&gt;=[.F83];[.E83]&lt;=[.G8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8" calcext:value-type="float">
            <text:p>0,268</text:p>
          </table:table-cell>
          <table:table-cell table:style-name="ce45" table:formula="of:=IFERROR(VLOOKUP([.D84];[$'T.Ş. Değerleri'.$B$15:.$G$22];3;0);&quot;&quot;)">
            <text:p/>
          </table:table-cell>
          <table:table-cell table:style-name="ce45" table:formula="of:=IFERROR(VLOOKUP([.D84];[$'T.Ş. Değerleri'.$B$15:.$G$22];4;0);&quot;&quot;)">
            <text:p/>
          </table:table-cell>
          <table:table-cell table:style-name="ce20" table:formula="of:=IF(OR([.F84]&lt;&gt;&quot;&quot;;[.G84]&lt;&gt;&quot;&quot;);IF(AND([.E84]&gt;=[.F84];[.E84]&lt;=[.G8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9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9" calcext:value-type="float">
            <text:p>0,519</text:p>
          </table:table-cell>
          <table:table-cell table:style-name="ce45" table:formula="of:=IFERROR(VLOOKUP([.D8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85]&lt;&gt;&quot;&quot;;[.G85]&lt;&gt;&quot;&quot;);IF(AND([.E85]&gt;=[.F85];[.E85]&lt;=[.G8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86];[$'T.Ş. Değerleri'.$B$15:.$G$22];3;0);&quot;&quot;)">
            <text:p/>
          </table:table-cell>
          <table:table-cell table:style-name="ce45" table:formula="of:=IFERROR(VLOOKUP([.D86];[$'T.Ş. Değerleri'.$B$15:.$G$22];4;0);&quot;&quot;)">
            <text:p/>
          </table:table-cell>
          <table:table-cell table:style-name="ce20" table:formula="of:=IF(OR([.F86]&lt;&gt;&quot;&quot;;[.G86]&lt;&gt;&quot;&quot;);IF(AND([.E86]&gt;=[.F86];[.E86]&lt;=[.G8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1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1" calcext:value-type="float">
            <text:p>0,031</text:p>
          </table:table-cell>
          <table:table-cell table:style-name="ce45" table:formula="of:=IFERROR(VLOOKUP([.D8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87]&lt;&gt;&quot;&quot;;[.G87]&lt;&gt;&quot;&quot;);IF(AND([.E87]&gt;=[.F87];[.E87]&lt;=[.G8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5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5" calcext:value-type="float">
            <text:p>0,425</text:p>
          </table:table-cell>
          <table:table-cell table:style-name="ce45" table:formula="of:=IFERROR(VLOOKUP([.D8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88]&lt;&gt;&quot;&quot;;[.G88]&lt;&gt;&quot;&quot;);IF(AND([.E88]&gt;=[.F88];[.E88]&lt;=[.G8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0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01" calcext:value-type="float">
            <text:p>1,701</text:p>
          </table:table-cell>
          <table:table-cell table:style-name="ce45" table:formula="of:=IFERROR(VLOOKUP([.D8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89]&lt;&gt;&quot;&quot;;[.G89]&lt;&gt;&quot;&quot;);IF(AND([.E89]&gt;=[.F89];[.E89]&lt;=[.G8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7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7" calcext:value-type="float">
            <text:p>0,037</text:p>
          </table:table-cell>
          <table:table-cell table:style-name="ce45" table:formula="of:=IFERROR(VLOOKUP([.D9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90]&lt;&gt;&quot;&quot;;[.G90]&lt;&gt;&quot;&quot;);IF(AND([.E90]&gt;=[.F90];[.E90]&lt;=[.G9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5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5" calcext:value-type="float">
            <text:p>0,015</text:p>
          </table:table-cell>
          <table:table-cell table:style-name="ce45" table:formula="of:=IFERROR(VLOOKUP([.D91];[$'T.Ş. Değerleri'.$B$15:.$G$22];3;0);&quot;&quot;)">
            <text:p/>
          </table:table-cell>
          <table:table-cell table:style-name="ce45" table:formula="of:=IFERROR(VLOOKUP([.D91];[$'T.Ş. Değerleri'.$B$15:.$G$22];4;0);&quot;&quot;)">
            <text:p/>
          </table:table-cell>
          <table:table-cell table:style-name="ce20" table:formula="of:=IF(OR([.F91]&lt;&gt;&quot;&quot;;[.G91]&lt;&gt;&quot;&quot;);IF(AND([.E91]&gt;=[.F91];[.E91]&lt;=[.G9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53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53" calcext:value-type="float">
            <text:p>18,53</text:p>
          </table:table-cell>
          <table:table-cell table:style-name="ce45" table:formula="of:=IFERROR(VLOOKUP([.D9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92]&lt;&gt;&quot;&quot;;[.G92]&lt;&gt;&quot;&quot;);IF(AND([.E92]&gt;=[.F92];[.E92]&lt;=[.G9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20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2" calcext:value-type="float">
            <text:p>8,22</text:p>
          </table:table-cell>
          <table:table-cell table:style-name="ce45" table:formula="of:=IFERROR(VLOOKUP([.D9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93]&lt;&gt;&quot;&quot;;[.G93]&lt;&gt;&quot;&quot;);IF(AND([.E93]&gt;=[.F93];[.E93]&lt;=[.G9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5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58" calcext:value-type="float">
            <text:p>0,258</text:p>
          </table:table-cell>
          <table:table-cell table:style-name="ce45" table:formula="of:=IFERROR(VLOOKUP([.D94];[$'T.Ş. Değerleri'.$B$15:.$G$22];3;0);&quot;&quot;)">
            <text:p/>
          </table:table-cell>
          <table:table-cell table:style-name="ce45" table:formula="of:=IFERROR(VLOOKUP([.D94];[$'T.Ş. Değerleri'.$B$15:.$G$22];4;0);&quot;&quot;)">
            <text:p/>
          </table:table-cell>
          <table:table-cell table:style-name="ce20" table:formula="of:=IF(OR([.F94]&lt;&gt;&quot;&quot;;[.G94]&lt;&gt;&quot;&quot;);IF(AND([.E94]&gt;=[.F94];[.E94]&lt;=[.G9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07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07" calcext:value-type="float">
            <text:p>0,507</text:p>
          </table:table-cell>
          <table:table-cell table:style-name="ce45" table:formula="of:=IFERROR(VLOOKUP([.D9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95]&lt;&gt;&quot;&quot;;[.G95]&lt;&gt;&quot;&quot;);IF(AND([.E95]&gt;=[.F95];[.E95]&lt;=[.G9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96];[$'T.Ş. Değerleri'.$B$15:.$G$22];3;0);&quot;&quot;)">
            <text:p/>
          </table:table-cell>
          <table:table-cell table:style-name="ce45" table:formula="of:=IFERROR(VLOOKUP([.D96];[$'T.Ş. Değerleri'.$B$15:.$G$22];4;0);&quot;&quot;)">
            <text:p/>
          </table:table-cell>
          <table:table-cell table:style-name="ce20" table:formula="of:=IF(OR([.F96]&lt;&gt;&quot;&quot;;[.G96]&lt;&gt;&quot;&quot;);IF(AND([.E96]&gt;=[.F96];[.E96]&lt;=[.G9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5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5" calcext:value-type="float">
            <text:p>0,035</text:p>
          </table:table-cell>
          <table:table-cell table:style-name="ce45" table:formula="of:=IFERROR(VLOOKUP([.D9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97]&lt;&gt;&quot;&quot;;[.G97]&lt;&gt;&quot;&quot;);IF(AND([.E97]&gt;=[.F97];[.E97]&lt;=[.G9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9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9" calcext:value-type="float">
            <text:p>0,419</text:p>
          </table:table-cell>
          <table:table-cell table:style-name="ce45" table:formula="of:=IFERROR(VLOOKUP([.D9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98]&lt;&gt;&quot;&quot;;[.G98]&lt;&gt;&quot;&quot;);IF(AND([.E98]&gt;=[.F98];[.E98]&lt;=[.G9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34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34" calcext:value-type="float">
            <text:p>1,734</text:p>
          </table:table-cell>
          <table:table-cell table:style-name="ce45" table:formula="of:=IFERROR(VLOOKUP([.D9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99]&lt;&gt;&quot;&quot;;[.G99]&lt;&gt;&quot;&quot;);IF(AND([.E99]&gt;=[.F99];[.E99]&lt;=[.G9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3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10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00]&lt;&gt;&quot;&quot;;[.G100]&lt;&gt;&quot;&quot;);IF(AND([.E100]&gt;=[.F100];[.E100]&lt;=[.G10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4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4" calcext:value-type="float">
            <text:p>0,014</text:p>
          </table:table-cell>
          <table:table-cell table:style-name="ce45" table:formula="of:=IFERROR(VLOOKUP([.D101];[$'T.Ş. Değerleri'.$B$15:.$G$22];3;0);&quot;&quot;)">
            <text:p/>
          </table:table-cell>
          <table:table-cell table:style-name="ce45" table:formula="of:=IFERROR(VLOOKUP([.D101];[$'T.Ş. Değerleri'.$B$15:.$G$22];4;0);&quot;&quot;)">
            <text:p/>
          </table:table-cell>
          <table:table-cell table:style-name="ce20" table:formula="of:=IF(OR([.F101]&lt;&gt;&quot;&quot;;[.G101]&lt;&gt;&quot;&quot;);IF(AND([.E101]&gt;=[.F101];[.E101]&lt;=[.G10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40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4" calcext:value-type="float">
            <text:p>18,4</text:p>
          </table:table-cell>
          <table:table-cell table:style-name="ce45" table:formula="of:=IFERROR(VLOOKUP([.D10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02]&lt;&gt;&quot;&quot;;[.G102]&lt;&gt;&quot;&quot;);IF(AND([.E102]&gt;=[.F102];[.E102]&lt;=[.G10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41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41" calcext:value-type="float">
            <text:p>8,141</text:p>
          </table:table-cell>
          <table:table-cell table:style-name="ce45" table:formula="of:=IFERROR(VLOOKUP([.D10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03]&lt;&gt;&quot;&quot;;[.G103]&lt;&gt;&quot;&quot;);IF(AND([.E103]&gt;=[.F103];[.E103]&lt;=[.G10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7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7" calcext:value-type="float">
            <text:p>0,267</text:p>
          </table:table-cell>
          <table:table-cell table:style-name="ce45" table:formula="of:=IFERROR(VLOOKUP([.D104];[$'T.Ş. Değerleri'.$B$15:.$G$22];3;0);&quot;&quot;)">
            <text:p/>
          </table:table-cell>
          <table:table-cell table:style-name="ce45" table:formula="of:=IFERROR(VLOOKUP([.D104];[$'T.Ş. Değerleri'.$B$15:.$G$22];4;0);&quot;&quot;)">
            <text:p/>
          </table:table-cell>
          <table:table-cell table:style-name="ce20" table:formula="of:=IF(OR([.F104]&lt;&gt;&quot;&quot;;[.G104]&lt;&gt;&quot;&quot;);IF(AND([.E104]&gt;=[.F104];[.E104]&lt;=[.G10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30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3" calcext:value-type="float">
            <text:p>0,53</text:p>
          </table:table-cell>
          <table:table-cell table:style-name="ce45" table:formula="of:=IFERROR(VLOOKUP([.D10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05]&lt;&gt;&quot;&quot;;[.G105]&lt;&gt;&quot;&quot;);IF(AND([.E105]&gt;=[.F105];[.E105]&lt;=[.G10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06];[$'T.Ş. Değerleri'.$B$15:.$G$22];3;0);&quot;&quot;)">
            <text:p/>
          </table:table-cell>
          <table:table-cell table:style-name="ce45" table:formula="of:=IFERROR(VLOOKUP([.D106];[$'T.Ş. Değerleri'.$B$15:.$G$22];4;0);&quot;&quot;)">
            <text:p/>
          </table:table-cell>
          <table:table-cell table:style-name="ce20" table:formula="of:=IF(OR([.F106]&lt;&gt;&quot;&quot;;[.G106]&lt;&gt;&quot;&quot;);IF(AND([.E106]&gt;=[.F106];[.E106]&lt;=[.G10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2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2" calcext:value-type="float">
            <text:p>0,032</text:p>
          </table:table-cell>
          <table:table-cell table:style-name="ce45" table:formula="of:=IFERROR(VLOOKUP([.D10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07]&lt;&gt;&quot;&quot;;[.G107]&lt;&gt;&quot;&quot;);IF(AND([.E107]&gt;=[.F107];[.E107]&lt;=[.G10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5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5" calcext:value-type="float">
            <text:p>0,425</text:p>
          </table:table-cell>
          <table:table-cell table:style-name="ce45" table:formula="of:=IFERROR(VLOOKUP([.D10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08]&lt;&gt;&quot;&quot;;[.G108]&lt;&gt;&quot;&quot;);IF(AND([.E108]&gt;=[.F108];[.E108]&lt;=[.G10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53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53" calcext:value-type="float">
            <text:p>1,753</text:p>
          </table:table-cell>
          <table:table-cell table:style-name="ce45" table:formula="of:=IFERROR(VLOOKUP([.D10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09]&lt;&gt;&quot;&quot;;[.G109]&lt;&gt;&quot;&quot;);IF(AND([.E109]&gt;=[.F109];[.E109]&lt;=[.G10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5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5" calcext:value-type="float">
            <text:p>0,035</text:p>
          </table:table-cell>
          <table:table-cell table:style-name="ce45" table:formula="of:=IFERROR(VLOOKUP([.D11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10]&lt;&gt;&quot;&quot;;[.G110]&lt;&gt;&quot;&quot;);IF(AND([.E110]&gt;=[.F110];[.E110]&lt;=[.G11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3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3" calcext:value-type="float">
            <text:p>0,013</text:p>
          </table:table-cell>
          <table:table-cell table:style-name="ce45" table:formula="of:=IFERROR(VLOOKUP([.D111];[$'T.Ş. Değerleri'.$B$15:.$G$22];3;0);&quot;&quot;)">
            <text:p/>
          </table:table-cell>
          <table:table-cell table:style-name="ce45" table:formula="of:=IFERROR(VLOOKUP([.D111];[$'T.Ş. Değerleri'.$B$15:.$G$22];4;0);&quot;&quot;)">
            <text:p/>
          </table:table-cell>
          <table:table-cell table:style-name="ce20" table:formula="of:=IF(OR([.F111]&lt;&gt;&quot;&quot;;[.G111]&lt;&gt;&quot;&quot;);IF(AND([.E111]&gt;=[.F111];[.E111]&lt;=[.G11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26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26" calcext:value-type="float">
            <text:p>18,26</text:p>
          </table:table-cell>
          <table:table-cell table:style-name="ce45" table:formula="of:=IFERROR(VLOOKUP([.D11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12]&lt;&gt;&quot;&quot;;[.G112]&lt;&gt;&quot;&quot;);IF(AND([.E112]&gt;=[.F112];[.E112]&lt;=[.G11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58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58" calcext:value-type="float">
            <text:p>8,158</text:p>
          </table:table-cell>
          <table:table-cell table:style-name="ce45" table:formula="of:=IFERROR(VLOOKUP([.D11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13]&lt;&gt;&quot;&quot;;[.G113]&lt;&gt;&quot;&quot;);IF(AND([.E113]&gt;=[.F113];[.E113]&lt;=[.G11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70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7" calcext:value-type="float">
            <text:p>0,27</text:p>
          </table:table-cell>
          <table:table-cell table:style-name="ce45" table:formula="of:=IFERROR(VLOOKUP([.D114];[$'T.Ş. Değerleri'.$B$15:.$G$22];3;0);&quot;&quot;)">
            <text:p/>
          </table:table-cell>
          <table:table-cell table:style-name="ce45" table:formula="of:=IFERROR(VLOOKUP([.D114];[$'T.Ş. Değerleri'.$B$15:.$G$22];4;0);&quot;&quot;)">
            <text:p/>
          </table:table-cell>
          <table:table-cell table:style-name="ce20" table:formula="of:=IF(OR([.F114]&lt;&gt;&quot;&quot;;[.G114]&lt;&gt;&quot;&quot;);IF(AND([.E114]&gt;=[.F114];[.E114]&lt;=[.G11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7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7" calcext:value-type="float">
            <text:p>0,517</text:p>
          </table:table-cell>
          <table:table-cell table:style-name="ce45" table:formula="of:=IFERROR(VLOOKUP([.D11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15]&lt;&gt;&quot;&quot;;[.G115]&lt;&gt;&quot;&quot;);IF(AND([.E115]&gt;=[.F115];[.E115]&lt;=[.G11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16];[$'T.Ş. Değerleri'.$B$15:.$G$22];3;0);&quot;&quot;)">
            <text:p/>
          </table:table-cell>
          <table:table-cell table:style-name="ce45" table:formula="of:=IFERROR(VLOOKUP([.D116];[$'T.Ş. Değerleri'.$B$15:.$G$22];4;0);&quot;&quot;)">
            <text:p/>
          </table:table-cell>
          <table:table-cell table:style-name="ce20" table:formula="of:=IF(OR([.F116]&lt;&gt;&quot;&quot;;[.G116]&lt;&gt;&quot;&quot;);IF(AND([.E116]&gt;=[.F116];[.E116]&lt;=[.G11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0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" calcext:value-type="float">
            <text:p>0,03</text:p>
          </table:table-cell>
          <table:table-cell table:style-name="ce45" table:formula="of:=IFERROR(VLOOKUP([.D11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17]&lt;&gt;&quot;&quot;;[.G117]&lt;&gt;&quot;&quot;);IF(AND([.E117]&gt;=[.F117];[.E117]&lt;=[.G11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9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9" calcext:value-type="float">
            <text:p>0,419</text:p>
          </table:table-cell>
          <table:table-cell table:style-name="ce45" table:formula="of:=IFERROR(VLOOKUP([.D11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18]&lt;&gt;&quot;&quot;;[.G118]&lt;&gt;&quot;&quot;);IF(AND([.E118]&gt;=[.F118];[.E118]&lt;=[.G11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14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14" calcext:value-type="float">
            <text:p>1,714</text:p>
          </table:table-cell>
          <table:table-cell table:style-name="ce45" table:formula="of:=IFERROR(VLOOKUP([.D11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19]&lt;&gt;&quot;&quot;;[.G119]&lt;&gt;&quot;&quot;);IF(AND([.E119]&gt;=[.F119];[.E119]&lt;=[.G11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1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1" calcext:value-type="float">
            <text:p>0,031</text:p>
          </table:table-cell>
          <table:table-cell table:style-name="ce45" table:formula="of:=IFERROR(VLOOKUP([.D12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20]&lt;&gt;&quot;&quot;;[.G120]&lt;&gt;&quot;&quot;);IF(AND([.E120]&gt;=[.F120];[.E120]&lt;=[.G12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5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5" calcext:value-type="float">
            <text:p>0,015</text:p>
          </table:table-cell>
          <table:table-cell table:style-name="ce45" table:formula="of:=IFERROR(VLOOKUP([.D121];[$'T.Ş. Değerleri'.$B$15:.$G$22];3;0);&quot;&quot;)">
            <text:p/>
          </table:table-cell>
          <table:table-cell table:style-name="ce45" table:formula="of:=IFERROR(VLOOKUP([.D121];[$'T.Ş. Değerleri'.$B$15:.$G$22];4;0);&quot;&quot;)">
            <text:p/>
          </table:table-cell>
          <table:table-cell table:style-name="ce20" table:formula="of:=IF(OR([.F121]&lt;&gt;&quot;&quot;;[.G121]&lt;&gt;&quot;&quot;);IF(AND([.E121]&gt;=[.F121];[.E121]&lt;=[.G12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35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35" calcext:value-type="float">
            <text:p>18,35</text:p>
          </table:table-cell>
          <table:table-cell table:style-name="ce45" table:formula="of:=IFERROR(VLOOKUP([.D12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22]&lt;&gt;&quot;&quot;;[.G122]&lt;&gt;&quot;&quot;);IF(AND([.E122]&gt;=[.F122];[.E122]&lt;=[.G12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70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7" calcext:value-type="float">
            <text:p>8,17</text:p>
          </table:table-cell>
          <table:table-cell table:style-name="ce45" table:formula="of:=IFERROR(VLOOKUP([.D12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23]&lt;&gt;&quot;&quot;;[.G123]&lt;&gt;&quot;&quot;);IF(AND([.E123]&gt;=[.F123];[.E123]&lt;=[.G12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73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73" calcext:value-type="float">
            <text:p>0,273</text:p>
          </table:table-cell>
          <table:table-cell table:style-name="ce45" table:formula="of:=IFERROR(VLOOKUP([.D124];[$'T.Ş. Değerleri'.$B$15:.$G$22];3;0);&quot;&quot;)">
            <text:p/>
          </table:table-cell>
          <table:table-cell table:style-name="ce45" table:formula="of:=IFERROR(VLOOKUP([.D124];[$'T.Ş. Değerleri'.$B$15:.$G$22];4;0);&quot;&quot;)">
            <text:p/>
          </table:table-cell>
          <table:table-cell table:style-name="ce20" table:formula="of:=IF(OR([.F124]&lt;&gt;&quot;&quot;;[.G124]&lt;&gt;&quot;&quot;);IF(AND([.E124]&gt;=[.F124];[.E124]&lt;=[.G12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1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1" calcext:value-type="float">
            <text:p>0,511</text:p>
          </table:table-cell>
          <table:table-cell table:style-name="ce45" table:formula="of:=IFERROR(VLOOKUP([.D12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25]&lt;&gt;&quot;&quot;;[.G125]&lt;&gt;&quot;&quot;);IF(AND([.E125]&gt;=[.F125];[.E125]&lt;=[.G12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26];[$'T.Ş. Değerleri'.$B$15:.$G$22];3;0);&quot;&quot;)">
            <text:p/>
          </table:table-cell>
          <table:table-cell table:style-name="ce45" table:formula="of:=IFERROR(VLOOKUP([.D126];[$'T.Ş. Değerleri'.$B$15:.$G$22];4;0);&quot;&quot;)">
            <text:p/>
          </table:table-cell>
          <table:table-cell table:style-name="ce20" table:formula="of:=IF(OR([.F126]&lt;&gt;&quot;&quot;;[.G126]&lt;&gt;&quot;&quot;);IF(AND([.E126]&gt;=[.F126];[.E126]&lt;=[.G12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7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7" calcext:value-type="float">
            <text:p>0,037</text:p>
          </table:table-cell>
          <table:table-cell table:style-name="ce45" table:formula="of:=IFERROR(VLOOKUP([.D12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27]&lt;&gt;&quot;&quot;;[.G127]&lt;&gt;&quot;&quot;);IF(AND([.E127]&gt;=[.F127];[.E127]&lt;=[.G12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5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5" calcext:value-type="float">
            <text:p>0,415</text:p>
          </table:table-cell>
          <table:table-cell table:style-name="ce45" table:formula="of:=IFERROR(VLOOKUP([.D12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28]&lt;&gt;&quot;&quot;;[.G128]&lt;&gt;&quot;&quot;);IF(AND([.E128]&gt;=[.F128];[.E128]&lt;=[.G12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58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58" calcext:value-type="float">
            <text:p>1,758</text:p>
          </table:table-cell>
          <table:table-cell table:style-name="ce45" table:formula="of:=IFERROR(VLOOKUP([.D12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29]&lt;&gt;&quot;&quot;;[.G129]&lt;&gt;&quot;&quot;);IF(AND([.E129]&gt;=[.F129];[.E129]&lt;=[.G12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6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13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30]&lt;&gt;&quot;&quot;;[.G130]&lt;&gt;&quot;&quot;);IF(AND([.E130]&gt;=[.F130];[.E130]&lt;=[.G13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4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4" calcext:value-type="float">
            <text:p>0,014</text:p>
          </table:table-cell>
          <table:table-cell table:style-name="ce45" table:formula="of:=IFERROR(VLOOKUP([.D131];[$'T.Ş. Değerleri'.$B$15:.$G$22];3;0);&quot;&quot;)">
            <text:p/>
          </table:table-cell>
          <table:table-cell table:style-name="ce45" table:formula="of:=IFERROR(VLOOKUP([.D131];[$'T.Ş. Değerleri'.$B$15:.$G$22];4;0);&quot;&quot;)">
            <text:p/>
          </table:table-cell>
          <table:table-cell table:style-name="ce20" table:formula="of:=IF(OR([.F131]&lt;&gt;&quot;&quot;;[.G131]&lt;&gt;&quot;&quot;);IF(AND([.E131]&gt;=[.F131];[.E131]&lt;=[.G13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58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58" calcext:value-type="float">
            <text:p>18,58</text:p>
          </table:table-cell>
          <table:table-cell table:style-name="ce45" table:formula="of:=IFERROR(VLOOKUP([.D13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32]&lt;&gt;&quot;&quot;;[.G132]&lt;&gt;&quot;&quot;);IF(AND([.E132]&gt;=[.F132];[.E132]&lt;=[.G13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90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9" calcext:value-type="float">
            <text:p>8,19</text:p>
          </table:table-cell>
          <table:table-cell table:style-name="ce45" table:formula="of:=IFERROR(VLOOKUP([.D13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33]&lt;&gt;&quot;&quot;;[.G133]&lt;&gt;&quot;&quot;);IF(AND([.E133]&gt;=[.F133];[.E133]&lt;=[.G13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80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8" calcext:value-type="float">
            <text:p>0,28</text:p>
          </table:table-cell>
          <table:table-cell table:style-name="ce45" table:formula="of:=IFERROR(VLOOKUP([.D134];[$'T.Ş. Değerleri'.$B$15:.$G$22];3;0);&quot;&quot;)">
            <text:p/>
          </table:table-cell>
          <table:table-cell table:style-name="ce45" table:formula="of:=IFERROR(VLOOKUP([.D134];[$'T.Ş. Değerleri'.$B$15:.$G$22];4;0);&quot;&quot;)">
            <text:p/>
          </table:table-cell>
          <table:table-cell table:style-name="ce20" table:formula="of:=IF(OR([.F134]&lt;&gt;&quot;&quot;;[.G134]&lt;&gt;&quot;&quot;);IF(AND([.E134]&gt;=[.F134];[.E134]&lt;=[.G13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3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3" calcext:value-type="float">
            <text:p>0,513</text:p>
          </table:table-cell>
          <table:table-cell table:style-name="ce45" table:formula="of:=IFERROR(VLOOKUP([.D13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35]&lt;&gt;&quot;&quot;;[.G135]&lt;&gt;&quot;&quot;);IF(AND([.E135]&gt;=[.F135];[.E135]&lt;=[.G13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36];[$'T.Ş. Değerleri'.$B$15:.$G$22];3;0);&quot;&quot;)">
            <text:p/>
          </table:table-cell>
          <table:table-cell table:style-name="ce45" table:formula="of:=IFERROR(VLOOKUP([.D136];[$'T.Ş. Değerleri'.$B$15:.$G$22];4;0);&quot;&quot;)">
            <text:p/>
          </table:table-cell>
          <table:table-cell table:style-name="ce20" table:formula="of:=IF(OR([.F136]&lt;&gt;&quot;&quot;;[.G136]&lt;&gt;&quot;&quot;);IF(AND([.E136]&gt;=[.F136];[.E136]&lt;=[.G13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4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4" calcext:value-type="float">
            <text:p>0,034</text:p>
          </table:table-cell>
          <table:table-cell table:style-name="ce45" table:formula="of:=IFERROR(VLOOKUP([.D13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37]&lt;&gt;&quot;&quot;;[.G137]&lt;&gt;&quot;&quot;);IF(AND([.E137]&gt;=[.F137];[.E137]&lt;=[.G13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1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1" calcext:value-type="float">
            <text:p>0,411</text:p>
          </table:table-cell>
          <table:table-cell table:style-name="ce45" table:formula="of:=IFERROR(VLOOKUP([.D13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38]&lt;&gt;&quot;&quot;;[.G138]&lt;&gt;&quot;&quot;);IF(AND([.E138]&gt;=[.F138];[.E138]&lt;=[.G13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64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64" calcext:value-type="float">
            <text:p>1,764</text:p>
          </table:table-cell>
          <table:table-cell table:style-name="ce45" table:formula="of:=IFERROR(VLOOKUP([.D13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39]&lt;&gt;&quot;&quot;;[.G139]&lt;&gt;&quot;&quot;);IF(AND([.E139]&gt;=[.F139];[.E139]&lt;=[.G13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1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1" calcext:value-type="float">
            <text:p>0,031</text:p>
          </table:table-cell>
          <table:table-cell table:style-name="ce45" table:formula="of:=IFERROR(VLOOKUP([.D14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40]&lt;&gt;&quot;&quot;;[.G140]&lt;&gt;&quot;&quot;);IF(AND([.E140]&gt;=[.F140];[.E140]&lt;=[.G14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0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" calcext:value-type="float">
            <text:p>0,01</text:p>
          </table:table-cell>
          <table:table-cell table:style-name="ce45" table:formula="of:=IFERROR(VLOOKUP([.D141];[$'T.Ş. Değerleri'.$B$15:.$G$22];3;0);&quot;&quot;)">
            <text:p/>
          </table:table-cell>
          <table:table-cell table:style-name="ce45" table:formula="of:=IFERROR(VLOOKUP([.D141];[$'T.Ş. Değerleri'.$B$15:.$G$22];4;0);&quot;&quot;)">
            <text:p/>
          </table:table-cell>
          <table:table-cell table:style-name="ce20" table:formula="of:=IF(OR([.F141]&lt;&gt;&quot;&quot;;[.G141]&lt;&gt;&quot;&quot;);IF(AND([.E141]&gt;=[.F141];[.E141]&lt;=[.G14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48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48" calcext:value-type="float">
            <text:p>18,48</text:p>
          </table:table-cell>
          <table:table-cell table:style-name="ce45" table:formula="of:=IFERROR(VLOOKUP([.D14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42]&lt;&gt;&quot;&quot;;[.G142]&lt;&gt;&quot;&quot;);IF(AND([.E142]&gt;=[.F142];[.E142]&lt;=[.G14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58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58" calcext:value-type="float">
            <text:p>8,258</text:p>
          </table:table-cell>
          <table:table-cell table:style-name="ce45" table:formula="of:=IFERROR(VLOOKUP([.D14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43]&lt;&gt;&quot;&quot;;[.G143]&lt;&gt;&quot;&quot;);IF(AND([.E143]&gt;=[.F143];[.E143]&lt;=[.G14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75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75" calcext:value-type="float">
            <text:p>0,275</text:p>
          </table:table-cell>
          <table:table-cell table:style-name="ce45" table:formula="of:=IFERROR(VLOOKUP([.D144];[$'T.Ş. Değerleri'.$B$15:.$G$22];3;0);&quot;&quot;)">
            <text:p/>
          </table:table-cell>
          <table:table-cell table:style-name="ce45" table:formula="of:=IFERROR(VLOOKUP([.D144];[$'T.Ş. Değerleri'.$B$15:.$G$22];4;0);&quot;&quot;)">
            <text:p/>
          </table:table-cell>
          <table:table-cell table:style-name="ce20" table:formula="of:=IF(OR([.F144]&lt;&gt;&quot;&quot;;[.G144]&lt;&gt;&quot;&quot;);IF(AND([.E144]&gt;=[.F144];[.E144]&lt;=[.G14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6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6" calcext:value-type="float">
            <text:p>0,516</text:p>
          </table:table-cell>
          <table:table-cell table:style-name="ce45" table:formula="of:=IFERROR(VLOOKUP([.D14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45]&lt;&gt;&quot;&quot;;[.G145]&lt;&gt;&quot;&quot;);IF(AND([.E145]&gt;=[.F145];[.E145]&lt;=[.G14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46];[$'T.Ş. Değerleri'.$B$15:.$G$22];3;0);&quot;&quot;)">
            <text:p/>
          </table:table-cell>
          <table:table-cell table:style-name="ce45" table:formula="of:=IFERROR(VLOOKUP([.D146];[$'T.Ş. Değerleri'.$B$15:.$G$22];4;0);&quot;&quot;)">
            <text:p/>
          </table:table-cell>
          <table:table-cell table:style-name="ce20" table:formula="of:=IF(OR([.F146]&lt;&gt;&quot;&quot;;[.G146]&lt;&gt;&quot;&quot;);IF(AND([.E146]&gt;=[.F146];[.E146]&lt;=[.G14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6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14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47]&lt;&gt;&quot;&quot;;[.G147]&lt;&gt;&quot;&quot;);IF(AND([.E147]&gt;=[.F147];[.E147]&lt;=[.G14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41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41" calcext:value-type="float">
            <text:p>0,441</text:p>
          </table:table-cell>
          <table:table-cell table:style-name="ce45" table:formula="of:=IFERROR(VLOOKUP([.D14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48]&lt;&gt;&quot;&quot;;[.G148]&lt;&gt;&quot;&quot;);IF(AND([.E148]&gt;=[.F148];[.E148]&lt;=[.G14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1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11" calcext:value-type="float">
            <text:p>1,711</text:p>
          </table:table-cell>
          <table:table-cell table:style-name="ce45" table:formula="of:=IFERROR(VLOOKUP([.D14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49]&lt;&gt;&quot;&quot;;[.G149]&lt;&gt;&quot;&quot;);IF(AND([.E149]&gt;=[.F149];[.E149]&lt;=[.G14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5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5" calcext:value-type="float">
            <text:p>0,035</text:p>
          </table:table-cell>
          <table:table-cell table:style-name="ce45" table:formula="of:=IFERROR(VLOOKUP([.D15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50]&lt;&gt;&quot;&quot;;[.G150]&lt;&gt;&quot;&quot;);IF(AND([.E150]&gt;=[.F150];[.E150]&lt;=[.G15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6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5" table:formula="of:=IFERROR(VLOOKUP([.D151];[$'T.Ş. Değerleri'.$B$15:.$G$22];3;0);&quot;&quot;)">
            <text:p/>
          </table:table-cell>
          <table:table-cell table:style-name="ce45" table:formula="of:=IFERROR(VLOOKUP([.D151];[$'T.Ş. Değerleri'.$B$15:.$G$22];4;0);&quot;&quot;)">
            <text:p/>
          </table:table-cell>
          <table:table-cell table:style-name="ce20" table:formula="of:=IF(OR([.F151]&lt;&gt;&quot;&quot;;[.G151]&lt;&gt;&quot;&quot;);IF(AND([.E151]&gt;=[.F151];[.E151]&lt;=[.G15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31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31" calcext:value-type="float">
            <text:p>18,31</text:p>
          </table:table-cell>
          <table:table-cell table:style-name="ce45" table:formula="of:=IFERROR(VLOOKUP([.D15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52]&lt;&gt;&quot;&quot;;[.G152]&lt;&gt;&quot;&quot;);IF(AND([.E152]&gt;=[.F152];[.E152]&lt;=[.G15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16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16" calcext:value-type="float">
            <text:p>8,216</text:p>
          </table:table-cell>
          <table:table-cell table:style-name="ce45" table:formula="of:=IFERROR(VLOOKUP([.D15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53]&lt;&gt;&quot;&quot;;[.G153]&lt;&gt;&quot;&quot;);IF(AND([.E153]&gt;=[.F153];[.E153]&lt;=[.G15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8" calcext:value-type="float">
            <text:p>0,268</text:p>
          </table:table-cell>
          <table:table-cell table:style-name="ce45" table:formula="of:=IFERROR(VLOOKUP([.D154];[$'T.Ş. Değerleri'.$B$15:.$G$22];3;0);&quot;&quot;)">
            <text:p/>
          </table:table-cell>
          <table:table-cell table:style-name="ce45" table:formula="of:=IFERROR(VLOOKUP([.D154];[$'T.Ş. Değerleri'.$B$15:.$G$22];4;0);&quot;&quot;)">
            <text:p/>
          </table:table-cell>
          <table:table-cell table:style-name="ce20" table:formula="of:=IF(OR([.F154]&lt;&gt;&quot;&quot;;[.G154]&lt;&gt;&quot;&quot;);IF(AND([.E154]&gt;=[.F154];[.E154]&lt;=[.G15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0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" calcext:value-type="float">
            <text:p>0,51</text:p>
          </table:table-cell>
          <table:table-cell table:style-name="ce45" table:formula="of:=IFERROR(VLOOKUP([.D15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55]&lt;&gt;&quot;&quot;;[.G155]&lt;&gt;&quot;&quot;);IF(AND([.E155]&gt;=[.F155];[.E155]&lt;=[.G15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56];[$'T.Ş. Değerleri'.$B$15:.$G$22];3;0);&quot;&quot;)">
            <text:p/>
          </table:table-cell>
          <table:table-cell table:style-name="ce45" table:formula="of:=IFERROR(VLOOKUP([.D156];[$'T.Ş. Değerleri'.$B$15:.$G$22];4;0);&quot;&quot;)">
            <text:p/>
          </table:table-cell>
          <table:table-cell table:style-name="ce20" table:formula="of:=IF(OR([.F156]&lt;&gt;&quot;&quot;;[.G156]&lt;&gt;&quot;&quot;);IF(AND([.E156]&gt;=[.F156];[.E156]&lt;=[.G15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8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8" calcext:value-type="float">
            <text:p>0,038</text:p>
          </table:table-cell>
          <table:table-cell table:style-name="ce45" table:formula="of:=IFERROR(VLOOKUP([.D15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57]&lt;&gt;&quot;&quot;;[.G157]&lt;&gt;&quot;&quot;);IF(AND([.E157]&gt;=[.F157];[.E157]&lt;=[.G15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42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42" calcext:value-type="float">
            <text:p>0,442</text:p>
          </table:table-cell>
          <table:table-cell table:style-name="ce45" table:formula="of:=IFERROR(VLOOKUP([.D15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58]&lt;&gt;&quot;&quot;;[.G158]&lt;&gt;&quot;&quot;);IF(AND([.E158]&gt;=[.F158];[.E158]&lt;=[.G15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70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7" calcext:value-type="float">
            <text:p>1,67</text:p>
          </table:table-cell>
          <table:table-cell table:style-name="ce45" table:formula="of:=IFERROR(VLOOKUP([.D15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59]&lt;&gt;&quot;&quot;;[.G159]&lt;&gt;&quot;&quot;);IF(AND([.E159]&gt;=[.F159];[.E159]&lt;=[.G15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0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" calcext:value-type="float">
            <text:p>0,03</text:p>
          </table:table-cell>
          <table:table-cell table:style-name="ce45" table:formula="of:=IFERROR(VLOOKUP([.D16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60]&lt;&gt;&quot;&quot;;[.G160]&lt;&gt;&quot;&quot;);IF(AND([.E160]&gt;=[.F160];[.E160]&lt;=[.G16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4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4" calcext:value-type="float">
            <text:p>0,014</text:p>
          </table:table-cell>
          <table:table-cell table:style-name="ce45" table:formula="of:=IFERROR(VLOOKUP([.D161];[$'T.Ş. Değerleri'.$B$15:.$G$22];3;0);&quot;&quot;)">
            <text:p/>
          </table:table-cell>
          <table:table-cell table:style-name="ce45" table:formula="of:=IFERROR(VLOOKUP([.D161];[$'T.Ş. Değerleri'.$B$15:.$G$22];4;0);&quot;&quot;)">
            <text:p/>
          </table:table-cell>
          <table:table-cell table:style-name="ce20" table:formula="of:=IF(OR([.F161]&lt;&gt;&quot;&quot;;[.G161]&lt;&gt;&quot;&quot;);IF(AND([.E161]&gt;=[.F161];[.E161]&lt;=[.G16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19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19" calcext:value-type="float">
            <text:p>18,19</text:p>
          </table:table-cell>
          <table:table-cell table:style-name="ce45" table:formula="of:=IFERROR(VLOOKUP([.D16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62]&lt;&gt;&quot;&quot;;[.G162]&lt;&gt;&quot;&quot;);IF(AND([.E162]&gt;=[.F162];[.E162]&lt;=[.G16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72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72" calcext:value-type="float">
            <text:p>8,272</text:p>
          </table:table-cell>
          <table:table-cell table:style-name="ce45" table:formula="of:=IFERROR(VLOOKUP([.D16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63]&lt;&gt;&quot;&quot;;[.G163]&lt;&gt;&quot;&quot;);IF(AND([.E163]&gt;=[.F163];[.E163]&lt;=[.G16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5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58" calcext:value-type="float">
            <text:p>0,258</text:p>
          </table:table-cell>
          <table:table-cell table:style-name="ce45" table:formula="of:=IFERROR(VLOOKUP([.D164];[$'T.Ş. Değerleri'.$B$15:.$G$22];3;0);&quot;&quot;)">
            <text:p/>
          </table:table-cell>
          <table:table-cell table:style-name="ce45" table:formula="of:=IFERROR(VLOOKUP([.D164];[$'T.Ş. Değerleri'.$B$15:.$G$22];4;0);&quot;&quot;)">
            <text:p/>
          </table:table-cell>
          <table:table-cell table:style-name="ce20" table:formula="of:=IF(OR([.F164]&lt;&gt;&quot;&quot;;[.G164]&lt;&gt;&quot;&quot;);IF(AND([.E164]&gt;=[.F164];[.E164]&lt;=[.G16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23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23" calcext:value-type="float">
            <text:p>0,523</text:p>
          </table:table-cell>
          <table:table-cell table:style-name="ce45" table:formula="of:=IFERROR(VLOOKUP([.D16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65]&lt;&gt;&quot;&quot;;[.G165]&lt;&gt;&quot;&quot;);IF(AND([.E165]&gt;=[.F165];[.E165]&lt;=[.G16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66];[$'T.Ş. Değerleri'.$B$15:.$G$22];3;0);&quot;&quot;)">
            <text:p/>
          </table:table-cell>
          <table:table-cell table:style-name="ce45" table:formula="of:=IFERROR(VLOOKUP([.D166];[$'T.Ş. Değerleri'.$B$15:.$G$22];4;0);&quot;&quot;)">
            <text:p/>
          </table:table-cell>
          <table:table-cell table:style-name="ce20" table:formula="of:=IF(OR([.F166]&lt;&gt;&quot;&quot;;[.G166]&lt;&gt;&quot;&quot;);IF(AND([.E166]&gt;=[.F166];[.E166]&lt;=[.G16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3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16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67]&lt;&gt;&quot;&quot;;[.G167]&lt;&gt;&quot;&quot;);IF(AND([.E167]&gt;=[.F167];[.E167]&lt;=[.G16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33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33" calcext:value-type="float">
            <text:p>0,433</text:p>
          </table:table-cell>
          <table:table-cell table:style-name="ce45" table:formula="of:=IFERROR(VLOOKUP([.D16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68]&lt;&gt;&quot;&quot;;[.G168]&lt;&gt;&quot;&quot;);IF(AND([.E168]&gt;=[.F168];[.E168]&lt;=[.G16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86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86" calcext:value-type="float">
            <text:p>1,686</text:p>
          </table:table-cell>
          <table:table-cell table:style-name="ce45" table:formula="of:=IFERROR(VLOOKUP([.D16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69]&lt;&gt;&quot;&quot;;[.G169]&lt;&gt;&quot;&quot;);IF(AND([.E169]&gt;=[.F169];[.E169]&lt;=[.G16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3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17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70]&lt;&gt;&quot;&quot;;[.G170]&lt;&gt;&quot;&quot;);IF(AND([.E170]&gt;=[.F170];[.E170]&lt;=[.G17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6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5" table:formula="of:=IFERROR(VLOOKUP([.D171];[$'T.Ş. Değerleri'.$B$15:.$G$22];3;0);&quot;&quot;)">
            <text:p/>
          </table:table-cell>
          <table:table-cell table:style-name="ce45" table:formula="of:=IFERROR(VLOOKUP([.D171];[$'T.Ş. Değerleri'.$B$15:.$G$22];4;0);&quot;&quot;)">
            <text:p/>
          </table:table-cell>
          <table:table-cell table:style-name="ce20" table:formula="of:=IF(OR([.F171]&lt;&gt;&quot;&quot;;[.G171]&lt;&gt;&quot;&quot;);IF(AND([.E171]&gt;=[.F171];[.E171]&lt;=[.G17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60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6" calcext:value-type="float">
            <text:p>18,6</text:p>
          </table:table-cell>
          <table:table-cell table:style-name="ce45" table:formula="of:=IFERROR(VLOOKUP([.D17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72]&lt;&gt;&quot;&quot;;[.G172]&lt;&gt;&quot;&quot;);IF(AND([.E172]&gt;=[.F172];[.E172]&lt;=[.G17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73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73" calcext:value-type="float">
            <text:p>8,173</text:p>
          </table:table-cell>
          <table:table-cell table:style-name="ce45" table:formula="of:=IFERROR(VLOOKUP([.D17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73]&lt;&gt;&quot;&quot;;[.G173]&lt;&gt;&quot;&quot;);IF(AND([.E173]&gt;=[.F173];[.E173]&lt;=[.G17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54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54" calcext:value-type="float">
            <text:p>0,254</text:p>
          </table:table-cell>
          <table:table-cell table:style-name="ce45" table:formula="of:=IFERROR(VLOOKUP([.D174];[$'T.Ş. Değerleri'.$B$15:.$G$22];3;0);&quot;&quot;)">
            <text:p/>
          </table:table-cell>
          <table:table-cell table:style-name="ce45" table:formula="of:=IFERROR(VLOOKUP([.D174];[$'T.Ş. Değerleri'.$B$15:.$G$22];4;0);&quot;&quot;)">
            <text:p/>
          </table:table-cell>
          <table:table-cell table:style-name="ce20" table:formula="of:=IF(OR([.F174]&lt;&gt;&quot;&quot;;[.G174]&lt;&gt;&quot;&quot;);IF(AND([.E174]&gt;=[.F174];[.E174]&lt;=[.G17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8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8" calcext:value-type="float">
            <text:p>0,518</text:p>
          </table:table-cell>
          <table:table-cell table:style-name="ce45" table:formula="of:=IFERROR(VLOOKUP([.D17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75]&lt;&gt;&quot;&quot;;[.G175]&lt;&gt;&quot;&quot;);IF(AND([.E175]&gt;=[.F175];[.E175]&lt;=[.G17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76];[$'T.Ş. Değerleri'.$B$15:.$G$22];3;0);&quot;&quot;)">
            <text:p/>
          </table:table-cell>
          <table:table-cell table:style-name="ce45" table:formula="of:=IFERROR(VLOOKUP([.D176];[$'T.Ş. Değerleri'.$B$15:.$G$22];4;0);&quot;&quot;)">
            <text:p/>
          </table:table-cell>
          <table:table-cell table:style-name="ce20" table:formula="of:=IF(OR([.F176]&lt;&gt;&quot;&quot;;[.G176]&lt;&gt;&quot;&quot;);IF(AND([.E176]&gt;=[.F176];[.E176]&lt;=[.G17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6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17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77]&lt;&gt;&quot;&quot;;[.G177]&lt;&gt;&quot;&quot;);IF(AND([.E177]&gt;=[.F177];[.E177]&lt;=[.G17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7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7" calcext:value-type="float">
            <text:p>0,427</text:p>
          </table:table-cell>
          <table:table-cell table:style-name="ce45" table:formula="of:=IFERROR(VLOOKUP([.D17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78]&lt;&gt;&quot;&quot;;[.G178]&lt;&gt;&quot;&quot;);IF(AND([.E178]&gt;=[.F178];[.E178]&lt;=[.G17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9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91" calcext:value-type="float">
            <text:p>1,691</text:p>
          </table:table-cell>
          <table:table-cell table:style-name="ce45" table:formula="of:=IFERROR(VLOOKUP([.D17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79]&lt;&gt;&quot;&quot;;[.G179]&lt;&gt;&quot;&quot;);IF(AND([.E179]&gt;=[.F179];[.E179]&lt;=[.G17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0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" calcext:value-type="float">
            <text:p>0,03</text:p>
          </table:table-cell>
          <table:table-cell table:style-name="ce45" table:formula="of:=IFERROR(VLOOKUP([.D18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80]&lt;&gt;&quot;&quot;;[.G180]&lt;&gt;&quot;&quot;);IF(AND([.E180]&gt;=[.F180];[.E180]&lt;=[.G18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6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5" table:formula="of:=IFERROR(VLOOKUP([.D181];[$'T.Ş. Değerleri'.$B$15:.$G$22];3;0);&quot;&quot;)">
            <text:p/>
          </table:table-cell>
          <table:table-cell table:style-name="ce45" table:formula="of:=IFERROR(VLOOKUP([.D181];[$'T.Ş. Değerleri'.$B$15:.$G$22];4;0);&quot;&quot;)">
            <text:p/>
          </table:table-cell>
          <table:table-cell table:style-name="ce20" table:formula="of:=IF(OR([.F181]&lt;&gt;&quot;&quot;;[.G181]&lt;&gt;&quot;&quot;);IF(AND([.E181]&gt;=[.F181];[.E181]&lt;=[.G18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67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67" calcext:value-type="float">
            <text:p>18,67</text:p>
          </table:table-cell>
          <table:table-cell table:style-name="ce45" table:formula="of:=IFERROR(VLOOKUP([.D18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82]&lt;&gt;&quot;&quot;;[.G182]&lt;&gt;&quot;&quot;);IF(AND([.E182]&gt;=[.F182];[.E182]&lt;=[.G18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94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94" calcext:value-type="float">
            <text:p>8,194</text:p>
          </table:table-cell>
          <table:table-cell table:style-name="ce45" table:formula="of:=IFERROR(VLOOKUP([.D18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83]&lt;&gt;&quot;&quot;;[.G183]&lt;&gt;&quot;&quot;);IF(AND([.E183]&gt;=[.F183];[.E183]&lt;=[.G18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5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5" calcext:value-type="float">
            <text:p>0,265</text:p>
          </table:table-cell>
          <table:table-cell table:style-name="ce45" table:formula="of:=IFERROR(VLOOKUP([.D184];[$'T.Ş. Değerleri'.$B$15:.$G$22];3;0);&quot;&quot;)">
            <text:p/>
          </table:table-cell>
          <table:table-cell table:style-name="ce45" table:formula="of:=IFERROR(VLOOKUP([.D184];[$'T.Ş. Değerleri'.$B$15:.$G$22];4;0);&quot;&quot;)">
            <text:p/>
          </table:table-cell>
          <table:table-cell table:style-name="ce20" table:formula="of:=IF(OR([.F184]&lt;&gt;&quot;&quot;;[.G184]&lt;&gt;&quot;&quot;);IF(AND([.E184]&gt;=[.F184];[.E184]&lt;=[.G18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29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29" calcext:value-type="float">
            <text:p>0,529</text:p>
          </table:table-cell>
          <table:table-cell table:style-name="ce45" table:formula="of:=IFERROR(VLOOKUP([.D18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85]&lt;&gt;&quot;&quot;;[.G185]&lt;&gt;&quot;&quot;);IF(AND([.E185]&gt;=[.F185];[.E185]&lt;=[.G18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86];[$'T.Ş. Değerleri'.$B$15:.$G$22];3;0);&quot;&quot;)">
            <text:p/>
          </table:table-cell>
          <table:table-cell table:style-name="ce45" table:formula="of:=IFERROR(VLOOKUP([.D186];[$'T.Ş. Değerleri'.$B$15:.$G$22];4;0);&quot;&quot;)">
            <text:p/>
          </table:table-cell>
          <table:table-cell table:style-name="ce20" table:formula="of:=IF(OR([.F186]&lt;&gt;&quot;&quot;;[.G186]&lt;&gt;&quot;&quot;);IF(AND([.E186]&gt;=[.F186];[.E186]&lt;=[.G18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1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54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54" calcext:value-type="float">
            <text:p>554</text:p>
          </table:table-cell>
          <table:table-cell table:style-name="ce45" table:number-columns-repeated="2"/>
          <table:table-cell table:style-name="ce20" table:formula="of:=IF(OR([.F187]&lt;&gt;&quot;&quot;;[.G187]&lt;&gt;&quot;&quot;);IF(AND([.E187]&gt;=[.F187];[.E187]&lt;=[.G18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1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401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401" calcext:value-type="float">
            <text:p>401</text:p>
          </table:table-cell>
          <table:table-cell table:style-name="ce45" table:number-columns-repeated="2"/>
          <table:table-cell table:style-name="ce20" table:formula="of:=IF(OR([.F188]&lt;&gt;&quot;&quot;;[.G188]&lt;&gt;&quot;&quot;);IF(AND([.E188]&gt;=[.F188];[.E188]&lt;=[.G18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1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10.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10" calcext:value-type="float">
            <text:p>10</text:p>
          </table:table-cell>
          <table:table-cell table:style-name="ce45" table:number-columns-repeated="2"/>
          <table:table-cell table:style-name="ce20" table:formula="of:=IF(OR([.F189]&lt;&gt;&quot;&quot;;[.G189]&lt;&gt;&quot;&quot;);IF(AND([.E189]&gt;=[.F189];[.E189]&lt;=[.G18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2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38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38" calcext:value-type="float">
            <text:p>538</text:p>
          </table:table-cell>
          <table:table-cell table:style-name="ce45" table:number-columns-repeated="2"/>
          <table:table-cell table:style-name="ce20" table:formula="of:=IF(OR([.F190]&lt;&gt;&quot;&quot;;[.G190]&lt;&gt;&quot;&quot;);IF(AND([.E190]&gt;=[.F190];[.E190]&lt;=[.G19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2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392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392" calcext:value-type="float">
            <text:p>392</text:p>
          </table:table-cell>
          <table:table-cell table:style-name="ce45" table:number-columns-repeated="2"/>
          <table:table-cell table:style-name="ce20" table:formula="of:=IF(OR([.F191]&lt;&gt;&quot;&quot;;[.G191]&lt;&gt;&quot;&quot;);IF(AND([.E191]&gt;=[.F191];[.E191]&lt;=[.G19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2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8.0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8" calcext:value-type="float">
            <text:p>8</text:p>
          </table:table-cell>
          <table:table-cell table:style-name="ce45" table:number-columns-repeated="2"/>
          <table:table-cell table:style-name="ce20" table:formula="of:=IF(OR([.F192]&lt;&gt;&quot;&quot;;[.G192]&lt;&gt;&quot;&quot;);IF(AND([.E192]&gt;=[.F192];[.E192]&lt;=[.G19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3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31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31" calcext:value-type="float">
            <text:p>531</text:p>
          </table:table-cell>
          <table:table-cell table:style-name="ce45" table:number-columns-repeated="2"/>
          <table:table-cell table:style-name="ce20" table:formula="of:=IF(OR([.F193]&lt;&gt;&quot;&quot;;[.G193]&lt;&gt;&quot;&quot;);IF(AND([.E193]&gt;=[.F193];[.E193]&lt;=[.G19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3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407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407" calcext:value-type="float">
            <text:p>407</text:p>
          </table:table-cell>
          <table:table-cell table:style-name="ce45" table:number-columns-repeated="2"/>
          <table:table-cell table:style-name="ce20" table:formula="of:=IF(OR([.F194]&lt;&gt;&quot;&quot;;[.G194]&lt;&gt;&quot;&quot;);IF(AND([.E194]&gt;=[.F194];[.E194]&lt;=[.G19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3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11.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11" calcext:value-type="float">
            <text:p>11</text:p>
          </table:table-cell>
          <table:table-cell table:style-name="ce45" table:number-columns-repeated="2"/>
          <table:table-cell table:style-name="ce20" table:formula="of:=IF(OR([.F195]&lt;&gt;&quot;&quot;;[.G195]&lt;&gt;&quot;&quot;);IF(AND([.E195]&gt;=[.F195];[.E195]&lt;=[.G19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4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33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33" calcext:value-type="float">
            <text:p>533</text:p>
          </table:table-cell>
          <table:table-cell table:style-name="ce45" table:number-columns-repeated="2"/>
          <table:table-cell table:style-name="ce20" table:formula="of:=IF(OR([.F196]&lt;&gt;&quot;&quot;;[.G196]&lt;&gt;&quot;&quot;);IF(AND([.E196]&gt;=[.F196];[.E196]&lt;=[.G19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4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386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386" calcext:value-type="float">
            <text:p>386</text:p>
          </table:table-cell>
          <table:table-cell table:style-name="ce45" table:number-columns-repeated="2"/>
          <table:table-cell table:style-name="ce20" table:formula="of:=IF(OR([.F197]&lt;&gt;&quot;&quot;;[.G197]&lt;&gt;&quot;&quot;);IF(AND([.E197]&gt;=[.F197];[.E197]&lt;=[.G19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4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9.0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9" calcext:value-type="float">
            <text:p>9</text:p>
          </table:table-cell>
          <table:table-cell table:style-name="ce45" table:number-columns-repeated="2"/>
          <table:table-cell table:style-name="ce20" table:formula="of:=IF(OR([.F198]&lt;&gt;&quot;&quot;;[.G198]&lt;&gt;&quot;&quot;);IF(AND([.E198]&gt;=[.F198];[.E198]&lt;=[.G19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5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40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40" calcext:value-type="float">
            <text:p>540</text:p>
          </table:table-cell>
          <table:table-cell table:style-name="ce45" table:number-columns-repeated="2"/>
          <table:table-cell table:style-name="ce20" table:formula="of:=IF(OR([.F199]&lt;&gt;&quot;&quot;;[.G199]&lt;&gt;&quot;&quot;);IF(AND([.E199]&gt;=[.F199];[.E199]&lt;=[.G19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5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400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400" calcext:value-type="float">
            <text:p>400</text:p>
          </table:table-cell>
          <table:table-cell table:style-name="ce45" table:number-columns-repeated="2"/>
          <table:table-cell table:style-name="ce20" table:formula="of:=IF(OR([.F200]&lt;&gt;&quot;&quot;;[.G200]&lt;&gt;&quot;&quot;);IF(AND([.E200]&gt;=[.F200];[.E200]&lt;=[.G20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5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10.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10" calcext:value-type="float">
            <text:p>10</text:p>
          </table:table-cell>
          <table:table-cell table:style-name="ce45" table:number-columns-repeated="2"/>
          <table:table-cell table:style-name="ce20" table:formula="of:=IF(OR([.F201]&lt;&gt;&quot;&quot;;[.G201]&lt;&gt;&quot;&quot;);IF(AND([.E201]&gt;=[.F201];[.E201]&lt;=[.G20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1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50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50" calcext:value-type="float">
            <text:p>750</text:p>
          </table:table-cell>
          <table:table-cell table:style-name="ce45" table:number-columns-repeated="2"/>
          <table:table-cell table:style-name="ce20" table:formula="of:=IF(OR([.F202]&lt;&gt;&quot;&quot;;[.G202]&lt;&gt;&quot;&quot;);IF(AND([.E202]&gt;=[.F202];[.E202]&lt;=[.G20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1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21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21" calcext:value-type="float">
            <text:p>521</text:p>
          </table:table-cell>
          <table:table-cell table:style-name="ce45" table:number-columns-repeated="2"/>
          <table:table-cell table:style-name="ce20" table:formula="of:=IF(OR([.F203]&lt;&gt;&quot;&quot;;[.G203]&lt;&gt;&quot;&quot;);IF(AND([.E203]&gt;=[.F203];[.E203]&lt;=[.G20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1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39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39" calcext:value-type="float">
            <text:p>39</text:p>
          </table:table-cell>
          <table:table-cell table:style-name="ce45" table:number-columns-repeated="2"/>
          <table:table-cell table:style-name="ce20" table:formula="of:=IF(OR([.F204]&lt;&gt;&quot;&quot;;[.G204]&lt;&gt;&quot;&quot;);IF(AND([.E204]&gt;=[.F204];[.E204]&lt;=[.G20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2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77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77" calcext:value-type="float">
            <text:p>777</text:p>
          </table:table-cell>
          <table:table-cell table:style-name="ce45" table:number-columns-repeated="2"/>
          <table:table-cell table:style-name="ce20" table:formula="of:=IF(OR([.F205]&lt;&gt;&quot;&quot;;[.G205]&lt;&gt;&quot;&quot;);IF(AND([.E205]&gt;=[.F205];[.E205]&lt;=[.G20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2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59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59" calcext:value-type="float">
            <text:p>559</text:p>
          </table:table-cell>
          <table:table-cell table:style-name="ce45" table:number-columns-repeated="2"/>
          <table:table-cell table:style-name="ce20" table:formula="of:=IF(OR([.F206]&lt;&gt;&quot;&quot;;[.G206]&lt;&gt;&quot;&quot;);IF(AND([.E206]&gt;=[.F206];[.E206]&lt;=[.G20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2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44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44" calcext:value-type="float">
            <text:p>44</text:p>
          </table:table-cell>
          <table:table-cell table:style-name="ce45" table:number-columns-repeated="2"/>
          <table:table-cell table:style-name="ce20" table:formula="of:=IF(OR([.F207]&lt;&gt;&quot;&quot;;[.G207]&lt;&gt;&quot;&quot;);IF(AND([.E207]&gt;=[.F207];[.E207]&lt;=[.G20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3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81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81" calcext:value-type="float">
            <text:p>781</text:p>
          </table:table-cell>
          <table:table-cell table:style-name="ce45" table:number-columns-repeated="2"/>
          <table:table-cell table:style-name="ce20" table:formula="of:=IF(OR([.F208]&lt;&gt;&quot;&quot;;[.G208]&lt;&gt;&quot;&quot;);IF(AND([.E208]&gt;=[.F208];[.E208]&lt;=[.G20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3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30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30" calcext:value-type="float">
            <text:p>530</text:p>
          </table:table-cell>
          <table:table-cell table:style-name="ce45" table:number-columns-repeated="2"/>
          <table:table-cell table:style-name="ce20" table:formula="of:=IF(OR([.F209]&lt;&gt;&quot;&quot;;[.G209]&lt;&gt;&quot;&quot;);IF(AND([.E209]&gt;=[.F209];[.E209]&lt;=[.G20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3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40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40" calcext:value-type="float">
            <text:p>40</text:p>
          </table:table-cell>
          <table:table-cell table:style-name="ce45" table:number-columns-repeated="2"/>
          <table:table-cell table:style-name="ce20" table:formula="of:=IF(OR([.F210]&lt;&gt;&quot;&quot;;[.G210]&lt;&gt;&quot;&quot;);IF(AND([.E210]&gt;=[.F210];[.E210]&lt;=[.G21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4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50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50" calcext:value-type="float">
            <text:p>750</text:p>
          </table:table-cell>
          <table:table-cell table:style-name="ce45" table:number-columns-repeated="2"/>
          <table:table-cell table:style-name="ce20" table:formula="of:=IF(OR([.F211]&lt;&gt;&quot;&quot;;[.G211]&lt;&gt;&quot;&quot;);IF(AND([.E211]&gt;=[.F211];[.E211]&lt;=[.G21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4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73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73" calcext:value-type="float">
            <text:p>573</text:p>
          </table:table-cell>
          <table:table-cell table:style-name="ce45" table:number-columns-repeated="2"/>
          <table:table-cell table:style-name="ce20" table:formula="of:=IF(OR([.F212]&lt;&gt;&quot;&quot;;[.G212]&lt;&gt;&quot;&quot;);IF(AND([.E212]&gt;=[.F212];[.E212]&lt;=[.G21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4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42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42" calcext:value-type="float">
            <text:p>42</text:p>
          </table:table-cell>
          <table:table-cell table:style-name="ce45" table:number-columns-repeated="2"/>
          <table:table-cell table:style-name="ce20" table:formula="of:=IF(OR([.F213]&lt;&gt;&quot;&quot;;[.G213]&lt;&gt;&quot;&quot;);IF(AND([.E213]&gt;=[.F213];[.E213]&lt;=[.G21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5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63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63" calcext:value-type="float">
            <text:p>763</text:p>
          </table:table-cell>
          <table:table-cell table:style-name="ce45" table:number-columns-repeated="2"/>
          <table:table-cell table:style-name="ce20" table:formula="of:=IF(OR([.F214]&lt;&gt;&quot;&quot;;[.G214]&lt;&gt;&quot;&quot;);IF(AND([.E214]&gt;=[.F214];[.E214]&lt;=[.G21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5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48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48" calcext:value-type="float">
            <text:p>548</text:p>
          </table:table-cell>
          <table:table-cell table:style-name="ce45" table:number-columns-repeated="2"/>
          <table:table-cell table:style-name="ce20" table:formula="of:=IF(OR([.F215]&lt;&gt;&quot;&quot;;[.G215]&lt;&gt;&quot;&quot;);IF(AND([.E215]&gt;=[.F215];[.E215]&lt;=[.G21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5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39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39" calcext:value-type="float">
            <text:p>39</text:p>
          </table:table-cell>
          <table:table-cell table:style-name="ce45" table:number-columns-repeated="2"/>
          <table:table-cell table:style-name="ce20" table:formula="of:=IF(OR([.F216]&lt;&gt;&quot;&quot;;[.G216]&lt;&gt;&quot;&quot;);IF(AND([.E216]&gt;=[.F216];[.E216]&lt;=[.G21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1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46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46" calcext:value-type="float">
            <text:p>346</text:p>
          </table:table-cell>
          <table:table-cell table:style-name="ce45" table:number-columns-repeated="2"/>
          <table:table-cell table:style-name="ce20" table:formula="of:=IF(OR([.F217]&lt;&gt;&quot;&quot;;[.G217]&lt;&gt;&quot;&quot;);IF(AND([.E217]&gt;=[.F217];[.E217]&lt;=[.G21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1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1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1" calcext:value-type="float">
            <text:p>11</text:p>
          </table:table-cell>
          <table:table-cell table:style-name="ce45" table:number-columns-repeated="2"/>
          <table:table-cell table:style-name="ce20" table:formula="of:=IF(OR([.F218]&lt;&gt;&quot;&quot;;[.G218]&lt;&gt;&quot;&quot;);IF(AND([.E218]&gt;=[.F218];[.E218]&lt;=[.G21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2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61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61" calcext:value-type="float">
            <text:p>361</text:p>
          </table:table-cell>
          <table:table-cell table:style-name="ce45" table:number-columns-repeated="2"/>
          <table:table-cell table:style-name="ce20" table:formula="of:=IF(OR([.F219]&lt;&gt;&quot;&quot;;[.G219]&lt;&gt;&quot;&quot;);IF(AND([.E219]&gt;=[.F219];[.E219]&lt;=[.G21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2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4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4" calcext:value-type="float">
            <text:p>14</text:p>
          </table:table-cell>
          <table:table-cell table:style-name="ce45" table:number-columns-repeated="2"/>
          <table:table-cell table:style-name="ce20" table:formula="of:=IF(OR([.F220]&lt;&gt;&quot;&quot;;[.G220]&lt;&gt;&quot;&quot;);IF(AND([.E220]&gt;=[.F220];[.E220]&lt;=[.G22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3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51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51" calcext:value-type="float">
            <text:p>351</text:p>
          </table:table-cell>
          <table:table-cell table:style-name="ce45" table:number-columns-repeated="2"/>
          <table:table-cell table:style-name="ce20" table:formula="of:=IF(OR([.F221]&lt;&gt;&quot;&quot;;[.G221]&lt;&gt;&quot;&quot;);IF(AND([.E221]&gt;=[.F221];[.E221]&lt;=[.G22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3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2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2" calcext:value-type="float">
            <text:p>12</text:p>
          </table:table-cell>
          <table:table-cell table:style-name="ce45" table:number-columns-repeated="2"/>
          <table:table-cell table:style-name="ce20" table:formula="of:=IF(OR([.F222]&lt;&gt;&quot;&quot;;[.G222]&lt;&gt;&quot;&quot;);IF(AND([.E222]&gt;=[.F222];[.E222]&lt;=[.G22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4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71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71" calcext:value-type="float">
            <text:p>371</text:p>
          </table:table-cell>
          <table:table-cell table:style-name="ce45" table:number-columns-repeated="2"/>
          <table:table-cell table:style-name="ce20" table:formula="of:=IF(OR([.F223]&lt;&gt;&quot;&quot;;[.G223]&lt;&gt;&quot;&quot;);IF(AND([.E223]&gt;=[.F223];[.E223]&lt;=[.G22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4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4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4" calcext:value-type="float">
            <text:p>14</text:p>
          </table:table-cell>
          <table:table-cell table:style-name="ce45" table:number-columns-repeated="2"/>
          <table:table-cell table:style-name="ce20" table:formula="of:=IF(OR([.F224]&lt;&gt;&quot;&quot;;[.G224]&lt;&gt;&quot;&quot;);IF(AND([.E224]&gt;=[.F224];[.E224]&lt;=[.G22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5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55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55" calcext:value-type="float">
            <text:p>355</text:p>
          </table:table-cell>
          <table:table-cell table:style-name="ce45" table:number-columns-repeated="2"/>
          <table:table-cell table:style-name="ce20" table:formula="of:=IF(OR([.F225]&lt;&gt;&quot;&quot;;[.G225]&lt;&gt;&quot;&quot;);IF(AND([.E225]&gt;=[.F225];[.E225]&lt;=[.G22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5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0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0" calcext:value-type="float">
            <text:p>10</text:p>
          </table:table-cell>
          <table:table-cell table:style-name="ce45" table:number-columns-repeated="2"/>
          <table:table-cell table:style-name="ce20" table:formula="of:=IF(OR([.F226]&lt;&gt;&quot;&quot;;[.G226]&lt;&gt;&quot;&quot;);IF(AND([.E226]&gt;=[.F226];[.E226]&lt;=[.G22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 table:number-rows-repeated="1048349">
          <table:table-cell table:number-columns-repeated="8"/>
          <table:table-cell table:style-name="ce16" table:number-columns-repeated="16376"/>
        </table:table-row>
        <table:table-row table:style-name="ro2">
          <table:table-cell table:number-columns-repeated="8"/>
          <table:table-cell table:style-name="ce16" table:number-columns-repeated="16376"/>
        </table:table-row>
      </table:table>
      <table:named-expressions/>
      <table:database-ranges>
        <table:database-range table:name="__Anonymous_Sheet_DB__0" table:target-range-address="'T.Ş. Değerleri'.A1:'T.Ş. Değerleri'.I25" table:display-filter-buttons="true" table:orientation="column">
          <table:sort>
            <table:sort-by table:field-number="0" table:data-type="UserList4"/>
          </table:sort>
        </table:database-range>
        <table:database-range table:name="__Anonymous_Sheet_DB__1" table:target-range-address="Sonuc_Oto_Kıyas.A1:Sonuc_Oto_Kıyas.F226" table:display-filter-buttons="true"/>
        <table:database-range table:name="__Anonymous_Sheet_DB__2" table:target-range-address="Sonuc.A1:Sonuc.E22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Kalın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TL</number:text>
    </number:number-style>
    <number:number-style style:name="N122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2" style:volatile="true">
      <number:text loext:blank-width-char="-"> </number:text>
      <number:fill-character> </number:fill-character>
      <number:text loext:blank-width-char="-4">- TL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TL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decimal-places="3" number:min-decimal-places="3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333333" style:font-name="Calibri" fo:font-family="Calibri" style:font-family-generic="swiss" style:font-name-complex="Calibri" style:font-family-complex="Calibri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65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draw:marker draw:name="msArrowEnd_20_5" draw:display-name="msArrowEnd 5" svg:viewBox="0 0 300 300" svg:d="M150 0l150 300h-300z"/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-X="1" style:scale-to-Y="5" style:table-centering="horizontal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font-name="Liberation Sans1" fo:font-size="20pt" fo:font-weight="bold"/>
    </style:style>
    <style:style style:name="MT3" style:family="text">
      <style:text-properties fo:font-size="14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.00.0000</text:date>, <text:time style:data-style-name="N2" text:time-value="18:30:50.049506643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.Ş._20_Değerleri" style:display-name="PageStyle_T.Ş. Değerleri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ayf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nuc" style:display-name="PageStyle_Sonu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ayf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nuc_5f_Oto_5f_Kıyas" style:display-name="PageStyle_Sonuc_Oto_Kıyas" style:page-layout-name="Mpm4">
      <style:header>
        <text:p><text:span text:style-name="MT2"><text:title>???</text:title></text:span></text:p>
      </style:header>
      <style:header-left style:display="false"/>
      <style:header-first style:display="false"/>
      <style:footer>
        <text:p><text:span text:style-name="MT3">Sayfa </text:span><text:span text:style-name="MT3"><text:page-number>1</text:page-number></text:span><text:span text:style-name="MT3"><text:s/>/ </text:span><text:span text:style-name="MT3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tr-TR</dc:language>
    <dc:date>2025-11-21T19:00:02.648419657</dc:date>
    <meta:editing-cycles>30</meta:editing-cycles>
    <meta:editing-duration>PT3H55M33S</meta:editing-duration>
    <meta:generator>LibreOffice/25.8.1.1$Linux_X86_64 LibreOffice_project/54047653041915e595ad4e45cccea684809c77b5</meta:generator>
    <meta:print-date>2025-11-21T18:59:26.357570799</meta:print-date>
    <meta:printed-by>PDF dosyaları</meta:printed-by>
    <meta:document-statistic meta:table-count="3" meta:cell-count="3888" meta:object-count="0"/>
    <meta:user-defined meta:name="AppVersion">15.0000</meta:user-defined>
  </office:meta>
</office:document-meta>
</file>